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Sans" svg:font-family="DejaVuSans"/>
    <style:font-face style:name="FreeSans" svg:font-family="FreeSans" style:font-family-generic="system" style:font-pitch="variable"/>
    <style:font-face style:name="IBMPlexMono" svg:font-family="IBMPlexMono"/>
    <style:font-face style:name="Inter" svg:font-family="Inter"/>
    <style:font-face style:name="Inter_15.75opsz_700wght" svg:font-family="Inter_15.75opsz_700wght"/>
    <style:font-face style:name="Inter_26.25opsz_700wght" svg:font-family="Inter_26.25opsz_700wght"/>
    <style:font-face style:name="Inter_700wght" svg:font-family="Inter_700wght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WenQuanYiZenHei" svg:font-family="WenQuanYiZenHei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0.69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41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7cm" fo:min-width="0.27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8f8fa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2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5pt" style:font-size-asian="10.5pt" style:font-size-complex="10.5pt"/>
    </style:style>
    <style:style style:name="P3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9.7000007629395pt" style:font-size-asian="19.7000007629395pt" style:font-size-complex="19.7000007629395pt"/>
    </style:style>
    <style:style style:name="P6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7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8" style:family="paragraph">
      <loext:graphic-properties draw:fill="solid" draw:fill-color="#f8f8fa"/>
    </style:style>
    <style:style style:name="P9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T1" style:family="text">
      <style:text-properties fo:color="#000000" loext:opacity="100%" style:font-name="Inter" fo:font-size="10.5pt" fo:font-style="italic" fo:font-weight="normal" style:font-name-asian="Inter" style:font-size-asian="10.5pt" style:font-style-asian="italic" style:font-weight-asian="normal" style:font-name-complex="Inter" style:font-size-complex="10.5pt" style:font-style-complex="italic" style:font-weight-complex="normal"/>
    </style:style>
    <style:style style:name="T2" style:family="text">
      <style:text-properties fo:color="#000000" loext:opacity="100%" style:font-name="WenQuanYiZenHei" fo:font-size="10.8000001907349pt" fo:font-weight="normal" style:font-name-asian="WenQuanYiZenHei" style:font-size-asian="10.8000001907349pt" style:font-weight-asian="normal" style:font-name-complex="WenQuanYiZenHei" style:font-size-complex="10.8000001907349pt" style:font-weight-complex="normal"/>
    </style:style>
    <style:style style:name="T3" style:family="text">
      <style:text-properties fo:color="#000000" loext:opacity="100%" style:font-name="Inter" fo:font-size="10.5pt" fo:font-weight="normal" style:font-name-asian="Inter" style:font-size-asian="10.5pt" style:font-weight-asian="normal" style:font-name-complex="Inter" style:font-size-complex="10.5pt" style:font-weight-complex="normal"/>
    </style:style>
    <style:style style:name="T4" style:family="text">
      <style:text-properties fo:color="#000000" loext:opacity="100%" style:font-name="WenQuanYiZenHei" fo:font-size="10.5pt" fo:font-weight="normal" style:font-name-asian="WenQuanYiZenHei" style:font-size-asian="10.5pt" style:font-weight-asian="normal" style:font-name-complex="WenQuanYiZenHei" style:font-size-complex="10.5pt" style:font-weight-complex="normal"/>
    </style:style>
    <style:style style:name="T5" style:family="text">
      <style:text-properties fo:color="#000000" loext:opacity="100%" style:font-name="WenQuanYiZenHei" fo:font-size="19.7000007629395pt" fo:font-weight="normal" style:font-name-asian="WenQuanYiZenHei" style:font-size-asian="19.7000007629395pt" style:font-weight-asian="normal" style:font-name-complex="WenQuanYiZenHei" style:font-size-complex="19.7000007629395pt" style:font-weight-complex="normal"/>
    </style:style>
    <style:style style:name="T6" style:family="text">
      <style:text-properties fo:color="#000000" loext:opacity="100%" style:font-name="Inter_26.25opsz_700wght" fo:font-size="19.7000007629395pt" fo:font-weight="bold" style:font-name-asian="Inter_26.25opsz_700wght" style:font-size-asian="19.7000007629395pt" style:font-weight-asian="bold" style:font-name-complex="Inter_26.25opsz_700wght" style:font-size-complex="19.7000007629395pt" style:font-weight-complex="bold"/>
    </style:style>
    <style:style style:name="T7" style:family="text">
      <style:text-properties fo:color="#000000" loext:opacity="100%" style:font-name="WenQuanYiZenHei" fo:font-size="11.8000001907349pt" fo:font-weight="normal" style:font-name-asian="WenQuanYiZenHei" style:font-size-asian="11.8000001907349pt" style:font-weight-asian="normal" style:font-name-complex="WenQuanYiZenHei" style:font-size-complex="11.8000001907349pt" style:font-weight-complex="normal"/>
    </style:style>
    <style:style style:name="T8" style:family="text">
      <style:text-properties fo:color="#000000" loext:opacity="100%" style:font-name="Inter_15.75opsz_700wght" fo:font-size="11.8000001907349pt" fo:font-weight="bold" style:font-name-asian="Inter_15.75opsz_700wght" style:font-size-asian="11.8000001907349pt" style:font-weight-asian="bold" style:font-name-complex="Inter_15.75opsz_700wght" style:font-size-complex="11.8000001907349pt" style:font-weight-complex="bold"/>
    </style:style>
    <style:style style:name="T9" style:family="text">
      <style:text-properties fo:color="#000000" loext:opacity="100%" style:font-name="Inter" fo:font-size="7.90000009536743pt" fo:font-weight="normal" style:font-name-asian="Inter" style:font-size-asian="7.90000009536743pt" style:font-weight-asian="normal" style:font-name-complex="Inter" style:font-size-complex="7.90000009536743pt" style:font-weight-complex="normal"/>
    </style:style>
    <style:style style:name="T10" style:family="text">
      <style:text-properties fo:color="#000000" loext:opacity="100%" style:font-name="Inter_700wght" fo:font-size="10.5pt" fo:font-weight="bold" style:font-name-asian="Inter_700wght" style:font-size-asian="10.5pt" style:font-weight-asian="bold" style:font-name-complex="Inter_700wght" style:font-size-complex="10.5pt" style:font-weight-complex="bold"/>
    </style:style>
    <style:style style:name="T11" style:family="text">
      <style:text-properties fo:color="#000000" loext:opacity="100%" style:font-name="IBMPlexMono" fo:font-size="9.19999980926514pt" fo:font-weight="normal" style:font-name-asian="IBMPlexMono" style:font-size-asian="9.19999980926514pt" style:font-weight-asian="normal" style:font-name-complex="IBMPlexMono" style:font-size-complex="9.19999980926514pt" style:font-weight-complex="normal"/>
    </style:style>
    <style:style style:name="T12" style:family="text">
      <style:text-properties fo:color="#000000" loext:opacity="100%" style:font-name="DejaVuSans" fo:font-size="10.5pt" fo:font-weight="normal" style:font-name-asian="DejaVuSans" style:font-size-asian="10.5pt" style:font-weight-asian="normal" style:font-name-complex="DejaVuSans" style:font-size-complex="10.5pt" style:font-weight-complex="normal"/>
    </style:style>
    <style:style style:name="T13" style:family="text">
      <style:text-properties fo:color="#000000" loext:opacity="100%" style:font-name="Inter" fo:font-size="9.19999980926514pt" fo:font-weight="normal" style:font-name-asian="Inter" style:font-size-asian="9.19999980926514pt" style:font-weight-asian="normal" style:font-name-complex="Inter" style:font-size-complex="9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882cm" svg:height="0.424cm" svg:x="2.408cm" svg:y="4.81cm">
          <draw:text-box>
            <text:p text:style-name="P1"><text:span text:style-name="T1">CPU </text:span></text:p>
          </draw:text-box>
        </draw:frame>
        <draw:frame draw:style-name="gr1" draw:text-style-name="P3" draw:layer="layout" svg:width="1.404cm" svg:height="0.551cm" svg:x="3.348cm" svg:y="4.81cm">
          <draw:text-box>
            <text:p text:style-name="P1"><text:span text:style-name="T2">스케줄링</text:span></text:p>
          </draw:text-box>
        </draw:frame>
        <draw:frame draw:style-name="gr1" draw:text-style-name="P2" draw:layer="layout" svg:width="0.369cm" svg:height="0.424cm" svg:x="4.762cm" svg:y="4.81cm">
          <draw:text-box>
            <text:p text:style-name="P1"><text:span text:style-name="T1">, </text:span></text:p>
          </draw:text-box>
        </draw:frame>
        <draw:frame draw:style-name="gr1" draw:text-style-name="P3" draw:layer="layout" svg:width="1.054cm" svg:height="0.551cm" svg:x="5.042cm" svg:y="4.81cm">
          <draw:text-box>
            <text:p text:style-name="P1"><text:span text:style-name="T2">동기화</text:span></text:p>
          </draw:text-box>
        </draw:frame>
        <draw:frame draw:style-name="gr1" draw:text-style-name="P2" draw:layer="layout" svg:width="0.369cm" svg:height="0.535cm" svg:x="6.085cm" svg:y="4.81cm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0.703cm" svg:height="0.551cm" svg:x="6.259cm" svg:y="4.81cm">
          <draw:text-box>
            <text:p text:style-name="P1"><text:span text:style-name="T2">도구</text:span></text:p>
          </draw:text-box>
        </draw:frame>
        <draw:frame draw:style-name="gr1" draw:text-style-name="P2" draw:layer="layout" svg:width="0.369cm" svg:height="0.424cm" svg:x="6.932cm" svg:y="4.81cm">
          <draw:text-box>
            <text:p text:style-name="P1"><text:span text:style-name="T1">, </text:span></text:p>
          </draw:text-box>
        </draw:frame>
        <draw:frame draw:style-name="gr1" draw:text-style-name="P3" draw:layer="layout" svg:width="1.404cm" svg:height="0.551cm" svg:x="7.211cm" svg:y="4.81cm">
          <draw:text-box>
            <text:p text:style-name="P1"><text:span text:style-name="T2">교착상태</text:span></text:p>
          </draw:text-box>
        </draw:frame>
        <draw:frame draw:style-name="gr1" draw:text-style-name="P2" draw:layer="layout" svg:width="0.369cm" svg:height="0.424cm" svg:x="8.625cm" svg:y="4.81cm">
          <draw:text-box>
            <text:p text:style-name="P1"><text:span text:style-name="T1">, </text:span></text:p>
          </draw:text-box>
        </draw:frame>
        <draw:frame draw:style-name="gr1" draw:text-style-name="P3" draw:layer="layout" svg:width="0.369cm" svg:height="0.551cm" svg:x="8.905cm" svg:y="4.81cm">
          <draw:text-box>
            <text:p text:style-name="P1"><text:span text:style-name="T2">주</text:span></text:p>
          </draw:text-box>
        </draw:frame>
        <draw:frame draw:style-name="gr1" draw:text-style-name="P2" draw:layer="layout" svg:width="0.369cm" svg:height="0.535cm" svg:x="9.207cm" svg:y="4.81cm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1.054cm" svg:height="0.551cm" svg:x="9.381cm" svg:y="4.81cm">
          <draw:text-box>
            <text:p text:style-name="P1"><text:span text:style-name="T2">메모리</text:span></text:p>
          </draw:text-box>
        </draw:frame>
        <draw:frame draw:style-name="gr1" draw:text-style-name="P2" draw:layer="layout" svg:width="0.369cm" svg:height="0.535cm" svg:x="10.425cm" svg:y="4.81cm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1.054cm" svg:height="0.551cm" svg:x="10.598cm" svg:y="4.81cm">
          <draw:text-box>
            <text:p text:style-name="P1"><text:span text:style-name="T2">관리의</text:span></text:p>
          </draw:text-box>
        </draw:frame>
        <draw:frame draw:style-name="gr1" draw:text-style-name="P2" draw:layer="layout" svg:width="0.369cm" svg:height="0.535cm" svg:x="11.642cm" svg:y="4.81cm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1.054cm" svg:height="0.551cm" svg:x="11.815cm" svg:y="4.81cm">
          <draw:text-box>
            <text:p text:style-name="P1"><text:span text:style-name="T2">완전한</text:span></text:p>
          </draw:text-box>
        </draw:frame>
        <draw:frame draw:style-name="gr1" draw:text-style-name="P2" draw:layer="layout" svg:width="0.369cm" svg:height="0.535cm" svg:x="12.859cm" svg:y="4.81cm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0.703cm" svg:height="0.551cm" svg:x="13.032cm" svg:y="4.81cm">
          <draw:text-box>
            <text:p text:style-name="P1"><text:span text:style-name="T2">이해</text:span></text:p>
          </draw:text-box>
        </draw:frame>
        <draw:frame draw:style-name="gr1" draw:text-style-name="P2" draw:layer="layout" svg:width="15.33cm" svg:height="0.535cm" svg:x="2.408cm" svg:y="12.695cm">
          <draw:text-box>
            <text:p text:style-name="P1"><text:span text:style-name="T3">CPU </text:span><text:span text:style-name="T4">스케줄링은 운영체제의 핵심 기능으로</text:span><text:span text:style-name="T3">, </text:span><text:span text:style-name="T4">한정된 </text:span><text:span text:style-name="T3">CPU </text:span><text:span text:style-name="T4">자원을 여러 프로세스가 효율적이고 공정하</text:span></text:p>
          </draw:text-box>
        </draw:frame>
        <draw:frame draw:style-name="gr1" draw:text-style-name="P2" draw:layer="layout" svg:width="14.994cm" svg:height="0.535cm" svg:x="2.408cm" svg:y="13.25cm">
          <draw:text-box>
            <text:p text:style-name="P1"><text:span text:style-name="T4">게 사용할 수 있도록 관리하는 기술입니다</text:span><text:span text:style-name="T3"> </text:span><text:span text:style-name="T3">. </text:span><text:span text:style-name="T4">다중프로그래밍 환경에서 </text:span><text:span text:style-name="T3">CPU </text:span><text:span text:style-name="T4">활용률을 최대화하고 시</text:span></text:p>
          </draw:text-box>
        </draw:frame>
        <draw:frame draw:style-name="gr1" draw:text-style-name="P2" draw:layer="layout" svg:width="7.161cm" svg:height="0.535cm" svg:x="2.408cm" svg:y="13.806cm">
          <draw:text-box>
            <text:p text:style-name="P1"><text:span text:style-name="T4">스템 성능을 향상시키는 것이 주요 목표입니다</text:span><text:span text:style-name="T3"> </text:span><text:span text:style-name="T3">.</text:span></text:p>
          </draw:text-box>
        </draw:frame>
        <draw:frame draw:style-name="gr1" draw:text-style-name="P2" draw:layer="layout" svg:width="15.265cm" svg:height="0.535cm" svg:x="2.408cm" svg:y="17.113cm">
          <draw:text-box>
            <text:p text:style-name="P1"><text:span text:style-name="T4">프로세스 실행은 </text:span><text:span text:style-name="T3">CPU </text:span><text:span text:style-name="T4">실행과 </text:span><text:span text:style-name="T3">I/O </text:span><text:span text:style-name="T4">대기 구간이 번갈아 나타나는 사이클로 구성됩니다</text:span><text:span text:style-name="T3"> </text:span><text:span text:style-name="T3">. </text:span><text:span text:style-name="T4">이를 </text:span><text:span text:style-name="T3">CPU I/O</text:span></text:p>
          </draw:text-box>
        </draw:frame>
        <draw:frame draw:style-name="gr1" draw:text-style-name="P2" draw:layer="layout" svg:width="15.535cm" svg:height="0.535cm" svg:x="2.408cm" svg:y="17.669cm">
          <draw:text-box>
            <text:p text:style-name="P1"><text:span text:style-name="T4">버스트 사이클이라고 하며</text:span><text:span text:style-name="T3">, </text:span><text:span text:style-name="T4">대부분의 프로세스는 짧은 </text:span><text:span text:style-name="T3">CPU </text:span><text:span text:style-name="T4">버스트가 많고 긴 </text:span><text:span text:style-name="T3">CPU </text:span><text:span text:style-name="T4">버스트가 적은 패턴</text:span></text:p>
          </draw:text-box>
        </draw:frame>
        <draw:frame draw:style-name="gr1" draw:text-style-name="P2" draw:layer="layout" svg:width="2.004cm" svg:height="0.535cm" svg:x="2.408cm" svg:y="18.224cm">
          <draw:text-box>
            <text:p text:style-name="P1"><text:span text:style-name="T4">을 보입니다</text:span><text:span text:style-name="T3"> </text:span><text:span text:style-name="T3">.</text:span></text:p>
          </draw:text-box>
        </draw:frame>
        <draw:frame draw:style-name="gr1" draw:text-style-name="P2" draw:layer="layout" svg:width="15.094cm" svg:height="0.535cm" svg:x="2.408cm" svg:y="24.31cm">
          <draw:text-box>
            <text:p text:style-name="P1"><text:span text:style-name="T3">CPU </text:span><text:span text:style-name="T4">스케줄러는 준비 큐에서 프로세스를 선택하여 </text:span><text:span text:style-name="T3">CPU </text:span><text:span text:style-name="T4">코어를 할당합니다</text:span><text:span text:style-name="T3"> </text:span><text:span text:style-name="T3">. </text:span><text:span text:style-name="T4">스케줄링 결정은 프로</text:span></text:p>
          </draw:text-box>
        </draw:frame>
        <draw:path draw:style-name="gr2" draw:text-style-name="P4" draw:layer="layout" svg:width="2.638cm" svg:height="0.649cm" svg:x="2.459cm" svg:y="3.631cm" svg:viewBox="0 0 2639 650" svg:d="M303 14c95 0 161 13 200 39 35 23 52 56 52 99 0 74-61 117-182 129-21 2-44 3-69 3-152 0-232-42-239-124-1-4-1-9-1-13 0-72 55-115 163-129 24-2 49-4 76-4zM286 88c-61 0-103 10-128 30-10 8-15 18-15 30 0 40 54 61 164 61 0 0 3 0 9 0 80 0 131-13 152-38 5-6 8-13 8-22 0-31-29-51-88-58-13-2-27-3-41-3zM68 424h60c15 0 22 6 22 20l-14 23h9v92h421v75h-498zM0 304h619v74h-271v144h-77v-144h-271zM878 28c59 0 104 21 136 64l14 24c12 24 18 52 18 81 0 70-28 118-84 145-27 13-58 20-93 20-62 0-109-23-142-68-21-29-32-64-32-106 0-45 17-84 52-116 11-10 23-18 36-24 25-14 57-20 95-20zM864 102c-16 0-31 4-46 12-28 16-42 45-42 85 0 29 11 52 35 70 17 12 35 18 55 18 43 0 72-14 89-44 7-13 11-30 11-49 0-41-18-69-52-84-15-5-31-8-50-8zM979 399h57c76 0 131 9 164 27 21 11 37 26 46 46 8 16 12 34 12 54 0 81-78 122-235 124-5 0-13 0-22 0-149 0-223-43-223-129 0-61 42-99 125-115 23-5 49-7 76-7zM974 473c-55 0-91 9-108 27-6 6-8 14-8 22 0 34 50 50 150 50h8c63 0 106-5 131-14 21-9 32-21 32-36 0-13-4-22-11-28-17-14-61-21-131-21zM1172 0h61c15 0 22 7 22 21l-14 22h9v380h-78v-114h-124v-76h124v-73h-124v-75h124zM1428 26h205v74h-205zM1368 132h326v74h-124v10c0 67 23 129 68 188 6 8 12 16 20 23l57 54c0 3 4 8 13 14l-55 45h-6c-5 0-16-8-31-24-41-41-71-82-91-123-8-17-12-26-11-27-17 51-52 102-103 153-15 15-26 22-35 22l-60-40c10-12 23-24 38-37 11-10 24-23 36-37 54-63 82-137 82-221h-124zM1868 0h60l6 3 6-2c7 7 11 14 11 21l-15 19h9v608h-77zM1742 20h62c14 0 21 7 21 22l-12 21h8v547h-79v-265h-93v-74h93zM2057 73h323v74h-126v19c0 85 27 161 81 227 9 11 23 25 42 45l19 19c0 0 4 4 13 13-34 25-56 41-67 48l-30-33c-38-42-70-93-98-153-4-9-3-14 2-16-14 57-49 115-105 176l-16 16-10 7-71-33c9-12 21-25 36-39 0 0 1-1 3-3 13-12 26-27 40-44 46-59 74-123 82-191 1-13 2-24 2-35l-1-37h14l-133 14zM2556 0h60l6 3 6-2c7 7 11 14 11 21l-15 19h9v608h-77zM2424 20h58c16 0 24 7 24 22l-14 21h9v547h-77v-294h-94v-75h94z">
          <text:p/>
        </draw:path>
        <draw:frame draw:style-name="gr1" draw:text-style-name="P2" draw:layer="layout" svg:width="10.518cm" svg:height="0.535cm" svg:x="2.408cm" svg:y="24.865cm">
          <draw:text-box>
            <text:p text:style-name="P1"><text:span text:style-name="T4">세스 상태 전환 시점에 발생하며</text:span><text:span text:style-name="T3">, </text:span><text:span text:style-name="T4">선점형과 비선점형으로 구분됩니다</text:span><text:span text:style-name="T3"> </text:span><text:span text:style-name="T3">.</text:span></text:p>
          </draw:text-box>
        </draw:frame>
        <draw:path draw:style-name="gr2" draw:text-style-name="P4" draw:layer="layout" svg:width="1.264cm" svg:height="0.654cm" svg:x="5.36cm" svg:y="3.631cm" svg:viewBox="0 0 1265 655" svg:d="M78 23h212v74h-212zM0 102h369v74h-369zM195 171c70 0 114 24 131 72 4 12 6 25 6 39 0 66-38 104-113 112-10 1-21 2-33 2-99 0-149-38-149-113 0-69 44-106 131-112 8 0 17 0 27 0zM173 244c-23 0-40 7-50 20-5 6-7 12-7 20 0 19 13 32 39 36 7 1 13 1 20 1 43 0 68-9 74-27 2-4 2-9 2-15 0-16-12-27-37-32-7-2-14-3-22-3zM93 423h486v232h-78v-158h-408zM501 0h61c15 0 23 7 23 22l-16 21h10v372h-78v-154h-54v154h-78v-401h60c15 0 23 8 23 23l-15 19h10v130h54zM853 24h60c18 0 28 8 28 24 0 4-3 15-8 34l-2 14c0 59 26 111 78 156 12 10 26 20 41 29l58 34c-21 24-38 40-50 51l-8 5c-8 0-19-6-32-16-41-27-77-61-108-104-13-18-20-37-18-56l1-1c2 26-18 62-62 108-34 35-63 57-84 67-10 0-29-11-56-32-2-2-7-7-17-16 60-40 99-69 117-86 31-32 51-69 59-112 3-15 4-48 3-99zM788 395h472v260h-78v-21h-316v21h-78zM1182 470h-316v89h316zM1182 0h62c14 0 21 7 21 21l-14 22h9v347h-78z">
          <text:p/>
        </draw:path>
        <draw:path draw:style-name="gr2" draw:text-style-name="P4" draw:layer="layout" svg:width="1.29cm" svg:height="0.654cm" svg:x="6.869cm" svg:y="3.631cm" svg:viewBox="0 0 1291 655" svg:d="M36 73h291c-9 137-47 248-115 333-13 17-27 32-42 48-28 28-54 51-78 68-7 6-16 10-26 13l-66-42c10-12 24-24 41-36 28-22 48-38 61-50 69-66 114-141 133-225 5-25 7-36 7-35h-206zM527 0h60l5 1h7c7 7 10 14 10 21l-13 19h8v608h-77v-304h-66v264h-77v-589h60c15 0 23 7 23 23l-16 20h10v208h66zM750 35h60c15 0 23 7 23 20l-13 24h8v213c89 0 190-12 301-35l5 73c-9 5-42 12-99 21-80 12-175 18-285 18zM814 405h472v250h-78v-21h-316v21h-78zM1208 481h-316v78h316zM1208 0h61c15 0 22 7 22 21l-14 22h9v358h-78v-142h-178v-74h178v-33h-178v-73h178z">
          <text:p/>
        </draw:path>
        <draw:path draw:style-name="gr2" draw:text-style-name="P4" draw:layer="layout" svg:width="1.342cm" svg:height="0.654cm" svg:x="8.438cm" svg:y="3.631cm" svg:viewBox="0 0 1343 655" svg:d="M68 14h486v74h-409v22h403v74h-403v27h409v75h-486zM286 403h49c81 0 142 14 181 42 27 21 40 46 40 77 0 26-6 47-20 64-27 35-84 56-169 63-15 2-30 3-44 3-12 0-45-3-97-8-109-9-163-50-163-119 0-55 41-92 122-111 32-7 65-11 101-11zM295 478c-6 0-32 2-77 6-48 7-73 22-76 44 0 26 38 41 114 46 13 1 26 2 41 2 104 0 164-14 178-40 2-3 2-6 2-10 0-24-30-40-91-46-13-1-26-2-40-2zM272 247h78v70h271v75h-621v-75h272zM789 12h240v74h-240zM690 96h438v74h-438zM919 173c73 0 123 21 148 62l8 21c4 11 5 22 5 35 0 54-31 90-92 106-20 5-41 8-65 8-63 0-108-8-134-23-34-19-52-52-52-97 0-72 55-109 163-112 6 0 12 0 19 0zM887 247c-32 0-53 8-65 23-4 6-6 12-6 20 0 23 20 36 60 40 6 1 12 1 18 1 44 0 73-4 88-12 13-7 19-19 19-35 0-21-20-33-60-36-6-1-11-1-16-1zM771 400h60c15 0 22 7 22 22l-14 20h9v14h316v-56h61c14 0 21 7 21 21l-12 21h8v213h-78v-21h-316v21h-77zM1164 529h-316v30h316zM1164 0h61c15 0 22 7 22 22l-14 21h9v133h101v74h-101v147h-78z">
          <text:p/>
        </draw:path>
        <draw:path draw:style-name="gr2" draw:text-style-name="P4" draw:layer="layout" svg:width="2.015cm" svg:height="0.648cm" svg:x="9.953cm" svg:y="3.631cm" svg:viewBox="0 0 2016 649" svg:d="M38 73h328c-2 133-36 239-103 318-17 19-36 38-57 55-3 4-7 7-11 10-20 16-49 36-88 59-20 11-33 17-39 17s-29-18-68-55c146-69 235-154 268-256 10-28 15-53 15-74h-245zM481 0h59c12 0 20 6 24 19-4 16-7 24-7 24v226h117v74h-117v306h-76zM901 56c13 0 27 2 40 6 76 21 118 81 127 178l2 49c0 79-22 138-66 176-30 26-67 38-112 38-64 0-111-32-141-97-18-37-27-78-27-124 0-77 20-136 58-176 31-33 71-50 119-50zM804 284c0 44 10 81 29 109 15 23 34 34 58 34 57 0 89-39 96-116 1-10 2-21 2-32 0-62-13-105-40-129-13-12-30-18-50-18-63 0-95 51-95 152zM1193 0h59c16 0 24 8 24 23l-14 19h9v607h-78zM1471 69h482v74h-404v153h404v74h-482zM1397 486h619v74h-619z">
          <text:p/>
        </draw:path>
        <draw:path draw:style-name="gr2" draw:text-style-name="P4" draw:layer="layout" svg:width="0.816cm" svg:height="0.392cm" svg:x="2.438cm" svg:y="5.888cm" svg:viewBox="0 0 817 393" svg:d="M41 12h291v147h-291zM285 57h-198v58h198zM37 253h295v140h-47v-95h-248zM163 130h47v52h162v45h-372v-45h163zM474 15h146v45h-146zM433 79h227v44h-90c0 48 19 91 56 126 11 11 21 20 27 24l15 11c1 1 4 4 8 9-8 9-19 20-33 33-33-27-53-46-63-58s-21-28-31-48c-13 28-37 58-74 90-5 5-11 9-17 13-5 0-20-9-45-28 8-6 16-12 25-18 1-1 1-1 2-2 10-7 19-15 27-22 38-36 57-80 57-130h-91zM701 0h35c8 0 13 4 15 11-3 10-4 15-4 15v135h70v46h-70v183h-46z">
          <text:p/>
        </draw:path>
        <draw:frame draw:style-name="gr3" draw:text-style-name="P5" draw:layer="layout" svg:width="9.08cm" svg:height="1.004cm" svg:x="2.408cm" svg:y="3.674cm">
          <draw:text-box>
            <text:p text:style-name="P1"><text:span text:style-name="T5">운영체제</text:span><text:span text:style-name="T6"> </text:span><text:span text:style-name="T5">핵심</text:span><text:span text:style-name="T6"> </text:span><text:span text:style-name="T5">개념</text:span><text:span text:style-name="T6"> </text:span><text:span text:style-name="T5">통합</text:span><text:span text:style-name="T6"> </text:span><text:span text:style-name="T5">가이드</text:span></text:p>
          </draw:text-box>
        </draw:frame>
        <draw:polygon draw:style-name="gr2" draw:text-style-name="P4" draw:layer="layout" svg:width="2.355cm" svg:height="0.026cm" svg:x="3.095cm" svg:y="7.064cm" svg:viewBox="0 0 2356 27" draw:points="0,0 2356,0 2356,27 0,27">
          <text:p/>
        </draw:polygon>
        <draw:frame draw:style-name="gr4" draw:text-style-name="P6" draw:layer="layout" svg:width="0.765cm" svg:height="0.603cm" svg:x="2.408cm" svg:y="5.914cm">
          <draw:text-box>
            <text:p text:style-name="P1"><text:span text:style-name="T7">목차</text:span></text:p>
          </draw:text-box>
        </draw:frame>
        <draw:polygon draw:style-name="gr2" draw:text-style-name="P4" draw:layer="layout" svg:width="1.958cm" svg:height="0.026cm" svg:x="3.095cm" svg:y="7.805cm" svg:viewBox="0 0 1959 27" draw:points="0,0 1959,0 1959,27 0,27">
          <text:p/>
        </draw:polygon>
        <draw:frame draw:style-name="gr1" draw:text-style-name="P2" draw:layer="layout" svg:width="2.237cm" svg:height="0.535cm" svg:x="3.096cm" svg:y="6.768cm">
          <draw:text-box>
            <text:p text:style-name="P1"><text:span text:style-name="T3">CPU </text:span><text:span text:style-name="T4">스케줄링</text:span></text:p>
          </draw:text-box>
        </draw:frame>
        <draw:polygon draw:style-name="gr2" draw:text-style-name="P4" draw:layer="layout" svg:width="1.482cm" svg:height="0.026cm" svg:x="3.095cm" svg:y="8.546cm" svg:viewBox="0 0 1483 27" draw:points="0,0 1483,0 1483,27 0,27">
          <text:p/>
        </draw:polygon>
        <draw:frame draw:style-name="gr1" draw:text-style-name="P2" draw:layer="layout" svg:width="1.799cm" svg:height="0.535cm" svg:x="3.096cm" svg:y="7.509cm">
          <draw:text-box>
            <text:p text:style-name="P1"><text:span text:style-name="T4">동기화 도구</text:span></text:p>
          </draw:text-box>
        </draw:frame>
        <draw:polygon draw:style-name="gr2" draw:text-style-name="P4" draw:layer="layout" svg:width="2.434cm" svg:height="0.027cm" svg:x="3.095cm" svg:y="9.286cm" svg:viewBox="0 0 2435 28" draw:points="0,0 2435,0 2435,28 0,28">
          <text:p/>
        </draw:polygon>
        <draw:frame draw:style-name="gr1" draw:text-style-name="P2" draw:layer="layout" svg:width="1.357cm" svg:height="0.535cm" svg:x="3.096cm" svg:y="8.25cm">
          <draw:text-box>
            <text:p text:style-name="P1"><text:span text:style-name="T4">교착상태</text:span></text:p>
          </draw:text-box>
        </draw:frame>
        <draw:frame draw:style-name="gr1" draw:text-style-name="P2" draw:layer="layout" svg:width="2.241cm" svg:height="0.535cm" svg:x="3.096cm" svg:y="8.99cm">
          <draw:text-box>
            <text:p text:style-name="P1"><text:span text:style-name="T4">주 메모리 관리</text:span></text:p>
          </draw:text-box>
        </draw:frame>
        <draw:path draw:style-name="gr2" draw:text-style-name="P4" draw:layer="layout" svg:width="1.617cm" svg:height="0.389cm" svg:x="3.835cm" svg:y="10.492cm" svg:viewBox="0 0 1618 390" svg:d="M165 28h42c11 0 15 5 15 14 0 2-1 7-4 15l-1 5c0 8 5 19 15 33 20 28 49 51 85 69 11 6 34 16 68 31l-37 40h-4c-5 0-20-7-45-21-36-21-63-43-82-67l-29-35c-2-2 0-4 3-7-19 47-60 86-123 119-13 7-21 10-23 10-5 0-15-8-32-25-3-4-7-8-13-15 49-20 83-36 100-47 33-21 53-45 61-73 2-8 4-23 4-46zM5 292h373v44h-373zM435 43h179l-3 41c-8 99-55 176-144 228 0 0-1 1-4 3l-10 5h-3c-3 0-13-7-27-23-2-1-5-4-10-10 40-23 67-42 81-55 13-11 25-25 36-43 8-11 12-15 13-14-13 3-37 7-71 11-4 1-8 1-10 2l-16 5h-3c-10 0-18-16-25-49 37-2 83-4 137-8 5-22 8-38 9-48h-129zM724 0h36c9 0 14 4 14 13l-9 11h6v365h-47zM645 11h36c9 0 14 5 14 14l-9 12h6v329h-47v-168h-64v-45h64zM887 11h308v45h-121c16 26 55 44 116 56 7 1 18 3 34 5-8 12-19 27-33 43-42-10-71-21-88-30-15-8-32-20-52-37l-10-14c1-1-1 4-5 14-8 7-15 13-22 18-25 20-55 33-88 41-15 4-23 5-24 2-1 3-3 4-4 4-5 0-19-13-42-39 48-7 87-18 117-33 14-7 25-15 33-24 2-2 4-4 5-6h-124zM894 227h291v98h-245v11h253v44h-299v-99h244v-9h-244zM853 166h372v45h-163v47h-46v-47h-163zM1293 24h201v117h-154v41c63 0 135-7 215-22l3 47c-97 15-182 22-255 22 0 0-3 0-10 0v-131h154v-29h-154zM1452 240h33c46 0 79 5 99 16 13 7 22 16 27 28 5 9 7 20 7 32 0 48-46 73-140 74-4 0-8 0-13 0-90 0-134-26-134-77 0-36 25-59 75-69 14-3 29-4 46-4zM1448 284c-33 0-54 6-65 17-3 3-5 8-5 13 0 20 30 30 91 30h4c38 0 64-3 79-9 13-5 19-12 19-21 0-8-2-13-7-17-10-8-36-13-78-13zM1567 0h37c8 0 13 4 13 12l-9 13h6v224h-47z">
          <text:p/>
        </draw:path>
        <draw:frame draw:style-name="gr4" draw:text-style-name="P6" draw:layer="layout" svg:width="2.981cm" svg:height="0.603cm" svg:x="2.408cm" svg:y="10.518cm">
          <draw:text-box>
            <text:p text:style-name="P1"><text:span text:style-name="T8">1. CPU </text:span><text:span text:style-name="T7">스케줄링</text:span></text:p>
          </draw:text-box>
        </draw:frame>
        <draw:path draw:style-name="gr2" draw:text-style-name="P4" draw:layer="layout" svg:width="1.26cm" svg:height="0.389cm" svg:x="2.999cm" svg:y="11.788cm" svg:viewBox="0 0 1261 390" svg:d="M22 44h175c-5 83-28 150-70 201-7 10-16 19-25 28-16 17-32 31-47 41-4 4-9 6-15 8l-40-25c6-7 14-15 25-22 17-13 29-23 36-30 42-39 69-84 80-135 3-15 4-22 4-21h-123zM317 0h36 3 4c4 5 6 9 6 13l-8 12h5v365h-46v-182h-40v158h-46v-354h36c9 0 14 4 14 14l-10 12h6v126h40zM645 23c85 0 130 29 135 86 0 3 0 6 0 9 0 47-30 76-91 86-11 2-24 4-40 5h-6-1c-45 0-78-4-99-12-40-13-60-40-60-80 0-44 27-73 79-86 13-3 30-6 51-8 0 0 10 0 32 0zM624 69c-56 0-86 13-92 40l-1 11c0 27 28 41 82 44 6 0 12 1 18 1 45 0 75-7 89-21 8-8 12-18 12-31 0-21-16-35-49-41-11-2-23-3-35-3zM528 221h39c8 0 12 4 12 13l-4 8 3-1c2 40 3 63 1 70-2 0-3-2-2-6h104c1-15 3-43 7-84h36c9 0 14 4 14 13l-4 12c0 0-1 2-1 4l-4 55h88v45h-371v-45h87zM1002 17c30 0 55 9 75 28 18 17 27 37 27 61 0 46-20 76-62 90-14 5-30 8-49 8-33 0-60-11-80-32-15-17-22-37-22-61 0-42 20-71 59-86 15-5 33-8 52-8zM991 63c-35 4-52 20-52 48 0 18 8 31 23 40 10 6 21 8 33 8 27 0 45-7 55-23 5-7 7-15 7-25 0-24-13-39-38-45-8-2-17-3-26-3zM1146 0h36c9 0 13 4 13 13l-8 14h5v147h69v44h-69v172h-46zM976 198h36c9 0 13 4 13 13l-8 12h6v36l116-9v43c-5 0-35 3-88 8-2 0-3 0-5 0l-139 13c-6 0-9 1-9 1l-13 6h-3c-5 0-10-2-13-6-3-3-7-18-13-45l120-7z">
          <text:p/>
        </draw:path>
        <draw:path draw:style-name="gr2" draw:text-style-name="P4" draw:layer="layout" svg:width="0.77cm" svg:height="0.392cm" svg:x="4.39cm" svg:y="11.788cm" svg:viewBox="0 0 771 393" svg:d="M47 14h127v44h-127zM0 61h221v45h-221zM117 103c43 0 69 14 79 43 2 7 3 15 3 24 0 40-22 63-67 68-6 0-13 0-20 0-60 0-89-22-89-67 0-42 26-65 78-68 5 0 10 0 16 0zM105 147c-15 0-25 4-31 11-3 4-4 8-4 13 0 12 8 19 24 22 4 1 7 1 11 1 27 0 42-6 45-17 1-2 1-5 1-8 0-11-7-18-22-21-4-1-9-1-13-1zM56 255h291v138h-46v-94h-245zM301 0h36c9 0 14 4 14 14l-9 12h5v224h-46v-94h-33v94h-47v-241h36c10 0 14 4 14 13l-9 11h6v79h33zM522 15h36c11 0 17 4 17 14 0 2-2 9-4 20l-2 9c0 35 16 66 48 93 7 6 15 12 24 18l35 21c-12 14-22 24-30 31l-4 2c-5 0-12-3-20-9-25-16-47-37-65-63-9-11-12-23-12-34h1c2 15-11 37-37 65-21 21-37 34-50 40-6 0-17-6-34-19-1-1-4-4-10-10 36-23 59-42 70-52 19-19 31-41 36-67 1-9 2-29 1-59zM484 238h284v155h-47v-12h-191v12h-46zM721 283h-191v53h191zM721 0h37c8 0 13 4 13 13l-9 13h6v209h-47z">
          <text:p/>
        </draw:path>
        <draw:path draw:style-name="gr2" draw:text-style-name="P4" draw:layer="layout" svg:width="0.784cm" svg:height="0.392cm" svg:x="5.328cm" svg:y="11.788cm" svg:viewBox="0 0 785 393" svg:d="M21 44h174c-5 82-28 150-68 201-8 10-16 19-25 28-17 17-33 31-47 41-5 4-10 6-16 8l-39-25c6-7 14-15 24-22 17-13 29-23 37-30 42-39 68-85 79-136 3-15 4-22 4-21h-123zM315 0h36 3 4c5 5 7 9 7 13l-8 12h5v365h-47v-182h-39v158h-46v-354h35c10 0 14 4 14 14l-9 12h6v125h39zM460 21h36c9 0 14 4 14 12l-9 15h5v128c55 0 115-7 182-22l3 45c-6 3-25 8-59 13-48 7-106 10-172 10zM498 244h284v149h-47v-12h-190v12h-47zM735 290h-190v46h190zM735 0h37c9 0 13 4 13 13l-8 13h5v216h-47v-86h-107v-45h107v-20h-107v-44h107z">
          <text:p/>
        </draw:path>
        <draw:polygon draw:style-name="gr2" draw:text-style-name="P4" draw:layer="layout" svg:width="0.317cm" svg:height="0.027cm" svg:x="9.28cm" svg:y="13.387cm" svg:viewBox="0 0 318 28" draw:points="0,0 318,0 318,28 0,28">
          <text:p/>
        </draw:polygon>
        <draw:frame draw:style-name="gr4" draw:text-style-name="P6" draw:layer="layout" svg:width="3.597cm" svg:height="0.603cm" svg:x="2.408cm" svg:y="11.814cm">
          <draw:text-box>
            <text:p text:style-name="P1"><text:span text:style-name="T8">1.1 </text:span><text:span text:style-name="T7">개요와</text:span><text:span text:style-name="T8"> </text:span><text:span text:style-name="T7">핵심</text:span><text:span text:style-name="T8"> </text:span><text:span text:style-name="T7">개념</text:span></text:p>
          </draw:text-box>
        </draw:frame>
        <draw:polygon draw:style-name="gr2" draw:text-style-name="P4" draw:layer="layout" svg:width="0.317cm" svg:height="0.026cm" svg:x="10.021cm" svg:y="13.943cm" svg:viewBox="0 0 318 27" draw:points="0,0 318,0 318,27 0,27">
          <text:p/>
        </draw:polygon>
        <draw:frame draw:style-name="gr5" draw:text-style-name="P7" draw:layer="layout" svg:width="0.308cm" svg:height="0.277cm" svg:x="9.28cm" svg:y="13.159cm">
          <draw:text-box>
            <text:p text:style-name="P1"><text:span text:style-name="T9">[1]</text:span></text:p>
          </draw:text-box>
        </draw:frame>
        <draw:frame draw:style-name="gr5" draw:text-style-name="P7" draw:layer="layout" svg:width="0.308cm" svg:height="0.277cm" svg:x="10.021cm" svg:y="13.715cm">
          <draw:text-box>
            <text:p text:style-name="P1"><text:span text:style-name="T9">[1]</text:span></text:p>
          </draw:text-box>
        </draw:frame>
        <draw:path draw:style-name="gr2" draw:text-style-name="P4" draw:layer="layout" svg:width="1.649cm" svg:height="0.388cm" svg:x="3.126cm" svg:y="14.937cm" svg:viewBox="0 0 1650 389" svg:d="M27 40h319v45h-319zM88 97h41c9 0 14 4 14 13l-10 11h6v6c4 47 3 70-2 71l97-7 12-94h35c9 0 14 4 14 12 0 2-2 6-5 14-4-3-4-4 1-4 0 0 0 4-2 10-4 29-7 50-9 62h62v44h-312v-44h66zM0 292h372v44h-372zM468 34h283v123h-236v36h241v45h-288v-126h237v-33h-237zM586 233h36c9 0 14 4 14 13l-9 14h5v40h163v45h-372v-45h163zM912 31h36c9 0 14 5 14 13l-8 14h5v42c0 45 14 88 43 129 0 0 2 2 5 7 10 13 18 23 25 29l12 12c1 2 3 5 5 10l-32 31c-38-37-63-70-76-98-8-20-13-31-14-34-1-1 2-3 7-5-8 41-28 80-61 115-2 2-3 3-5 5-6 7-11 11-14 12-4 0-14-5-30-16-1-1-4-2-11-6 6-7 12-14 20-21 0-1 1-2 2-2 9-10 19-22 28-34 25-35 40-73 45-113 3-18 4-48 4-90zM1142 0h37l3 2 4-2c4 5 6 9 6 14l-8 11h5v364h-47zM1063 12h36c9 0 14 5 14 14l-9 12h6v328h-47v-179h-64v-45h64zM1430 29h43c9 0 14 5 14 14 0 2-1 7-4 15l-1 5c0 8 5 19 15 33 20 28 48 51 84 69 12 6 35 16 69 31l-37 39h-4c-5 0-20-7-45-21-36-20-64-42-83-66l-28-35c-1-2 0-4 4-7-19 47-60 86-123 118-13 7-21 10-24 10-4 0-15-8-32-25-2-3-6-7-13-14 50-20 83-36 100-47 33-21 54-45 62-73 2-8 3-23 3-46zM1271 292h372v44h-372z">
          <text:p/>
        </draw:path>
        <draw:path draw:style-name="gr2" draw:text-style-name="P4" draw:layer="layout" svg:width="0.781cm" svg:height="0.389cm" svg:x="4.912cm" svg:y="14.937cm" svg:viewBox="0 0 782 390" svg:d="M108 16h36c10 0 16 5 16 15 0 2-1 8-4 21-1 3-1 5-1 7 0 6 1 14 4 23 10 27 28 51 54 70 9 6 25 16 48 30-8 9-17 19-26 28l-7 4c-4 0-11-3-20-9-27-16-50-37-68-62-6-9-9-19-8-30h1c3 5 3 11-3 19-18 28-43 53-76 75l-14 8c-5 0-15-7-30-23-1-1-4-4-10-9 27-16 44-26 49-30 34-25 54-54 58-86 1-4 1-9 1-14zM68 221h283v102h-237v13h249v44h-295v-102h237v-13h-237zM305 0h37c8 0 13 4 13 12l-9 13h5v197h-46zM479 13h127v46h-127zM432 62h221v44h-221zM549 103c42 0 68 15 78 44 3 7 4 14 4 23 0 40-23 62-67 67-7 1-13 1-21 1-59 0-89-23-89-68 0-41 26-63 79-67 5 0 10 0 16 0zM536 147c-14 0-24 4-30 12-3 3-4 7-4 12 0 12 7 19 23 22 4 0 8 0 12 0 26 0 41-5 45-16 0-2 1-5 1-9 0-10-8-16-23-19-4-1-8-2-12-2zM647 246c7 0 24 1 49 3 57 5 86 28 86 67 0 38-27 61-82 69-9 1-22 2-39 4-12 0-24 1-36 1-57 0-96-10-118-31-13-11-19-25-19-41 0-33 22-55 66-66 16-4 34-6 53-6zM603 290c-36 0-57 7-64 20-1 2-2 4-2 8 0 15 23 24 69 26 7 1 14 1 21 1 72 0 108-9 108-29 0-12-12-20-35-22l-11-1c-17-2-32-3-45-3zM732 0h37c8 0 13 4 13 12l-8 13h5v231h-47v-93h-33v84h-46v-239h36c9 0 14 5 14 14l-9 11h5v86h33z">
          <text:p/>
        </draw:path>
        <draw:path draw:style-name="gr2" draw:text-style-name="P4" draw:layer="layout" svg:width="0.776cm" svg:height="0.379cm" svg:x="5.878cm" svg:y="14.937cm" svg:viewBox="0 0 777 380" svg:d="M47 38h277v178h-277zM278 83h-184v88h184zM163 221h35c9 0 14 4 14 13l-9 13h6v53h162v45h-371v-45h163zM434 27h162v45h-115l-1 99v-2c46 0 94-6 145-17 1 22 2 33 2 34v9c-6 4-22 8-48 12-42 6-90 9-145 9zM482 226h283v100h-237v10h249v44h-295v-99h237v-10h-237zM719 0h37 1c8 0 12 4 12 13l-9 12h5v204h-46zM639 8h35c10 0 14 4 14 13l-5 14h2v194h-46v-95h-87v-45h87z">
          <text:p/>
        </draw:path>
        <draw:frame draw:style-name="gr4" draw:text-style-name="P6" draw:layer="layout" svg:width="3.979cm" svg:height="0.603cm" svg:x="2.408cm" svg:y="14.963cm">
          <draw:text-box>
            <text:p text:style-name="P1"><text:span text:style-name="T8">1.2 </text:span><text:span text:style-name="T7">프로세스</text:span><text:span text:style-name="T8"> </text:span><text:span text:style-name="T7">실행</text:span><text:span text:style-name="T8"> </text:span><text:span text:style-name="T7">모델</text:span></text:p>
          </draw:text-box>
        </draw:frame>
        <draw:path draw:style-name="gr2" draw:text-style-name="P4" draw:layer="layout" svg:width="1.208cm" svg:height="0.388cm" svg:x="4.195cm" svg:y="16.207cm" svg:viewBox="0 0 1209 389" svg:d="M0 35h37c9 0 14 5 14 14l-9 12h6v62h104v-88h35c9 0 14 4 14 13l-9 13h6v233h-198zM152 168h-104v80h104zM281 0h36c9 0 13 4 13 13l-8 11h6v365h-47v-203h-82v-45h82zM573 28h42c10 0 15 5 15 14 0 2-2 7-4 15l-1 5c0 8 5 19 14 33 21 28 49 51 85 69 12 6 34 16 69 31l-38 39h-4c-5 0-20-7-45-21-35-20-63-42-82-66l-28-35c-1-2 0-4 4-7-19 47-60 86-123 118-14 7-22 10-24 10-4 0-15-8-32-25-2-3-7-7-13-14 50-20 83-36 100-47 33-21 53-45 61-73 3-8 4-23 4-46zM414 292h371v44h-371zM884 37h284v45h-238v34h230v44h-230v34h238v45h-284zM837 292h372v44h-372z">
          <text:p/>
        </draw:path>
        <draw:path draw:style-name="gr2" draw:text-style-name="P4" draw:layer="layout" svg:width="1.238cm" svg:height="0.388cm" svg:x="5.541cm" svg:y="16.207cm" svg:viewBox="0 0 1239 389" svg:d="M107 30h29c7-1 13 0 17 4 2 3 3 6 3 9l-5 21h2c0 46 5 82 14 106 9 26 26 50 49 73 18 17 28 27 31 30 1 1 4 3 10 8-7 10-16 20-27 29l-5 4c-4 0-12-5-24-15-25-25-45-50-60-77-5-9-9-17-12-22-11 27-32 57-62 92 0 0-3 3-10 9-6 6-12 11-18 13l-39-25c4-7 11-15 21-24 0 0 1 0 2-1 11-10 21-21 32-35 26-34 42-70 48-108 3-19 4-50 4-91zM297 0h35c8 0 13 3 15 11-3 10-4 15-4 15v135h70v45h-70v183h-46zM560 33c8 0 16 1 24 4 45 13 70 48 75 107l2 29c0 47-14 83-40 106-18 16-40 24-67 24-38 0-67-21-85-60-10-22-16-47-16-74 0-46 12-82 35-106 19-20 43-30 72-30zM502 170c0 27 5 48 16 65 10 14 21 21 36 21 34 0 53-23 57-70 1-6 1-12 1-19 0-37-8-63-24-78-8-7-18-10-30-10-38 0-56 30-56 91zM734 0h35c10 0 15 4 15 13l-8 12h5v364h-47zM906 15h303c-2 9-4 24-7 46v4c-2 19-8 44-17 77-4 16-7 25-10 28-2 2-5 3-8 3l-40-4c9-29 14-46 15-50l-151 12c-2 0-4 0-6 0-28 3-42 3-43 1l-12 9h-2c-10 0-18-10-23-30-2-5-2-11-2-19l242-14c7 1 10 1 9-1 2 4 2-2 0-18h-248zM908 219h290v102h-244v15h253v44h-299v-104h244v-13h-244zM867 157h372v45h-372z">
          <text:p/>
        </draw:path>
        <draw:polygon draw:style-name="gr2" draw:text-style-name="P4" draw:layer="layout" svg:width="0.318cm" svg:height="0.026cm" svg:x="16.291cm" svg:y="17.277cm" svg:viewBox="0 0 319 27" draw:points="0,0 319,0 319,27 0,27">
          <text:p/>
        </draw:polygon>
        <draw:frame draw:style-name="gr4" draw:text-style-name="P6" draw:layer="layout" svg:width="4.068cm" svg:height="0.603cm" svg:x="2.408cm" svg:y="16.233cm">
          <draw:text-box>
            <text:p text:style-name="P1"><text:span text:style-name="T8">CPU I/O </text:span><text:span text:style-name="T7">버스트</text:span><text:span text:style-name="T8"> </text:span><text:span text:style-name="T7">사이클</text:span></text:p>
          </draw:text-box>
        </draw:frame>
        <draw:polygon draw:style-name="gr2" draw:text-style-name="P4" draw:layer="layout" svg:width="0.318cm" svg:height="0.026cm" svg:x="4.411cm" svg:y="18.388cm" svg:viewBox="0 0 319 27" draw:points="0,0 319,0 319,27 0,27">
          <text:p/>
        </draw:polygon>
        <draw:frame draw:style-name="gr5" draw:text-style-name="P7" draw:layer="layout" svg:width="0.308cm" svg:height="0.277cm" svg:x="16.292cm" svg:y="17.048cm">
          <draw:text-box>
            <text:p text:style-name="P1"><text:span text:style-name="T9">[1]</text:span></text:p>
          </draw:text-box>
        </draw:frame>
        <draw:path draw:style-name="gr2" draw:text-style-name="P4" draw:layer="layout" svg:width="1.649cm" svg:height="0.389cm" svg:x="2.438cm" svg:y="19.355cm" svg:viewBox="0 0 1650 390" svg:d="M27 40h320v44h-320zM90 97h40c9 0 14 4 14 13l-10 11 6-1 1 6v1c3 47 2 70-3 70l97-7 12-93h35c9 0 14 3 14 11 0 2-2 7-5 14-4-2-4-4 1-3 0 0 0 3-1 10-5 29-8 49-10 61h62v45h-313v-45h67zM0 293h373v44h-373zM469 33h283v124h-236v35h241v45h-288v-125h237v-34h-237zM587 232h36c9 0 14 5 14 15l-9 13h5v41h163v45h-372v-45h163zM913 31h36c9 0 14 4 14 12l-8 15h5v42c0 45 14 88 42 129 0 0 2 2 5 6 10 15 18 24 25 31l12 12c1 1 3 4 5 9l-32 31c-37-36-62-69-74-99-9-19-14-31-15-33s2-3 7-5c-8 41-28 80-61 116-2 1-3 3-4 5-7 7-12 11-15 12-4 0-14-6-30-17-1 0-4-2-11-5 6-7 12-14 20-22 0-1 1-1 2-2 9-10 19-21 28-34 25-36 40-73 45-113 3-19 4-49 4-90zM1142 0h37l3 2 4-2c4 5 6 9 6 13l-8 12h5v365h-47zM1063 12h36c9 0 14 4 14 13l-9 13h6v328h-47v-180h-64v-45h64zM1430 29h43c9 0 14 4 14 13 0 2-1 7-4 15l-1 6c0 8 5 19 15 32 20 28 48 51 84 70 12 6 35 16 69 30l-37 39h-4c-5 0-20-7-45-20-36-20-63-42-83-66l-27-36c-2-1-1-4 3-7-19 47-60 87-123 119-13 6-21 9-24 9-4 0-15-8-32-25-2-2-6-7-13-13 50-21 83-37 100-48 33-20 54-45 62-73 2-7 3-22 3-45zM1271 293h372v44h-372z">
          <text:p/>
        </draw:path>
        <draw:frame draw:style-name="gr5" draw:text-style-name="P7" draw:layer="layout" svg:width="0.308cm" svg:height="0.277cm" svg:x="4.412cm" svg:y="18.16cm">
          <draw:text-box>
            <text:p text:style-name="P1"><text:span text:style-name="T9">[1]</text:span></text:p>
          </draw:text-box>
        </draw:frame>
        <draw:path draw:style-name="gr2" draw:text-style-name="P4" draw:layer="layout" svg:width="1.196cm" svg:height="0.389cm" svg:x="4.237cm" svg:y="19.355cm" svg:viewBox="0 0 1197 390" svg:d="M184 13c100 0 149 26 149 79 0 16-2 28-8 38-17 32-67 48-150 48-54 0-92-11-115-33-14-13-21-29-21-50 0-48 37-75 112-81 10-1 21-1 33-1zM175 57c-39 0-65 7-80 20-6 5-9 12-9 20 0 19 22 31 64 35 10 1 20 2 30 2 70 0 106-13 106-38 0-22-22-34-64-38-6 0-13-1-21-1zM0 197h372v45h-89v148h-47v-148h-99v148h-47v-148h-90zM477 7h140v45h-140zM424 58h245v44h-245zM552 104c51 0 80 18 89 55 1 5 1 12 1 19 0 43-33 65-101 65-37 0-64-10-79-31-8-10-12-23-12-38 0-43 29-66 88-70 4 0 8 0 14 0zM536 148c-17 0-29 5-35 14l-3 6c0 2-1 4-1 6 0 14 11 22 31 24 4 1 7 1 10 1 25 0 41-3 49-9 5-4 8-10 8-19 0-12-10-19-30-22-5 0-9-1-13-1zM638 254h8c56 0 92 11 109 32 7 11 11 23 11 37 0 44-48 67-142 67h-9c-74 0-118-15-132-45-3-8-5-16-5-26 0-33 22-54 68-61 7-1 17-3 31-4 5-1 24-1 55 0 0 0 2 0 6 0zM632 298l-19 1c-28 0-46 1-55 3-22 4-32 10-32 19 0 16 33 24 98 24 57 0 88-8 93-22 1-1 1-3 1-4 0-14-28-21-86-21zM714 0h37c9 0 13 4 13 13l-8 13h5v238h-47v-49h-68v-44h68v-29h-68v-44h68zM865 19h36c10 0 15 4 15 14l-9 12h5v31h109v-57h36c9 0 14 4 14 13l-9 7h6v3l-1 164h-202zM1021 120h-109v41h109zM902 226h283v100h-237v10h249v45h-295v-100h236v-10h-236zM1138 0h37c9 0 13 4 13 13l-8 13h5v202h-47v-43h-75v-45h75v-45h-75v-44h75z">
          <text:p/>
        </draw:path>
        <draw:path draw:style-name="gr2" draw:text-style-name="P4" draw:layer="layout" svg:width="0.766cm" svg:height="0.393cm" svg:x="5.613cm" svg:y="19.355cm" svg:viewBox="0 0 767 394" svg:d="M41 13h292v45h-246v14h242v45h-242v16h246v44h-292zM37 253h296v141h-47v-96h-249zM0 192h373v44h-373zM516 17h23c10 6 14 8 14 8 10-4 15-1 15 7 0 2-1 9-4 22l-1 8c0 38 16 69 48 94 6 5 12 9 18 13l39 23c-8 11-16 20-25 29-4 3-7 5-10 5-2 0-8-4-17-10-32-20-58-47-79-80 0 0 1 0 3-2-5 18-23 41-55 67-6 6-13 11-19 16l-14 9c-6 0-20-10-44-28l48-33c27-18 45-41 55-71 3-12 5-24 5-35zM600 240h33c46 0 79 6 99 17 13 6 22 16 27 27 5 10 8 21 8 33 0 48-47 72-141 73-4 0-8 0-13 0-90 0-134-25-134-76 0-37 25-60 75-69 14-3 29-5 46-5zM596 285c-33 0-54 5-65 16-3 4-5 8-5 14 0 20 30 30 91 30h5c37 0 63-3 78-9 13-5 19-13 19-22 0-7-2-13-7-16-10-9-36-13-78-13zM715 0h36c9 0 14 5 14 13l-9 13h6v224h-47v-116h-90v-45h90z">
          <text:p/>
        </draw:path>
        <draw:path draw:style-name="gr2" draw:text-style-name="P4" draw:layer="layout" svg:width="0.132cm" svg:height="0.132cm" svg:x="2.672cm" svg:y="20.346cm" svg:viewBox="0 0 133 133" svg:d="M133 67c0 9-2 17-5 25-3 9-8 16-14 22s-14 11-22 14c-8 4-16 5-25 5s-17-1-25-5c-9-3-17-8-23-14s-11-13-14-22c-4-8-5-16-5-25s1-17 5-26c3-8 8-15 14-22 6-6 14-11 23-14 8-3 16-5 25-5s17 2 25 5 16 8 22 14c6 7 11 14 14 22 3 9 5 17 5 26z">
          <text:p/>
        </draw:path>
        <draw:frame draw:style-name="gr4" draw:text-style-name="P6" draw:layer="layout" svg:width="3.669cm" svg:height="0.603cm" svg:x="2.408cm" svg:y="19.381cm">
          <draw:text-box>
            <text:p text:style-name="P1"><text:span text:style-name="T7">프로세스</text:span><text:span text:style-name="T8"> </text:span><text:span text:style-name="T7">유형별</text:span><text:span text:style-name="T8"> </text:span><text:span text:style-name="T7">특성</text:span></text:p>
          </draw:text-box>
        </draw:frame>
        <draw:path draw:style-name="gr2" draw:text-style-name="P4" draw:layer="layout" svg:width="0.673cm" svg:height="0.349cm" svg:x="3.731cm" svg:y="20.238cm" svg:viewBox="0 0 674 350" svg:d="M30 11h274v39h-108c15 23 49 40 104 50 5 1 15 3 30 5-8 11-17 25-29 39-38-9-64-18-79-28-13-7-28-17-46-32l-9-13c1-1 0 4-4 12-7 7-14 12-20 17-22 17-48 30-78 37-13 3-21 4-21 2-2 2-3 4-4 4-4 0-17-12-37-37 43-6 77-15 103-29 13-6 23-14 30-21 2-2 3-4 5-6h-111zM152 213h26c45 0 78 8 98 25 14 10 20 24 20 40 0 46-45 69-135 69-73 0-114-17-125-52-1-5-2-10-2-15 0-31 22-51 66-61 16-4 34-6 52-6zM151 253c-36 0-59 5-70 16-3 3-4 7-4 11 0 15 18 24 55 27 8 1 16 1 23 1 55 0 87-6 97-20 1-3 2-5 2-7 0-16-19-25-56-27-5-1-11-1-17-1zM0 149h331v39h-145v42h-41v-42h-145zM453 13h32c10 0 15 5 15 13 0 2-1 8-4 18l-1 8c0 31 14 59 41 84 7 5 14 10 22 15l31 19c-11 12-20 21-26 26l-5 3c-4 0-10-3-17-8-22-14-41-33-57-56-8-9-11-21-10-31 2 14-9 34-32 58-19 19-34 31-45 36-6 0-16-6-30-17-1-1-4-4-9-9 32-21 52-36 62-45 17-18 27-38 32-61 1-8 2-26 1-53zM419 212h252v138h-42v-11h-169v11h-41zM629 252h-169v47h169zM629 0h34c7 0 11 4 11 12l-7 11h4v187h-42z">
          <text:p/>
        </draw:path>
        <draw:path draw:style-name="gr2" draw:text-style-name="P4" draw:layer="layout" svg:width="1.448cm" svg:height="0.346cm" svg:x="4.551cm" svg:y="20.238cm" svg:viewBox="0 0 1449 347" svg:d="M24 35h284v40h-284zM79 86h36c8 0 13 4 13 12l-10 10 6-1v6c3 42 3 62-2 63l87-7 10-83h31c8 0 12 4 12 11 0 1-1 6-4 12-4-2-3-3 1-3 0 0 0 3-1 9-4 25-7 44-9 54h55v40h-277v-40h59zM0 260h331v40h-331zM411 30h252v109h-211v32h216v40h-257v-111h211v-30h-211zM515 207h33c8 0 12 4 12 12l-7 12h5v36h144v41h-331v-41h144zM800 28h32c9 0 13 4 13 11l-8 12h5v38c0 40 12 78 37 115 0 0 2 1 5 5 8 12 16 21 22 27l11 10c1 2 2 4 4 9l-29 27c-32-32-54-61-66-87-7-17-12-27-12-30-1-1 1-2 6-4-7 36-26 71-55 102-1 2-2 3-3 5-7 6-11 9-14 10-3 0-12-5-26-14-1-1-4-2-9-5 4-6 10-13 17-19 0-1 1-2 1-2 9-9 17-19 25-30 23-31 36-65 41-100 2-17 3-43 3-80zM1004 0h32l4 2 3-1c4 3 5 7 5 11l-7 10h5v325h-42zM934 11h31c9 0 13 4 13 12l-8 11h5v292h-41v-160h-58v-40h58zM1254 26h38c8 0 13 4 13 12 0 1-2 6-4 13l-1 5c0 7 5 17 13 29 18 25 43 45 75 62 11 5 31 14 61 27l-33 35h-3c-5 0-18-7-40-19-32-17-56-37-74-58l-24-32c-1-1 0-3 3-6-17 42-53 77-109 105-12 6-19 9-22 9s-13-8-28-22c-2-3-6-7-12-12 45-19 74-33 89-43 30-18 48-40 55-65 2-6 3-20 3-40zM1113 260h330v40h-330z">
          <text:p/>
        </draw:path>
        <draw:polygon draw:style-name="gr2" draw:text-style-name="P4" draw:layer="layout" svg:width="0.318cm" svg:height="0.026cm" svg:x="15.656cm" svg:y="20.399cm" svg:viewBox="0 0 319 27" draw:points="0,0 319,0 319,27 0,27">
          <text:p/>
        </draw:polygon>
        <draw:frame draw:style-name="gr1" draw:text-style-name="P2" draw:layer="layout" svg:width="11.673cm" svg:height="0.535cm" svg:x="3.096cm" svg:y="20.262cm">
          <draw:text-box>
            <text:p text:style-name="P1"><text:span text:style-name="T10">I/O </text:span><text:span text:style-name="T4">중심</text:span><text:span text:style-name="T10"> </text:span><text:span text:style-name="T4">프로세스</text:span><text:span text:style-name="T3">: </text:span><text:span text:style-name="T4">짧은 </text:span><text:span text:style-name="T3">CPU </text:span><text:span text:style-name="T4">버스트</text:span><text:span text:style-name="T3">, </text:span><text:span text:style-name="T4">빈번한 </text:span><text:span text:style-name="T3">I/O </text:span><text:span text:style-name="T4">요청</text:span><text:span text:style-name="T3">, </text:span><text:span text:style-name="T4">높은 사용자 상호작용</text:span></text:p>
          </draw:text-box>
        </draw:frame>
        <draw:path draw:style-name="gr2" draw:text-style-name="P4" draw:layer="layout" svg:width="0.132cm" svg:height="0.132cm" svg:x="2.672cm" svg:y="21.087cm" svg:viewBox="0 0 133 133" svg:d="M133 66c0 9-2 17-5 25-3 9-8 17-14 23s-14 11-22 14-16 5-25 5-17-2-25-5c-9-3-17-8-23-14s-11-14-14-23c-4-8-5-16-5-25s1-17 5-25c3-8 8-16 14-22s14-11 23-14c8-4 16-5 25-5s17 1 25 5c8 3 16 8 22 14s11 14 14 22 5 16 5 25z">
          <text:p/>
        </draw:path>
        <draw:frame draw:style-name="gr5" draw:text-style-name="P7" draw:layer="layout" svg:width="0.308cm" svg:height="0.277cm" svg:x="15.657cm" svg:y="20.17cm">
          <draw:text-box>
            <text:p text:style-name="P1"><text:span text:style-name="T9">[1]</text:span></text:p>
          </draw:text-box>
        </draw:frame>
        <draw:path draw:style-name="gr2" draw:text-style-name="P4" draw:layer="layout" svg:width="0.673cm" svg:height="0.349cm" svg:x="3.969cm" svg:y="20.979cm" svg:viewBox="0 0 674 350" svg:d="M30 11h274v39h-108c15 23 49 41 104 51 6 1 16 3 30 4-8 12-17 25-29 39-37-9-64-18-79-27-13-7-28-18-46-32l-9-14c1-1 0 3-4 13-7 7-14 12-19 16-23 18-49 30-79 37-13 3-21 4-21 2-1 2-3 3-4 3-4 0-17-11-37-35 43-6 77-15 103-29 13-8 23-15 30-22 2-2 4-4 5-6h-111zM152 213h26c45 0 78 8 98 25 14 10 20 24 20 40 0 46-45 69-135 69-73 0-114-17-125-52-1-5-2-10-2-16 0-30 22-50 66-60 17-4 34-6 52-6zM151 253c-35 0-59 5-70 16-3 3-4 7-4 11 0 15 18 24 55 27 8 1 16 1 24 1 54 0 86-7 96-20 1-3 2-5 2-7 0-16-18-25-56-28-5 0-11 0-17 0zM0 149h331v39h-145v42h-41v-42h-145zM454 13h32c10 0 15 4 15 13 0 2-1 8-4 18l-1 8c0 32 14 59 41 83 7 6 14 11 22 16l31 18c-11 13-20 22-26 27l-4 3c-5 0-11-3-18-8-21-15-41-33-57-56-7-10-11-20-10-30h1c1 14-10 33-33 57-19 19-34 31-46 36-6 0-15-6-30-17-1-1-4-4-9-9 32-21 53-36 63-46 17-16 28-36 32-60 1-8 2-26 1-53zM420 212h251v138h-41v-11h-169v11h-41zM630 252h-169v47h169zM630 0h33c7 0 11 4 11 12l-7 11h4v186h-41z">
          <text:p/>
        </draw:path>
        <draw:path draw:style-name="gr2" draw:text-style-name="P4" draw:layer="layout" svg:width="1.449cm" svg:height="0.346cm" svg:x="4.789cm" svg:y="20.979cm" svg:viewBox="0 0 1450 347" svg:d="M24 35h285v40h-285zM79 86h36c8 0 13 4 13 12l-9 9h5v5 1c3 41 3 62-2 62l87-6 10-83h31c8 0 13 3 13 10 0 2-2 6-5 13-3-3-3-4 1-3 0 0 0 3-1 8-4 26-7 45-8 55h55v40h-278v-40h59zM0 261h332v39h-332zM412 30h251v109h-210v32h215v40h-256v-111h210v-30h-210zM517 207h31c8 0 13 4 13 12l-8 12h5v37h144v39h-330v-39h145zM801 28h31c9 0 13 3 13 11l-7 12h4v38c0 40 13 78 38 114 0 0 1 2 4 6 9 12 16 21 22 27l11 11c1 1 2 4 4 8l-29 28c-32-32-54-62-65-88-8-18-13-28-13-30-1-1 1-2 6-4-7 36-25 70-55 103-1 1-2 3-3 4-7 7-11 10-14 11-3 0-12-5-26-14-1-1-4-2-9-5 4-6 10-13 17-20l1-2c9-9 17-19 25-30 23-32 36-65 41-100 2-17 4-43 4-80zM1004 0h33l3 2 3-1c4 3 6 7 6 11l-8 10h5v325h-42zM934 11h31c9 0 13 4 13 12l-8 11h5v292h-41v-160h-57v-40h57zM1254 26h38c8 0 13 4 13 12 0 1-2 6-4 13l-1 5c0 7 5 17 13 29 18 25 43 45 75 61 11 6 31 15 62 28l-34 34h-3c-5 0-18-6-40-18-32-18-56-37-73-58l-25-32c-1-1 0-4 3-6-17 42-53 77-109 105-12 6-19 9-21 9-4 0-14-8-29-23-2-2-6-6-11-12 44-18 74-32 89-42 29-18 47-40 54-65 2-7 3-20 3-40zM1113 261h330v39h-330z">
          <text:p/>
        </draw:path>
        <draw:polygon draw:style-name="gr2" draw:text-style-name="P4" draw:layer="layout" svg:width="0.318cm" svg:height="0.026cm" svg:x="14.042cm" svg:y="21.14cm" svg:viewBox="0 0 319 27" draw:points="0,0 319,0 319,27 0,27">
          <text:p/>
        </draw:polygon>
        <draw:frame draw:style-name="gr1" draw:text-style-name="P2" draw:layer="layout" svg:width="10.264cm" svg:height="0.535cm" svg:x="3.096cm" svg:y="21.002cm">
          <draw:text-box>
            <text:p text:style-name="P1"><text:span text:style-name="T10">CPU </text:span><text:span text:style-name="T4">중심</text:span><text:span text:style-name="T10"> </text:span><text:span text:style-name="T4">프로세스</text:span><text:span text:style-name="T3">: </text:span><text:span text:style-name="T4">긴 </text:span><text:span text:style-name="T3">CPU </text:span><text:span text:style-name="T4">버스트</text:span><text:span text:style-name="T3">, </text:span><text:span text:style-name="T4">적은 </text:span><text:span text:style-name="T3">I/O </text:span><text:span text:style-name="T4">요청</text:span><text:span text:style-name="T3">, </text:span><text:span text:style-name="T4">높은 계산 처리</text:span></text:p>
          </draw:text-box>
        </draw:frame>
        <draw:frame draw:style-name="gr5" draw:text-style-name="P7" draw:layer="layout" svg:width="0.308cm" svg:height="0.277cm" svg:x="14.043cm" svg:y="20.911cm">
          <draw:text-box>
            <text:p text:style-name="P1"><text:span text:style-name="T9">[1]</text:span></text:p>
          </draw:text-box>
        </draw:frame>
        <draw:path draw:style-name="gr2" draw:text-style-name="P4" draw:layer="layout" svg:width="2.092cm" svg:height="0.389cm" svg:x="4.099cm" svg:y="22.133cm" svg:viewBox="0 0 2093 390" svg:d="M165 29h43c9 0 14 4 14 13 0 2-1 7-4 15l-1 6c0 8 5 19 15 32 20 28 48 52 84 70 12 6 35 17 69 31l-37 39h-5c-4 0-19-6-44-20-36-20-64-43-83-67l-28-36c-1-1 0-3 4-7-19 47-60 88-123 120-13 6-21 10-24 10-4 0-15-9-32-25-2-3-6-7-13-14 50-22 83-38 100-48 33-21 54-46 62-74 2-7 3-22 3-45zM6 293h372v44h-372zM434 44h180l-3 41c-8 100-56 176-144 228 0 0-2 1-4 3l-11 5h-2c-4 0-13-8-28-23-1-1-4-4-10-10 41-24 68-42 82-55 13-12 25-26 36-42 7-11 12-17 13-15-14 4-37 8-71 12-5 1-8 1-10 2l-16 5h-3c-10 0-18-16-25-50 37-2 82-5 136-9 6-21 9-37 9-48h-129zM724 0h35c10 0 14 5 14 14l-8 11h5v365h-46zM645 12h35c10 0 14 4 14 13l-8 13h5v328h-46v-167h-65v-45h65zM886 12h310v45h-123c17 25 55 44 118 55 6 2 17 4 33 5-8 13-19 28-32 44-42-11-73-21-89-30-15-8-32-20-53-37l-9-15c1 0-1 5-5 14-8 8-16 14-22 19-26 19-55 33-88 41-16 4-24 4-24 2-2 3-3 4-5 4-4 0-18-13-41-40 48-6 87-17 116-32 15-8 26-16 33-24 3-3 4-5 6-6h-125zM893 227h292v99h-245v11h254v44h-301v-99h246v-10h-246zM853 166h372v45h-163v48h-47v-48h-162zM1290 40h183v147h-136v73h15c40 0 94-7 164-20l4 46c-74 15-151 22-230 22v-167h136v-57h-136zM1568 0h35c10 0 14 5 14 14l-8 11h5v365h-46v-197h-82v-45h82zM1834 17c30 0 55 9 75 28 18 16 27 36 27 60 0 46-21 77-62 91-14 5-31 8-50 8-33 0-60-11-80-33-14-16-22-36-22-60 0-43 20-71 59-85 16-6 33-9 53-9zM1823 62c-35 4-53 20-53 48 0 18 8 31 24 40 10 6 20 9 32 9 27 0 45-8 55-23 5-7 7-16 7-26 0-24-12-39-37-45-8-2-17-3-26-3zM1977 0h36c9 0 14 5 14 14l-9 13h5v146h70v45h-70v172h-46zM1807 198h37c8 0 13 4 13 13l-8 12h5v36l117-9v44c-6 0-35 2-89 7-1 0-3 0-4 0l-140 13c-5 0-8 1-9 1l-13 6h-3c-5 0-9-2-13-6-2-3-6-18-12-45l119-7z">
          <text:p/>
        </draw:path>
        <draw:path draw:style-name="gr2" draw:text-style-name="P4" draw:layer="layout" svg:width="1.604cm" svg:height="0.389cm" svg:x="6.334cm" svg:y="22.133cm" svg:viewBox="0 0 1605 390" svg:d="M0 44h205v44h-158v150h17c47 0 109-8 187-25l3 38-6 1 6 8-67 12c-49 8-111 12-187 12zM284 0h35c10 0 15 5 15 14l-8 12h5v364h-47zM576 29h42c10 0 15 4 15 13 0 2-2 7-4 15l-1 6c0 8 5 19 14 32 21 28 49 52 85 70 12 6 35 17 69 31l-38 39h-4c-4 0-19-6-45-20-35-20-63-43-82-67l-28-36c-1-1 0-3 4-7-19 47-60 88-123 120-14 6-22 10-24 10-4 0-15-9-32-25-2-3-6-7-13-14 50-22 83-38 100-48 33-21 54-46 62-74 2-7 3-22 3-45zM417 293h372v44h-372zM836 44h202v44h-202zM862 109h42c9 0 13 5 13 14l-10 11h6c0 2 1 39 3 112 1 5 0 7-2 8l38-7c5-42 9-88 13-137h38c8 0 13 4 13 12 0 2-2 6-4 12l-1 1-2 16-8 86c0 6-1 8-3 8 15-3 31-5 49-8v45c0 0-58 7-174 21-5 0-9 1-12 2l-12 5h-3c-5 0-9-1-12-5-3-3-7-18-13-46l45-3c24-4 27-1 10 7-1-2-4-3-7-3 0-15-2-56-6-125 0-6 0-15-1-26zM1136 0h35c10 0 14 5 14 14l-8 11h5v365h-46v-181h-35v157h-47v-354h37c8 0 13 4 13 13l-9 14h6v124h35zM1314 16h146v44h-146zM1271 80h231v44h-92c0 43 16 83 49 118 0 0 4 3 11 10l42 34 4 9-30 25c0 0-1 0-3 2-6 0-13-4-22-13-33-28-59-62-77-100-2-2 0-5 4-7-10 36-35 72-75 109-6 6-12 10-18 14l-42-26c6-7 13-13 21-19 1-1 2-1 3-1l25-24c39-34 60-79 62-131h-93zM1555 0h36c9 0 14 5 14 14l-8 11h5v365h-47v-183h-82v-46h82z">
          <text:p/>
        </draw:path>
        <draw:path draw:style-name="gr2" draw:text-style-name="P4" draw:layer="layout" svg:width="1.616cm" svg:height="0.389cm" svg:x="2.432cm" svg:y="23.403cm" svg:viewBox="0 0 1617 390" svg:d="M165 29h43c9 0 14 4 14 13 0 2-1 7-4 15l-1 6c0 9 5 20 15 33 20 28 48 52 84 70 12 6 35 16 69 30l-37 39h-4c-5 0-20-6-45-20-36-20-63-42-83-66l-27-36c-2-1-1-3 3-7-19 47-60 87-123 119-13 6-21 10-24 10-4 0-15-9-32-25-2-3-6-7-13-14 50-21 83-37 100-47 33-21 54-46 62-74 2-8 3-23 3-46zM6 293h372v44h-372zM434 44h180l-3 42c-8 99-56 175-144 227 0 0-1 1-4 3l-11 5h-2c-4 0-13-8-28-23-1-1-4-4-10-10 41-24 68-42 82-55 13-12 25-26 36-42 7-11 12-16 13-14-14 3-37 7-71 11-5 1-8 1-10 2l-16 5h-3c-10 0-18-16-25-49 37-2 82-5 137-9 5-21 8-37 9-48h-130zM724 0h36c9 0 14 5 14 14l-9 11h5v365h-46zM645 12h35c10 0 15 4 15 13l-9 13h5v328h-46v-167h-65v-44h65zM887 12h308v45h-122c17 26 55 45 117 56 6 2 17 4 33 5-8 13-19 28-32 44-42-11-71-21-88-30-15-8-32-20-53-37l-9-15c1 0-1 5-5 14-8 8-16 14-22 19-26 19-55 33-88 41-15 4-24 4-24 2-2 3-3 4-5 4-4 0-18-13-41-40 48-6 87-17 116-32 15-8 26-16 34-25 2-3 4-5 5-6h-124zM893 227h291v99h-244v11h253v44h-300v-99h245v-10h-245zM853 167h372v44h-163v48h-46v-48h-163zM1290 40h182v147h-135v73h14c40 0 95-7 164-20l4 46c-74 15-151 22-229 22v-166h135v-57h-135zM1567 0h36c10 0 14 5 14 14l-8 11h5v365h-47v-197h-82v-44h82z">
          <text:p/>
        </draw:path>
        <draw:frame draw:style-name="gr4" draw:text-style-name="P6" draw:layer="layout" svg:width="5.236cm" svg:height="0.603cm" svg:x="2.408cm" svg:y="22.159cm">
          <draw:text-box>
            <text:p text:style-name="P1"><text:span text:style-name="T8">1.3 CPU </text:span><text:span text:style-name="T7">스케줄러와</text:span><text:span text:style-name="T8"> </text:span><text:span text:style-name="T7">디스패처</text:span></text:p>
          </draw:text-box>
        </draw:frame>
        <draw:path draw:style-name="gr2" draw:text-style-name="P4" draw:layer="layout" svg:width="0.803cm" svg:height="0.389cm" svg:x="4.229cm" svg:y="23.403cm" svg:viewBox="0 0 804 390" svg:d="M22 44h198c0 16-2 33-5 52-12 65-40 117-81 158-22 21-50 42-84 62-5 3-9 5-11 5-4 0-14-8-29-23-1-1-4-5-10-10 56-31 96-61 119-89 21-25 36-55 45-90 3-15 5-22 6-22l-148 1zM300 0h35c10 0 14 5 14 14l-8 12h5v364h-46zM476 9h36c9 0 14 4 14 13l-9 12h5v77h248v45h-294zM604 240h29c50 0 87 9 110 27 15 12 23 27 23 46 0 52-51 77-153 77-81 0-128-19-140-58-1-6-2-12-2-18 0-34 25-57 74-68 18-4 38-6 59-6zM602 284c-40 0-66 6-78 18-4 4-5 8-5 13 0 16 20 26 62 30 9 1 18 2 26 2 61 0 97-8 108-24 2-2 3-5 3-8 0-17-21-27-63-30-6 0-12-1-19-1zM433 178h371v45h-371z">
          <text:p/>
        </draw:path>
        <draw:polygon draw:style-name="gr2" draw:text-style-name="P4" draw:layer="layout" svg:width="0.318cm" svg:height="0.027cm" svg:x="14.836cm" svg:y="24.473cm" svg:viewBox="0 0 319 28" draw:points="0,0 319,0 319,28 0,28">
          <text:p/>
        </draw:polygon>
        <draw:frame draw:style-name="gr4" draw:text-style-name="P6" draw:layer="layout" svg:width="2.408cm" svg:height="0.603cm" svg:x="2.408cm" svg:y="23.429cm">
          <draw:text-box>
            <text:p text:style-name="P1"><text:span text:style-name="T7">스케줄러</text:span><text:span text:style-name="T8"> </text:span><text:span text:style-name="T7">기능</text:span></text:p>
          </draw:text-box>
        </draw:frame>
        <draw:polygon draw:style-name="gr2" draw:text-style-name="P4" draw:layer="layout" svg:width="0.317cm" svg:height="0.027cm" svg:x="13.672cm" svg:y="25.029cm" svg:viewBox="0 0 318 28" draw:points="0,0 318,0 318,28 0,28">
          <text:p/>
        </draw:polygon>
        <draw:frame draw:style-name="gr5" draw:text-style-name="P7" draw:layer="layout" svg:width="0.308cm" svg:height="0.277cm" svg:x="14.837cm" svg:y="24.245cm">
          <draw:text-box>
            <text:p text:style-name="P1"><text:span text:style-name="T9">[1]</text:span></text:p>
          </draw:text-box>
        </draw:frame>
        <draw:frame draw:style-name="gr5" draw:text-style-name="P7" draw:layer="layout" svg:width="0.308cm" svg:height="0.277cm" svg:x="13.672cm" svg:y="24.801cm">
          <draw:text-box>
            <text:p text:style-name="P1"><text:span text:style-name="T9">[1]</text:span></text:p>
          </draw:text-box>
        </draw:frame>
      </draw:page>
      <draw:page draw:name="page2" draw:style-name="dp1" draw:master-page-name="master-page44">
        <draw:frame draw:style-name="gr1" draw:text-style-name="P2" draw:layer="layout" svg:width="15.126cm" svg:height="0.535cm" svg:x="2.408cm" svg:y="2.138cm">
          <draw:text-box>
            <text:p text:style-name="P1"><text:span text:style-name="T4">디스패처는 스케줄러가 선택한 프로세스에게 실제로 </text:span><text:span text:style-name="T3">CPU </text:span><text:span text:style-name="T4">제어권을 전달하는 모듈로</text:span><text:span text:style-name="T3">, </text:span><text:span text:style-name="T4">컨텍스트 스위</text:span></text:p>
          </draw:text-box>
        </draw:frame>
        <draw:frame draw:style-name="gr1" draw:text-style-name="P2" draw:layer="layout" svg:width="8.248cm" svg:height="0.535cm" svg:x="2.408cm" svg:y="2.693cm">
          <draw:text-box>
            <text:p text:style-name="P1"><text:span text:style-name="T4">칭</text:span><text:span text:style-name="T3">, </text:span><text:span text:style-name="T4">모드 전환</text:span><text:span text:style-name="T3">, </text:span><text:span text:style-name="T4">프로그램 카운터 점프 등을 수행합니다</text:span><text:span text:style-name="T3"> </text:span><text:span text:style-name="T3">.</text:span></text:p>
          </draw:text-box>
        </draw:frame>
        <draw:frame draw:style-name="gr1" draw:text-style-name="P2" draw:layer="layout" svg:width="5.363cm" svg:height="0.535cm" svg:x="2.408cm" svg:y="4.704cm">
          <draw:text-box>
            <text:p text:style-name="P1"><text:span text:style-name="T4">주요 성능 지표는 다음과 같습니다</text:span><text:span text:style-name="T3"> </text:span><text:span text:style-name="T3">:</text:span></text:p>
          </draw:text-box>
        </draw:frame>
        <draw:frame draw:style-name="gr1" draw:text-style-name="P2" draw:layer="layout" svg:width="14.827cm" svg:height="0.535cm" svg:x="2.408cm" svg:y="11.927cm">
          <draw:text-box>
            <text:p text:style-name="P1"><text:span text:style-name="T4">가장 단순한 비선점형 알고리즘으로</text:span><text:span text:style-name="T3">, </text:span><text:span text:style-name="T4">먼저 도착한 프로세스를 먼저 처리합니다</text:span><text:span text:style-name="T3"> </text:span><text:span text:style-name="T3">. </text:span><text:span text:style-name="T4">호송 효과</text:span><text:span text:style-name="T3">(convoy</text:span></text:p>
          </draw:text-box>
        </draw:frame>
        <draw:frame draw:style-name="gr1" draw:text-style-name="P2" draw:layer="layout" svg:width="13.988cm" svg:height="0.535cm" svg:x="2.408cm" svg:y="12.483cm">
          <draw:text-box>
            <text:p text:style-name="P1"><text:span text:style-name="T3">effect) </text:span><text:span text:style-name="T4">문제가 발생할 수 있어 짧은 프로세스들이 긴 프로세스 뒤에서 오래 기다리게 됩니다</text:span><text:span text:style-name="T3"> </text:span><text:span text:style-name="T3">.</text:span></text:p>
          </draw:text-box>
        </draw:frame>
        <draw:frame draw:style-name="gr1" draw:text-style-name="P2" draw:layer="layout" svg:width="15.2cm" svg:height="0.535cm" svg:x="2.408cm" svg:y="14.494cm">
          <draw:text-box>
            <text:p text:style-name="P1"><text:span text:style-name="T4">평균 대기 시간이 최적인 알고리즘으로</text:span><text:span text:style-name="T3">, </text:span><text:span text:style-name="T4">가장 짧은 </text:span><text:span text:style-name="T3">CPU </text:span><text:span text:style-name="T4">버스트를 가진 프로세스를 먼저 실행합니다</text:span><text:span text:style-name="T3"> </text:span><text:span text:style-name="T3">.</text:span></text:p>
          </draw:text-box>
        </draw:frame>
        <draw:frame draw:style-name="gr1" draw:text-style-name="P2" draw:layer="layout" svg:width="10.403cm" svg:height="0.535cm" svg:x="2.408cm" svg:y="15.049cm">
          <draw:text-box>
            <text:p text:style-name="P1"><text:span text:style-name="T4">선점형 버전은 </text:span><text:span text:style-name="T3">SRTF Shortest Remaining Time First)</text:span><text:span text:style-name="T4">라고 합니다</text:span><text:span text:style-name="T3"> </text:span><text:span text:style-name="T3">.</text:span></text:p>
          </draw:text-box>
        </draw:frame>
        <draw:frame draw:style-name="gr1" draw:text-style-name="P2" draw:layer="layout" svg:width="14.895cm" svg:height="0.535cm" svg:x="2.408cm" svg:y="17.087cm">
          <draw:text-box>
            <text:p text:style-name="P1"><text:span text:style-name="T4">각 프로세스에 우선순위를 부여하여 높은 우선순위 프로세스를 먼저 실행합니다</text:span><text:span text:style-name="T3"> </text:span><text:span text:style-name="T3">. </text:span><text:span text:style-name="T4">기아 현상을 방지</text:span></text:p>
          </draw:text-box>
        </draw:frame>
        <draw:frame draw:style-name="gr1" draw:text-style-name="P2" draw:layer="layout" svg:width="6.925cm" svg:height="0.535cm" svg:x="2.408cm" svg:y="17.642cm">
          <draw:text-box>
            <text:p text:style-name="P1"><text:span text:style-name="T4">하기 위해 에이징 기법을 사용할 수 있습니다</text:span><text:span text:style-name="T3"> </text:span><text:span text:style-name="T3">.</text:span></text:p>
          </draw:text-box>
        </draw:frame>
        <draw:frame draw:style-name="gr1" draw:text-style-name="P2" draw:layer="layout" svg:width="15.131cm" svg:height="0.535cm" svg:x="2.408cm" svg:y="19.653cm">
          <draw:text-box>
            <text:p text:style-name="P1"><text:span text:style-name="T4">시분할 시스템의 핵심 알고리즘으로</text:span><text:span text:style-name="T3">, </text:span><text:span text:style-name="T4">각 프로세스에 동일한 시간 할당량을 부여하여 순환 실행합니다</text:span></text:p>
          </draw:text-box>
        </draw:frame>
        <draw:frame draw:style-name="gr1" draw:text-style-name="P2" draw:layer="layout" svg:width="12.179cm" svg:height="0.535cm" svg:x="2.818cm" svg:y="20.209cm">
          <draw:text-box>
            <text:p text:style-name="P1"><text:span text:style-name="T3">. </text:span><text:span text:style-name="T4">공정한 </text:span><text:span text:style-name="T3">CPU </text:span><text:span text:style-name="T4">시간 분배를 보장하지만 컨텍스트 스위치 오버헤드가 발생합니다</text:span><text:span text:style-name="T3"> </text:span><text:span text:style-name="T3">.</text:span></text:p>
          </draw:text-box>
        </draw:frame>
        <draw:frame draw:style-name="gr1" draw:text-style-name="P2" draw:layer="layout" svg:width="15.1cm" svg:height="0.535cm" svg:x="2.408cm" svg:y="22.246cm">
          <draw:text-box>
            <text:p text:style-name="P1"><text:span text:style-name="T4">프로세스 유형별로 별도의 큐를 사용하며</text:span><text:span text:style-name="T3">, </text:span><text:span text:style-name="T4">각 큐마다 다른 스케줄링 알고리즘을 적용할 수 있습니다</text:span><text:span text:style-name="T3"> </text:span><text:span text:style-name="T3">.</text:span></text:p>
          </draw:text-box>
        </draw:frame>
        <draw:path draw:style-name="gr2" draw:text-style-name="P4" draw:layer="layout" svg:width="1.603cm" svg:height="0.389cm" svg:x="2.445cm" svg:y="1.231cm" svg:viewBox="0 0 1604 390" svg:d="M0 44h205v44h-158v150h16c47 0 110-8 187-25l4 38-6 1 5 8-67 11c-49 9-111 13-186 13zM284 0h35c9 0 14 5 14 14l-8 11h5v365h-46zM576 29h42c10 0 14 4 14 13 0 2-1 7-4 15l-1 6c0 8 5 19 15 32 20 28 49 53 85 71 11 6 34 16 68 30l-37 39h-4c-5 0-20-7-45-20-36-20-63-42-82-66l-28-37c-1-1 0-4 3-7-19 48-60 88-123 120-13 6-21 10-23 10-5 0-15-9-32-26-2-2-7-7-13-13 49-21 83-37 100-47 33-21 53-47 61-75 2-7 4-22 4-45zM416 293h372v44h-372zM835 44h202v44h-202zM862 109h41c9 0 13 5 13 14l-10 12h6c0 2 1 39 3 111 0 5-1 7-2 8l38-7c4-42 8-87 12-137h38c9 0 13 4 13 12 0 2-1 7-4 12v2l-2 16-8 85c-1 5-2 8-3 8 14-3 30-6 49-8v45c0 0-58 7-173 21-6 0-10 1-12 2l-12 5h-3c-5 0-9-1-13-5-3-3-7-18-12-46l45-4c22-3 26 0 9 8-1-2-3-3-7-3 0-15-1-56-5-124 0-6-1-16-1-27zM1134 0h36c9 0 14 5 14 14l-9 11h6v365h-47v-182h-35v158h-46v-354h36c9 0 13 4 13 13l-8 13h5v126h35zM1313 16h146v44h-146zM1270 79h231v45h-92c0 44 16 83 49 118 0 0 3 3 10 10l43 34 4 8-30 26c0 0-1 0-4 2-5 0-12-5-21-13-33-28-59-62-78-100-1-2 0-5 5-7-10 36-35 72-75 109-6 6-12 10-18 14l-42-26c6-7 12-13 20-19 1-1 2-1 3-1l26-24c39-34 60-78 62-131h-93zM1554 0h37c9 0 13 5 13 13l-8 12h5v365h-47v-183h-82v-45h82z">
          <text:p/>
        </draw:path>
        <draw:frame draw:style-name="gr1" draw:text-style-name="P2" draw:layer="layout" svg:width="10.62cm" svg:height="0.535cm" svg:x="2.408cm" svg:y="22.802cm">
          <draw:text-box>
            <text:p text:style-name="P1"><text:span text:style-name="T4">시스템 프로세스</text:span><text:span text:style-name="T3">, </text:span><text:span text:style-name="T4">대화형 프로세스</text:span><text:span text:style-name="T3">, </text:span><text:span text:style-name="T4">배치 프로세스 등으로 분류합니다</text:span><text:span text:style-name="T3"> </text:span><text:span text:style-name="T3">.</text:span></text:p>
          </draw:text-box>
        </draw:frame>
        <draw:path draw:style-name="gr2" draw:text-style-name="P4" draw:layer="layout" svg:width="0.811cm" svg:height="0.393cm" svg:x="4.242cm" svg:y="1.231cm" svg:viewBox="0 0 812 394" svg:d="M110 17c35 0 62 13 81 39l9 14c7 14 10 31 10 49 0 43-16 71-50 87-16 8-35 12-56 12-37 0-65-13-85-40-13-18-19-40-19-65 0-27 10-50 31-70 7-6 14-10 21-14 16-8 35-12 58-12zM101 61c-10 0-19 3-28 8-17 9-25 26-25 51 0 17 7 32 21 42 10 8 21 12 33 12 26 0 44-9 53-27 5-9 7-19 7-30 0-25-10-42-31-51-9-3-19-5-30-5zM41 244h292v150h-46v-104h-246zM287 0h37c8 0 13 4 13 13l-9 13h5v216h-46v-56h-76v-46h76v-44h-76v-45h76zM479 7h144v44h-144zM420 53h263v44h-263zM547 97c39 0 66 5 82 16 17 11 25 29 25 53 0 28-17 47-52 58-12 3-26 5-41 5-40 0-68-5-84-16-19-11-28-30-28-54 0-40 30-61 92-62 0 0 2 0 6 0zM541 139c-22 0-36 6-42 16-2 3-3 6-3 10 0 12 14 19 40 21 3 0 7 0 10 0 29 0 48-4 55-11 4-4 6-8 6-13 0-12-11-19-34-22-3 0-7-1-10-1zM469 233h282v96h-236v7h248v45h-294v-96h236v-8h-236zM705 0h36c9 0 13 5 13 13l-8 13h5v74h61v45h-61v85h-46z">
          <text:p/>
        </draw:path>
        <draw:polygon draw:style-name="gr2" draw:text-style-name="P4" draw:layer="layout" svg:width="0.317cm" svg:height="0.026cm" svg:x="11.185cm" svg:y="2.831cm" svg:viewBox="0 0 318 27" draw:points="0,0 318,0 318,27 0,27">
          <text:p/>
        </draw:polygon>
        <draw:frame draw:style-name="gr4" draw:text-style-name="P6" draw:layer="layout" svg:width="2.408cm" svg:height="0.603cm" svg:x="2.408cm" svg:y="1.257cm">
          <draw:text-box>
            <text:p text:style-name="P1"><text:span text:style-name="T7">디스패처</text:span><text:span text:style-name="T8"> </text:span><text:span text:style-name="T7">역할</text:span></text:p>
          </draw:text-box>
        </draw:frame>
        <draw:frame draw:style-name="gr5" draw:text-style-name="P7" draw:layer="layout" svg:width="0.308cm" svg:height="0.277cm" svg:x="11.185cm" svg:y="2.602cm">
          <draw:text-box>
            <text:p text:style-name="P1"><text:span text:style-name="T9">[1]</text:span></text:p>
          </draw:text-box>
        </draw:frame>
        <draw:path draw:style-name="gr2" draw:text-style-name="P4" draw:layer="layout" svg:width="1.618cm" svg:height="0.389cm" svg:x="3.147cm" svg:y="3.824cm" svg:viewBox="0 0 1619 390" svg:d="M165 29h42c10 0 14 4 14 13 0 2-1 7-3 15l-1 6c0 8 4 19 14 32 21 28 49 51 85 70 11 6 34 16 68 30l-37 39h-4c-5 0-20-7-45-20-36-20-63-42-82-66l-28-36c-1-1 0-4 3-7-19 47-60 87-123 119-13 6-21 9-23 9-5 0-15-8-32-25-2-2-7-7-13-13 49-21 83-37 100-48 33-20 53-45 61-73 3-7 4-22 4-45zM6 293h371v44h-371zM434 44h179l-3 41c-7 99-55 174-144 228 0 0-1 1-4 3l-10 5h-3c-3 0-12-8-27-23-1-1-5-5-10-10 40-24 67-43 82-56 13-12 24-26 35-42 8-11 12-16 13-14-13 3-37 7-71 11-4 0-8 1-10 1l-16 6h-3c-9 0-18-17-25-49 37-2 83-5 137-9 5-21 8-37 9-48h-129zM723 0h36c9 0 14 5 14 13l-9 12h6v365h-47zM645 12h35c9 0 14 4 14 13l-9 13h6v328h-46v-168h-65v-44h65zM886 12h309v44h-121c16 26 55 45 116 56 7 2 18 3 34 5-8 13-19 27-33 44-42-11-71-21-88-30-15-8-32-20-52-37l-10-15c1 0-1 5-5 14-8 8-15 14-22 19-25 19-55 33-87 41-16 4-24 4-25 2-1 3-3 4-4 4-6 0-20-13-43-40 49-6 88-17 118-33 14-7 25-15 33-24 2-2 4-4 5-6h-125zM893 226h292v100h-245v10h253v45h-300v-100h245v-9h-245zM852 166h373v44h-163v47h-46v-47h-164zM1293 24h201v118h-154v40c63 0 135-7 215-22l3 46c-97 15-182 23-255 23 0 0-3 0-10 0v-131h154v-29h-154zM1452 239h33c46 0 79 6 99 17 13 7 22 16 28 28 4 10 7 21 7 33 0 48-47 72-141 73-4 0-8 0-13 0-90 0-134-25-134-76 0-37 25-61 75-70 14-3 29-5 46-5zM1448 285c-32 0-54 5-65 16-3 4-5 8-5 13 0 20 31 30 91 30h5c37 0 63-2 78-8 13-5 19-13 19-22 0-7-2-13-6-17-11-8-37-12-79-12zM1567 0h37c9 0 13 4 13 13l-9 13h6v222h-47z">
          <text:p/>
        </draw:path>
        <draw:path draw:style-name="gr2" draw:text-style-name="P4" draw:layer="layout" svg:width="1.248cm" svg:height="0.389cm" svg:x="4.943cm" svg:y="3.824cm" svg:viewBox="0 0 1249 390" svg:d="M23 44h197c-1 16-3 33-6 52-12 64-38 116-80 158-22 21-49 42-84 62-4 3-8 5-11 5-4 0-13-8-29-23-1-1-4-5-10-10 57-31 97-62 120-90 20-25 35-55 44-89 4-15 6-22 6-22l-147 1zM299 0h35c10 0 15 5 15 14l-8 11h5v365h-47zM466 13h309v44h-126c6 18 31 36 74 54 23 10 50 17 82 21-11 17-20 29-28 38l-5 4c-4 0-10-1-20-4-41-12-74-28-101-49-1-1-2-1-3-2l-21-18c-3-9-5-12-5-8 0-4-2-2-4 7l-23 19c-23 20-55 36-96 49 0 0-2 0-5 2l-15 4h-2c-4 0-18-13-41-40 89-16 142-42 158-77h-128zM473 255h36c9 0 13 4 13 12l-8 15h5v54h254v45h-300zM432 183h373v44h-164v87h-46v-87h-163zM871 40h226v41c0 55-5 105-17 150l-45-6c10-54 15-101 15-141h-179zM1133 0h35c8 0 13 4 15 11-3 10-4 15-4 15v147h70v44h-70v173h-46zM932 136h37c8 0 12 4 12 12l-7 14h5v91l148-14v46c-69 6-133 12-192 17-24 3-42 4-53 5 0-4-2-2-5 4-3 2-6 3-9 3-5 0-10-3-14-9l-10-43c46-2 76-4 88-5z">
          <text:p/>
        </draw:path>
        <draw:path draw:style-name="gr2" draw:text-style-name="P4" draw:layer="layout" svg:width="0.812cm" svg:height="0.389cm" svg:x="6.311cm" svg:y="3.824cm" svg:viewBox="0 0 813 390" svg:d="M108 17h23c10 5 14 8 14 8 10-4 15-1 15 7 0 2-1 9-4 21l-1 8c0 38 16 69 49 94 5 5 11 9 17 13l39 23c-8 11-16 20-25 29-4 3-7 4-10 4-2 0-8-3-17-9-32-20-58-47-79-80 0 0 1 0 3-2-5 18-23 40-55 67-6 6-13 11-19 16l-14 8c-6 0-20-9-44-27l48-33c27-18 45-41 55-71 3-12 5-24 5-35zM192 239h33c46 0 79 6 99 17 13 7 22 16 28 28 4 10 7 21 7 33 0 48-47 72-141 73-4 0-8 0-13 0-90 0-134-25-134-76 0-37 25-61 75-70 14-3 29-5 46-5zM188 285c-32 0-54 5-65 16-3 4-5 8-5 13 0 20 31 30 91 30h5c37 0 63-2 78-8 13-5 19-13 19-22 0-7-2-13-6-17-11-8-37-12-79-12zM307 0h36c9 0 14 4 14 13l-9 13h6v223h-47v-117h-90v-44h90zM483 9h36c9 0 14 4 14 13l-9 12h6v77h248v44h-295zM612 239h29c50 0 87 9 111 28 14 12 22 27 22 45 0 52-51 78-152 78-83 0-130-19-142-58-1-6-2-12-2-18 0-34 25-58 74-69 19-4 39-6 60-6zM610 284c-40 0-66 6-79 18-3 4-5 8-5 13 0 16 21 26 63 30 9 1 18 2 27 2 60 0 96-8 108-24 2-2 3-5 3-8 0-17-21-27-63-30-7-1-13-1-20-1zM440 177h373v45h-373z">
          <text:p/>
        </draw:path>
        <draw:path draw:style-name="gr2" draw:text-style-name="P4" draw:layer="layout" svg:width="0.809cm" svg:height="0.389cm" svg:x="7.266cm" svg:y="3.824cm" svg:viewBox="0 0 810 390" svg:d="M24 44h231v44h-93v10c0 51 19 96 58 134 10 11 20 21 29 27l13 9c1 2 4 5 7 10-18 20-30 29-34 29-2 0-9-4-19-12-26-21-45-42-58-62-7-11-14-23-19-34-13 33-38 66-75 96l-18 14c-4 0-15-6-32-18-1-1-6-3-14-7 9-7 18-14 28-22 12-10 22-19 30-28 29-30 47-67 53-109 2-14 4-26 4-37h-91zM305 0h35c9 0 14 5 14 14l-8 11h5v365h-46zM465 33h319v45h-319zM527 86h38c10 0 15 5 15 14l-3 18c0 1 0 1 0 1 3 26 5 42 5 48h91l11-81h35c9 0 14 4 14 13 0 1-1 6-4 13-1 1-2 4-2 8l-8 47h61v44h-312v-44h66l-7-71zM521 220h38c9 0 13 4 13 13l-4 8 3-1c2 41 2 64 1 71-2 0-3-2-2-6h103c2-15 4-43 7-85h37c9 0 14 4 14 13l-4 12c-1 0-1 2-1 4l-4 56h88v45h-372v-45h88z">
          <text:p/>
        </draw:path>
        <draw:polygon draw:style-name="gr2" draw:text-style-name="P4" draw:layer="layout" svg:width="0.317cm" svg:height="0.026cm" svg:x="8.063cm" svg:y="4.868cm" svg:viewBox="0 0 318 27" draw:points="0,0 318,0 318,27 0,27">
          <text:p/>
        </draw:polygon>
        <draw:frame draw:style-name="gr4" draw:text-style-name="P6" draw:layer="layout" svg:width="5.24cm" svg:height="0.603cm" svg:x="2.408cm" svg:y="3.85cm">
          <draw:text-box>
            <text:p text:style-name="P1"><text:span text:style-name="T8">1.4 </text:span><text:span text:style-name="T7">스케줄링</text:span><text:span text:style-name="T8"> </text:span><text:span text:style-name="T7">기준과</text:span><text:span text:style-name="T8"> </text:span><text:span text:style-name="T7">성능</text:span><text:span text:style-name="T8"> </text:span><text:span text:style-name="T7">지표</text:span></text:p>
          </draw:text-box>
        </draw:frame>
        <draw:path draw:style-name="gr2" draw:text-style-name="P4" draw:layer="layout" svg:width="0.132cm" svg:height="0.133cm" svg:x="2.672cm" svg:y="5.714cm" svg:viewBox="0 0 133 134" svg:d="M133 68c0 8-2 17-5 25s-8 15-14 21c-6 7-14 11-22 15-8 3-16 5-25 5s-17-2-25-5c-9-4-17-8-23-15-6-6-11-13-14-21-4-8-5-17-5-25 0-9 1-18 5-26 3-8 8-16 14-22s14-11 23-14c8-4 16-6 25-6s17 2 25 6c8 3 16 8 22 14s11 14 14 22 5 17 5 26z">
          <text:p/>
        </draw:path>
        <draw:frame draw:style-name="gr5" draw:text-style-name="P7" draw:layer="layout" svg:width="0.308cm" svg:height="0.277cm" svg:x="8.063cm" svg:y="4.639cm">
          <draw:text-box>
            <text:p text:style-name="P1"><text:span text:style-name="T9">[1]</text:span></text:p>
          </draw:text-box>
        </draw:frame>
        <draw:path draw:style-name="gr2" draw:text-style-name="P4" draw:layer="layout" svg:width="1.078cm" svg:height="0.346cm" svg:x="3.963cm" svg:y="5.607cm" svg:viewBox="0 0 1079 347" svg:d="M68 2h126v39h-126zM16 41h230v39h-230zM119 76h20c37 0 62 7 74 20 8 8 12 18 12 30 0 30-28 42-84 37 0 0-5 3-16 8-32 0-54-3-66-11-15-7-22-20-22-36 0-23 18-39 53-46 10-1 19-2 29-2zM113 115c-14 0-25 2-32 7-1 1-1 2-1 3 0 6 13 9 41 9 21 0 33 0 36-1 17-1 25-4 25-8 0-7-16-10-49-10zM50 214h251v82h-210v3h220v40h-261v-83h209v-2h-209zM259 0h32c8 0 12 4 12 12l-7 11h5v86h54v39h-54v68h-42zM111 151h41v21l104-5v38l-202 9c-9 1-14 2-15 2l-12 5h-4c-5 0-9-2-12-7l-11-39 115-2c0 0 0 2 0 5zM553 4c33 0 61 5 84 16 14 7 24 16 29 27 4 7 6 17 6 29 0 40-33 62-101 67-9 1-20 1-31 1-85 0-128-24-128-72 0-15 6-29 18-40 20-18 55-27 105-28 4 0 10 0 18 0zM529 43c-32 0-55 5-67 15l-5 5c-2 2-3 6-3 9 0 17 17 27 50 32 10 1 20 2 29 2 54 0 85-8 95-23 1-3 2-6 2-9 0-18-19-28-59-30l-14-1zM529 213h25c45 0 78 8 99 24 13 11 20 24 20 41 0 46-45 69-136 69-72 0-114-17-124-52-2-5-2-10-2-16 0-30 22-50 66-61 16-3 33-5 52-5zM527 252c-35 0-58 6-69 17-3 3-5 6-5 11 0 14 19 23 55 27 8 1 16 1 24 1 54 0 86-7 96-21 2-2 3-4 3-7 0-15-19-24-56-27-6 0-12-1-18-1zM455 168l-2-25 2-8c15-2 25-4 31-4 7 0 12 4 13 11-2 5-3 8-3 9 0 0 1 6 2 17h88l3-37 37 3c5 2 8 6 8 12l-4 11-1 11h78v40h-330v-40zM783 4h260v90h-219v11h219v39h-260v-90h219v-11h-219zM783 202h260v88h-219v9h226v40h-267v-89h219v-8h-219zM747 154h332v40h-82v35h-42v-36l-85 1v35h-41v-36l-82 1z">
          <text:p/>
        </draw:path>
        <draw:path draw:style-name="gr2" draw:text-style-name="P4" draw:layer="layout" svg:width="0.132cm" svg:height="0.133cm" svg:x="2.672cm" svg:y="6.455cm" svg:viewBox="0 0 133 134" svg:d="M133 66c0 9-2 19-5 27s-8 15-14 21-14 11-22 15c-8 3-16 5-25 5s-17-2-25-5c-9-4-17-9-23-15s-11-13-14-21c-4-8-5-18-5-27 0-8 1-17 5-25 3-8 8-15 14-21s14-11 23-15c8-3 16-5 25-5s17 2 25 5c8 4 16 9 22 15s11 13 14 21 5 17 5 25z">
          <text:p/>
        </draw:path>
        <draw:path draw:style-name="gr2" draw:text-style-name="P4" draw:layer="layout" svg:width="1.099cm" svg:height="0.346cm" svg:x="3.113cm" svg:y="6.348cm" svg:viewBox="0 0 1100 347" svg:d="M54 13h129v41h-129zM16 71h205v40h-82c0 38 14 73 44 104 0 0 3 3 9 9l38 30 3 7-26 23c0 0-1 0-3 2-5 0-12-4-20-11-29-26-52-56-68-90-2-2-1-4 3-6-8 32-31 65-66 97-6 5-11 9-16 12l-37-22c5-6 11-12 18-17 1-1 1-1 3-1l22-21c35-31 53-70 55-116h-82zM268 0h32c8 0 12 4 12 12l-7 10h4v324h-41v-162h-73v-40h73zM388 36h173v130h-131v64c49 0 91-2 127-8l41-7h1c1 0 5 0 9 0l3 29c0 3-1 6-3 10l-44 8c-41 8-100 11-176 11v-147h132v-51h-132zM638 0h32c8 0 12 4 12 12l-7 10h5v324h-42zM765 21h173v106h-131v36c50 0 112-7 184-20 2 16 3 26 3 31 0 2-1 6-3 10-94 13-169 20-226 20v-116h132v-26h-132zM907 213h28c42 0 71 6 89 16 10 5 17 13 22 22s7 19 7 31c0 43-44 64-132 65-2 0-4 0-7 0-68 0-107-18-115-54-1-5-2-10-2-15 0-31 21-51 64-60 14-3 30-5 46-5zM936 253h-17c-25 1-42 2-51 3-19 4-29 12-29 24 0 17 27 26 79 26 36 0 60-3 74-8 12-5 19-12 19-21-2-16-26-24-75-24zM1005 0h32c8 0 12 4 12 11l-7 11h4v30h54v39h-54v45h54v40h-54v44h-41z">
          <text:p/>
        </draw:path>
        <draw:frame draw:style-name="gr1" draw:text-style-name="P2" draw:layer="layout" svg:width="8.047cm" svg:height="0.535cm" svg:x="3.096cm" svg:y="5.63cm">
          <draw:text-box>
            <text:p text:style-name="P1"><text:span text:style-name="T10">CPU </text:span><text:span text:style-name="T4">활용률</text:span><text:span text:style-name="T3">: CPU</text:span><text:span text:style-name="T4">가 바쁜 시간의 비율 </text:span><text:span text:style-name="T3">(</text:span><text:span text:style-name="T4">최대화 목표</text:span><text:span text:style-name="T3">)</text:span></text:p>
          </draw:text-box>
        </draw:frame>
        <draw:path draw:style-name="gr2" draw:text-style-name="P4" draw:layer="layout" svg:width="0.132cm" svg:height="0.132cm" svg:x="2.672cm" svg:y="7.196cm" svg:viewBox="0 0 133 133" svg:d="M133 66c0 9-2 18-5 26s-8 15-14 21-14 11-22 14c-8 5-16 6-25 6s-17-1-25-6c-9-3-17-8-23-14s-11-13-14-21c-4-8-5-17-5-26 0-8 1-17 5-25 3-8 8-15 14-21 6-7 14-11 23-15 8-3 16-5 25-5s17 2 25 5c8 4 16 8 22 15 6 6 11 13 14 21s5 17 5 25z">
          <text:p/>
        </draw:path>
        <draw:path draw:style-name="gr2" draw:text-style-name="P4" draw:layer="layout" svg:width="0.709cm" svg:height="0.337cm" svg:x="3.133cm" svg:y="7.089cm" svg:viewBox="0 0 710 338" svg:d="M0 22h33c8 0 12 4 12 11l-3 13v32h97v-56h33c8 0 12 4 12 12l-8 11h5v160h-181zM139 118h-97v48h97zM38 227h34c7 0 11 3 11 11l-7 11h5v50h217v39h-260zM244 0h32c8 0 12 3 12 11l-7 12h4v98h55v41h-55v111h-41zM425 1h125v40h-125zM373 42h227v39h-227zM486 79c32 0 56 4 69 12 17 9 25 23 25 42 0 33-27 50-80 51-4 0-9 0-16 0-32 0-54-3-67-11-15-8-23-23-23-42 0-34 30-52 92-52zM471 118c-20 0-32 4-34 11-1 1-1 2-1 3 0 10 16 14 48 14 23 0 38-1 45-4 5-3 8-6 8-10 0-8-12-13-37-14-3 0-6 0-8 0zM408 241h31c9 0 14 4 14 12l-8 11h5v35h217v39h-259zM614 0h32c8 0 12 3 12 11l-7 11h4v114h55v40h-55v109h-41zM466 165h41v26l104-5v39c-89 4-154 7-195 9h-19l-1 1-14 6h-4c-6 0-10-3-13-9l-10-37 115-2c0 0 0 1 0 4z">
          <text:p/>
        </draw:path>
        <draw:frame draw:style-name="gr1" draw:text-style-name="P2" draw:layer="layout" svg:width="8.187cm" svg:height="0.535cm" svg:x="3.096cm" svg:y="6.371cm">
          <draw:text-box>
            <text:p text:style-name="P1"><text:span text:style-name="T4">처리량</text:span><text:span text:style-name="T3">: </text:span><text:span text:style-name="T4">단위 시간당 완료된 프로세스 수 </text:span><text:span text:style-name="T3">(</text:span><text:span text:style-name="T4">최대화 목표</text:span><text:span text:style-name="T3">)</text:span></text:p>
          </draw:text-box>
        </draw:frame>
        <draw:path draw:style-name="gr2" draw:text-style-name="P4" draw:layer="layout" svg:width="0.737cm" svg:height="0.345cm" svg:x="3.925cm" svg:y="7.089cm" svg:viewBox="0 0 738 346" svg:d="M95 27h26c10-2 16 2 19 10l-5 19h2c0 40 4 70 11 90 8 21 22 43 42 66 13 15 26 27 39 37-5 8-12 16-22 25-4 3-7 5-9 5-4 0-11-5-20-16-20-22-34-39-42-51-3-6-6-12-10-18-10-20-13-30-10-32-7 34-27 68-62 102l-13 12c0 0-2 1-7 3l-34-24c5-7 12-14 20-21 1 0 1-1 2-1 11-10 20-20 29-31 21-27 35-59 41-97 2-9 3-19 3-29zM277 0h31c9 0 13 4 13 12l-7 10h5v324h-42zM409 27h180c-5 58-25 104-60 138-12 12-27 23-44 34-12 9-28 18-48 27-9 4-14 6-17 6s-15-11-34-33c49-19 84-37 103-52 29-23 47-49 52-80h-132zM438 226h32c8 0 12 3 12 11l-7 11h4v50h217v40h-258zM642 0h33c8 0 12 3 12 11l-8 12h5v98h54v40h-54v111h-42z">
          <text:p/>
        </draw:path>
        <draw:path draw:style-name="gr2" draw:text-style-name="P4" draw:layer="layout" svg:width="0.132cm" svg:height="0.132cm" svg:x="2.672cm" svg:y="7.937cm" svg:viewBox="0 0 133 133" svg:d="M133 67c0 9-2 17-5 25-3 9-8 16-14 22s-14 11-22 14c-8 4-16 5-25 5s-17-1-25-5c-9-3-17-8-23-14s-11-13-14-22c-4-8-5-16-5-25s1-17 5-26c3-8 8-15 14-22 6-6 14-11 23-14 8-3 16-5 25-5s17 2 25 5 16 8 22 14c6 7 11 14 14 22 3 9 5 17 5 26z">
          <text:p/>
        </draw:path>
        <draw:path draw:style-name="gr2" draw:text-style-name="P4" draw:layer="layout" svg:width="0.681cm" svg:height="0.346cm" svg:x="3.114cm" svg:y="7.829cm" svg:viewBox="0 0 682 347" svg:d="M0 39h146v40h-105v131l23-1c22-1 56-7 104-18 2 0 7-1 14-3l3 42c-68 15-126 22-172 22-2 0-6 0-13 0zM271 0h32l2 1h4c4 3 5 7 5 11l-7 11h5v324h-41v-162h-39v141h-41v-315h32c8 0 12 4 12 12l-7 11h4v111h39zM391 39h176c-1 14-3 30-6 46-10 57-33 104-70 140-20 19-45 37-75 56-4 3-8 5-10 5-3 0-12-8-25-22-1-1-4-4-9-9 50-27 85-54 106-79 18-22 31-49 39-79 3-13 5-20 6-19l-132 1zM638 0h32c8 0 12 4 12 13l-7 10h5v324h-42z">
          <text:p/>
        </draw:path>
        <draw:frame draw:style-name="gr1" draw:text-style-name="P2" draw:layer="layout" svg:width="8.188cm" svg:height="0.535cm" svg:x="3.096cm" svg:y="7.112cm">
          <draw:text-box>
            <text:p text:style-name="P1"><text:span text:style-name="T4">반환</text:span><text:span text:style-name="T10"> </text:span><text:span text:style-name="T4">시간</text:span><text:span text:style-name="T3">: </text:span><text:span text:style-name="T4">제출부터 완료까지의 총 시간 </text:span><text:span text:style-name="T3">(</text:span><text:span text:style-name="T4">최소화 목표</text:span><text:span text:style-name="T3">)</text:span></text:p>
          </draw:text-box>
        </draw:frame>
        <draw:path draw:style-name="gr2" draw:text-style-name="P4" draw:layer="layout" svg:width="0.737cm" svg:height="0.346cm" svg:x="3.925cm" svg:y="7.829cm" svg:viewBox="0 0 738 347" svg:d="M95 28h26c10-2 16 2 19 10l-5 19h2c0 40 4 70 11 90 8 20 22 42 42 66 13 15 26 27 39 37-5 7-12 16-22 25-4 3-7 6-9 6-4 0-11-6-20-17-20-22-34-39-42-51-3-6-6-12-10-18-10-20-13-31-10-32-7 34-27 68-62 102l-13 12c0 0-2 1-7 3l-34-24c5-7 12-14 20-21 1-1 1-1 2-1 11-10 20-20 29-31 21-27 35-59 41-97 2-10 3-19 3-29zM277 0h31c9 0 13 4 13 13l-7 10h5v324h-42zM409 28h180c-5 58-25 104-60 138-12 12-27 23-44 34-12 9-28 17-48 27-9 4-14 6-17 6s-15-11-34-33c49-20 84-37 103-53 29-22 47-49 52-79h-132zM438 226h32c8 0 12 4 12 12l-7 11h4v50h217v40h-258zM642 0h33c8 0 12 4 12 12l-8 12h5v98h54v40h-54v111h-42z">
          <text:p/>
        </draw:path>
        <draw:path draw:style-name="gr2" draw:text-style-name="P4" draw:layer="layout" svg:width="0.132cm" svg:height="0.132cm" svg:x="2.672cm" svg:y="8.678cm" svg:viewBox="0 0 133 133" svg:d="M133 66c0 9-2 17-5 25s-8 17-14 23-14 11-22 14-16 5-25 5-17-2-25-5c-9-3-17-8-23-14s-11-15-14-23c-4-8-5-16-5-25s1-17 5-25c3-8 8-16 14-22s14-11 23-14c8-3 16-5 25-5s17 2 25 5 16 8 22 14 11 14 14 22 5 16 5 25z">
          <text:p/>
        </draw:path>
        <draw:path draw:style-name="gr2" draw:text-style-name="P4" draw:layer="layout" svg:width="0.719cm" svg:height="0.349cm" svg:x="3.123cm" svg:y="8.57cm" svg:viewBox="0 0 720 350" svg:d="M165 8c57 0 95 10 114 30l7 9c6 10 9 20 9 32 0 40-34 62-101 67-9 1-19 2-29 2-38 0-70-6-93-16-9-4-16-9-21-14-10-11-14-25-14-43 0-38 31-60 95-66 10-1 21-1 33-1zM152 47c-34 0-57 6-68 17l-3 5-2 6c0 1 0 2 0 3 0 16 17 26 53 30 8 0 16 1 24 1 53 0 85-8 94-23 2-3 2-5 2-8 0-18-19-28-58-30-5 0-9-1-14-1zM153 212h25c45 0 78 8 99 25 13 10 20 24 20 40 0 47-45 70-136 70-73 0-115-17-125-53-2-5-2-10-2-16 0-30 22-50 66-60 17-4 34-6 53-6zM151 252c-35 0-59 5-70 16-3 3-5 7-5 11 0 15 19 24 56 28 8 1 16 1 24 1 54 0 86-8 96-21 2-3 3-5 3-7 0-16-19-25-56-27-6-1-12-1-18-1zM0 158h331v39h-331zM387 24h181v40h-139v89h22c44 0 98-8 160-22 2 19 3 31 3 36l-4 6-57 10c-44 7-100 11-166 11zM414 203h33c8 0 11 4 11 12l-7 11h4v14h169v-37h32c8 0 13 4 13 12l-8 11h5v124h-42v-11h-169v11h-41zM624 279h-169v19h169zM624 0h33c8 0 12 4 12 12l-8 11h5v62h54v39h-54v76h-42z">
          <text:p/>
        </draw:path>
        <draw:frame draw:style-name="gr1" draw:text-style-name="P2" draw:layer="layout" svg:width="7.171cm" svg:height="0.535cm" svg:x="3.096cm" svg:y="7.853cm">
          <draw:text-box>
            <text:p text:style-name="P1"><text:span text:style-name="T4">대기</text:span><text:span text:style-name="T10"> </text:span><text:span text:style-name="T4">시간</text:span><text:span text:style-name="T3">: </text:span><text:span text:style-name="T4">준비 큐에서 보낸 시간 </text:span><text:span text:style-name="T3">(</text:span><text:span text:style-name="T4">최소화 목표</text:span><text:span text:style-name="T3">)</text:span></text:p>
          </draw:text-box>
        </draw:frame>
        <draw:path draw:style-name="gr2" draw:text-style-name="P4" draw:layer="layout" svg:width="0.737cm" svg:height="0.346cm" svg:x="3.925cm" svg:y="8.57cm" svg:viewBox="0 0 738 347" svg:d="M95 27h26c10-1 16 2 19 11l-5 19h2c0 39 4 69 11 90 8 20 22 42 42 66 13 14 26 28 39 38-5 7-12 16-22 25-4 3-7 5-9 5-4 0-11-6-20-16-20-22-34-41-42-52-3-6-6-12-10-18-10-20-13-31-10-32-7 34-27 69-62 102l-13 12c0 0-2 1-7 3l-34-23c5-7 12-14 20-21 1-1 1-1 2-1 11-11 20-22 29-32 21-27 35-59 41-97 2-10 3-20 3-29zM277 0h31c9 0 13 4 13 12l-7 11h5v324h-42zM409 28h180c-5 58-25 104-60 138-12 11-27 23-44 34-12 8-28 17-48 27-9 5-14 7-17 7s-15-12-34-34c49-20 84-37 103-53 29-22 47-49 52-79h-132zM438 226h32c8 0 12 5 12 12l-7 12h4v49h217v40h-258zM642 0h33c8 0 12 4 12 12l-8 11h5v99h54v39h-54v113h-42z">
          <text:p/>
        </draw:path>
        <draw:frame draw:style-name="gr1" draw:text-style-name="P2" draw:layer="layout" svg:width="8.188cm" svg:height="0.535cm" svg:x="3.096cm" svg:y="8.594cm">
          <draw:text-box>
            <text:p text:style-name="P1"><text:span text:style-name="T4">응답</text:span><text:span text:style-name="T10"> </text:span><text:span text:style-name="T4">시간</text:span><text:span text:style-name="T3">: </text:span><text:span text:style-name="T4">요청부터 첫 응답까지의 시간 </text:span><text:span text:style-name="T3">(</text:span><text:span text:style-name="T4">최소화 목표</text:span><text:span text:style-name="T3">)</text:span></text:p>
          </draw:text-box>
        </draw:frame>
        <draw:path draw:style-name="gr2" draw:text-style-name="P4" draw:layer="layout" svg:width="1.618cm" svg:height="0.389cm" svg:x="3.12cm" svg:y="9.724cm" svg:viewBox="0 0 1619 390" svg:d="M165 29h43c9 0 14 5 14 13 0 2-1 7-4 15l-1 6c0 8 5 19 15 32 20 29 48 52 84 70 12 6 35 16 69 30l-37 40h-4c-5 0-20-6-45-20-36-21-64-43-83-67l-28-36c-1-1 0-3 4-7-19 48-60 87-123 120-13 6-21 10-24 10-4 0-15-9-32-25-2-3-6-7-13-15 50-21 83-36 100-47 33-21 54-46 62-74 2-7 3-22 3-45zM6 293h372v44h-372zM434 44h180l-3 41c-8 99-56 176-144 228 0 0-2 1-4 3l-11 5h-2c-4 0-13-8-28-23-1-1-4-4-10-10 41-24 68-42 82-55 13-12 25-26 36-43 7-11 12-16 13-14-14 3-37 7-71 11-5 1-8 1-10 2l-16 5h-3c-10 0-18-16-25-49 37-2 82-5 136-9 6-21 9-37 9-48h-129zM724 0h36c9 0 13 5 13 14l-8 11h5v365h-46zM645 12h35c10 0 15 4 15 13l-9 13h5v328h-46v-167h-65v-45h65zM886 12h310v45h-122c17 25 55 44 117 55 6 2 17 4 33 5-8 13-19 28-32 44-42-11-72-21-88-30-15-8-32-20-53-37l-9-15c1 0-1 5-5 14-8 8-16 14-22 19-26 19-55 33-88 41-16 4-25 4-25 2-2 3-3 4-5 4-4 0-18-13-41-40 48-6 88-17 117-32 15-8 26-16 33-24 3-3 4-4 6-6h-126zM893 228h292v98h-244v11h253v44h-301v-99h246v-10h-246zM853 166h372v45h-162v48h-46v-48h-164zM1293 24h201v118h-154v41c64 0 136-8 216-22l2 46c-96 16-181 23-254 23 0 0-4 0-11 0v-132h155v-29h-155zM1452 241h34c46 0 79 5 98 16 13 7 22 16 28 27 5 10 7 21 7 33 0 48-47 72-141 73-3 0-7 0-13 0-89 0-134-25-134-76 0-37 25-60 75-69 14-3 30-4 46-4zM1449 285c-33 0-55 6-65 16-3 4-5 9-5 14 0 20 30 30 90 30h5c38 0 64-3 78-9 13-5 20-12 20-22 0-7-3-13-7-16-10-9-36-13-78-13zM1568 0h36c9 0 13 5 13 13l-8 13h5v224h-46z">
          <text:p/>
        </draw:path>
        <draw:path draw:style-name="gr2" draw:text-style-name="P4" draw:layer="layout" svg:width="1.636cm" svg:height="0.393cm" svg:x="4.931cm" svg:y="9.724cm" svg:viewBox="0 0 1637 394" svg:d="M112 14c38 0 67 14 85 43l8 15 5 19c1 9 2 18 2 25 0 36-16 62-48 78-18 9-37 13-59 13-36 0-63-12-84-36-14-18-21-39-21-64 0-35 16-61 48-78 19-10 40-15 64-15zM101 58c-18 0-33 7-43 22-7 8-10 19-10 30 0 19 8 34 23 44 10 6 21 9 34 9 32 0 52-13 57-37 2-6 3-12 3-19 0-18-8-32-24-41-9-5-19-8-30-8zM43 226h283v101h-236v10h247v44h-294v-99h236v-11h-236zM279 0h36c9 0 14 5 14 14l-9 12h6v70h61v44h-61v85h-47zM453 38h301c-4 92-8 157-14 196-2 10-4 23-7 39l-47-6c8-46 12-72 13-80 4-39 6-73 6-104h-252zM552 162h35 2c8 0 13 4 13 13l-8 13h5v113h190v45h-371v-45h134zM851 40h195v146h-148v73c55 0 102-4 142-10l47-7h1c2 0 5 0 11 0l3 33c0 3-1 6-3 11l-50 9c-46 9-112 13-198 13v-167h148v-57h-148zM1132 0h36c9 0 14 5 14 14l-8 12h5v364h-47zM1299 19h308v45h-122c9 19 39 37 88 53 15 5 35 10 59 13-6 14-14 26-23 38l-6 5c-6 0-14-1-23-4-49-13-90-37-124-73 0 1-4 5-13 12-31 27-69 46-112 59-11 3-18 4-21 4-4 0-14-8-29-26-3-2-6-7-10-15 54-9 96-23 125-41 18-12 29-20 31-25h-128zM1306 246h291v148h-47v-13h-198v13h-46zM1550 292h-198v45h198zM1265 181h372v45h-372z">
          <text:p/>
        </draw:path>
        <draw:path draw:style-name="gr2" draw:text-style-name="P4" draw:layer="layout" svg:width="1.66cm" svg:height="0.402cm" svg:x="2.42cm" svg:y="11.011cm" svg:viewBox="0 0 1661 403" svg:d="M110 32h36c12 0 17 6 17 17 0 3-1 10-4 23l-2 9c0 42 18 79 54 113 12 12 30 24 52 36-9 12-18 22-26 31l-7 7c-50-34-82-73-96-118 5 4 4 10-1 19-16 28-37 53-61 75-12 8-23 16-36 23-14-11-26-22-36-32 9-6 20-14 32-23 42-32 67-67 75-104 2-12 4-32 3-61 0 0 0-6 0-15zM79 265h37c7 0 12 4 13 11-2 9-3 15-3 15v55h244v45h-291zM310 10h36c9 0 14 4 14 13l-9 13h5v279h-46v-149h-81v-45h81zM557 26c35 0 62 13 81 40l8 14c8 15 11 31 11 49 0 42-17 71-50 87-16 8-35 12-56 12-37 0-66-14-85-41-13-17-19-39-19-63 0-27 10-51 31-70 6-6 14-12 21-16 15-8 34-12 58-12zM548 72c-10 0-19 2-28 7-17 10-25 27-25 51 0 17 7 31 21 42 10 7 21 11 33 11 26 0 43-9 53-26 5-8 7-18 7-30 0-25-11-42-32-50-9-3-19-5-29-5zM497 239h36c9 0 13 5 13 14l-8 12h5v15h190v-41h36c9 0 14 4 14 13l-9 13h6v138h-47v-12h-190v12h-46zM733 324h-190v22h190zM733 10h37c9 0 13 4 13 13l-9 12h6v201h-47zM957 32h36c11 0 17 6 17 17 0 3-1 10-5 23l-1 9c0 42 18 79 53 113 13 12 30 24 52 36-8 12-17 22-26 31l-6 7c-50-34-82-73-97-118h1c4 4 4 10-1 19-17 28-37 53-62 75-10 8-21 16-34 23-14-11-26-22-36-32 9-6 20-14 32-23 41-32 65-67 74-104 2-12 3-32 3-61 0 0 0-6 0-15zM926 265h37c7 0 11 4 13 11-3 9-4 15-4 15v55h245v45h-291zM1156 10h37c9 0 13 4 13 13l-8 13h5v279h-47v-149h-80v-45h80zM1397 0h156v45h-156zM1330 51h290v45h-108c15 16 42 29 83 37 2 1 3 1 5 1l51 9-32 41c-44-8-77-19-99-31-14-8-30-18-48-32 3-4 5-2 4 6-2-1-2-1-1 1-10 7-20 14-29 19-26 15-53 25-82 30l-30 6-38-42c60-7 101-16 123-29 15-8 24-13 25-16h-114zM1330 237h291v99h-245v10h253v45h-299v-100h244v-9h-244zM1289 183h372v45h-163v39h-46v-40l-163 1z">
          <text:p/>
        </draw:path>
        <draw:frame draw:style-name="gr4" draw:text-style-name="P6" draw:layer="layout" svg:width="3.864cm" svg:height="0.603cm" svg:x="2.408cm" svg:y="9.75cm">
          <draw:text-box>
            <text:p text:style-name="P1"><text:span text:style-name="T8">1.5 </text:span><text:span text:style-name="T7">스케줄링</text:span><text:span text:style-name="T8"> </text:span><text:span text:style-name="T7">알고리즘</text:span></text:p>
          </draw:text-box>
        </draw:frame>
        <draw:polygon draw:style-name="gr2" draw:text-style-name="P4" draw:layer="layout" svg:width="0.318cm" svg:height="0.027cm" svg:x="15.259cm" svg:y="12.064cm" svg:viewBox="0 0 319 28" draw:points="0,0 319,0 319,28 0,28">
          <text:p/>
        </draw:polygon>
        <draw:frame draw:style-name="gr4" draw:text-style-name="P6" draw:layer="layout" svg:width="3.005cm" svg:height="0.603cm" svg:x="2.408cm" svg:y="11.047cm">
          <draw:text-box>
            <text:p text:style-name="P1"><text:span text:style-name="T7">선입선출</text:span><text:span text:style-name="T8"> </text:span><text:span text:style-name="T8">(FCFS)</text:span></text:p>
          </draw:text-box>
        </draw:frame>
        <draw:polygon draw:style-name="gr2" draw:text-style-name="P4" draw:layer="layout" svg:width="0.318cm" svg:height="0.027cm" svg:x="17.455cm" svg:y="12.62cm" svg:viewBox="0 0 319 28" draw:points="0,0 319,0 319,28 0,28">
          <text:p/>
        </draw:polygon>
        <draw:frame draw:style-name="gr5" draw:text-style-name="P7" draw:layer="layout" svg:width="0.308cm" svg:height="0.277cm" svg:x="15.26cm" svg:y="11.836cm">
          <draw:text-box>
            <text:p text:style-name="P1"><text:span text:style-name="T9">[1]</text:span></text:p>
          </draw:text-box>
        </draw:frame>
        <draw:path draw:style-name="gr2" draw:text-style-name="P4" draw:layer="layout" svg:width="0.82cm" svg:height="0.388cm" svg:x="2.434cm" svg:y="13.614cm" svg:viewBox="0 0 821 389" svg:d="M73 16h149v45h-149zM26 76h243v44h-98c0-2 3 1 8 9 20 27 57 49 114 65l-32 39c-21-5-45-17-72-35-12-9-22-16-27-23l-12-13c-8 13-31 31-69 52-9 5-16 9-24 12-10 4-15 6-17 6-4 0-13-7-28-23-2-1-5-5-12-12 76-26 117-54 123-82 0 0 2 0 4 1l-101 4zM295 0h35c9 0 14 4 14 13l-8 12h5v364h-46zM123 204h36c10 0 15 4 15 14l-9 12h5v33l108-8c1 0 4 0 11 0v43l-195 18c-22 2-38 3-49 4 0-3-2-1-6 4-3 2-6 3-9 3-8 0-13-3-14-11l-11-40c75-6 114-9 118-9zM441 31h204v45h-157v113h25c43 0 103-8 181-24 2 20 3 32 3 35s-1 7-3 12l-65 11c-50 8-113 12-188 12zM483 255h37c8 0 12 4 12 12l-7 13h5v56h244v45h-291zM713 0h37c9 0 13 4 13 13l-8 13h5v110h61v46h-61v125h-47z">
          <text:p/>
        </draw:path>
        <draw:frame draw:style-name="gr5" draw:text-style-name="P7" draw:layer="layout" svg:width="0.308cm" svg:height="0.277cm" svg:x="17.456cm" svg:y="12.392cm">
          <draw:text-box>
            <text:p text:style-name="P1"><text:span text:style-name="T9">[1]</text:span></text:p>
          </draw:text-box>
        </draw:frame>
        <draw:path draw:style-name="gr2" draw:text-style-name="P4" draw:layer="layout" svg:width="0.771cm" svg:height="0.392cm" svg:x="3.383cm" svg:y="13.614cm" svg:viewBox="0 0 772 393" svg:d="M26 27h222v44h-87c0 34 16 62 48 86 5 3 9 6 15 9 19 11 35 19 47 24-8 11-17 21-27 29-4 4-8 5-10 5-4 0-9-2-16-7-31-19-56-42-78-71-5-8-6-13-2-15-14 30-33 54-58 72-6 5-12 10-20 15l-17 10c-6 0-16-6-31-19-2-2-6-5-12-11 46-27 76-50 92-70 15-19 23-38 23-57h-89zM48 243h292v150h-46v-105h-246zM294 0h36c9 0 13 4 13 13l-8 12h5v78h61v45h-61v93h-46zM546 16c36 0 63 13 82 39l8 14c7 15 11 31 11 49 0 42-17 71-50 87-16 8-35 12-56 12-37 0-66-14-85-41-13-17-20-39-20-64 0-26 11-50 32-69 6-6 13-11 21-15 15-8 34-12 57-12zM537 61c-9 0-18 2-27 7-17 10-25 27-25 51 0 17 7 31 21 42 10 7 21 11 33 11 26 0 43-9 53-26 5-8 7-18 7-30 0-25-11-42-31-50-9-3-19-5-31-5zM486 228h36c9 0 14 5 14 14l-9 12h6v15h190v-41h35c10 0 14 4 14 13l-8 13h5v139h-46v-12h-190v12h-47zM723 314h-190v22h190zM723 0h36c9 0 13 4 13 13l-8 13h5v202h-46v-84h-82v-44h82z">
          <text:p/>
        </draw:path>
        <draw:path draw:style-name="gr2" draw:text-style-name="P4" draw:layer="layout" svg:width="0.774cm" svg:height="0.388cm" svg:x="4.343cm" svg:y="13.614cm" svg:viewBox="0 0 775 389" svg:d="M184 12c99 0 149 27 149 79 0 16-2 29-8 39-17 33-68 49-150 49-54 0-92-11-116-34-14-13-21-30-21-50 0-48 38-75 113-82 10 0 21-1 33-1zM174 57c-38 0-64 6-79 20-6 5-9 11-9 19 0 19 21 31 64 36 9 1 19 2 30 2 70 0 105-13 105-39 0-21-21-34-63-37-7-1-13-1-21-1zM0 200h372v44h-163v145h-46v-145h-163zM515 22h36c11 0 17 6 17 16 0 3-2 10-5 22l-1 10c0 42 17 79 53 114 13 12 30 24 52 35-9 13-17 23-26 32l-7 7c-49-34-81-73-96-119h1c4 4 4 10-2 19-16 29-36 54-61 75-10 9-22 17-35 24-14-11-26-22-36-32 10-6 20-14 32-23 41-32 66-68 74-105 3-12 4-32 4-61 0 0 0-5 0-14zM484 255h37c7 0 11 4 12 11-2 9-3 14-3 15v55h245v45h-291zM715 0h36c9 0 14 4 14 13l-9 13h6v279h-47v-151h-82v-44h82z">
          <text:p/>
        </draw:path>
        <draw:polygon draw:style-name="gr2" draw:text-style-name="P4" draw:layer="layout" svg:width="0.318cm" svg:height="0.027cm" svg:x="18.672cm" svg:y="14.657cm" svg:viewBox="0 0 319 28" draw:points="0,0 319,0 319,28 0,28">
          <text:p/>
        </draw:polygon>
        <draw:frame draw:style-name="gr4" draw:text-style-name="P6" draw:layer="layout" svg:width="3.676cm" svg:height="0.603cm" svg:x="2.408cm" svg:y="13.64cm">
          <draw:text-box>
            <text:p text:style-name="P1"><text:span text:style-name="T7">최단</text:span><text:span text:style-name="T8"> </text:span><text:span text:style-name="T7">작업</text:span><text:span text:style-name="T8"> </text:span><text:span text:style-name="T7">우선</text:span><text:span text:style-name="T8"> </text:span><text:span text:style-name="T8">(SJF)</text:span></text:p>
          </draw:text-box>
        </draw:frame>
        <draw:polygon draw:style-name="gr2" draw:text-style-name="P4" draw:layer="layout" svg:width="0.317cm" svg:height="0.026cm" svg:x="13.196cm" svg:y="15.213cm" svg:viewBox="0 0 318 27" draw:points="0,0 318,0 318,27 0,27">
          <text:p/>
        </draw:polygon>
        <draw:frame draw:style-name="gr5" draw:text-style-name="P7" draw:layer="layout" svg:width="0.308cm" svg:height="0.277cm" svg:x="18.673cm" svg:y="14.429cm">
          <draw:text-box>
            <text:p text:style-name="P1"><text:span text:style-name="T9">[1]</text:span></text:p>
          </draw:text-box>
        </draw:frame>
        <draw:path draw:style-name="gr2" draw:text-style-name="P4" draw:layer="layout" svg:width="1.611cm" svg:height="0.389cm" svg:x="2.438cm" svg:y="16.18cm" svg:viewBox="0 0 1612 390" svg:d="M184 13c99 0 149 26 149 79 0 16-2 28-8 38-17 32-68 48-150 48-54 0-92-11-116-33-14-13-21-29-21-50 0-48 38-75 113-81 10-1 21-1 33-1zM174 57c-38 0-64 7-79 20-6 5-9 12-9 20 0 19 21 31 64 35 9 1 19 2 30 2 70 0 105-13 105-38 0-22-21-34-63-38-7 0-13-1-21-1zM0 199h372v45h-163v146h-46v-146h-163zM515 23h36c11 0 17 5 17 15 0 3-2 11-5 23l-1 9c0 42 17 80 53 113 13 12 30 24 52 36-9 12-17 23-26 31l-7 7c-49-34-81-73-96-118h1c4 4 4 11-2 19-16 29-36 53-61 75-10 9-22 17-35 24-14-12-26-23-36-33 10-6 20-13 32-22 41-32 66-67 74-105 3-11 4-32 4-61 0 0 0-4 0-13zM484 254h37c7 0 11 4 12 11-2 10-3 15-3 16v55h244v45h-290zM714 0h36c9 0 14 5 14 13l-9 13h6v279h-47v-150h-81v-45h81zM1008 4h36c10 0 14 5 14 13l-6 9h5c0 23 23 47 70 72 26 13 55 23 88 32l-33 41c-51-17-91-38-120-61-10-8-18-15-24-23l-10-12c0 0 2-1 5-4 2 6-2 13-11 21-34 34-79 60-136 79l-37-42c68-15 114-37 139-65 13-15 20-35 20-60zM887 254h37c9 0 13 4 13 12l-8 15h5v55h253v45h-300zM847 183h372v44h-163v87h-46v-87h-163zM1421 12c28 0 52 8 71 26l10 10c9 11 14 24 16 38 0 3 0 5 0 8 0 51-28 80-85 86-8 1-16 1-25 1-31 0-57-8-77-26-18-15-27-34-27-58 0-38 21-65 63-78 16-5 34-7 54-7zM1352 97c0 18 10 30 30 36 8 3 17 4 27 4 27 0 46-7 56-20 4-6 6-12 6-20 0-17-10-29-30-36-10-3-20-5-30-5-24 0-41 6-51 18-5 7-8 15-8 23zM1561 0h37c9 0 14 5 14 14l-9 11h5v365h-47zM1262 206c128-6 225-10 291-13v44l-124 8c-1 0-2-3-2-8l8 140h-47v-129c-13 1-39 3-77 6-1 0-5 1-12 4-4 2-8 3-12 3-7 0-12-4-14-11z">
          <text:p/>
        </draw:path>
        <draw:frame draw:style-name="gr5" draw:text-style-name="P7" draw:layer="layout" svg:width="0.308cm" svg:height="0.277cm" svg:x="13.196cm" svg:y="14.985cm">
          <draw:text-box>
            <text:p text:style-name="P1"><text:span text:style-name="T9">[1]</text:span></text:p>
          </draw:text-box>
        </draw:frame>
        <draw:path draw:style-name="gr2" draw:text-style-name="P4" draw:layer="layout" svg:width="1.617cm" svg:height="0.389cm" svg:x="4.232cm" svg:y="16.18cm" svg:viewBox="0 0 1618 390" svg:d="M164 29h43c9 0 14 4 14 13 0 2-1 7-4 15l-1 6c0 8 5 19 15 32 20 28 48 51 84 70 12 6 35 16 69 30l-37 39h-4c-5 0-20-7-45-20-36-20-63-42-83-66l-27-36c-2-1 0-4 3-7-19 47-60 87-123 119-13 6-21 9-24 9-4 0-14-8-31-25-3-2-7-7-13-13 49-21 83-37 100-48 33-20 53-45 61-73 2-7 3-22 3-45zM5 292h372v44h-372zM434 44h179l-3 41c-8 99-56 174-144 227 0 0-1 1-4 3l-10 5h-3c-3 0-13-8-28-23-1-1-4-5-10-10 41-24 68-42 82-55 13-12 25-26 36-42 8-11 12-16 13-14-13 3-37 7-71 11-5 1-8 1-10 1l-16 6h-3c-10 0-18-16-25-49 37-2 83-5 137-9 5-21 8-37 9-48h-129zM723 0h36c9 0 14 5 14 14l-9 11h5v365h-46zM644 12h35c10 0 15 4 15 13l-9 13h6v328h-47v-168h-64v-44h64zM886 12h308v44h-121c16 26 55 45 116 56 6 2 18 3 34 5-9 13-19 28-33 44-42-11-71-21-88-30-15-8-32-20-52-37l-10-15c1 0-1 5-5 14-8 8-15 14-22 19-26 19-55 33-88 41-15 4-23 4-24 2-2 3-3 4-5 4-4 0-18-13-41-40 48-6 87-17 116-33 15-7 26-15 34-24 2-2 4-4 5-6h-124zM893 226h290v99h-244v10h253v46h-299v-101h244v-9h-244zM852 166h372v44h-163v47h-46v-47h-163zM1292 24h201v118h-154v40c63 0 136-7 216-22l3 46c-97 15-183 23-256 23 0 0-4 0-10 0v-131h155v-29h-155zM1451 239h34c46 0 79 6 99 17 12 6 22 16 27 27 5 10 7 21 7 33 0 49-47 73-140 74-4 0-8 0-14 0-90 0-135-25-135-77 0-37 25-60 75-69 15-3 31-5 47-5zM1448 284c-34 0-55 5-66 16-3 4-5 8-5 14 0 20 30 30 91 30h5c38 0 64-3 79-9 12-5 19-13 19-22 0-7-2-13-7-16-10-9-36-13-78-13zM1567 0h37c8 0 13 4 13 13l-9 13h5v223h-46z">
          <text:p/>
        </draw:path>
        <draw:polygon draw:style-name="gr2" draw:text-style-name="P4" draw:layer="layout" svg:width="0.317cm" svg:height="0.028cm" svg:x="15.524cm" svg:y="17.25cm" svg:viewBox="0 0 318 29" draw:points="0,0 318,0 318,29 0,29">
          <text:p/>
        </draw:polygon>
        <draw:frame draw:style-name="gr4" draw:text-style-name="P6" draw:layer="layout" svg:width="3.172cm" svg:height="0.603cm" svg:x="2.408cm" svg:y="16.206cm">
          <draw:text-box>
            <text:p text:style-name="P1"><text:span text:style-name="T7">우선순위</text:span><text:span text:style-name="T8"> </text:span><text:span text:style-name="T7">스케줄링</text:span></text:p>
          </draw:text-box>
        </draw:frame>
        <draw:polygon draw:style-name="gr2" draw:text-style-name="P4" draw:layer="layout" svg:width="0.318cm" svg:height="0.026cm" svg:x="9.756cm" svg:y="17.806cm" svg:viewBox="0 0 319 27" draw:points="0,0 319,0 319,27 0,27">
          <text:p/>
        </draw:polygon>
        <draw:frame draw:style-name="gr5" draw:text-style-name="P7" draw:layer="layout" svg:width="0.308cm" svg:height="0.277cm" svg:x="15.524cm" svg:y="17.022cm">
          <draw:text-box>
            <text:p text:style-name="P1"><text:span text:style-name="T9">[1]</text:span></text:p>
          </draw:text-box>
        </draw:frame>
        <draw:path draw:style-name="gr2" draw:text-style-name="P4" draw:layer="layout" svg:width="1.21cm" svg:height="0.389cm" svg:x="2.447cm" svg:y="18.773cm" svg:viewBox="0 0 1211 390" svg:d="M0 39h195v148h-148v72c55 0 102-3 143-9l46-8h1c2 0 6 0 11 0l3 33c0 3-1 6-3 11l-50 9c-46 8-112 13-198 13v-166h149v-57h-149zM268 0h35c8 0 12 4 15 11-3 10-4 15-4 15v137h70v44h-70v183h-46zM597 9c57 0 97 7 120 23 21 15 32 35 32 60 0 45-37 70-110 78-12 1-26 1-41 1-92 0-140-25-144-74-1-3-1-5-1-8 0-43 33-70 98-78 14-2 30-2 46-2zM587 54c-37 0-63 6-78 18-6 5-9 11-9 18 0 24 33 36 100 36 0 0 2 0 5 0 49 0 79-7 92-22 3-4 4-8 4-13 0-19-17-31-53-35-8-1-16-2-24-2zM455 255h36c9 0 14 4 14 12l-9 14h5v55h254v45h-300zM414 184h373v44h-163v86h-46v-86h-164zM884 41h289v46h-243v91h243v45h-289zM839 293h372v44h-372z">
          <text:p/>
        </draw:path>
        <draw:frame draw:style-name="gr5" draw:text-style-name="P7" draw:layer="layout" svg:width="0.308cm" svg:height="0.277cm" svg:x="9.757cm" svg:y="17.577cm">
          <draw:text-box>
            <text:p text:style-name="P1"><text:span text:style-name="T9">[1]</text:span></text:p>
          </draw:text-box>
        </draw:frame>
        <draw:path draw:style-name="gr2" draw:text-style-name="P4" draw:layer="layout" svg:width="0.774cm" svg:height="0.38cm" svg:x="3.814cm" svg:y="18.773cm" svg:viewBox="0 0 775 381" svg:d="M45 33h283v123h-237v36h242v45h-288v-125h237v-34h-237zM163 232h35c10 0 14 5 14 14l-8 13h5v41h163v44h-372v-44h163zM442 25h37c10 0 14 4 14 13l-8 12h5v38h112v-63h37c8 0 13 4 13 13l-8 13h5v180h-207zM602 133h-112v53h112zM485 254h37c7 0 11 4 12 11-2 10-3 15-3 15v55h244v46h-290zM715 0h37c8 0 13 4 13 13l-9 13h5v272h-46z">
          <text:p/>
        </draw:path>
        <draw:polygon draw:style-name="gr2" draw:text-style-name="P4" draw:layer="layout" svg:width="0.317cm" svg:height="0.027cm" svg:x="2.454cm" svg:y="20.372cm" svg:viewBox="0 0 318 28" draw:points="0,0 318,0 318,28 0,28">
          <text:p/>
        </draw:polygon>
        <draw:frame draw:style-name="gr4" draw:text-style-name="P6" draw:layer="layout" svg:width="3.017cm" svg:height="0.603cm" svg:x="2.408cm" svg:y="18.799cm">
          <draw:text-box>
            <text:p text:style-name="P1"><text:span text:style-name="T7">라운드</text:span><text:span text:style-name="T8"> </text:span><text:span text:style-name="T7">로빈</text:span><text:span text:style-name="T8"> </text:span><text:span text:style-name="T8">(RR)</text:span></text:p>
          </draw:text-box>
        </draw:frame>
        <draw:polygon draw:style-name="gr2" draw:text-style-name="P4" draw:layer="layout" svg:width="0.317cm" svg:height="0.027cm" svg:x="15.802cm" svg:y="20.372cm" svg:viewBox="0 0 318 28" draw:points="0,0 318,0 318,28 0,28">
          <text:p/>
        </draw:polygon>
        <draw:frame draw:style-name="gr5" draw:text-style-name="P7" draw:layer="layout" svg:width="0.308cm" svg:height="0.277cm" svg:x="2.454cm" svg:y="20.144cm">
          <draw:text-box>
            <text:p text:style-name="P1"><text:span text:style-name="T9">[1]</text:span></text:p>
          </draw:text-box>
        </draw:frame>
        <draw:path draw:style-name="gr2" draw:text-style-name="P4" draw:layer="layout" svg:width="1.184cm" svg:height="0.389cm" svg:x="2.445cm" svg:y="21.339cm" svg:viewBox="0 0 1185 390" svg:d="M0 44h205v45h-158v149h16c12 0 26 0 41-2 46-4 95-12 145-22 4 13 5 25 5 35 0 1-1 1-1 2v8c-7 2-27 6-60 12-1 0-2 0-4 0-49 9-112 13-189 13zM270 0h35c8 0 12 4 15 12-3 10-4 15-4 15v135h70v46h-70v182h-46zM429 32h205v44h-158v113h25c44 0 104-8 182-24 2 20 3 33 3 36s-1 7-3 12l-65 11c-50 8-114 12-189 12zM471 256h37c9 0 13 4 13 12l-8 13h6v56h244v44h-292zM702 0h37c9 0 13 5 13 14l-8 13h5v110h61v45h-61v126h-47zM842 44h173c-5 82-28 149-68 201-8 10-16 20-25 29-17 17-32 30-47 41-4 3-9 6-15 8l-40-26c6-7 14-14 24-21 17-13 29-23 37-30 42-40 68-86 79-136 3-15 5-22 5-22l-123 1zM1135 0h36c9 0 14 5 14 14l-9 11h6v365h-47zM1056 12h36c9 0 14 5 14 14l-9 12h6v329h-47v-108h-76v-44h76v-69h-59v-45h59z">
          <text:p/>
        </draw:path>
        <draw:frame draw:style-name="gr5" draw:text-style-name="P7" draw:layer="layout" svg:width="0.308cm" svg:height="0.277cm" svg:x="15.802cm" svg:y="20.144cm">
          <draw:text-box>
            <text:p text:style-name="P1"><text:span text:style-name="T9">[1]</text:span></text:p>
          </draw:text-box>
        </draw:frame>
        <draw:path draw:style-name="gr2" draw:text-style-name="P4" draw:layer="layout" svg:width="0.372cm" svg:height="0.364cm" svg:x="3.814cm" svg:y="21.364cm" svg:viewBox="0 0 373 365" svg:d="M46 0h291c-4 65-8 111-14 138-3 18-9 38-16 60l-47-9c8-26 15-49 18-66l-182 10c-9 0-15 1-16 1l-19 5h-3c-11 0-19-11-24-34 0-3-1-8-3-16l253-12 2-32h-240zM0 172h373v45h-90v148h-47v-148h-98v148h-47v-148h-91z">
          <text:p/>
        </draw:path>
        <draw:path draw:style-name="gr2" draw:text-style-name="P4" draw:layer="layout" svg:width="1.618cm" svg:height="0.39cm" svg:x="4.337cm" svg:y="21.339cm" svg:viewBox="0 0 1619 391" svg:d="M165 29h43c9 0 14 5 14 13 0 2-1 7-4 16l-1 5c0 8 5 19 15 33 20 28 48 51 84 69 12 6 35 16 69 31l-37 39h-4c-5 0-20-7-45-21-36-20-63-42-83-66l-27-36c-2-1-1-3 3-6-19 47-60 86-123 118-13 7-21 10-24 10-4 0-15-9-32-25-2-3-6-7-13-14 50-20 83-36 100-47 33-21 54-45 62-73 2-8 3-23 3-46zM6 293h372v44h-372zM434 44h180l-3 41c-8 99-56 176-144 228 0 0-1 1-4 3l-11 5h-2c-4 0-13-8-28-23-1-1-4-4-10-10 41-24 68-43 82-56 13-12 25-26 36-42 7-11 12-15 13-14-14 3-37 7-71 11-5 1-8 1-10 2l-16 5h-3c-10 0-18-16-25-49 37-2 82-5 137-9 5-21 8-37 9-47h-130zM724 0h36c9 0 14 5 14 14l-9 11h5v365h-46zM645 12h35c10 0 15 5 15 14l-9 12h5v329h-46v-169h-65v-44h65zM887 12h308v45h-122c17 25 55 44 117 56 6 1 17 3 33 5-8 12-19 27-32 43-42-11-71-21-88-30-15-8-32-20-53-37l-9-14c1-1-1 4-5 13-8 8-16 14-22 19-26 20-55 33-88 41-15 4-24 5-24 2-2 3-3 4-5 4-4 0-18-13-41-40 48-6 87-17 116-32 15-8 26-16 34-24 2-2 4-4 5-6h-124zM893 227h291v99h-244v11h253v44h-300v-99h245v-9h-245zM853 166h372v45h-163v48h-46v-48h-163zM1292 24h202v118h-154v41c64 0 136-8 216-22l3 45c-97 16-182 23-256 23 0 0-4 0-11 0v-130h156v-30h-156zM1452 240h34c46 0 79 5 98 17 13 7 22 16 28 28 5 9 7 20 7 32 0 48-47 73-141 74-3 0-7 0-13 0-89 0-134-26-134-77 0-36 25-59 75-70 14-3 30-4 46-4zM1449 285c-33 0-54 6-65 17-3 3-5 8-5 13 0 20 30 30 90 30h5c38 0 64-3 78-9 13-5 20-12 20-22 0-7-2-12-7-16-10-8-36-13-78-13zM1568 0h36c9 0 14 5 14 13l-9 13h5v223h-46z">
          <text:p/>
        </draw:path>
        <draw:polygon draw:style-name="gr2" draw:text-style-name="P4" draw:layer="layout" svg:width="0.318cm" svg:height="0.026cm" svg:x="18.646cm" svg:y="22.41cm" svg:viewBox="0 0 319 27" draw:points="0,0 319,0 319,27 0,27">
          <text:p/>
        </draw:polygon>
        <draw:frame draw:style-name="gr4" draw:text-style-name="P6" draw:layer="layout" svg:width="3.288cm" svg:height="0.603cm" svg:x="2.408cm" svg:y="21.366cm">
          <draw:text-box>
            <text:p text:style-name="P1"><text:span text:style-name="T7">다단계</text:span><text:span text:style-name="T8"> </text:span><text:span text:style-name="T7">큐</text:span><text:span text:style-name="T8"> </text:span><text:span text:style-name="T7">스케줄링</text:span></text:p>
          </draw:text-box>
        </draw:frame>
        <draw:polygon draw:style-name="gr2" draw:text-style-name="P4" draw:layer="layout" svg:width="0.317cm" svg:height="0.027cm" svg:x="13.778cm" svg:y="22.965cm" svg:viewBox="0 0 318 28" draw:points="0,0 318,0 318,28 0,28">
          <text:p/>
        </draw:polygon>
        <draw:frame draw:style-name="gr5" draw:text-style-name="P7" draw:layer="layout" svg:width="0.308cm" svg:height="0.277cm" svg:x="18.647cm" svg:y="22.181cm">
          <draw:text-box>
            <text:p text:style-name="P1"><text:span text:style-name="T9">[1]</text:span></text:p>
          </draw:text-box>
        </draw:frame>
        <draw:frame draw:style-name="gr5" draw:text-style-name="P7" draw:layer="layout" svg:width="0.308cm" svg:height="0.277cm" svg:x="13.778cm" svg:y="22.737cm">
          <draw:text-box>
            <text:p text:style-name="P1"><text:span text:style-name="T9">[1]</text:span></text:p>
          </draw:text-box>
        </draw:frame>
      </draw:page>
      <draw:page draw:name="page3" draw:style-name="dp1" draw:master-page-name="master-page44">
        <draw:frame draw:style-name="gr1" draw:text-style-name="P2" draw:layer="layout" svg:width="15.233cm" svg:height="0.535cm" svg:x="2.408cm" svg:y="2.138cm">
          <draw:text-box>
            <text:p text:style-name="P1"><text:span text:style-name="T4">프로세스가 큐 간 이동이 가능한 고급 알고리즘으로</text:span><text:span text:style-name="T3">, </text:span><text:span text:style-name="T4">프로세스의 실행 특성에 따라 동적으로 우선순위</text:span></text:p>
          </draw:text-box>
        </draw:frame>
        <draw:frame draw:style-name="gr1" draw:text-style-name="P2" draw:layer="layout" svg:width="2.343cm" svg:height="0.535cm" svg:x="2.408cm" svg:y="2.693cm">
          <draw:text-box>
            <text:p text:style-name="P1"><text:span text:style-name="T4">를 조정합니다</text:span><text:span text:style-name="T3"> </text:span><text:span text:style-name="T3">.</text:span></text:p>
          </draw:text-box>
        </draw:frame>
        <draw:frame draw:style-name="gr1" draw:text-style-name="P2" draw:layer="layout" svg:width="15.022cm" svg:height="0.535cm" svg:x="2.408cm" svg:y="4.704cm">
          <draw:text-box>
            <text:p text:style-name="P1"><text:span text:style-name="T4">다중처리기 환경에서는 로드 밸런싱</text:span><text:span text:style-name="T3">, </text:span><text:span text:style-name="T4">프로세서 친화성</text:span><text:span text:style-name="T3">, </text:span><text:span text:style-name="T4">대칭 다중처리</text:span><text:span text:style-name="T3">(SMP) </text:span><text:span text:style-name="T4">등을 고려해야 합니다</text:span><text:span text:style-name="T3"> </text:span><text:span text:style-name="T3">.</text:span></text:p>
          </draw:text-box>
        </draw:frame>
        <draw:frame draw:style-name="gr1" draw:text-style-name="P2" draw:layer="layout" svg:width="11.978cm" svg:height="0.535cm" svg:x="2.408cm" svg:y="5.26cm">
          <draw:text-box>
            <text:p text:style-name="P1"><text:span text:style-name="T4">각 프로세서는 자체 스케줄러를 가지거나 공통 스케줄러를 사용할 수 있습니다</text:span><text:span text:style-name="T3"> </text:span><text:span text:style-name="T3">.</text:span></text:p>
          </draw:text-box>
        </draw:frame>
        <draw:frame draw:style-name="gr1" draw:text-style-name="P2" draw:layer="layout" svg:width="14.451cm" svg:height="0.535cm" svg:x="2.408cm" svg:y="7.297cm">
          <draw:text-box>
            <text:p text:style-name="P1"><text:span text:style-name="T4">실시간 시스템에서는 데드라인 보장이 핵심이며</text:span><text:span text:style-name="T3">, </text:span><text:span text:style-name="T4">하드 실시간과 소프트 실시간으로 구분됩니다</text:span><text:span text:style-name="T3"> </text:span><text:span text:style-name="T3">.</text:span></text:p>
          </draw:text-box>
        </draw:frame>
        <draw:frame draw:style-name="gr1" draw:text-style-name="P2" draw:layer="layout" svg:width="13.129cm" svg:height="0.535cm" svg:x="2.408cm" svg:y="7.853cm">
          <draw:text-box>
            <text:p text:style-name="P1"><text:span text:style-name="T3">Rate Monotonic Scheduling</text:span><text:span text:style-name="T4">과 </text:span><text:span text:style-name="T3">Earliest Deadline First </text:span><text:span text:style-name="T4">등의 알고리즘이 사용됩니다</text:span><text:span text:style-name="T3"> </text:span><text:span text:style-name="T3">.</text:span></text:p>
          </draw:text-box>
        </draw:frame>
        <draw:frame draw:style-name="gr1" draw:text-style-name="P2" draw:layer="layout" svg:width="15.234cm" svg:height="0.535cm" svg:x="2.408cm" svg:y="12.827cm">
          <draw:text-box>
            <text:p text:style-name="P1"><text:span text:style-name="T4">프로세스는 동시에 실행될 수 있으며</text:span><text:span text:style-name="T3">, </text:span><text:span text:style-name="T4">언제든지 실행이 부분적으로 완료된 상태로 중단될 수 있습니다</text:span></text:p>
          </draw:text-box>
        </draw:frame>
        <draw:frame draw:style-name="gr1" draw:text-style-name="P2" draw:layer="layout" svg:width="14.864cm" svg:height="0.535cm" svg:x="2.871cm" svg:y="13.382cm">
          <draw:text-box>
            <text:p text:style-name="P1"><text:span text:style-name="T3">. </text:span><text:span text:style-name="T4">공유 데이터에 대한 동시 접근은 데이터 불일치를 초래할 수 있어</text:span><text:span text:style-name="T3">, </text:span><text:span text:style-name="T4">협력하는 프로세스의 순서 있는</text:span></text:p>
          </draw:text-box>
        </draw:frame>
        <draw:frame draw:style-name="gr1" draw:text-style-name="P2" draw:layer="layout" svg:width="6.277cm" svg:height="0.535cm" svg:x="2.408cm" svg:y="13.938cm">
          <draw:text-box>
            <text:p text:style-name="P1"><text:span text:style-name="T4">실행을 보장하는 메커니즘이 필요합니다</text:span><text:span text:style-name="T3"> </text:span><text:span text:style-name="T3">.</text:span></text:p>
          </draw:text-box>
        </draw:frame>
        <draw:frame draw:style-name="gr1" draw:text-style-name="P2" draw:layer="layout" svg:width="14.761cm" svg:height="0.535cm" svg:x="2.408cm" svg:y="15.949cm">
          <draw:text-box>
            <text:p text:style-name="P1"><text:span text:style-name="T4">여러 프로세스가 동시에 공유 데이터에 접근할 때</text:span><text:span text:style-name="T3">, </text:span><text:span text:style-name="T4">실행 순서에 따라 결과가 달라지는 상황입니다</text:span><text:span text:style-name="T3"> </text:span><text:span text:style-name="T3">.</text:span></text:p>
          </draw:text-box>
        </draw:frame>
        <draw:polygon draw:style-name="gr6" draw:text-style-name="P8" draw:layer="layout" svg:width="1.667cm" svg:height="0.423cm" svg:x="4.206cm" svg:y="16.43cm" svg:viewBox="0 0 1668 424" draw:points="0,0 1668,0 1668,424 0,424">
          <text:p/>
        </draw:polygon>
        <draw:frame draw:style-name="gr1" draw:text-style-name="P2" draw:layer="layout" svg:width="1.665cm" svg:height="0.535cm" svg:x="2.408cm" svg:y="16.505cm">
          <draw:text-box>
            <text:p text:style-name="P1"><text:span text:style-name="T4">예를 들어</text:span><text:span text:style-name="T3">, </text:span></text:p>
          </draw:text-box>
        </draw:frame>
        <draw:frame draw:style-name="gr7" draw:text-style-name="P9" draw:layer="layout" svg:width="1.47cm" svg:height="0.327cm" svg:x="4.207cm" svg:y="16.538cm">
          <draw:text-box>
            <text:p text:style-name="P1"><text:span text:style-name="T11">counter++</text:span></text:p>
          </draw:text-box>
        </draw:frame>
        <draw:frame draw:style-name="gr1" draw:text-style-name="P2" draw:layer="layout" svg:width="12.082cm" svg:height="0.535cm" svg:x="5.874cm" svg:y="16.505cm">
          <draw:text-box>
            <text:p text:style-name="P1"><text:span text:style-name="T3"><text:s/></text:span><text:span text:style-name="T4">연산이 세 개의 기계어 명령어로 구현될 때 중간에 다른 프로세스가 개입하면 예</text:span></text:p>
          </draw:text-box>
        </draw:frame>
        <draw:frame draw:style-name="gr1" draw:text-style-name="P2" draw:layer="layout" svg:width="5.466cm" svg:height="0.535cm" svg:x="2.408cm" svg:y="17.06cm">
          <draw:text-box>
            <text:p text:style-name="P1"><text:span text:style-name="T4">상과 다른 결과가 나올 수 있습니다</text:span><text:span text:style-name="T3"> </text:span><text:span text:style-name="T3">.</text:span></text:p>
          </draw:text-box>
        </draw:frame>
        <draw:frame draw:style-name="gr1" draw:text-style-name="P2" draw:layer="layout" svg:width="15.234cm" svg:height="0.535cm" svg:x="2.408cm" svg:y="20.394cm">
          <draw:text-box>
            <text:p text:style-name="P1"><text:span text:style-name="T3">n</text:span><text:span text:style-name="T4">개의 프로세스가 공통 변수를 변경하거나 테이블을 업데이트하는 등의 작업을 수행하는 코드 세그먼</text:span></text:p>
          </draw:text-box>
        </draw:frame>
        <draw:frame draw:style-name="gr1" draw:text-style-name="P2" draw:layer="layout" svg:width="14.762cm" svg:height="0.535cm" svg:x="2.408cm" svg:y="20.95cm">
          <draw:text-box>
            <text:p text:style-name="P1"><text:span text:style-name="T4">트입니다</text:span><text:span text:style-name="T3"> </text:span><text:span text:style-name="T3">. </text:span><text:span text:style-name="T4">한 프로세스가 임계 구역에서 실행 중일 때 다른 프로세스는 자신의 임계 구역에 들어갈</text:span></text:p>
          </draw:text-box>
        </draw:frame>
        <draw:path draw:style-name="gr2" draw:text-style-name="P4" draw:layer="layout" svg:width="1.184cm" svg:height="0.389cm" svg:x="2.445cm" svg:y="1.231cm" svg:viewBox="0 0 1185 390" svg:d="M0 44h205v44h-158v150h16c12 0 26-1 41-2 46-4 95-12 145-23 4 14 5 26 5 35 0 1-1 2-1 2v8c-7 3-27 7-60 13-1 0-2 0-4 0-49 9-112 13-189 13zM270 0h35c8 0 12 4 15 12-3 9-4 14-4 14v137h70v44h-70v183h-46zM429 31h205v45h-158v114h25c44 0 104-8 182-24 2 20 3 31 3 35 0 2-1 6-3 11l-65 11c-50 9-114 13-189 13zM471 255h37c9 0 13 5 13 13l-8 13h6v55h244v45h-292zM702 0h37c9 0 13 5 13 13l-8 13h5v112h61v44h-61v126h-47zM842 44h173c-5 82-28 150-68 201-8 10-16 19-25 28-17 17-32 31-47 42-4 3-9 5-15 7l-40-25c6-7 14-14 24-22 17-13 29-23 37-30 42-39 68-84 79-136 3-14 5-21 5-21h-123zM1135 0h36c9 0 14 5 14 14l-9 11h6v365h-47zM1056 12h36c9 0 14 4 14 13l-9 13h6v328h-47v-107h-76v-45h76v-68h-59v-45h59z">
          <text:p/>
        </draw:path>
        <draw:frame draw:style-name="gr1" draw:text-style-name="P2" draw:layer="layout" svg:width="2.785cm" svg:height="0.535cm" svg:x="2.408cm" svg:y="21.505cm">
          <draw:text-box>
            <text:p text:style-name="P1"><text:span text:style-name="T4">수 없어야 합니다</text:span><text:span text:style-name="T3"> </text:span><text:span text:style-name="T3">.</text:span></text:p>
          </draw:text-box>
        </draw:frame>
        <draw:path draw:style-name="gr2" draw:text-style-name="P4" draw:layer="layout" svg:width="1.203cm" svg:height="0.393cm" svg:x="3.802cm" svg:y="1.231cm" svg:viewBox="0 0 1204 394" svg:d="M22 44h247v44h-247zM57 109h41c9 0 13 5 13 14l-10 11h6c0 8 1 47 4 120 0 0-1 0-4 0l68-8c0 0 0 2 0 6l10-143h38c8 0 12 5 12 15l-4 10-2 17c-8 65-14 98-17 97l72-10v45l-213 19-27 2-15 6h-3c-10 0-17-13-22-38 0-1-2-5-4-13 35-2 56-3 63-4l-6-137zM303 0h35c9 0 14 5 14 14l-8 11h5v365h-46zM481 42h289v44h-242v93h242v44h-289zM436 293h372v44h-372zM870 21h37c9 0 13 5 13 14l-3 12v35h81v-61h36c9 0 13 4 13 13l-8 13h5v171h-174zM998 126h-81v48h81zM906 246h295v148h-47v-103h-248zM1154 0h37c8 0 13 4 13 13l-8 13h5v216h-47v-84h-37v84h-46v-233h36c9 0 14 4 14 14l-9 11h5v78h37z">
          <text:p/>
        </draw:path>
        <draw:path draw:style-name="gr2" draw:text-style-name="P4" draw:layer="layout" svg:width="0.372cm" svg:height="0.364cm" svg:x="5.19cm" svg:y="1.256cm" svg:viewBox="0 0 373 365" svg:d="M46 0h291c-4 66-8 112-14 139-3 17-9 37-16 60l-48-9c9-27 15-49 19-67l-183 10c-9 1-14 1-16 2l-19 5h-2c-11 0-19-12-24-34 0-3-1-9-3-17l253-11 2-32h-240zM0 173h373v45h-90v147h-47v-147h-100v147h-46v-147h-90z">
          <text:p/>
        </draw:path>
        <draw:polygon draw:style-name="gr2" draw:text-style-name="P4" draw:layer="layout" svg:width="0.317cm" svg:height="0.026cm" svg:x="4.782cm" svg:y="2.831cm" svg:viewBox="0 0 318 27" draw:points="0,0 318,0 318,27 0,27">
          <text:p/>
        </draw:polygon>
        <draw:frame draw:style-name="gr4" draw:text-style-name="P6" draw:layer="layout" svg:width="2.906cm" svg:height="0.603cm" svg:x="2.408cm" svg:y="1.257cm">
          <draw:text-box>
            <text:p text:style-name="P1"><text:span text:style-name="T7">다단계</text:span><text:span text:style-name="T8"> </text:span><text:span text:style-name="T7">피드백</text:span><text:span text:style-name="T8"> </text:span><text:span text:style-name="T7">큐</text:span></text:p>
          </draw:text-box>
        </draw:frame>
        <draw:frame draw:style-name="gr5" draw:text-style-name="P7" draw:layer="layout" svg:width="0.308cm" svg:height="0.277cm" svg:x="4.782cm" svg:y="2.602cm">
          <draw:text-box>
            <text:p text:style-name="P1"><text:span text:style-name="T9">[1]</text:span></text:p>
          </draw:text-box>
        </draw:frame>
        <draw:path draw:style-name="gr2" draw:text-style-name="P4" draw:layer="layout" svg:width="2.026cm" svg:height="0.389cm" svg:x="3.133cm" svg:y="3.824cm" svg:viewBox="0 0 2027 390" svg:d="M0 44h205v44h-158v149h16c12 0 26-1 40-2 47-4 96-12 146-23 3 14 5 26 5 35-1 1-1 2-1 2v8c-7 3-27 8-60 13-1 1-3 1-4 1-49 8-112 13-189 13zM270 0h35c7 0 12 4 15 11-3 10-4 15-4 15v136h70v44h-70v184h-46zM450 12h308v44h-121c16 26 55 45 116 56 7 2 18 3 34 5-8 13-19 27-32 44-42-11-72-21-89-30-14-8-32-20-52-37l-9-15c0 0-1 5-5 14-9 8-16 14-22 19-26 19-55 33-88 41-16 4-24 4-25 2-1 3-3 4-4 4-5 0-19-13-42-40 48-6 87-17 117-33 14-7 25-15 33-24 2-2 4-4 5-6h-124zM587 239h29c51 0 88 9 111 28 15 12 22 27 22 45 0 52-50 78-152 78-82 0-128-19-140-58-2-6-2-12-2-18 0-34 24-58 74-69 18-4 38-6 58-6zM586 284c-40 0-66 6-78 18-4 4-6 8-6 13 0 16 21 26 63 30 9 1 17 2 26 2 61 0 97-8 108-24 2-2 3-5 3-8 0-17-21-27-63-30-6-1-13-1-19-1zM416 166h372v44h-163v47h-46v-47h-163zM889 15h146v45h-146zM847 79h231v45h-93c0 43 17 82 49 117 0 0 4 3 11 10l42 35 5 8-30 26c0 0-2 0-4 2-6 0-13-5-22-13-33-29-59-63-77-101-2-3 0-5 4-7-10 36-35 73-75 110-6 6-12 10-18 13l-41-25c5-7 12-13 20-19 1-1 2-1 3-1l26-25c39-34 59-78 61-130h-92zM1130 0h36c9 0 14 4 14 13l-8 12h5v365h-47v-184h-82v-45h82zM1272 40h195v146h-148v72c55 0 102-3 143-9l46-8h1c2 0 6 0 11 0l3 34c0 3-1 6-3 11l-50 9c-46 8-112 13-198 13v-167h149v-57h-149zM1554 0h35c9 0 14 5 14 14l-8 11h5v365h-46zM1700 44h197c0 16-2 33-5 52-12 64-38 116-80 157-22 22-50 43-84 63-5 3-8 5-11 5-4 0-14-8-29-23-1-1-4-5-10-10 56-32 96-62 119-90 21-25 36-55 45-89 3-15 6-22 6-22l-148 1zM1978 0h35c10 0 14 5 14 14l-8 11h6v365h-47z">
          <text:p/>
        </draw:path>
        <draw:path draw:style-name="gr2" draw:text-style-name="P4" draw:layer="layout" svg:width="1.618cm" svg:height="0.389cm" svg:x="5.343cm" svg:y="3.824cm" svg:viewBox="0 0 1619 390" svg:d="M165 29h42c10 0 14 4 14 13 0 2-1 7-3 15l-1 6c0 8 4 19 14 32 21 28 49 51 85 70 12 6 35 16 69 30l-37 39h-4c-5 0-20-7-46-20-36-20-63-42-82-66l-28-36c-1-1 0-4 3-7-18 47-59 87-122 119-14 6-22 9-24 9-5 0-15-8-32-25-2-2-7-7-13-13 50-21 83-37 100-48 33-20 53-45 61-73 3-7 4-22 4-45zM6 293h372v44h-372zM435 44h179l-3 41c-7 99-55 174-144 228 0 0-1 1-4 3l-10 5h-3c-3 0-12-8-27-23-1-1-5-5-10-10 40-24 67-43 82-56 13-12 25-26 35-42 8-11 12-16 13-14-13 3-37 7-70 11-5 0-9 1-11 1l-16 6h-3c-9 0-18-17-25-49 37-2 83-5 137-9 5-21 8-37 9-48h-129zM725 0h35c9 0 14 5 14 13l-9 12h6v365h-46zM646 12h35c9 0 14 4 14 13l-9 13h6v328h-46v-168h-65v-44h65zM887 12h308v44h-121c16 26 55 45 116 56 7 2 18 3 34 5-8 13-19 27-33 44-42-11-71-21-88-30-14-8-32-20-52-37l-10-15c1 0-1 5-5 14-8 8-15 14-22 19-25 19-55 33-87 41-16 4-24 4-25 2-1 3-3 4-4 4-5 0-19-13-42-40 48-6 87-17 117-33 14-7 25-15 33-24 2-2 4-4 5-6h-124zM894 226h291v100h-245v10h253v45h-299v-100h244v-9h-244zM853 166h372v44h-163v47h-46v-47h-163zM1293 24h201v118h-154v40c64 0 135-7 215-22l3 46c-97 15-182 23-255 23 0 0-3 0-10 0v-131h154v-29h-154zM1452 239h33c46 0 79 6 99 17 13 7 22 16 28 28 4 10 7 21 7 33 0 48-47 72-141 73-4 0-8 0-13 0-90 0-134-25-134-76 0-37 25-61 75-70 14-3 29-5 46-5zM1448 285c-32 0-54 5-65 16-3 4-5 8-5 13 0 20 31 31 91 31h5c37 0 63-3 78-9 13-5 19-13 19-22 0-7-2-13-6-17-11-8-37-12-79-12zM1567 0h37c9 0 13 4 13 13l-9 13h6v222h-47z">
          <text:p/>
        </draw:path>
        <draw:polygon draw:style-name="gr2" draw:text-style-name="P4" draw:layer="layout" svg:width="0.317cm" svg:height="0.026cm" svg:x="18.514cm" svg:y="4.868cm" svg:viewBox="0 0 318 27" draw:points="0,0 318,0 318,27 0,27">
          <text:p/>
        </draw:polygon>
        <draw:frame draw:style-name="gr4" draw:text-style-name="P6" draw:layer="layout" svg:width="4.245cm" svg:height="0.603cm" svg:x="2.408cm" svg:y="3.85cm">
          <draw:text-box>
            <text:p text:style-name="P1"><text:span text:style-name="T8">1.6 </text:span><text:span text:style-name="T7">다중처리기</text:span><text:span text:style-name="T8"> </text:span><text:span text:style-name="T7">스케줄링</text:span></text:p>
          </draw:text-box>
        </draw:frame>
        <draw:polygon draw:style-name="gr2" draw:text-style-name="P4" draw:layer="layout" svg:width="0.318cm" svg:height="0.027cm" svg:x="15.259cm" svg:y="5.423cm" svg:viewBox="0 0 319 28" draw:points="0,0 319,0 319,28 0,28">
          <text:p/>
        </draw:polygon>
        <draw:frame draw:style-name="gr5" draw:text-style-name="P7" draw:layer="layout" svg:width="0.308cm" svg:height="0.277cm" svg:x="18.514cm" svg:y="4.639cm">
          <draw:text-box>
            <text:p text:style-name="P1"><text:span text:style-name="T9">[1]</text:span></text:p>
          </draw:text-box>
        </draw:frame>
        <draw:frame draw:style-name="gr5" draw:text-style-name="P7" draw:layer="layout" svg:width="0.308cm" svg:height="0.277cm" svg:x="15.26cm" svg:y="5.195cm">
          <draw:text-box>
            <text:p text:style-name="P1"><text:span text:style-name="T9">[1]</text:span></text:p>
          </draw:text-box>
        </draw:frame>
        <draw:path draw:style-name="gr2" draw:text-style-name="P4" draw:layer="layout" svg:width="1.253cm" svg:height="0.389cm" svg:x="3.086cm" svg:y="6.39cm" svg:viewBox="0 0 1254 390" svg:d="M110 18h36c10 0 15 5 16 15 0 2-2 8-5 20 0 3-1 5-1 7 0 6 2 14 4 23 9 27 27 51 54 70 9 6 24 16 47 29-8 10-17 20-26 29l-6 4c-5 0-12-3-21-9-27-16-49-37-66-62-7-9-10-19-9-30h1c4 5 3 11-2 19-18 28-44 52-77 75l-14 8c-6 0-16-7-31-23-1-1-4-4-10-9 28-16 45-26 51-30 34-26 53-54 58-86 0-5 1-9 1-14zM69 222h283v102h-236v13h247v44h-294v-102h236v-13h-236zM305 0h37c9 0 13 5 13 14l-9 13h6v196h-47zM525 32h29c11-1 17 2 20 12l-5 21h2c0 45 4 78 12 101 9 23 25 48 48 74 15 17 29 31 43 42-5 9-13 18-25 28-4 4-7 6-10 6-4 0-11-6-22-18-23-25-38-44-47-58-4-6-7-13-11-20-10-22-14-34-10-36-8 38-32 77-71 115l-14 13c0 0-2 1-8 3l-38-26c6-8 13-15 22-23 1-1 2-2 2-2 12-11 23-23 33-34 24-31 40-67 47-109 2-12 3-23 3-34zM728 0h36c9 0 14 5 14 15l-8 12h5v363h-47zM883 33h203c-5 65-28 116-68 155-13 13-30 26-49 38-13 10-31 20-54 30-10 5-16 7-19 7-4 0-17-12-39-37 56-22 95-42 117-59 32-25 52-55 58-90h-149zM916 256h37c8 0 12 4 12 12l-7 13h4v56h245v44h-291zM1146 0h36c9 0 14 5 14 15l-9 13h6v110h61v45h-61v125h-47z">
          <text:p/>
        </draw:path>
        <draw:path draw:style-name="gr2" draw:text-style-name="P4" draw:layer="layout" svg:width="1.617cm" svg:height="0.39cm" svg:x="4.47cm" svg:y="6.39cm" svg:viewBox="0 0 1618 391" svg:d="M165 30h42c10 0 14 5 14 14 0 1-1 6-4 15l-1 5c0 8 5 19 15 33 20 28 49 51 85 69 11 6 34 16 68 31l-37 39h-4c-5 0-20-7-45-21-36-20-63-42-82-66l-28-35c-2-2 0-4 3-7-19 47-60 86-123 118-13 7-21 10-23 10-5 0-15-8-32-25-3-3-7-7-13-14 49-20 83-36 100-47 33-21 53-45 61-73 2-8 4-23 4-46zM5 293h372v44h-372zM434 45h179l-3 41c-8 99-55 175-144 227 0 0-1 1-4 3l-10 5h-3c-3 0-13-7-27-23-2-1-5-4-10-10 40-23 67-42 81-55 13-11 25-25 36-42 8-11 12-15 13-14-13 3-37 7-71 11-4 1-8 1-10 2l-16 5h-3c-10 0-18-16-25-49 37-2 83-4 137-8 5-22 8-38 9-48h-129zM723 0h36c9 0 14 5 14 14l-9 11h6v365h-47zM644 12h36c9 0 14 5 14 14l-9 13h6v328h-47v-168h-64v-44h64zM886 12h309v46h-122c16 25 55 44 116 56 8 1 19 3 35 5-8 12-19 27-33 43-43-11-72-21-89-30-15-8-32-20-52-37l-10-14c1-1-1 4-5 13-8 8-15 14-22 19-25 20-55 33-88 41-15 4-23 5-24 2-1 3-3 4-4 4-5 0-19-13-42-39 48-7 87-18 117-33 14-7 25-15 33-24 2-2 4-4 5-6h-124zM893 228h291v98h-245v11h254v44h-300v-99h244v-9h-244zM852 168h373v44h-164v47h-46v-47h-163zM1293 24h201v119h-154v41c63 0 135-8 215-22l3 46c-97 15-182 22-255 22 0 0-3 0-10 0v-130h154v-30h-154zM1452 241h33c46 0 79 5 99 16 13 7 22 16 27 28 5 9 7 20 7 32 0 48-46 73-140 74-4 0-8 0-13 0-90 0-134-26-134-77 0-36 25-59 75-69 14-3 29-4 46-4zM1448 285c-33 0-54 6-65 17-3 3-5 8-5 13 0 20 30 30 91 30h4c38 0 64-3 79-9 13-5 19-12 19-21 0-8-2-13-7-17-10-8-36-13-78-13zM1567 0h37c8 0 13 5 13 13l-9 13h6v224h-47z">
          <text:p/>
        </draw:path>
        <draw:polygon draw:style-name="gr2" draw:text-style-name="P4" draw:layer="layout" svg:width="0.318cm" svg:height="0.026cm" svg:x="17.958cm" svg:y="7.461cm" svg:viewBox="0 0 319 27" draw:points="0,0 319,0 319,27 0,27">
          <text:p/>
        </draw:polygon>
        <draw:frame draw:style-name="gr4" draw:text-style-name="P6" draw:layer="layout" svg:width="3.482cm" svg:height="0.603cm" svg:x="2.408cm" svg:y="6.417cm">
          <draw:text-box>
            <text:p text:style-name="P1"><text:span text:style-name="T8">1.7 </text:span><text:span text:style-name="T7">실시간</text:span><text:span text:style-name="T8"> </text:span><text:span text:style-name="T7">스케줄링</text:span></text:p>
          </draw:text-box>
        </draw:frame>
        <draw:polygon draw:style-name="gr2" draw:text-style-name="P4" draw:layer="layout" svg:width="0.317cm" svg:height="0.027cm" svg:x="16.159cm" svg:y="8.016cm" svg:viewBox="0 0 318 28" draw:points="0,0 318,0 318,28 0,28">
          <text:p/>
        </draw:polygon>
        <draw:frame draw:style-name="gr5" draw:text-style-name="P7" draw:layer="layout" svg:width="0.308cm" svg:height="0.277cm" svg:x="17.959cm" svg:y="7.232cm">
          <draw:text-box>
            <text:p text:style-name="P1"><text:span text:style-name="T9">[1]</text:span></text:p>
          </draw:text-box>
        </draw:frame>
        <draw:frame draw:style-name="gr5" draw:text-style-name="P7" draw:layer="layout" svg:width="0.308cm" svg:height="0.277cm" svg:x="16.159cm" svg:y="7.788cm">
          <draw:text-box>
            <text:p text:style-name="P1"><text:span text:style-name="T9">[1]</text:span></text:p>
          </draw:text-box>
        </draw:frame>
        <draw:path draw:style-name="gr2" draw:text-style-name="P4" draw:layer="layout" svg:width="1.239cm" svg:height="0.389cm" svg:x="2.941cm" svg:y="9.354cm" svg:viewBox="0 0 1240 390" svg:d="M41 12h291v45h-245v55h245v44h-291zM172 239h29c50 0 87 9 111 28 14 12 22 27 22 45 0 52-51 78-152 78-83 0-130-19-142-58-1-6-2-12-2-18 0-34 25-57 74-68 19-5 38-7 60-7zM170 284c-40 0-66 6-79 18-3 4-5 8-5 13 0 16 21 26 62 30 10 1 19 1 28 1 60 0 96-7 108-23 2-3 3-5 3-8 0-17-21-27-63-30-7-1-13-1-20-1zM164 130h46v53h163v44h-373v-44h164zM438 44h197c0 15-2 33-6 51-11 64-38 118-79 159-22 21-50 42-84 61-5 4-9 5-12 5s-13-7-28-22c-1-1-5-5-10-11 56-30 96-60 119-88 21-26 36-56 45-91 3-14 5-22 6-21l-148 1zM715 0h35c9 0 14 4 14 14l-8 11h5v365h-46zM905 18h141v45h-141zM848 70h254v45h-254zM988 115c41 0 69 12 83 36 5 8 7 17 8 29 0 0 0 1 0 5 0 33-18 55-55 65-12 4-26 5-40 5-38 0-65-4-81-14-19-12-29-31-29-58 0-44 35-66 106-68 3 0 5 0 8 0zM966 160c-25 0-40 6-44 20v8c0 15 18 23 55 23 36 0 54-10 54-28 0-13-11-20-35-23-3 0-7 0-12 0zM1124 0h37c8 0 13 4 13 13l-9 14h5v145h70v46h-70v172h-46zM954 234h47v38l117-10v44c0 0-79 6-237 20-1 0-6 2-14 6-3 1-5 1-7 1-10 0-18-13-23-39 4-1 2-5-5-12l124-7c2 0 4 2 4 5z">
          <text:p/>
        </draw:path>
        <draw:path draw:style-name="gr2" draw:text-style-name="P4" draw:layer="layout" svg:width="0.792cm" svg:height="0.37cm" svg:x="4.317cm" svg:y="9.373cm" svg:viewBox="0 0 793 371" svg:d="M45 19h290v45h-243v86h243v44h-290zM163 202h36c9 0 14 5 14 14l-9 12h6v54h162v44h-372v-44h163zM459 0h292c-1 53-8 103-20 148-5 16-10 27-14 31-11-1-25-3-40-5 5-5 4-8-1-8l11-36c6-22 11-50 14-85h-242zM427 155h366v45h-160v171h-46v-171h-160z">
          <text:p/>
        </draw:path>
        <draw:frame draw:style-name="gr4" draw:text-style-name="P6" draw:layer="layout" svg:width="2.487cm" svg:height="0.603cm" svg:x="2.408cm" svg:y="9.38cm">
          <draw:text-box>
            <text:p text:style-name="P1"><text:span text:style-name="T8">2. </text:span><text:span text:style-name="T7">동기화</text:span><text:span text:style-name="T8"> </text:span><text:span text:style-name="T7">도구</text:span></text:p>
          </draw:text-box>
        </draw:frame>
        <draw:path draw:style-name="gr2" draw:text-style-name="P4" draw:layer="layout" svg:width="0.772cm" svg:height="0.39cm" svg:x="3.093cm" svg:y="10.65cm" svg:viewBox="0 0 773 391" svg:d="M0 36h37c9 0 13 5 13 15l-8 12h5v62h82v-89h37c9 0 13 4 13 14l-8 13h5v231h-176zM129 170h-82v80h82zM301 0h36l3 1h4c5 4 7 8 7 13l-8 11h5v365h-47v-181h-39v158h-46v-355h35c10 0 14 5 14 14l-9 12h6v126h39zM449 28h202c-18 97-69 165-153 204l-39 19-34-41c65-24 111-51 138-84 8-11 16-22 22-34 6-11 8-18 9-19h-145zM606 241h34c46 0 79 5 98 16 13 7 22 16 28 28 5 9 7 20 7 32 0 48-47 72-141 74-3 0-8 0-13 0-89 0-134-26-134-77 0-37 25-60 75-69 14-3 29-4 46-4zM603 285c-33 0-55 6-65 17-3 3-5 8-5 13 0 20 30 30 90 30h5c38 0 64-3 78-9 13-5 20-12 20-22 0-7-3-13-7-16-10-9-36-13-78-13zM721 0h37c9 0 13 5 13 14l-8 12h5v229h-47v-60h-98v-44h98v-41h-85v-44h85z">
          <text:p/>
        </draw:path>
        <draw:path draw:style-name="gr2" draw:text-style-name="P4" draw:layer="layout" svg:width="0.367cm" svg:height="0.395cm" svg:x="4.066cm" svg:y="10.65cm" svg:viewBox="0 0 368 396" svg:d="M0 28h202v173h-202zM156 72h-109v84h109zM104 215h155v44h-155zM40 266h291v44h-116c6 12 32 23 78 34 9 2 19 4 28 5l47 5-27 37c-3 3-6 5-10 5-1 0-10-1-25-4-33-4-62-14-86-28l-35-22 1-1-35 22c-23 11-53 21-91 29-10 2-16 3-19 3-5 0-14-9-27-27-1-1-4-6-8-14 10-2 25-4 45-6 43-6 75-17 96-33 7-5 12-7 12-6l-119 1zM278 0h36c9 0 14 5 14 13l-9 13h5v197h-46z">
          <text:p/>
        </draw:path>
        <draw:path draw:style-name="gr2" draw:text-style-name="P4" draw:layer="layout" svg:width="0.803cm" svg:height="0.389cm" svg:x="4.573cm" svg:y="10.65cm" svg:viewBox="0 0 804 390" svg:d="M22 45h197c0 16-2 33-6 52-11 64-38 116-79 157-22 22-50 42-84 62-5 3-9 5-12 5s-13-8-28-23c-1-1-4-4-10-10 56-31 96-60 119-89 21-25 36-55 45-89 3-15 5-22 6-22l-148 1zM299 0h35c9 0 14 5 14 14l-8 13h5v363h-46zM472 9h36c9 0 14 4 14 14l-9 14h5v21h200v-49h35c10 0 14 4 14 14l-8 14h5v137h-292zM718 102h-200v27h200zM472 256h37c8 0 13 4 13 12l-9 14h5v55h255v44h-301zM594 152h47v46h163v44h-372v-44h162z">
          <text:p/>
        </draw:path>
        <draw:path draw:style-name="gr2" draw:text-style-name="P4" draw:layer="layout" svg:width="0.785cm" svg:height="0.393cm" svg:x="5.513cm" svg:y="10.65cm" svg:viewBox="0 0 786 394" svg:d="M22 44h173c-5 82-28 150-68 201-8 10-16 19-25 29-17 16-32 30-47 41-4 3-9 6-15 8l-40-26c6-7 14-14 24-21 17-13 29-24 37-31 42-39 68-84 79-136 3-14 5-21 5-21h-123zM315 0h36l4 1h4c4 4 6 8 6 13l-8 11h5v365h-47v-181h-39v158h-46v-355h35c10 0 14 5 14 14l-9 12h6v126h39zM461 21h36c9 0 14 4 14 12l-8 15h5v128c53 0 113-7 180-20l3 43c-5 4-25 8-59 13-48 7-105 10-171 10zM499 245h283v149h-46v-13h-190v13h-47zM736 290h-190v47h190zM736 0h36c9 0 14 5 14 13l-9 13h5v216h-46v-85h-107v-46h107v-19h-107v-45h107z">
          <text:p/>
        </draw:path>
        <draw:path draw:style-name="gr2" draw:text-style-name="P4" draw:layer="layout" svg:width="1.663cm" svg:height="0.39cm" svg:x="2.438cm" svg:y="11.92cm" svg:viewBox="0 0 1664 391" svg:d="M41 13h292v44h-245v55h245v45h-292zM172 239h29c51 0 88 9 111 27 15 12 22 27 22 46 0 53-51 79-152 79-82 0-130-20-141-60-2-5-3-11-3-18 0-34 26-57 76-68 18-4 37-6 58-6zM171 283c-40 0-66 6-79 19-3 3-5 7-5 12 0 16 21 27 62 32 9 0 18 1 27 1 61 0 97-8 108-25 2-2 3-5 3-7 0-18-21-28-63-31-6 0-13-1-20-1zM164 131h47v52h162v44h-373v-44h164zM511 31h30c10-2 17 2 20 11l-6 22h3c0 45 4 78 12 101s24 48 47 74c15 17 30 31 43 42-4 8-13 18-24 28-4 4-8 6-10 6-4 0-12-6-22-18-23-25-39-44-47-58-4-7-8-13-11-20-11-22-14-34-11-36-7 38-31 76-70 115l-14 13c0 0-3 1-8 3l-38-26c5-8 13-16 22-24 1 0 1-1 2-1 12-11 23-23 32-35 25-30 41-66 47-109 2-11 3-22 3-33zM715 0h35c10 0 14 5 14 14l-7 12h5v364h-47zM939 17h23c10 6 15 9 15 9 10-4 15-2 15 6 0 2-2 9-5 21l-1 9c0 37 17 68 49 94 5 4 11 8 18 12l38 24c-7 10-16 19-25 28-4 3-7 5-9 5-3 0-9-3-18-10-32-20-58-47-78-80 0 0 1 0 3-1-6 17-24 40-55 67-7 5-13 10-20 15l-14 9c-5 0-20-9-44-28l48-32c27-18 45-42 55-72 4-12 5-23 5-35zM1023 240h34c46 0 78 5 98 16 13 7 22 16 28 28 5 9 7 20 7 32 0 49-47 73-141 75-3 0-8 0-13 0-89 0-134-26-134-78 0-37 25-60 75-69 14-3 29-4 46-4zM1020 284c-33 0-55 6-65 17-4 3-5 8-5 13 0 21 30 31 90 31h5c38 0 64-3 78-9 13-6 19-13 19-23 0-7-2-13-6-16-10-9-36-13-79-13zM1138 0h37c9 0 13 5 13 14l-8 12h5v224h-47v-117h-90v-45h90zM1285 40h227v41c0 56-6 106-17 150l-46-6c11-54 16-101 16-141h-180zM1548 0h35c8 0 12 4 15 12-3 9-4 14-4 14v147h70v44h-70v173h-46zM1347 136h37c8 0 12 4 12 13l-7 13h4l1 90 148-12v45c-69 6-133 11-192 17-24 2-42 4-53 5 0-4-2-3-5 3-4 2-7 3-9 3-5 0-10-3-14-9l-11-43c47-2 77-4 89-5z">
          <text:p/>
        </draw:path>
        <draw:frame draw:style-name="gr4" draw:text-style-name="P6" draw:layer="layout" svg:width="3.713cm" svg:height="0.603cm" svg:x="2.408cm" svg:y="10.676cm">
          <draw:text-box>
            <text:p text:style-name="P1"><text:span text:style-name="T8">2.1 </text:span><text:span text:style-name="T7">배경</text:span><text:span text:style-name="T8"> </text:span><text:span text:style-name="T7">및</text:span><text:span text:style-name="T8"> </text:span><text:span text:style-name="T7">기본</text:span><text:span text:style-name="T8"> </text:span><text:span text:style-name="T7">개념</text:span></text:p>
          </draw:text-box>
        </draw:frame>
        <draw:path draw:style-name="gr2" draw:text-style-name="P4" draw:layer="layout" svg:width="1.196cm" svg:height="0.389cm" svg:x="4.228cm" svg:y="11.92cm" svg:viewBox="0 0 1197 390" svg:d="M0 44h164v44h-118v149l26-2c24-1 63-8 117-20 2 0 7-1 15-4l4 47c-77 17-142 25-194 26-2 0-7 0-14 0zM304 0h36l4 2 3-1c5 4 7 8 7 12l-9 12h6v365h-47zM218 12h36c9 0 14 5 14 14l-9 12h5v329h-46v-195h-85v-45h85zM549 34c8 0 16 1 24 4 45 12 70 48 76 107l1 29c0 47-13 82-40 106-17 15-40 23-67 23-38 0-67-20-85-59-10-22-16-47-16-75 0-46 12-81 35-105 19-20 43-30 72-30zM491 171c0 26 5 48 17 65 9 14 20 21 35 21 34 0 53-24 57-70 1-6 1-13 1-19 0-37-8-63-23-78-9-7-19-11-31-11-38 0-56 31-56 92zM723 0h35c10 0 15 5 15 14l-8 12h5v364h-47zM863 40h201v44h-155v56h144v46h-144v65h22c34 0 84-7 148-20l18-4 3 46c-24 5-60 11-108 18-37 4-65 6-84 6h-45zM1147 0h36c9 0 14 5 14 14l-8 11h5v365h-47v-197h-82v-45h82z">
          <text:p/>
        </draw:path>
        <draw:path draw:style-name="gr2" draw:text-style-name="P4" draw:layer="layout" svg:width="1.183cm" svg:height="0.39cm" svg:x="5.619cm" svg:y="11.92cm" svg:viewBox="0 0 1184 391" svg:d="M111 14c39 0 68 14 86 43l8 16 5 18c1 9 2 18 2 25 0 36-16 62-48 78-18 9-37 13-59 13-36 0-63-12-84-36-14-18-21-39-21-64 0-35 16-61 48-78 19-10 40-15 63-15zM101 58c-18 0-33 7-43 22-7 8-10 19-10 30 0 19 8 34 23 44 10 6 21 9 34 9 32 0 51-13 57-37 2-6 3-12 3-19 0-18-8-32-24-41-9-5-19-8-30-8zM49 221h282v101h-236v15h248v44h-294v-103h236v-13h-236zM285 0h36c9 0 14 5 14 13l-9 13h5v196h-46zM440 28h235v34c0 31-5 71-15 120l-46-6c8-37 13-71 14-104h-188zM468 255h37c8 0 12 4 12 12l-8 13h5v57h248v44h-294zM703 0h36c9 0 13 5 13 14l-8 12h5v113h61v45h-61v127h-46zM510 109h35c10 0 14 5 14 15l-9 11h6v58c56-3 103-5 143-7v43l-198 14c-22 1-39 3-51 4-1-2-2-1-5 3-3 2-7 3-10 3-7 0-12-4-14-11l-10-40 99-5zM933 17h23c10 6 15 9 15 9 10-4 15-2 15 6 0 2-2 9-5 21l-1 9c0 37 17 68 49 94 5 4 11 8 18 12l38 24c-7 10-16 19-25 28-4 3-7 5-9 5-3 0-9-3-18-10-32-20-58-47-78-80 0 0 1 0 3-1-6 17-24 40-55 67-7 5-13 10-21 15l-14 9c-5 0-20-9-44-28l48-32c28-18 46-42 56-72 4-12 5-23 5-35zM1017 240h34c46 0 78 5 98 16 13 7 22 16 28 28 5 9 7 20 7 32 0 49-47 73-141 75-3 0-8 0-13 0-89 0-134-26-134-78 0-37 25-60 75-69 14-3 29-4 46-4zM1014 284c-33 0-55 6-65 17-4 3-5 8-5 13 0 21 30 31 90 31h5c38 0 64-3 78-9 13-6 19-13 19-23 0-7-2-13-6-16-10-9-36-13-79-13zM1132 0h37c9 0 13 5 13 14l-8 12h5v224h-47v-117h-90v-45h90z">
          <text:p/>
        </draw:path>
        <draw:polygon draw:style-name="gr2" draw:text-style-name="P4" draw:layer="layout" svg:width="0.37cm" svg:height="0.027cm" svg:x="2.454cm" svg:y="13.546cm" svg:viewBox="0 0 371 28" draw:points="0,0 371,0 371,28 0,28">
          <text:p/>
        </draw:polygon>
        <draw:frame draw:style-name="gr4" draw:text-style-name="P6" draw:layer="layout" svg:width="4.051cm" svg:height="0.603cm" svg:x="2.408cm" svg:y="11.946cm">
          <draw:text-box>
            <text:p text:style-name="P1"><text:span text:style-name="T7">동시성과</text:span><text:span text:style-name="T8"> </text:span><text:span text:style-name="T7">데이터</text:span><text:span text:style-name="T8"> </text:span><text:span text:style-name="T7">일관성</text:span></text:p>
          </draw:text-box>
        </draw:frame>
        <draw:polygon draw:style-name="gr2" draw:text-style-name="P4" draw:layer="layout" svg:width="0.371cm" svg:height="0.026cm" svg:x="9.068cm" svg:y="14.102cm" svg:viewBox="0 0 372 27" draw:points="0,0 372,0 372,27 0,27">
          <text:p/>
        </draw:polygon>
        <draw:frame draw:style-name="gr5" draw:text-style-name="P7" draw:layer="layout" svg:width="0.308cm" svg:height="0.277cm" svg:x="2.454cm" svg:y="13.318cm">
          <draw:text-box>
            <text:p text:style-name="P1"><text:span text:style-name="T9">[2]</text:span></text:p>
          </draw:text-box>
        </draw:frame>
        <draw:path draw:style-name="gr2" draw:text-style-name="P4" draw:layer="layout" svg:width="0.822cm" svg:height="0.392cm" svg:x="2.432cm" svg:y="15.069cm" svg:viewBox="0 0 823 393" svg:d="M24 28h203c-19 96-70 164-154 204l-39 18-34-41c66-23 112-51 138-83 9-11 16-23 22-35 6-11 9-17 9-18h-145zM181 240h34c46 0 79 6 98 17 13 6 22 15 28 27 5 10 7 21 7 33 0 47-47 72-141 73-3 0-7 0-13 0-89 0-134-25-134-77 0-36 25-59 75-69 14-2 30-4 46-4zM178 285c-33 0-54 5-65 16-3 4-5 8-5 13 0 20 30 30 90 30h5c38 0 64-3 78-8 13-6 20-13 20-22 0-7-2-13-7-17-10-8-36-12-78-12zM297 0h36c9 0 14 4 14 13l-9 14h5v228h-46v-60h-99v-44h99v-41h-86v-44h86zM490 7h144v46h-144zM430 59h264v44h-264zM568 105c44 0 74 12 89 37l5 12c2 7 3 14 3 22 0 32-18 53-56 63-11 3-24 5-38 5-38 0-65-5-81-14-20-11-31-31-31-58 0-43 33-66 98-67 3 0 7 0 11 0zM549 149c-19 0-32 5-39 14-2 3-3 7-3 12 0 14 12 22 35 24 4 0 8 0 11 0 27 0 44-2 53-7 8-4 12-11 12-21 0-12-12-20-37-21-3-1-6-1-9-1zM479 241h36c9 0 14 4 14 13l-9 12h5v8h190v-33h37c8 0 13 4 13 13l-8 12h5v127h-47v-12h-190v12h-46zM715 318h-190v18h190zM715 0h37c9 0 13 4 13 13l-8 14h5v80h61v44h-61v88h-47z">
          <text:p/>
        </draw:path>
        <draw:frame draw:style-name="gr5" draw:text-style-name="P7" draw:layer="layout" svg:width="0.308cm" svg:height="0.277cm" svg:x="9.069cm" svg:y="13.873cm">
          <draw:text-box>
            <text:p text:style-name="P1"><text:span text:style-name="T9">[2]</text:span></text:p>
          </draw:text-box>
        </draw:frame>
        <draw:path draw:style-name="gr2" draw:text-style-name="P4" draw:layer="layout" svg:width="0.776cm" svg:height="0.38cm" svg:x="3.389cm" svg:y="15.069cm" svg:viewBox="0 0 777 381" svg:d="M36 44h308v44h-129c0 18 18 40 53 65 20 13 40 24 60 30l44 15c-12 16-22 28-30 36l-6 4c-6 0-14-3-24-8-46-20-82-44-110-74-10-11-14-17-11-19-30 39-70 70-124 91-14 6-22 8-25 8-4 0-14-8-31-26 0-1-4-4-11-11l54-19c35-13 65-29 86-50 17-16 26-30 26-42h-130zM165 205h36c9 0 14 5 14 14l-9 12h6v70h162v44h-372v-44h163zM452 31h200l-6 37c-7 52-35 98-85 138-9 7-18 14-28 20-16 11-34 21-54 31l-12 4h-2c-3 0-17-12-40-35 101-37 158-87 170-150h-143zM486 254h37c7 0 11 4 13 11-2 10-4 15-4 15v56h245v45h-291zM717 0h36c9 0 13 4 13 13l-8 13h5v277h-46v-130h-106v-45h106z">
          <text:p/>
        </draw:path>
        <draw:polygon draw:style-name="gr2" draw:text-style-name="P4" draw:layer="layout" svg:width="0.37cm" svg:height="0.026cm" svg:x="18.276cm" svg:y="16.113cm" svg:viewBox="0 0 371 27" draw:points="0,0 371,0 371,27 0,27">
          <text:p/>
        </draw:polygon>
        <draw:frame draw:style-name="gr4" draw:text-style-name="P6" draw:layer="layout" svg:width="5.079cm" svg:height="0.603cm" svg:x="2.408cm" svg:y="15.095cm">
          <draw:text-box>
            <text:p text:style-name="P1"><text:span text:style-name="T7">경합</text:span><text:span text:style-name="T8"> </text:span><text:span text:style-name="T7">조건</text:span><text:span text:style-name="T8"> </text:span><text:span text:style-name="T8">(Race Condition)</text:span></text:p>
          </draw:text-box>
        </draw:frame>
        <draw:polygon draw:style-name="gr2" draw:text-style-name="P4" draw:layer="layout" svg:width="0.37cm" svg:height="0.026cm" svg:x="8.169cm" svg:y="17.224cm" svg:viewBox="0 0 371 27" draw:points="0,0 371,0 371,27 0,27">
          <text:p/>
        </draw:polygon>
        <draw:frame draw:style-name="gr5" draw:text-style-name="P7" draw:layer="layout" svg:width="0.308cm" svg:height="0.277cm" svg:x="18.276cm" svg:y="15.884cm">
          <draw:text-box>
            <text:p text:style-name="P1"><text:span text:style-name="T9">[2]</text:span></text:p>
          </draw:text-box>
        </draw:frame>
        <draw:frame draw:style-name="gr5" draw:text-style-name="P7" draw:layer="layout" svg:width="0.308cm" svg:height="0.277cm" svg:x="8.169cm" svg:y="16.995cm">
          <draw:text-box>
            <text:p text:style-name="P1"><text:span text:style-name="T9">[2]</text:span></text:p>
          </draw:text-box>
        </draw:frame>
        <draw:path draw:style-name="gr2" draw:text-style-name="P4" draw:layer="layout" svg:width="0.764cm" svg:height="0.392cm" svg:x="3.209cm" svg:y="18.191cm" svg:viewBox="0 0 765 393" svg:d="M110 17c36 0 63 13 82 39l8 14c8 15 11 32 11 49 0 42-17 71-50 87-16 8-35 12-56 12-37 0-66-14-85-41-13-17-20-38-20-63 0-27 11-50 32-70 6-6 13-12 21-16 15-7 34-11 57-11zM102 62c-10 0-19 3-28 8-17 9-25 26-25 51 0 17 7 30 21 41 10 8 21 11 33 11 26 0 43-8 53-26 5-8 7-18 7-30 0-25-11-42-32-50-9-3-19-5-29-5zM51 238h284v155h-47v-12h-191v12h-46zM288 283h-191v53h191zM288 0h37c8 0 13 4 13 13l-9 13h6v209h-47zM422 45h173c-5 82-28 149-68 200-8 10-16 19-25 28-17 17-32 31-47 41-4 4-9 6-15 8l-40-25c6-7 14-15 24-22 17-13 29-23 37-30 42-39 68-84 79-135 3-15 5-22 5-21h-123zM715 0h36c9 0 14 4 14 13l-9 12h6v365h-47zM636 12h36c9 0 14 4 14 13l-9 14h6v327h-47v-107h-76v-45h76v-68h-59v-44h59z">
          <text:p/>
        </draw:path>
        <draw:path draw:style-name="gr2" draw:text-style-name="P4" draw:layer="layout" svg:width="0.761cm" svg:height="0.392cm" svg:x="4.161cm" svg:y="18.191cm" svg:viewBox="0 0 762 393" svg:d="M33 19h292c-1 54-8 103-20 148-5 17-10 27-14 31-12-1-25-3-40-5 5-5 4-8-1-8l11-36c6-21 10-49 14-84h-242zM0 174h366v45h-159v171h-46v-171h-161zM536 17c35 0 62 13 81 39l9 14c7 15 10 32 10 49 0 42-16 71-50 87-16 8-35 12-56 12-37 0-65-14-85-41-13-17-19-38-19-63 0-27 10-50 31-70 7-6 14-12 21-16 15-7 35-11 58-11zM527 62c-10 0-19 3-28 8-17 9-25 26-25 51 0 17 7 30 21 41 10 8 21 11 33 11 26 0 44-8 53-26 5-8 7-18 7-30 0-24-10-41-31-50-9-3-19-5-30-5zM467 244h291v149h-46v-103h-245zM712 0h37c8 0 13 4 13 13l-9 13h5v216h-46v-56h-75v-45h75v-44h-75v-45h75z">
          <text:p/>
        </draw:path>
        <draw:path draw:style-name="gr2" draw:text-style-name="P4" draw:layer="layout" svg:width="0.768cm" svg:height="0.389cm" svg:x="5.11cm" svg:y="18.191cm" svg:viewBox="0 0 769 390" svg:d="M41 11h291v146h-291zM286 55h-199v58h199zM41 255h36c9 0 14 4 14 12l-9 14h5v55h253v45h-299zM0 183h372v44h-163v87h-46v-87h-163zM419 44h194v44h-75v11c0 52 16 97 48 137 5 7 14 16 25 27l11 12c0 0 3 3 8 8-20 15-33 24-40 29l-18-20c-22-25-42-57-58-93-3-5-2-8 1-10-9 35-30 71-63 107l-10 10-6 4-43-20c6-7 13-15 22-23 0 0 1-1 2-2 8-7 16-16 24-27 28-36 44-74 49-115 1-8 1-15 1-21v-22h8l-80 8zM719 0h37l3 2 4-2c4 5 6 9 6 13l-8 12h5v365h-47zM639 12h37c9 0 14 4 14 13l-9 13h6v328h-48v-176h-56v-45h56z">
          <text:p/>
        </draw:path>
        <draw:path draw:style-name="gr2" draw:text-style-name="P4" draw:layer="layout" svg:width="0.764cm" svg:height="0.393cm" svg:x="2.442cm" svg:y="19.487cm" svg:viewBox="0 0 765 394" svg:d="M110 17c35 0 62 13 81 39l9 14c7 15 11 31 11 49 0 42-17 71-51 87-16 8-34 11-56 11-37 0-65-13-85-40-12-18-19-39-19-64 0-27 11-50 31-69 7-6 14-11 22-15 15-8 34-12 57-12zM101 62c-9 0-19 2-28 7-16 9-25 26-25 51 0 17 8 31 22 42 10 7 21 11 32 11 26 0 44-9 54-27 4-8 7-18 7-29 0-26-11-42-33-51-8-3-18-4-29-4zM50 238h284v156h-46v-13h-191v13h-47zM288 282h-191v55h191zM288 0h36c9 0 14 5 14 13l-9 13h5v209h-46zM421 44h174c-5 82-28 149-68 200-8 10-16 19-25 29-17 17-33 30-47 42-5 3-10 6-16 8l-39-27c6-7 14-14 24-21 17-13 29-23 37-31 42-39 68-84 79-135 3-14 4-21 4-21h-123zM715 0h36c9 0 14 5 14 14l-9 11h5v365h-46zM636 12h35c10 0 15 5 15 13l-9 13h5v329h-46v-109h-76v-44h76v-69h-59v-44h59z">
          <text:p/>
        </draw:path>
        <draw:frame draw:style-name="gr4" draw:text-style-name="P6" draw:layer="layout" svg:width="3.215cm" svg:height="0.603cm" svg:x="2.408cm" svg:y="18.217cm">
          <draw:text-box>
            <text:p text:style-name="P1"><text:span text:style-name="T8">2.2 </text:span><text:span text:style-name="T7">임계</text:span><text:span text:style-name="T8"> </text:span><text:span text:style-name="T7">구역</text:span><text:span text:style-name="T8"> </text:span><text:span text:style-name="T7">문제</text:span></text:p>
          </draw:text-box>
        </draw:frame>
        <draw:path draw:style-name="gr2" draw:text-style-name="P4" draw:layer="layout" svg:width="0.761cm" svg:height="0.393cm" svg:x="3.393cm" svg:y="19.487cm" svg:viewBox="0 0 762 394" svg:d="M33 19h293c-1 54-8 103-21 147-5 17-9 27-13 31-12-1-25-2-40-5 4-5 4-7-1-8l10-36c7-21 11-49 14-84h-242zM0 174h367v44h-159v172h-47v-172h-161zM536 17c36 0 63 13 82 39l8 14c7 15 11 31 11 49 0 42-17 71-50 87-16 8-35 11-56 11-37 0-66-13-85-40-13-18-20-39-20-64 0-27 11-50 32-69 6-6 13-11 21-15 15-8 34-12 57-12zM527 62c-9 0-18 2-27 7-17 10-25 27-25 51 0 17 7 31 21 42 10 7 21 11 33 11 26 0 43-9 53-27 5-8 7-18 7-29 0-25-11-42-31-50-9-4-19-5-31-5zM468 244h291v150h-46v-105h-245zM713 0h36c9 0 13 5 13 13l-8 14h5v214h-46v-55h-75v-46h75v-44h-75v-44h75z">
          <text:p/>
        </draw:path>
        <draw:path draw:style-name="gr2" draw:text-style-name="P4" draw:layer="layout" svg:width="0.772cm" svg:height="0.39cm" svg:x="4.335cm" svg:y="19.487cm" svg:viewBox="0 0 773 391" svg:d="M20 28h220v44h-86c0 38 17 68 50 93 0 0 3 2 8 5l42 25c-12 13-22 23-29 28-2 3-5 4-8 4s-9-3-17-9c-30-21-53-45-69-73-2-5-3-10 0-17h1c3 5 2 12-3 19-18 29-43 53-73 74-8 5-13 8-16 8-4 0-14-6-28-19-2-2-6-6-12-12 27-16 42-26 47-29 35-28 55-59 60-92 0-4 1-6 2-6l-89 1zM183 241h34c46 0 79 5 98 16 13 7 22 16 28 28 5 9 7 20 7 32 0 48-47 72-141 74-3 0-7 0-13 0-89 0-134-26-134-77 0-36 25-60 75-69 14-3 30-4 46-4zM180 285c-33 0-54 6-65 17-3 3-5 8-5 13 0 20 30 30 90 30h5c38 0 64-3 78-9 13-5 20-12 20-22 0-7-2-12-7-16-10-9-36-13-78-13zM299 0h36c9 0 14 5 14 14l-9 13h5v224h-46v-106h-82v-45h82zM568 26c31 0 56 10 75 29 17 17 25 37 25 61 0 44-17 74-52 90-16 7-34 11-54 11-37 0-65-12-84-37-13-17-20-39-20-64 0-26 11-48 34-66 15-13 31-20 50-22 8-2 17-2 26-2zM557 70c-8 0-17 3-27 8-16 9-24 23-24 42 0 18 7 33 23 44 9 6 19 9 31 9 34 0 53-14 59-41 1-4 1-10 1-16 0-22-12-36-36-42-9-3-18-4-27-4zM723 0h36c9 0 14 5 14 14l-9 11h6v365h-47zM424 265c13-2 33-3 60-6l232-17v45c-32 2-113 9-243 21-1 0-6 2-15 5-3 1-6 2-7 2-10 0-18-13-23-37 0-2-1-6-4-13z">
          <text:p/>
        </draw:path>
        <draw:polygon draw:style-name="gr2" draw:text-style-name="P4" draw:layer="layout" svg:width="0.371cm" svg:height="0.026cm" svg:x="3.935cm" svg:y="21.087cm" svg:viewBox="0 0 372 27" draw:points="0,0 372,0 372,27 0,27">
          <text:p/>
        </draw:polygon>
        <draw:frame draw:style-name="gr4" draw:text-style-name="P6" draw:layer="layout" svg:width="2.523cm" svg:height="0.603cm" svg:x="2.408cm" svg:y="19.514cm">
          <draw:text-box>
            <text:p text:style-name="P1"><text:span text:style-name="T7">임계</text:span><text:span text:style-name="T8"> </text:span><text:span text:style-name="T7">구역</text:span><text:span text:style-name="T8"> </text:span><text:span text:style-name="T7">정의</text:span></text:p>
          </draw:text-box>
        </draw:frame>
        <draw:polygon draw:style-name="gr2" draw:text-style-name="P4" draw:layer="layout" svg:width="0.371cm" svg:height="0.027cm" svg:x="5.258cm" svg:y="21.642cm" svg:viewBox="0 0 372 28" draw:points="0,0 372,0 372,28 0,28">
          <text:p/>
        </draw:polygon>
        <draw:frame draw:style-name="gr5" draw:text-style-name="P7" draw:layer="layout" svg:width="0.308cm" svg:height="0.277cm" svg:x="3.936cm" svg:y="20.858cm">
          <draw:text-box>
            <text:p text:style-name="P1"><text:span text:style-name="T9">[2]</text:span></text:p>
          </draw:text-box>
        </draw:frame>
        <draw:path draw:style-name="gr2" draw:text-style-name="P4" draw:layer="layout" svg:width="1.628cm" svg:height="0.392cm" svg:x="2.421cm" svg:y="22.636cm" svg:viewBox="0 0 1629 393" svg:d="M52 26h124v45h-124zM0 86h226v45h-226zM118 137c29 0 52 10 69 31 12 14 18 31 18 51 0 50-21 81-63 91-9 3-20 4-31 4-29 0-52-11-69-34-13-15-19-33-19-55 0-25 8-46 26-64 12-13 27-20 44-22 7-1 16-2 25-2zM70 227c0 14 7 26 19 34 8 5 16 8 25 8 19 0 32-8 39-24 3-7 4-14 4-22 0-19-7-31-21-38-6-3-13-4-21-4-27 0-42 12-44 37 0 3-1 5-1 9zM313 0h35c10 0 14 4 14 13l-9 12h6v365h-46v-183h-35v159h-47v-354h37c8 0 13 4 13 13l-9 13h6v125h35zM464 27h203c-10 62-37 111-80 148-11 10-24 19-38 28-23 14-41 25-55 30-3 2-5 3-8 3-4 0-14-9-33-25l-10-10 52-23c50-21 86-52 107-93 4-8 6-12 7-13h-145zM496 220h283v103h-236v13h247v45h-294v-104h236v-12h-236zM732 0h36c9 0 14 4 14 13l-9 13h6v198h-47v-37h-98v-45h98v-32h-85v-45h85zM911 13h115v44h-115zM873 63h190v43h-71c0 21 14 42 41 62 8 6 24 15 48 29-12 14-22 24-29 30l-6 5-16-9c-25-15-45-35-60-59-9 18-30 37-64 59-8 5-13 8-17 8-3 0-18-10-42-29 34-19 56-31 63-37 17-14 28-31 33-53 1-7 3-9 5-9l-75 3zM912 244h294v149h-47v-104h-247zM1159 0h37c9 0 13 4 13 13l-8 13h5v215h-47v-85h-32v85h-47v-233h36c9 0 14 5 14 14l-9 11h6v79h32zM1425 25c30 0 55 10 75 30 16 17 25 37 25 61 0 43-18 73-52 89-16 7-34 10-55 10-36 0-64-12-83-36-14-18-20-39-20-63 0-26 11-49 34-67 15-12 31-19 49-22 8-1 17-2 27-2zM1413 70c-8 0-16 2-26 8-16 8-25 22-25 41s8 33 23 43c10 6 20 9 32 9 33 0 53-13 59-39 0-5 1-10 1-16 0-22-12-37-37-43-8-2-17-3-27-3zM1579 0h36c9 0 14 4 14 13l-9 12h5v365h-46zM1281 263c13-1 33-3 59-5l231-18v46c-31 2-112 9-242 22 0 0-5 1-15 5-3 1-5 1-7 1-9 0-17-12-22-37 0-2-2-7-4-14z">
          <text:p/>
        </draw:path>
        <draw:frame draw:style-name="gr5" draw:text-style-name="P7" draw:layer="layout" svg:width="0.308cm" svg:height="0.277cm" svg:x="5.259cm" svg:y="21.414cm">
          <draw:text-box>
            <text:p text:style-name="P1"><text:span text:style-name="T9">[2]</text:span></text:p>
          </draw:text-box>
        </draw:frame>
        <draw:path draw:style-name="gr2" draw:text-style-name="P4" draw:layer="layout" svg:width="1.663cm" svg:height="0.389cm" svg:x="4.237cm" svg:y="22.636cm" svg:viewBox="0 0 1664 390" svg:d="M199 23c86 0 131 28 136 84 0 3 0 7 0 10 0 48-30 76-91 87-11 2-25 3-40 5h-6-1c-46 0-79-4-99-12-40-13-60-40-60-81 0-44 26-72 79-85 13-3 30-6 51-8 0 0 10 0 31 0zM179 68c-56 0-86 13-92 40l-1 11c0 28 27 42 82 45 6 0 11 1 18 1 45 0 75-7 89-21 8-8 12-19 12-32 0-21-16-35-49-41-11-2-23-3-35-3zM83 221h38c9 0 13 4 13 13l-4 8 3-1c2 40 2 63 1 70-2 0-3-2-2-6h103c2-15 4-43 7-84h37c9 0 14 4 14 13l-4 11c-1 1-1 3-1 5l-4 55h88v44h-372v-44h88zM458 19h293c-1 53-8 103-21 148-5 17-9 27-13 31-12-1-25-3-40-5 4-5 4-8-1-8l10-36c7-21 11-50 14-85h-242zM426 174h366v45h-159v171h-47v-171h-160zM934 30h29c7-1 13 1 17 4 2 3 3 6 3 9l-5 21h2c0 47 5 83 14 108s25 49 49 73c18 17 28 27 31 29 1 1 4 4 10 8-7 9-16 19-27 29l-5 4c-4 0-13-5-24-15-25-24-45-50-60-76-5-10-9-18-12-23-11 27-32 57-62 91 0 0-4 3-10 9-6 7-12 11-18 14l-39-25c5-7 12-14 22-23 0 0 0-1 1-2 11-9 21-21 31-34 27-34 43-70 49-109 2-20 4-50 4-92zM1124 0h35c7 0 12 4 14 11-2 10-4 15-4 15v136h70v45h-70v183h-45zM1330 7h144v45h-144zM1271 58h262v44h-262zM1408 104c44 0 74 12 89 38l5 12c2 7 3 14 3 22 0 32-19 53-56 63-11 3-24 5-39 5-38 0-64-5-80-14-21-11-31-31-31-58 0-43 33-67 98-68 3 0 7 0 11 0zM1389 149c-19 0-32 5-39 14-2 3-3 7-3 12 0 14 11 22 35 24 4 0 7 1 11 1 26 0 44-3 53-8 8-4 12-11 12-20 0-13-13-21-37-22-3-1-6-1-9-1zM1481 255h9c56 0 93 10 109 32 8 10 11 22 11 35 0 45-48 68-143 68h-9c-73 0-117-15-131-46-4-7-5-15-5-25 0-33 22-53 68-60 7-1 17-3 30-4 6-1 24-1 56 0 2 0 4 0 5 0zM1476 298l-19 1h-1c-28 0-46 1-55 3-21 3-32 10-32 18 0 16 33 24 99 24 57 0 88-7 93-21 1-1 1-3 1-4 0-13-25-20-75-21-4 0-7 0-11 0zM1555 0h37c9 0 14 4 14 13l-9 13h5v89h62v44h-62v100h-47z">
          <text:p/>
        </draw:path>
        <draw:path draw:style-name="gr2" draw:text-style-name="P4" draw:layer="layout" svg:width="0.718cm" svg:height="0.346cm" svg:x="3.105cm" svg:y="23.493cm" svg:viewBox="0 0 719 347" svg:d="M95 15h20 14c9 1 14 6 14 14 0 2-1 7-4 17-1 3-1 5-1 7 0 35 14 63 42 85 5 5 10 8 15 11l36 22c-7 9-14 18-22 25-3 3-6 4-8 4-4 0-10-3-18-9-25-17-46-38-64-63-3-5-4-8-2-9-5 16-23 38-53 62-6 4-11 8-15 11-8 6-13 9-16 9-4 0-12-7-25-19 0-1-3-4-8-9 32-20 51-34 60-42 17-16 28-36 33-60 2-9 3-28 2-56zM174 213h28c42 0 71 6 89 16 10 5 17 13 22 22s7 19 7 31c0 43-44 64-132 65-2 0-4 0-7 0-69 0-107-18-116-54-1-5-2-10-2-15 0-31 21-51 65-60 14-3 30-5 46-5zM203 253h-16-1c-25 1-42 2-51 3-20 4-30 12-30 24 0 17 28 26 80 26 36 0 60-3 74-8 13-5 19-12 19-21-1-16-26-24-75-24zM272 0h32c8 0 12 4 12 12l-8 11h5v73h55v39h-55v85h-41zM473 16h161v40h-161zM405 62h296v40h-296zM552 104c40 0 69 4 87 12 15 7 26 18 31 32 3 7 4 15 4 24 0 31-23 51-70 59-13 3-28 4-43 4-58 0-96-10-115-29-10-10-15-23-15-39 0-37 31-58 92-62 9-1 18-1 29-1zM530 144c-31 0-49 6-55 18-1 2-2 5-2 8 0 17 28 25 83 25 50 0 75-8 75-26 0-16-21-25-63-25zM534 213h41v58h144v40h-330v-40h145z">
          <text:p/>
        </draw:path>
        <draw:frame draw:style-name="gr4" draw:text-style-name="P6" draw:layer="layout" svg:width="3.172cm" svg:height="0.603cm" svg:x="2.408cm" svg:y="22.662cm">
          <draw:text-box>
            <text:p text:style-name="P1"><text:span text:style-name="T7">해결책의</text:span><text:span text:style-name="T8"> </text:span><text:span text:style-name="T7">요구사항</text:span></text:p>
          </draw:text-box>
        </draw:frame>
        <draw:path draw:style-name="gr2" draw:text-style-name="P4" draw:layer="layout" svg:width="0.682cm" svg:height="0.345cm" svg:x="3.937cm" svg:y="23.493cm" svg:viewBox="0 0 683 346" svg:d="M0 31h33c8 0 12 4 12 13l-7 10h4v56h73v-79h33c7 0 11 4 11 12l-7 11h4v207h-156zM115 151h-73v70h73zM268 0h32 3 3c4 4 6 8 6 12l-7 10h4v324h-41v-161h-36v140h-40v-315h31c9 0 13 4 13 13l-9 10h5v112h36zM372 39h173v39h-68v10c0 46 15 87 44 122 5 6 13 14 23 24l10 10c0 0 2 3 7 7-18 14-30 22-36 26l-16-17c-21-23-38-50-53-82-2-5-2-8 1-9-8 31-26 62-56 94l-9 9-5 3-38-17c5-7 11-14 19-21 0 0 1-1 2-2 7-6 14-14 21-23 25-32 40-66 44-103 1-7 1-13 1-19v-19h7l-71 7zM639 0h33l3 1 3-1c4 4 5 8 5 11l-7 11h5v324h-42zM569 10h31c9 0 13 4 13 12l-8 11h5v292h-41v-156h-50v-41h50z">
          <text:p/>
        </draw:path>
        <draw:polygon draw:style-name="gr2" draw:text-style-name="P4" draw:layer="layout" svg:width="0.37cm" svg:height="0.026cm" svg:x="15.762cm" svg:y="23.68cm" svg:viewBox="0 0 371 27" draw:points="0,0 371,0 371,27 0,27">
          <text:p/>
        </draw:polygon>
        <draw:frame draw:style-name="gr1" draw:text-style-name="P2" draw:layer="layout" svg:width="11.64cm" svg:height="0.535cm" svg:x="3.096cm" svg:y="23.516cm">
          <draw:text-box>
            <text:p text:style-name="P1"><text:span text:style-name="T4">상호</text:span><text:span text:style-name="T10"> </text:span><text:span text:style-name="T4">배제</text:span><text:span text:style-name="T3">: </text:span><text:span text:style-name="T4">프로세스가 임계 구역에서 실행 중이면 다른 프로세스는 진입 불가</text:span></text:p>
          </draw:text-box>
        </draw:frame>
        <draw:path draw:style-name="gr2" draw:text-style-name="P4" draw:layer="layout" svg:width="0.679cm" svg:height="0.346cm" svg:x="3.121cm" svg:y="24.234cm" svg:viewBox="0 0 680 347" svg:d="M16 27h205v40h-81c0 45 20 79 60 105l25 15c2 1 6 3 14 6l-32 36c-34-22-61-47-81-77-5-7-7-10-6-11-5 13-21 32-46 56-15 14-29 25-44 33-11-9-21-17-30-25v-9c7-4 18-11 32-22 1-1 2-2 3-2 37-27 58-59 62-98 1-5 1-7 1-7h-82zM55 227h33c6 0 10 3 11 9-2 9-3 13-3 14v49h218v39h-259zM260 0h33c7 0 11 3 11 11l-7 11h4v244h-41zM409 12h113v39h-113zM367 54h196v40h-196zM471 92c37 0 61 13 70 38 2 7 3 13 3 21 0 35-20 55-60 60-5 0-11 1-18 1-53 0-79-20-79-61 0-36 23-56 70-59 4 0 9 0 14 0zM460 131c-13 0-22 3-27 10-3 3-4 7-4 11 0 10 7 17 21 19 3 1 7 1 10 1 24 0 37-5 40-15 1-2 1-4 1-7 0-9-6-15-20-18-4-1-7-1-11-1zM558 219c7 0 21 1 43 2 53 5 79 25 79 60 0 34-25 54-75 61-8 1-19 2-34 3-11 1-21 2-32 2-51 0-86-10-106-28-10-10-16-22-16-36 0-30 20-49 58-59 15-4 30-5 47-5zM519 258c-32 0-51 6-57 17-1 2-2 5-2 7 0 14 21 22 62 24 6 1 12 1 18 1 64 0 97-9 97-26 0-11-10-17-31-20l-11-1c-14-1-28-2-39-2zM635 0h32c8 0 12 3 12 11l-7 11h4v206h-41v-83h-30v75h-41v-213h31c9 0 14 4 14 13l-9 9h5v77h30z">
          <text:p/>
        </draw:path>
        <draw:frame draw:style-name="gr5" draw:text-style-name="P7" draw:layer="layout" svg:width="0.308cm" svg:height="0.277cm" svg:x="15.763cm" svg:y="23.451cm">
          <draw:text-box>
            <text:p text:style-name="P1"><text:span text:style-name="T9">[2]</text:span></text:p>
          </draw:text-box>
        </draw:frame>
        <draw:polygon draw:style-name="gr2" draw:text-style-name="P4" draw:layer="layout" svg:width="0.371cm" svg:height="0.026cm" svg:x="17.111cm" svg:y="24.421cm" svg:viewBox="0 0 372 27" draw:points="0,0 372,0 372,27 0,27">
          <text:p/>
        </draw:polygon>
        <draw:frame draw:style-name="gr1" draw:text-style-name="P2" draw:layer="layout" svg:width="12.862cm" svg:height="0.535cm" svg:x="3.096cm" svg:y="24.257cm">
          <draw:text-box>
            <text:p text:style-name="P1"><text:span text:style-name="T4">진행</text:span><text:span text:style-name="T3">: </text:span><text:span text:style-name="T4">임계 구역이 비어있고 진입 요청이 있으면 선택 과정이 무한 연기되지 않아야 함</text:span></text:p>
          </draw:text-box>
        </draw:frame>
        <draw:path draw:style-name="gr2" draw:text-style-name="P4" draw:layer="layout" svg:width="0.719cm" svg:height="0.346cm" svg:x="3.123cm" svg:y="24.974cm" svg:viewBox="0 0 720 347" svg:d="M164 12c88 0 133 23 133 71 0 14-3 25-7 34-16 28-61 43-134 43-49 0-83-10-104-30-12-11-18-26-18-44 0-43 33-68 101-73 9-1 19-1 29-1zM156 52c-34 0-59 6-72 18-5 5-8 10-8 17 0 17 19 28 58 32 8 1 17 1 26 1 63 0 94-11 94-34 0-19-19-30-56-33-6-1-12-1-19-1zM0 176h331v40h-80v131h-41v-131h-88v131h-42v-131h-80zM422 9h126v40h-126zM373 56h224v39h-224zM483 97c62 0 93 22 93 67s-31 68-92 68c-39 0-65-11-79-33-7-10-10-22-10-36 0-37 21-58 63-65 8-1 16-1 25-1zM437 164c0 17 14 26 40 28 2 0 5 0 8 0 32 0 48-9 48-28s-16-28-47-28c-30 0-47 8-48 24 0 1-1 2-1 4zM420 234h30c9 0 14 4 14 12l-8 12h5v41h217v40h-258zM624 0h33c7 0 11 4 11 12l-7 11h5v100h54v40h-54v117h-42z">
          <text:p/>
        </draw:path>
        <draw:frame draw:style-name="gr5" draw:text-style-name="P7" draw:layer="layout" svg:width="0.308cm" svg:height="0.277cm" svg:x="17.112cm" svg:y="24.192cm">
          <draw:text-box>
            <text:p text:style-name="P1"><text:span text:style-name="T9">[2]</text:span></text:p>
          </draw:text-box>
        </draw:frame>
        <draw:path draw:style-name="gr2" draw:text-style-name="P4" draw:layer="layout" svg:width="0.68cm" svg:height="0.346cm" svg:x="3.935cm" svg:y="24.974cm" svg:viewBox="0 0 681 347" svg:d="M0 40h145v40h-104v131l23-1c21-1 56-7 103-18 2 0 7-1 14-3l3 42c-68 15-126 22-172 22-2 0-6 0-12 0zM270 0h32l3 1h3c4 3 6 7 6 11l-7 11h4v324h-41v-161h-38v140h-42v-315h32c8 0 12 4 12 12l-7 11h5v112h38zM391 40h176c-1 14-2 30-5 46-11 57-34 104-71 140-21 19-45 37-76 55-4 3-7 5-10 5s-12-7-25-21c-1-1-4-4-9-9 50-27 85-54 106-79 19-22 32-49 40-79 4-13 5-20 6-19l-132 1zM638 0h31c8 0 12 4 12 13l-7 10h5v324h-41z">
          <text:p/>
        </draw:path>
        <draw:polygon draw:style-name="gr2" draw:text-style-name="P4" draw:layer="layout" svg:width="0.37cm" svg:height="0.027cm" svg:x="16.715cm" svg:y="25.161cm" svg:viewBox="0 0 371 28" draw:points="0,0 371,0 371,28 0,28">
          <text:p/>
        </draw:polygon>
        <draw:frame draw:style-name="gr1" draw:text-style-name="P2" draw:layer="layout" svg:width="12.523cm" svg:height="0.535cm" svg:x="3.096cm" svg:y="24.998cm">
          <draw:text-box>
            <text:p text:style-name="P1"><text:span text:style-name="T4">유한</text:span><text:span text:style-name="T10"> </text:span><text:span text:style-name="T4">대기</text:span><text:span text:style-name="T3">: </text:span><text:span text:style-name="T4">진입 요청 후 허가까지 다른 프로세스의 진입 횟수에 상한이 존재해야 함</text:span></text:p>
          </draw:text-box>
        </draw:frame>
        <draw:frame draw:style-name="gr5" draw:text-style-name="P7" draw:layer="layout" svg:width="0.308cm" svg:height="0.277cm" svg:x="16.715cm" svg:y="24.933cm">
          <draw:text-box>
            <text:p text:style-name="P1"><text:span text:style-name="T9">[2]</text:span></text:p>
          </draw:text-box>
        </draw:frame>
      </draw:page>
      <draw:page draw:name="page4" draw:style-name="dp1" draw:master-page-name="master-page44">
        <draw:polygon draw:style-name="gr6" draw:text-style-name="P8" draw:layer="layout" svg:width="0.741cm" svg:height="0.424cm" svg:x="10.556cm" svg:y="2.063cm" svg:viewBox="0 0 742 425" draw:points="0,0 742,0 742,425 0,425">
          <text:p/>
        </draw:polygon>
        <draw:frame draw:style-name="gr1" draw:text-style-name="P2" draw:layer="layout" svg:width="7.499cm" svg:height="0.535cm" svg:x="2.408cm" svg:y="2.138cm">
          <draw:text-box>
            <text:p text:style-name="P1"><text:span text:style-name="T4">두 프로세스를 위한 소프트웨어 기반 해결책으로</text:span><text:span text:style-name="T3">, </text:span></text:p>
          </draw:text-box>
        </draw:frame>
        <draw:frame draw:style-name="gr7" draw:text-style-name="P9" draw:layer="layout" svg:width="0.564cm" svg:height="0.327cm" svg:x="10.557cm" svg:y="2.171cm">
          <draw:text-box>
            <text:p text:style-name="P1"><text:span text:style-name="T11">turn</text:span></text:p>
          </draw:text-box>
        </draw:frame>
        <draw:polygon draw:style-name="gr6" draw:text-style-name="P8" draw:layer="layout" svg:width="0.741cm" svg:height="0.424cm" svg:x="12.62cm" svg:y="2.063cm" svg:viewBox="0 0 742 425" draw:points="0,0 742,0 742,425 0,425">
          <text:p/>
        </draw:polygon>
        <draw:frame draw:style-name="gr1" draw:text-style-name="P2" draw:layer="layout" svg:width="1.225cm" svg:height="0.535cm" svg:x="11.298cm" svg:y="2.138cm">
          <draw:text-box>
            <text:p text:style-name="P1"><text:span text:style-name="T3"><text:s/></text:span><text:span text:style-name="T4">변수와 </text:span></text:p>
          </draw:text-box>
        </draw:frame>
        <draw:frame draw:style-name="gr7" draw:text-style-name="P9" draw:layer="layout" svg:width="0.527cm" svg:height="0.327cm" svg:x="12.621cm" svg:y="2.171cm">
          <draw:text-box>
            <text:p text:style-name="P1"><text:span text:style-name="T11">flag</text:span></text:p>
          </draw:text-box>
        </draw:frame>
        <draw:frame draw:style-name="gr1" draw:text-style-name="P2" draw:layer="layout" svg:width="4.789cm" svg:height="0.535cm" svg:x="13.361cm" svg:y="2.138cm">
          <draw:text-box>
            <text:p text:style-name="P1"><text:span text:style-name="T3"><text:s/></text:span><text:span text:style-name="T4">배열을 사용합니다</text:span><text:span text:style-name="T3"> </text:span><text:span text:style-name="T3">. </text:span><text:span text:style-name="T4">세 가지 요</text:span></text:p>
          </draw:text-box>
        </draw:frame>
        <draw:frame draw:style-name="gr1" draw:text-style-name="P2" draw:layer="layout" svg:width="15.233cm" svg:height="0.535cm" svg:x="2.408cm" svg:y="2.693cm">
          <draw:text-box>
            <text:p text:style-name="P1"><text:span text:style-name="T4">구사항을 모두 만족하지만</text:span><text:span text:style-name="T3">, </text:span><text:span text:style-name="T4">현대 아키텍처에서는 명령어 재배열로 인해 올바르게 작동하지 않을 수 있</text:span></text:p>
          </draw:text-box>
        </draw:frame>
        <draw:frame draw:style-name="gr1" draw:text-style-name="P2" draw:layer="layout" svg:width="1.224cm" svg:height="0.535cm" svg:x="2.408cm" svg:y="3.249cm">
          <draw:text-box>
            <text:p text:style-name="P1"><text:span text:style-name="T4">습니다</text:span><text:span text:style-name="T3"> </text:span><text:span text:style-name="T3">.</text:span></text:p>
          </draw:text-box>
        </draw:frame>
        <draw:frame draw:style-name="gr1" draw:text-style-name="P2" draw:layer="layout" svg:width="14.72cm" svg:height="0.535cm" svg:x="2.408cm" svg:y="6.556cm">
          <draw:text-box>
            <text:p text:style-name="P1"><text:span text:style-name="T4">현재 값을 반환하고 새 값을 </text:span><text:span text:style-name="T3">true</text:span><text:span text:style-name="T4">로 설정하는 원자적 명령어입니다</text:span><text:span text:style-name="T3"> </text:span><text:span text:style-name="T3">. </text:span><text:span text:style-name="T4">이를 이용해 뮤텍스 락의 기본</text:span></text:p>
          </draw:text-box>
        </draw:frame>
        <draw:frame draw:style-name="gr1" draw:text-style-name="P2" draw:layer="layout" svg:width="7.161cm" svg:height="0.535cm" svg:x="2.408cm" svg:y="7.112cm">
          <draw:text-box>
            <text:p text:style-name="P1"><text:span text:style-name="T4">구현이 가능하지만 바쁜 대기 문제가 있습니다</text:span><text:span text:style-name="T3"> </text:span><text:span text:style-name="T3">.</text:span></text:p>
          </draw:text-box>
        </draw:frame>
        <draw:frame draw:style-name="gr1" draw:text-style-name="P2" draw:layer="layout" svg:width="12.759cm" svg:height="0.535cm" svg:x="2.408cm" svg:y="9.149cm">
          <draw:text-box>
            <text:p text:style-name="P1"><text:span text:style-name="T4">값이 예상값과 같으면 새 값으로 변경하고 이전 값을 반환하는 원자적 명령어입니다</text:span><text:span text:style-name="T3"> </text:span><text:span text:style-name="T3">.</text:span></text:p>
          </draw:text-box>
        </draw:frame>
        <draw:polygon draw:style-name="gr6" draw:text-style-name="P8" draw:layer="layout" svg:width="1.667cm" svg:height="0.423cm" svg:x="7.011cm" svg:y="11.086cm" svg:viewBox="0 0 1668 424" draw:points="0,0 1668,0 1668,424 0,424">
          <text:p/>
        </draw:polygon>
        <draw:frame draw:style-name="gr1" draw:text-style-name="P2" draw:layer="layout" svg:width="4.244cm" svg:height="0.535cm" svg:x="2.408cm" svg:y="11.16cm">
          <draw:text-box>
            <text:p text:style-name="P1"><text:span text:style-name="T4">가장 간단한 동기화 도구로</text:span><text:span text:style-name="T3">, </text:span></text:p>
          </draw:text-box>
        </draw:frame>
        <draw:frame draw:style-name="gr7" draw:text-style-name="P9" draw:layer="layout" svg:width="1.288cm" svg:height="0.327cm" svg:x="7.011cm" svg:y="11.194cm">
          <draw:text-box>
            <text:p text:style-name="P1"><text:span text:style-name="T11">acquire()</text:span></text:p>
          </draw:text-box>
        </draw:frame>
        <draw:polygon draw:style-name="gr6" draw:text-style-name="P8" draw:layer="layout" svg:width="1.667cm" svg:height="0.423cm" svg:x="9.154cm" svg:y="11.086cm" svg:viewBox="0 0 1668 424" draw:points="0,0 1668,0 1668,424 0,424">
          <text:p/>
        </draw:polygon>
        <draw:frame draw:style-name="gr1" draw:text-style-name="P2" draw:layer="layout" svg:width="0.444cm" svg:height="0.535cm" svg:x="8.678cm" svg:y="11.16cm">
          <draw:text-box>
            <text:p text:style-name="P1"><text:span text:style-name="T4">와 </text:span></text:p>
          </draw:text-box>
        </draw:frame>
        <draw:frame draw:style-name="gr7" draw:text-style-name="P9" draw:layer="layout" svg:width="1.288cm" svg:height="0.327cm" svg:x="9.155cm" svg:y="11.194cm">
          <draw:text-box>
            <text:p text:style-name="P1"><text:span text:style-name="T11">release()</text:span></text:p>
          </draw:text-box>
        </draw:frame>
        <draw:frame draw:style-name="gr1" draw:text-style-name="P2" draw:layer="layout" svg:width="7.264cm" svg:height="0.535cm" svg:x="10.821cm" svg:y="11.16cm">
          <draw:text-box>
            <text:p text:style-name="P1"><text:span text:style-name="T3"><text:s/></text:span><text:span text:style-name="T4">함수를 제공합니다</text:span><text:span text:style-name="T3"> </text:span><text:span text:style-name="T3">. </text:span><text:span text:style-name="T4">락이 사용 가능한지 나타내</text:span></text:p>
          </draw:text-box>
        </draw:frame>
        <draw:frame draw:style-name="gr1" draw:text-style-name="P2" draw:layer="layout" svg:width="11.638cm" svg:height="0.535cm" svg:x="2.408cm" svg:y="11.716cm">
          <draw:text-box>
            <text:p text:style-name="P1"><text:span text:style-name="T4">는 부울 변수를 사용하며</text:span><text:span text:style-name="T3">, </text:span><text:span text:style-name="T4">바쁜 대기를 사용하므로 스핀락이라고도 불립니다</text:span><text:span text:style-name="T3"> </text:span><text:span text:style-name="T3">.</text:span></text:p>
          </draw:text-box>
        </draw:frame>
        <draw:polygon draw:style-name="gr6" draw:text-style-name="P8" draw:layer="layout" svg:width="1.111cm" svg:height="0.424cm" svg:x="4.815cm" svg:y="14.948cm" svg:viewBox="0 0 1112 425" draw:points="0,0 1112,0 1112,425 0,425">
          <text:p/>
        </draw:polygon>
        <draw:frame draw:style-name="gr1" draw:text-style-name="P2" draw:layer="layout" svg:width="2.252cm" svg:height="0.535cm" svg:x="2.408cm" svg:y="15.023cm">
          <draw:text-box>
            <text:p text:style-name="P1"><text:span text:style-name="T4">정수 변수 </text:span><text:span text:style-name="T3">S</text:span><text:span text:style-name="T4">와 </text:span></text:p>
          </draw:text-box>
        </draw:frame>
        <draw:frame draw:style-name="gr7" draw:text-style-name="P9" draw:layer="layout" svg:width="0.799cm" svg:height="0.327cm" svg:x="4.815cm" svg:y="15.057cm">
          <draw:text-box>
            <text:p text:style-name="P1"><text:span text:style-name="T11">wait()</text:span></text:p>
          </draw:text-box>
        </draw:frame>
        <draw:polygon draw:style-name="gr6" draw:text-style-name="P8" draw:layer="layout" svg:width="1.481cm" svg:height="0.424cm" svg:x="6.641cm" svg:y="14.948cm" svg:viewBox="0 0 1482 425" draw:points="0,0 1482,0 1482,425 0,425">
          <text:p/>
        </draw:polygon>
        <draw:frame draw:style-name="gr1" draw:text-style-name="P2" draw:layer="layout" svg:width="0.555cm" svg:height="0.37cm" svg:x="6.059cm" svg:y="15.023cm">
          <draw:text-box>
            <text:p text:style-name="P1"><text:span text:style-name="T3">P , </text:span></text:p>
          </draw:text-box>
        </draw:frame>
        <draw:frame draw:style-name="gr7" draw:text-style-name="P9" draw:layer="layout" svg:width="1.071cm" svg:height="0.327cm" svg:x="6.641cm" svg:y="15.057cm">
          <draw:text-box>
            <text:p text:style-name="P1"><text:span text:style-name="T11">signal()</text:span></text:p>
          </draw:text-box>
        </draw:frame>
        <draw:frame draw:style-name="gr1" draw:text-style-name="P2" draw:layer="layout" svg:width="9.51cm" svg:height="0.535cm" svg:x="8.255cm" svg:y="15.023cm">
          <draw:text-box>
            <text:p text:style-name="P1"><text:span text:style-name="T3">V <text:s/></text:span><text:span text:style-name="T4">두 원자적 연산으로 구성되는 동기화 도구입니다</text:span><text:span text:style-name="T3"> </text:span><text:span text:style-name="T3">. </text:span><text:span text:style-name="T4">카운팅 세</text:span></text:p>
          </draw:text-box>
        </draw:frame>
        <draw:frame draw:style-name="gr1" draw:text-style-name="P2" draw:layer="layout" svg:width="5.938cm" svg:height="0.535cm" svg:x="2.408cm" svg:y="15.579cm">
          <draw:text-box>
            <text:p text:style-name="P1"><text:span text:style-name="T4">마포어와 이진 세마포어로 구분됩니다</text:span><text:span text:style-name="T3"> </text:span><text:span text:style-name="T3">.</text:span></text:p>
          </draw:text-box>
        </draw:frame>
        <draw:polygon draw:style-name="gr6" draw:text-style-name="P8" draw:layer="layout" svg:width="0.926cm" svg:height="0.424cm" svg:x="13.096cm" svg:y="17.541cm" svg:viewBox="0 0 927 425" draw:points="0,0 927,0 927,425 0,425">
          <text:p/>
        </draw:polygon>
        <draw:frame draw:style-name="gr1" draw:text-style-name="P2" draw:layer="layout" svg:width="9.842cm" svg:height="0.535cm" svg:x="2.408cm" svg:y="17.616cm">
          <draw:text-box>
            <text:p text:style-name="P1"><text:span text:style-name="T4">바쁜 대기 없는 구현에서는 각 세마포어마다 대기 큐를 유지하고</text:span><text:span text:style-name="T3">, </text:span></text:p>
          </draw:text-box>
        </draw:frame>
        <draw:frame draw:style-name="gr7" draw:text-style-name="P9" draw:layer="layout" svg:width="0.763cm" svg:height="0.327cm" svg:x="13.097cm" svg:y="17.65cm">
          <draw:text-box>
            <text:p text:style-name="P1"><text:span text:style-name="T11">block</text:span></text:p>
          </draw:text-box>
        </draw:frame>
        <draw:polygon draw:style-name="gr6" draw:text-style-name="P8" draw:layer="layout" svg:width="1.111cm" svg:height="0.424cm" svg:x="14.499cm" svg:y="17.541cm" svg:viewBox="0 0 1112 425" draw:points="0,0 1112,0 1112,425 0,425">
          <text:p/>
        </draw:polygon>
        <draw:frame draw:style-name="gr1" draw:text-style-name="P2" draw:layer="layout" svg:width="0.444cm" svg:height="0.535cm" svg:x="14.023cm" svg:y="17.616cm">
          <draw:text-box>
            <text:p text:style-name="P1"><text:span text:style-name="T4">과 </text:span></text:p>
          </draw:text-box>
        </draw:frame>
        <draw:frame draw:style-name="gr7" draw:text-style-name="P9" draw:layer="layout" svg:width="1.125cm" svg:height="0.327cm" svg:x="14.499cm" svg:y="17.65cm">
          <draw:text-box>
            <text:p text:style-name="P1"><text:span text:style-name="T11">wakeup</text:span></text:p>
          </draw:text-box>
        </draw:frame>
        <draw:frame draw:style-name="gr1" draw:text-style-name="P2" draw:layer="layout" svg:width="2.919cm" svg:height="0.535cm" svg:x="15.61cm" svg:y="17.616cm">
          <draw:text-box>
            <text:p text:style-name="P1"><text:span text:style-name="T3"><text:s/></text:span><text:span text:style-name="T4">연산을 사용합니다</text:span></text:p>
          </draw:text-box>
        </draw:frame>
        <draw:polygon draw:style-name="gr6" draw:text-style-name="P8" draw:layer="layout" svg:width="1.111cm" svg:height="0.423cm" svg:x="3.095cm" svg:y="18.097cm" svg:viewBox="0 0 1112 424" draw:points="0,0 1112,0 1112,424 0,424">
          <text:p/>
        </draw:polygon>
        <draw:frame draw:style-name="gr1" draw:text-style-name="P2" draw:layer="layout" svg:width="0.369cm" svg:height="0.37cm" svg:x="2.871cm" svg:y="18.171cm">
          <draw:text-box>
            <text:p text:style-name="P1"><text:span text:style-name="T3">. </text:span></text:p>
          </draw:text-box>
        </draw:frame>
        <draw:frame draw:style-name="gr7" draw:text-style-name="P9" draw:layer="layout" svg:width="0.799cm" svg:height="0.327cm" svg:x="3.082cm" svg:y="18.205cm">
          <draw:text-box>
            <text:p text:style-name="P1"><text:span text:style-name="T11">wait()</text:span></text:p>
          </draw:text-box>
        </draw:frame>
        <draw:polygon draw:style-name="gr6" draw:text-style-name="P8" draw:layer="layout" svg:width="1.482cm" svg:height="0.423cm" svg:x="13.308cm" svg:y="18.097cm" svg:viewBox="0 0 1483 424" draw:points="0,0 1483,0 1483,424 0,424">
          <text:p/>
        </draw:polygon>
        <draw:frame draw:style-name="gr1" draw:text-style-name="P2" draw:layer="layout" svg:width="8.383cm" svg:height="0.535cm" svg:x="4.194cm" svg:y="18.171cm">
          <draw:text-box>
            <text:p text:style-name="P1"><text:span text:style-name="T4">에서 값이 음수가 되면 프로세스를 대기 큐에 추가하고</text:span><text:span text:style-name="T3">, </text:span></text:p>
          </draw:text-box>
        </draw:frame>
        <draw:frame draw:style-name="gr7" draw:text-style-name="P9" draw:layer="layout" svg:width="1.071cm" svg:height="0.327cm" svg:x="13.295cm" svg:y="18.205cm">
          <draw:text-box>
            <text:p text:style-name="P1"><text:span text:style-name="T11">signal()</text:span></text:p>
          </draw:text-box>
        </draw:frame>
        <draw:frame draw:style-name="gr1" draw:text-style-name="P2" draw:layer="layout" svg:width="4.039cm" svg:height="0.535cm" svg:x="14.777cm" svg:y="18.171cm">
          <draw:text-box>
            <text:p text:style-name="P1"><text:span text:style-name="T4">에서 대기 중인 프로세스를</text:span></text:p>
          </draw:text-box>
        </draw:frame>
        <draw:frame draw:style-name="gr1" draw:text-style-name="P2" draw:layer="layout" svg:width="1.562cm" svg:height="0.535cm" svg:x="2.408cm" svg:y="18.727cm">
          <draw:text-box>
            <text:p text:style-name="P1"><text:span text:style-name="T4">깨웁니다</text:span><text:span text:style-name="T3"> </text:span><text:span text:style-name="T3">.</text:span></text:p>
          </draw:text-box>
        </draw:frame>
        <draw:path draw:style-name="gr2" draw:text-style-name="P4" draw:layer="layout" svg:width="1.623cm" svg:height="0.389cm" svg:x="3.193cm" svg:y="1.231cm" svg:viewBox="0 0 1624 390" svg:d="M22 44h247v44h-247zM57 109h41c9 0 14 5 14 14l-11 12h6c0 7 2 46 4 119 0 0-1 0-3 0l67-8c0 0 1 2 1 6l9-143h38c8 0 12 5 12 15l-3 11-3 16c-7 65-13 98-17 97l72-10v45l-212 19-28 2-14 6h-4c-9 0-17-13-22-38 0-1-1-5-4-13 36-2 57-3 64-4l-7-137zM303 0h35c10 0 14 5 14 14l-7 11h5v365h-47zM443 40h201v44h-155v57h144v45h-144v66h22c34 0 83-7 147-20l19-4 3 45c-24 6-60 12-108 18-37 5-65 7-84 7h-45zM726 0h36c9 0 14 5 14 13l-8 12h5v365h-47v-197h-81v-44h81zM1021 17h36c10 0 15 4 15 13l-7 10h5c0 23 23 47 70 70 16 8 33 15 51 22 13 5 27 8 39 10-9 12-19 24-29 34l-9 7-22-8c-40-14-76-37-109-68-12-10-16-16-15-18-21 25-41 45-59 55-14 10-33 20-58 29-12 6-20 8-25 8s-14-7-27-22c-2-2-6-8-13-17 14-2 30-6 50-12 52-18 86-42 100-73 5-10 7-23 7-40zM901 255h36c9 0 13 4 13 12l-8 15h5v54h253v45h-299zM859 199h373v44h-373zM1420 25c31 0 56 10 75 30 17 17 25 37 25 61 0 44-17 74-52 90-16 7-34 11-54 11-37 0-65-13-84-37-13-17-20-38-20-64s11-48 34-67c15-12 31-19 50-22 8-1 16-2 26-2zM1408 70c-7 0-16 3-26 8-16 9-24 22-24 41 0 20 7 34 23 44 9 6 19 9 31 9 34 0 53-13 59-39 1-5 1-11 1-17 0-22-12-36-36-43-9-2-18-3-28-3zM1574 0h36c9 0 14 5 14 14l-9 11h6v365h-47zM1276 264c13-1 33-3 60-5l230-18v46c-31 2-111 9-241 21-1 0-6 2-15 5-4 1-6 1-7 1-10 0-18-12-23-36 0-2-1-7-4-14z">
          <text:p/>
        </draw:path>
        <draw:path draw:style-name="gr2" draw:text-style-name="P4" draw:layer="layout" svg:width="1.207cm" svg:height="0.393cm" svg:x="4.988cm" svg:y="1.231cm" svg:viewBox="0 0 1208 394" svg:d="M50 26h124v45h-124zM0 86h224v45h-224zM116 137c29 0 53 12 70 32 12 14 18 31 18 51 0 50-21 80-63 91-10 2-20 3-32 3-28 0-51-11-68-32-13-16-20-34-20-55 0-25 9-47 26-65 13-13 27-20 44-23 8-1 16-2 25-2zM69 228c0 14 6 26 19 34 7 5 16 8 25 8 19 0 32-8 38-24 3-7 4-14 4-22 0-18-7-31-21-38-6-3-12-4-20-4-27 0-42 12-45 37 0 3 0 6 0 9zM311 0h36c9 0 14 5 14 14l-9 11h5v365h-46v-182h-35v158h-46v-354h36c9 0 13 4 13 13l-8 13h5v126h35zM463 27h204c-11 62-38 112-80 149-12 10-24 19-38 28-23 15-42 25-55 31-3 1-6 2-8 2-4 0-15-8-33-25l-11-10 52-22c50-22 86-54 107-95 5-8 7-12 7-13h-145zM495 222h283v101h-236v13h247v45h-294v-102h236v-13h-236zM731 0h37c9 0 13 5 13 13l-8 13h5v199h-47v-36h-98v-45h98v-34h-85v-44h85zM910 13h116v44h-116zM873 63h190v44h-72c0 21 14 42 41 62 8 6 24 16 48 29-12 15-21 25-28 30l-7 5-16-9c-25-15-45-35-60-59-8 18-29 38-63 59-8 5-14 8-17 8-4 0-18-10-43-29 35-18 56-31 64-37 16-13 27-32 32-54 2-6 3-9 5-8l-74 3zM911 246h294v148h-46v-103h-248zM1159 0h36c9 0 13 4 13 13l-7 13h4v216h-46v-84h-33v84h-46v-233h35c10 0 14 4 14 14l-8 11h5v78h33z">
          <text:p/>
        </draw:path>
        <draw:polygon draw:style-name="gr2" draw:text-style-name="P4" draw:layer="layout" svg:width="0.371cm" svg:height="0.026cm" svg:x="16.582cm" svg:y="2.275cm" svg:viewBox="0 0 372 27" draw:points="0,0 372,0 372,27 0,27">
          <text:p/>
        </draw:polygon>
        <draw:frame draw:style-name="gr4" draw:text-style-name="P6" draw:layer="layout" svg:width="3.482cm" svg:height="0.603cm" svg:x="2.408cm" svg:y="1.257cm">
          <draw:text-box>
            <text:p text:style-name="P1"><text:span text:style-name="T8">2.3 </text:span><text:span text:style-name="T7">피터슨의</text:span><text:span text:style-name="T8"> </text:span><text:span text:style-name="T7">해결책</text:span></text:p>
          </draw:text-box>
        </draw:frame>
        <draw:polygon draw:style-name="gr2" draw:text-style-name="P4" draw:layer="layout" svg:width="0.37cm" svg:height="0.027cm" svg:x="3.565cm" svg:y="3.386cm" svg:viewBox="0 0 371 28" draw:points="0,0 371,0 371,28 0,28">
          <text:p/>
        </draw:polygon>
        <draw:frame draw:style-name="gr5" draw:text-style-name="P7" draw:layer="layout" svg:width="0.308cm" svg:height="0.277cm" svg:x="16.583cm" svg:y="2.046cm">
          <draw:text-box>
            <text:p text:style-name="P1"><text:span text:style-name="T9">[2]</text:span></text:p>
          </draw:text-box>
        </draw:frame>
        <draw:frame draw:style-name="gr5" draw:text-style-name="P7" draw:layer="layout" svg:width="0.308cm" svg:height="0.277cm" svg:x="3.565cm" svg:y="3.158cm">
          <draw:text-box>
            <text:p text:style-name="P1"><text:span text:style-name="T9">[2]</text:span></text:p>
          </draw:text-box>
        </draw:frame>
        <draw:path draw:style-name="gr2" draw:text-style-name="P4" draw:layer="layout" svg:width="1.625cm" svg:height="0.388cm" svg:x="3.217cm" svg:y="4.38cm" svg:viewBox="0 0 1626 389" svg:d="M60 24h146v45h-146zM0 84h265v45h-265zM138 135c42 0 70 15 85 45 7 14 10 31 10 49 0 34-15 59-47 73-14 7-29 11-47 12 0 0-3 0-8 0-33 0-59-10-78-32-14-16-21-35-21-58 0-27 10-50 31-67 13-11 29-18 46-20 11-2 21-2 29-2zM126 179c-17 0-30 6-39 19-5 7-8 16-8 26 0 17 7 29 22 38 8 5 18 8 28 8 34 0 53-13 56-40 1-3 1-6 1-9 0-24-15-38-44-42-5 0-10 0-16 0zM292 0h35c7 0 12 3 14 11-2 10-4 15-4 15v136h70v45h-70v182h-45zM483 41h289v46h-242v91h242v45h-289zM438 292h372v45h-372zM970 20c29 0 52 10 69 28 13 14 20 31 20 51 0 45-21 73-61 84-11 3-23 4-36 4-30 0-54-9-72-29-14-15-21-33-21-54 0-37 18-61 52-74 14-7 31-10 49-10zM917 103c0 15 7 27 20 34 8 3 16 5 25 5 33 0 49-14 49-41 0-14-7-25-22-32-7-3-15-4-23-4-23 0-38 6-45 20-2 5-4 11-4 18zM1157 0h37l3 1 4-1c4 4 6 8 6 13l-9 12h6v364h-47zM1082 11h37c8 0 13 5 13 13l-8 14h5v328h-47v-64h-71v-45h71zM840 201l235-9v45l-88 4v122h-46v-120l-52 3-7 1-8 4c-2 1-4 1-7 1-6 0-10-2-13-6-1-2-6-17-14-45zM1398 33c8 0 16 2 24 4 44 12 69 47 75 100 1 8 2 16 2 24 0 90-33 137-98 141-2 1-6 1-9 1-38 0-66-19-84-58-11-22-16-47-16-75 0-34 7-63 22-91 16-25 36-40 61-44 7-1 15-2 23-2zM1339 175c0 25 6 46 18 62 9 13 20 20 34 20 26 0 44-13 53-39 5-12 7-26 7-41 0-65-18-98-55-98-38 0-57 32-57 96zM1576 0h36c9 0 14 4 14 13l-8 12h5v364h-47v-202h-81v-45h81z">
          <text:p/>
        </draw:path>
        <draw:path draw:style-name="gr2" draw:text-style-name="P4" draw:layer="layout" svg:width="0.791cm" svg:height="0.388cm" svg:x="5.017cm" svg:y="4.38cm" svg:viewBox="0 0 792 389" svg:d="M24 44h232v45h-93v9c0 52 19 97 58 135 11 11 20 19 29 26l13 9c1 2 4 5 7 10-18 19-30 29-33 29s-10-4-20-13c-26-21-45-41-58-60-7-12-14-23-19-34-13 33-39 65-76 95l-18 14c-4 0-15-6-32-18-1-1-6-4-14-8 9-6 18-14 28-22 12-9 22-18 30-26 30-31 47-67 53-110 3-13 4-25 4-36h-91zM306 0h35c9 0 14 4 14 13l-8 12h5v364h-46zM594 8c44 0 75 13 93 37l7 13 5 14c1 6 2 14 2 20 0 32-19 54-56 66-15 5-31 7-49 7-55 0-92-11-111-32-10-13-15-29-15-47 0-38 25-62 73-73 16-3 33-5 51-5zM574 53c-22 0-38 5-48 15l-5 6-3 7c0 2 0 4 0 7 0 22 22 33 67 33 33 0 53-6 62-16 4-6 6-12 6-21 0-16-14-25-41-30-7-1-14-1-21-1zM495 257h35c9 0 14 5 14 14l-9 12h6v53h251v45h-297zM729 0h36c9 0 14 4 14 13l-9 13h6v295h-47v-50h-79v-44h79zM441 181l280-11v43l-117 6c-2 0-2-2-2-7l7 93h-47v-84l-74 5c0 0-4 2-11 4l-9 2c-13 0-22-17-27-51z">
          <text:p/>
        </draw:path>
        <draw:frame draw:style-name="gr4" draw:text-style-name="P6" draw:layer="layout" svg:width="3.1cm" svg:height="0.603cm" svg:x="2.408cm" svg:y="4.406cm">
          <draw:text-box>
            <text:p text:style-name="P1"><text:span text:style-name="T8">2.4 </text:span><text:span text:style-name="T7">하드웨어</text:span><text:span text:style-name="T8"> </text:span><text:span text:style-name="T7">지원</text:span></text:p>
          </draw:text-box>
        </draw:frame>
        <draw:path draw:style-name="gr2" draw:text-style-name="P4" draw:layer="layout" svg:width="1.172cm" svg:height="0.389cm" svg:x="5.231cm" svg:y="5.65cm" svg:viewBox="0 0 1173 390" svg:d="M0 27h200v184h-200zM154 71h-106v96h106zM161 239h34c46 0 79 5 99 16 12 7 22 16 27 28 5 10 7 20 7 33 0 47-47 73-141 74-3 0-7 0-13 0-89 0-135-27-135-78 0-36 26-59 76-69 14-3 30-4 46-4zM158 284c-33 0-54 5-65 16-3 4-5 8-5 13 0 20 30 30 90 30h5c38 0 64-3 79-9 12-5 19-12 19-21 0-8-2-13-7-17-10-8-36-12-78-12zM277 0h37c8 0 13 4 13 13l-9 13h5v227h-46v-68h-75v-45h75v-45h-75v-44h75zM424 21h190v118h-143v42c52 0 109-7 171-22l4 46c-67 15-141 23-222 23v-134h143v-28h-143zM585 239h33c46 0 79 5 99 16 13 7 22 16 28 28 4 10 7 20 7 33 0 47-47 73-141 74-3 0-8 0-13 0-90 0-134-27-134-78 0-36 25-59 75-69 14-3 29-4 46-4zM581 284c-32 0-54 5-64 16-4 4-5 8-5 13 0 20 30 30 90 30h5c37 0 63-3 78-9 13-5 19-12 19-21 0-8-2-13-6-17-10-8-37-12-79-12zM700 0h37c9 0 13 4 13 13l-8 13h5v227h-47v-68h-74v-45h74v-45h-74v-44h74zM945 33c8 0 16 2 24 4 44 12 69 46 75 99 1 8 2 16 2 24 0 90-33 137-97 141-3 1-7 1-10 1-38 0-66-19-84-58-11-22-16-47-16-75 0-34 7-63 22-90 16-25 36-40 61-44 7-1 15-2 23-2zM886 174c0 25 6 46 18 62 9 13 20 20 34 20 26 0 44-13 53-39 5-12 7-26 7-41 0-65-18-97-55-97-38 0-57 31-57 95zM1123 0h36c9 0 14 4 14 13l-8 12h5v364h-47v-203h-81v-45h81z">
          <text:p/>
        </draw:path>
        <draw:polygon draw:style-name="gr2" draw:text-style-name="P4" draw:layer="layout" svg:width="0.37cm" svg:height="0.026cm" svg:x="13.249cm" svg:y="6.72cm" svg:viewBox="0 0 371 27" draw:points="0,0 371,0 371,27 0,27">
          <text:p/>
        </draw:polygon>
        <draw:frame draw:style-name="gr4" draw:text-style-name="P6" draw:layer="layout" svg:width="3.775cm" svg:height="0.603cm" svg:x="2.408cm" svg:y="5.676cm">
          <draw:text-box>
            <text:p text:style-name="P1"><text:span text:style-name="T8">Test-and-Set </text:span><text:span text:style-name="T7">명령어</text:span></text:p>
          </draw:text-box>
        </draw:frame>
        <draw:polygon draw:style-name="gr2" draw:text-style-name="P4" draw:layer="layout" svg:width="0.37cm" svg:height="0.026cm" svg:x="10.021cm" svg:y="7.276cm" svg:viewBox="0 0 371 27" draw:points="0,0 371,0 371,27 0,27">
          <text:p/>
        </draw:polygon>
        <draw:frame draw:style-name="gr5" draw:text-style-name="P7" draw:layer="layout" svg:width="0.308cm" svg:height="0.277cm" svg:x="13.249cm" svg:y="6.491cm">
          <draw:text-box>
            <text:p text:style-name="P1"><text:span text:style-name="T9">[2]</text:span></text:p>
          </draw:text-box>
        </draw:frame>
        <draw:frame draw:style-name="gr5" draw:text-style-name="P7" draw:layer="layout" svg:width="0.308cm" svg:height="0.277cm" svg:x="10.021cm" svg:y="7.047cm">
          <draw:text-box>
            <text:p text:style-name="P1"><text:span text:style-name="T9">[2]</text:span></text:p>
          </draw:text-box>
        </draw:frame>
        <draw:path draw:style-name="gr2" draw:text-style-name="P4" draw:layer="layout" svg:width="1.173cm" svg:height="0.389cm" svg:x="6.659cm" svg:y="8.243cm" svg:viewBox="0 0 1174 390" svg:d="M0 27h200v185h-200zM153 71h-106v97h106zM161 240h34c46 0 79 5 98 16 13 7 22 16 28 28 5 9 7 20 7 32 0 48-47 73-141 74-3 0-7 0-13 0-89 0-134-26-134-77 0-36 25-59 75-69 14-3 30-4 46-4zM158 284c-33 0-55 6-65 17-3 4-5 8-5 13 0 20 30 30 90 30h5c38 0 64-3 78-9 13-5 20-12 20-21 0-8-3-13-7-17-10-8-36-13-78-13zM277 0h36c9 0 13 4 13 12l-8 14h5v228h-46v-68h-75v-45h75v-46h-75v-44h75zM424 21h190v119h-143v42c52 0 109-7 171-22l4 46c-67 15-141 23-222 23v-135h143v-28h-143zM584 240h34c46 0 79 5 99 16 12 7 22 16 27 28 5 9 7 20 7 32 0 48-47 73-140 74-4 0-8 0-14 0-89 0-134-26-134-77 0-36 25-59 75-69 15-3 30-4 46-4zM581 284c-33 0-54 6-65 17-3 4-5 8-5 13 0 20 30 30 91 30h4c38 0 64-3 79-9 13-5 19-12 19-21 0-8-2-13-7-17-10-8-36-13-78-13zM700 0h37c8 0 13 4 13 12l-9 14h6v228h-47v-68h-75v-45h75v-46h-75v-44h75zM945 33c8 0 17 2 25 4 44 12 69 45 75 100 1 8 1 16 1 24 0 90-32 137-98 141-3 1-6 1-9 1-38 0-66-19-84-58-11-22-17-47-17-75 0-34 8-65 23-91 16-26 36-40 61-44 7-1 14-2 23-2zM886 174c0 26 6 47 17 63 10 13 21 20 35 20 27 0 44-13 54-40 4-11 6-25 6-40 0-66-18-98-55-98-38 0-57 31-57 95zM1124 0h36c9 0 14 4 14 13l-8 11h5v365h-47v-202h-82v-45h82z">
          <text:p/>
        </draw:path>
        <draw:polygon draw:style-name="gr2" draw:text-style-name="P4" draw:layer="layout" svg:width="0.37cm" svg:height="0.027cm" svg:x="16.106cm" svg:y="9.286cm" svg:viewBox="0 0 371 28" draw:points="0,0 371,0 371,28 0,28">
          <text:p/>
        </draw:polygon>
        <draw:frame draw:style-name="gr4" draw:text-style-name="P6" draw:layer="layout" svg:width="5.158cm" svg:height="0.603cm" svg:x="2.408cm" svg:y="8.269cm">
          <draw:text-box>
            <text:p text:style-name="P1"><text:span text:style-name="T8">Compare-and-Swap </text:span><text:span text:style-name="T7">명령어</text:span></text:p>
          </draw:text-box>
        </draw:frame>
        <draw:frame draw:style-name="gr5" draw:text-style-name="P7" draw:layer="layout" svg:width="0.308cm" svg:height="0.277cm" svg:x="16.107cm" svg:y="9.058cm">
          <draw:text-box>
            <text:p text:style-name="P1"><text:span text:style-name="T9">[2]</text:span></text:p>
          </draw:text-box>
        </draw:frame>
        <draw:path draw:style-name="gr2" draw:text-style-name="P4" draw:layer="layout" svg:width="1.226cm" svg:height="0.392cm" svg:x="3.205cm" svg:y="10.28cm" svg:viewBox="0 0 1227 393" svg:d="M44 15h283v157h-283zM280 59h-190v68h190zM0 198h372v44h-89v148h-47v-148h-99v148h-47v-148h-90zM432 25h179v45h-132v27h116v45h-116v38c28 0 57-2 87-6 19-2 41-6 65-12l3 42c-6 4-23 8-53 13-43 6-93 9-149 9zM471 245h294v148h-47v-103h-247zM718 0h37c9 0 14 4 14 13l-10 13h6v221h-47zM643 8h37c9 0 13 5 13 13l-8 13h5v213h-47v-101h-53v-45h53zM1006 29h43c9 0 14 4 14 13 0 2-1 7-4 15l-1 6c0 8 5 19 15 32 21 29 49 52 85 70 12 7 35 17 69 31l-37 39h-4c-5 0-20-7-45-21-36-19-65-41-84-65l-27-36c-2-1-1-4 3-8-19 48-60 88-123 119-13 7-21 10-24 10-4 0-15-8-32-25-2-2-6-7-13-13 50-21 83-37 100-48 33-21 54-46 62-74 2-8 3-23 3-45zM847 293h373v44h-373z">
          <text:p/>
        </draw:path>
        <draw:path draw:style-name="gr2" draw:text-style-name="P4" draw:layer="layout" svg:width="0.377cm" svg:height="0.392cm" svg:x="4.597cm" svg:y="10.28cm" svg:viewBox="0 0 378 393" svg:d="M0 24h195v119h-149v40c57 0 127-7 209-22 2 17 3 29 3 35 0 2-1 6-3 11-106 15-192 22-255 22v-131h148v-29h-148zM24 244h293v149h-47v-103h-246zM270 0h36c9 0 14 4 14 13l-9 13h6v78h61v45h-61v93h-47z">
          <text:p/>
        </draw:path>
        <draw:polygon draw:style-name="gr2" draw:text-style-name="P4" draw:layer="layout" svg:width="0.371cm" svg:height="0.026cm" svg:x="14.042cm" svg:y="11.324cm" svg:viewBox="0 0 372 27" draw:points="0,0 372,0 372,27 0,27">
          <text:p/>
        </draw:polygon>
        <draw:frame draw:style-name="gr4" draw:text-style-name="P6" draw:layer="layout" svg:width="2.337cm" svg:height="0.603cm" svg:x="2.408cm" svg:y="10.306cm">
          <draw:text-box>
            <text:p text:style-name="P1"><text:span text:style-name="T8">2.5 </text:span><text:span text:style-name="T7">뮤텍스</text:span><text:span text:style-name="T8"> </text:span><text:span text:style-name="T7">락</text:span></text:p>
          </draw:text-box>
        </draw:frame>
        <draw:polygon draw:style-name="gr2" draw:text-style-name="P4" draw:layer="layout" svg:width="0.37cm" svg:height="0.027cm" svg:x="14.889cm" svg:y="11.879cm" svg:viewBox="0 0 371 28" draw:points="0,0 371,0 371,28 0,28">
          <text:p/>
        </draw:polygon>
        <draw:frame draw:style-name="gr5" draw:text-style-name="P7" draw:layer="layout" svg:width="0.308cm" svg:height="0.277cm" svg:x="14.043cm" svg:y="11.095cm">
          <draw:text-box>
            <text:p text:style-name="P1"><text:span text:style-name="T9">[2]</text:span></text:p>
          </draw:text-box>
        </draw:frame>
        <draw:frame draw:style-name="gr5" draw:text-style-name="P7" draw:layer="layout" svg:width="0.308cm" svg:height="0.277cm" svg:x="14.889cm" svg:y="11.651cm">
          <draw:text-box>
            <text:p text:style-name="P1"><text:span text:style-name="T9">[2]</text:span></text:p>
          </draw:text-box>
        </draw:frame>
        <draw:path draw:style-name="gr2" draw:text-style-name="P4" draw:layer="layout" svg:width="1.643cm" svg:height="0.389cm" svg:x="3.172cm" svg:y="12.846cm" svg:viewBox="0 0 1644 390" svg:d="M99 31h35c10 0 15 4 15 13l-8 14h5v42c0 45 14 89 42 130 0 0 1 2 5 6 9 14 18 24 25 30l12 12c1 1 3 5 5 9l-33 31c-36-36-61-69-74-97-9-20-13-31-14-34-1-1 1-3 7-5-8 41-29 79-62 115-1 2-2 3-4 5-7 7-12 11-15 12-3 0-13-5-30-16 0-1-4-3-10-6 5-7 12-14 19-22 1 0 2-1 2-2 10-10 19-21 28-33 26-35 41-73 46-114 3-18 4-48 4-90zM328 0h36l4 2 4-1c4 4 6 8 6 12l-9 12h6v365h-47zM249 12h35c10 0 15 5 15 13l-9 13h5v329h-46v-179h-65v-46h65zM463 44h199v236h-199zM615 88h-105v148h105zM733 0h36c7 0 12 4 14 12-2 9-4 14-4 14v137h70v44h-70v183h-46zM907 38h320v45h-320zM970 87h40c9 0 14 4 14 13l-10 12h6c0 4 1 23 4 57 1 8 1 12 1 12h90l12-94h35c9 0 14 5 14 14l-6 19-9 61h62v44h-313v-44h67l-7-85zM1044 230h35c10 0 15 4 15 13l-10 12h6v46h163v45h-373v-45h164zM1416 34c8 0 16 1 25 4 44 12 69 45 75 99 1 8 1 17 1 25 0 90-32 137-97 141-3 0-6 0-10 0-38 0-65-19-84-57-10-22-16-47-16-75 0-35 8-65 23-91s36-41 61-44c7-1 14-2 22-2zM1358 175c0 26 6 47 17 63 9 13 21 20 35 20 26 0 43-13 53-40 4-12 6-25 6-40 0-66-18-99-54-99-38 0-57 32-57 96zM1595 0h36c9 0 13 5 13 14l-7 11h5v365h-47v-202h-82v-46h82z">
          <text:p/>
        </draw:path>
        <draw:path draw:style-name="gr2" draw:text-style-name="P4" draw:layer="layout" svg:width="0.803cm" svg:height="0.389cm" svg:x="2.43cm" svg:y="14.143cm" svg:viewBox="0 0 804 390" svg:d="M22 45h197c0 15-2 33-6 51-11 64-38 117-79 158-22 21-50 42-84 61-5 4-9 5-12 5s-13-7-28-22c-1-2-5-5-10-11 56-30 96-60 119-88 21-25 36-55 44-90 4-14 6-22 7-21l-148 1zM299 0h35c9 0 14 4 14 14l-8 12h5v364h-46zM473 8h36c9 0 14 5 14 15l-9 13h5v21h199v-49h35c10 0 14 5 14 15l-8 13h5v138h-291zM718 102h-199v27h199zM473 255h36c9 0 14 4 14 12l-9 14h5v55h253v45h-299zM595 151h46v46h163v45h-372v-45h163z">
          <text:p/>
        </draw:path>
        <draw:frame draw:style-name="gr4" draw:text-style-name="P6" draw:layer="layout" svg:width="2.221cm" svg:height="0.603cm" svg:x="2.408cm" svg:y="12.872cm">
          <draw:text-box>
            <text:p text:style-name="P1"><text:span text:style-name="T8">2.6 </text:span><text:span text:style-name="T7">세마포어</text:span></text:p>
          </draw:text-box>
        </draw:frame>
        <draw:path draw:style-name="gr2" draw:text-style-name="P4" draw:layer="layout" svg:width="0.784cm" svg:height="0.392cm" svg:x="3.37cm" svg:y="14.143cm" svg:viewBox="0 0 785 393" svg:d="M21 44h175c-5 82-28 149-69 201-8 9-16 19-25 28-17 17-33 31-47 41-4 3-10 6-16 8l-39-25c6-8 14-15 24-22 17-13 29-23 37-30 42-39 68-85 79-136 3-15 4-22 4-21h-123zM316 0h36 4 3c5 4 7 9 7 13l-8 12h5v365h-47v-182h-39v158h-46v-354h35c10 0 14 4 14 14l-9 12h6v125h39zM461 21h36c9 0 14 4 14 12l-8 14h4v129c54 0 114-7 181-22l3 45c-5 3-25 7-59 13-48 7-105 10-171 10zM499 244h283v149h-46v-12h-190v12h-47zM736 290h-190v46h190zM736 0h36c9 0 13 4 13 13l-8 13h5v215h-46v-86h-107v-44h107v-20h-107v-44h107z">
          <text:p/>
        </draw:path>
        <draw:polygon draw:style-name="gr2" draw:text-style-name="P4" draw:layer="layout" svg:width="0.37cm" svg:height="0.026cm" svg:x="16.741cm" svg:y="15.187cm" svg:viewBox="0 0 371 27" draw:points="0,0 371,0 371,27 0,27">
          <text:p/>
        </draw:polygon>
        <draw:frame draw:style-name="gr4" draw:text-style-name="P6" draw:layer="layout" svg:width="1.644cm" svg:height="0.603cm" svg:x="2.408cm" svg:y="14.169cm">
          <draw:text-box>
            <text:p text:style-name="P1"><text:span text:style-name="T7">기본</text:span><text:span text:style-name="T8"> </text:span><text:span text:style-name="T7">개념</text:span></text:p>
          </draw:text-box>
        </draw:frame>
        <draw:polygon draw:style-name="gr2" draw:text-style-name="P4" draw:layer="layout" svg:width="0.37cm" svg:height="0.028cm" svg:x="8.698cm" svg:y="15.742cm" svg:viewBox="0 0 371 29" draw:points="0,0 371,0 371,29 0,29">
          <text:p/>
        </draw:polygon>
        <draw:frame draw:style-name="gr5" draw:text-style-name="P7" draw:layer="layout" svg:width="0.308cm" svg:height="0.277cm" svg:x="16.742cm" svg:y="14.958cm">
          <draw:text-box>
            <text:p text:style-name="P1"><text:span text:style-name="T9">[2]</text:span></text:p>
          </draw:text-box>
        </draw:frame>
        <draw:path draw:style-name="gr2" draw:text-style-name="P4" draw:layer="layout" svg:width="1.643cm" svg:height="0.389cm" svg:x="2.405cm" svg:y="16.709cm" svg:viewBox="0 0 1644 390" svg:d="M100 31h35c10 0 15 4 15 13l-9 14h5v42c0 45 14 89 43 130 0 0 1 2 4 6 10 14 18 24 25 30l13 12c1 1 2 5 5 9l-33 31c-37-36-61-69-74-97-9-20-14-32-14-34-1-1 1-3 6-5-8 41-28 79-62 115-1 1-3 3-4 5-7 7-12 11-15 12-4 0-14-6-30-16 0-1-4-3-10-6 5-7 11-14 19-22 1 0 1-1 2-2 10-10 19-21 28-33 26-35 41-74 47-114 2-18 4-48 4-90zM329 0h36l4 2 3-1c5 4 7 8 7 12l-9 12h5v365h-46zM250 12h35c9 0 14 4 14 13l-8 13h5v328h-46v-179h-65v-46h65zM464 44h198v236h-198zM616 88h-105v148h105zM734 0h35c8 0 13 4 15 12-3 9-4 14-4 14v136h70v45h-70v183h-46zM907 38h320v45h-320zM970 87h40c9 0 13 4 13 13l-10 11h6c0 5 2 24 5 57 0 9 1 13 1 13h90l12-94h34c10 0 15 4 15 13l-6 20-9 61h61v44h-311v-44h66l-7-85zM1044 230h35c10 0 14 4 14 13l-9 12h6v46h163v45h-372v-45h163zM1416 34c8 0 16 1 24 4 44 12 69 45 75 99 1 8 2 15 2 24 0 91-33 138-97 142-3 0-6 0-10 0-38 0-66-19-84-57-11-22-16-47-16-75 0-35 7-65 23-91 15-26 36-41 61-44 6-1 14-2 22-2zM1358 175c0 26 5 47 17 63 9 13 21 20 35 20 25 0 43-14 53-40 4-12 6-25 6-40 0-66-18-99-54-99-38 0-57 32-57 96zM1595 0h36c9 0 13 5 13 14l-8 11h5v365h-46v-202h-82v-46h82z">
          <text:p/>
        </draw:path>
        <draw:frame draw:style-name="gr5" draw:text-style-name="P7" draw:layer="layout" svg:width="0.308cm" svg:height="0.277cm" svg:x="8.698cm" svg:y="15.514cm">
          <draw:text-box>
            <text:p text:style-name="P1"><text:span text:style-name="T9">[2]</text:span></text:p>
          </draw:text-box>
        </draw:frame>
        <draw:path draw:style-name="gr2" draw:text-style-name="P4" draw:layer="layout" svg:width="0.773cm" svg:height="0.389cm" svg:x="4.24cm" svg:y="16.709cm" svg:viewBox="0 0 774 390" svg:d="M33 19h292c0 54-7 103-20 147-5 18-10 28-14 32-11-1-25-3-40-5 5-5 5-7-1-8l11-37c6-21 11-49 14-84h-242zM0 175h367v44h-160v171h-46v-171h-161zM479 10h138v44h-138zM424 61h247v44h-247zM554 107c37 0 64 12 79 34 8 11 12 25 12 42 0 48-29 74-88 77-4 1-8 1-13 1-35 0-61-10-78-31-10-12-15-28-15-46 0-51 34-77 103-77zM498 184c0 21 17 32 50 32s49-11 49-33c0-21-16-31-47-31-35 0-52 10-52 32zM482 263h34c11 0 16 5 16 14l-10 12h6v48h246v44h-292zM712 0h37c9 0 13 5 13 14l-8 12h5v282h-47v-75h-72v-45h72v-39h-72v-45h72z">
          <text:p/>
        </draw:path>
        <draw:polygon draw:style-name="gr2" draw:text-style-name="P4" draw:layer="layout" svg:width="0.37cm" svg:height="0.027cm" svg:x="2.454cm" svg:y="18.335cm" svg:viewBox="0 0 371 28" draw:points="0,0 371,0 371,28 0,28">
          <text:p/>
        </draw:polygon>
        <draw:frame draw:style-name="gr4" draw:text-style-name="P6" draw:layer="layout" svg:width="2.408cm" svg:height="0.603cm" svg:x="2.408cm" svg:y="16.735cm">
          <draw:text-box>
            <text:p text:style-name="P1"><text:span text:style-name="T7">세마포어</text:span><text:span text:style-name="T8"> </text:span><text:span text:style-name="T7">구현</text:span></text:p>
          </draw:text-box>
        </draw:frame>
        <draw:polygon draw:style-name="gr2" draw:text-style-name="P4" draw:layer="layout" svg:width="0.371cm" svg:height="0.026cm" svg:x="3.935cm" svg:y="18.891cm" svg:viewBox="0 0 372 27" draw:points="0,0 372,0 372,27 0,27">
          <text:p/>
        </draw:polygon>
        <draw:frame draw:style-name="gr5" draw:text-style-name="P7" draw:layer="layout" svg:width="0.308cm" svg:height="0.277cm" svg:x="2.454cm" svg:y="18.107cm">
          <draw:text-box>
            <text:p text:style-name="P1"><text:span text:style-name="T9">[2]</text:span></text:p>
          </draw:text-box>
        </draw:frame>
        <draw:path draw:style-name="gr2" draw:text-style-name="P4" draw:layer="layout" svg:width="0.814cm" svg:height="0.389cm" svg:x="2.419cm" svg:y="19.858cm" svg:viewBox="0 0 815 390" svg:d="M106 30h29c7-1 13 0 17 4 2 3 3 6 3 9l-5 21h2c0 47 5 82 14 107 9 26 26 50 49 74 18 17 28 26 31 29 1 1 4 4 10 8-7 9-16 19-27 29l-5 4c-4 0-12-5-24-16-25-24-45-49-60-75-5-10-9-18-12-23-11 27-32 57-62 91 0 0-3 3-10 9-6 7-12 11-18 14l-38-25c4-7 11-15 21-23 0 0 1-1 2-2 10-10 20-21 31-35 26-33 42-71 48-109 2-19 4-49 4-91zM296 0h35c8 0 12 4 15 11-3 10-4 15-4 15v135h70v46h-70v183h-46zM642 4c37 0 69 6 94 19 16 8 27 17 33 29 5 9 7 20 7 33 0 44-38 69-114 75-10 1-22 1-34 1-97 0-145-27-145-81 0-16 7-31 21-44 22-20 61-31 117-32 5 0 12 0 21 0zM615 49c-36 0-62 5-76 16l-5 6c-3 3-4 6-4 10 0 18 19 29 57 34 11 2 22 3 33 3 60 0 95-9 106-25 2-3 3-6 3-10 0-20-22-31-66-34h-17zM614 239h29c51 0 88 9 111 28 15 12 23 27 23 45 0 52-51 78-153 78-82 0-128-19-140-58-1-6-2-12-2-18 0-34 24-57 74-68 18-5 38-7 58-7zM613 284c-40 0-66 6-78 18-4 3-5 8-5 13 0 16 20 26 62 30 9 1 17 1 26 1 61 0 97-7 108-23 2-3 3-5 3-8 0-17-21-27-63-30-6-1-13-1-19-1zM531 189l-2-29 3-10c16-2 27-3 34-3 9 0 13 4 15 12-2 5-3 9-3 10 0 0 1 6 2 20h98l4-43 42 3c6 3 9 8 9 14l-4 12-1 14h87v44h-372v-44z">
          <text:p/>
        </draw:path>
        <draw:frame draw:style-name="gr5" draw:text-style-name="P7" draw:layer="layout" svg:width="0.308cm" svg:height="0.277cm" svg:x="3.936cm" svg:y="18.662cm">
          <draw:text-box>
            <text:p text:style-name="P1"><text:span text:style-name="T9">[2]</text:span></text:p>
          </draw:text-box>
        </draw:frame>
        <draw:path draw:style-name="gr2" draw:text-style-name="P4" draw:layer="layout" svg:width="0.77cm" svg:height="0.389cm" svg:x="3.384cm" svg:y="19.858cm" svg:viewBox="0 0 771 390" svg:d="M90 35c56 0 87 37 92 113l1 6v1c-1 55-10 95-27 118-15 22-38 33-68 33-36 0-61-21-76-63-8-22-12-45-12-70 0-37 7-70 23-97s38-41 67-41zM48 168c0 33 5 58 16 76 6 10 15 16 26 16 22 0 35-17 42-49 2-10 3-21 3-32 0-37-4-64-11-78-6-14-17-20-30-20-31 0-46 28-46 87zM302 0h37l3 2 4-2c4 4 6 9 6 13l-9 12h6v365h-47zM223 12h35c10 0 15 4 15 13l-9 13h6v328h-47v-124h-57v-45h57v-61h-57v-46h57zM518 30h29c11-1 17 3 20 12l-5 22h2c0 44 4 79 12 102 9 23 25 47 48 74 15 16 29 30 43 42-5 8-13 17-25 28-4 3-7 5-9 5-5 0-12-6-23-17-23-26-38-45-47-58-4-7-7-14-11-20-10-23-14-35-10-36-8 38-31 76-71 114l-14 13c0 0-2 2-8 4l-38-27c6-7 13-15 22-23 1-1 2-1 2-2 13-11 23-22 33-34 24-31 40-67 47-110 2-11 3-22 3-33zM722 0h35c9 0 14 4 14 14l-8 11h5v365h-46z">
          <text:p/>
        </draw:path>
        <draw:path draw:style-name="gr2" draw:text-style-name="P4" draw:layer="layout" svg:width="0.132cm" svg:height="0.132cm" svg:x="2.672cm" svg:y="20.849cm" svg:viewBox="0 0 133 133" svg:d="M133 66c0 10-2 18-5 26s-8 15-14 22c-6 6-14 11-22 14s-16 5-25 5-17-2-25-5c-9-3-17-8-23-14-6-7-11-14-14-22-4-8-5-16-5-26 0-9 1-17 5-26 3-8 8-15 14-21s14-11 23-14c8-4 16-5 25-5s17 1 25 5c8 3 16 8 22 14s11 13 14 21c3 9 5 17 5 26z">
          <text:p/>
        </draw:path>
        <draw:frame draw:style-name="gr4" draw:text-style-name="P6" draw:layer="layout" svg:width="1.644cm" svg:height="0.603cm" svg:x="2.408cm" svg:y="19.884cm">
          <draw:text-box>
            <text:p text:style-name="P1"><text:span text:style-name="T7">사용</text:span><text:span text:style-name="T8"> </text:span><text:span text:style-name="T7">예시</text:span></text:p>
          </draw:text-box>
        </draw:frame>
        <draw:polygon draw:style-name="gr2" draw:text-style-name="P4" draw:layer="layout" svg:width="0.371cm" svg:height="0.026cm" svg:x="12.772cm" svg:y="20.902cm" svg:viewBox="0 0 372 27" draw:points="0,0 372,0 372,27 0,27">
          <text:p/>
        </draw:polygon>
        <draw:frame draw:style-name="gr1" draw:text-style-name="P2" draw:layer="layout" svg:width="8.927cm" svg:height="0.535cm" svg:x="3.096cm" svg:y="20.764cm">
          <draw:text-box>
            <text:p text:style-name="P1"><text:span text:style-name="T4">임계 구역 문제</text:span><text:span text:style-name="T3">: </text:span><text:span text:style-name="T4">세마포어를 </text:span><text:span text:style-name="T3">1</text:span><text:span text:style-name="T4">로 초기화하여 상호 배제 보장</text:span></text:p>
          </draw:text-box>
        </draw:frame>
        <draw:path draw:style-name="gr2" draw:text-style-name="P4" draw:layer="layout" svg:width="0.132cm" svg:height="0.133cm" svg:x="2.672cm" svg:y="21.589cm" svg:viewBox="0 0 133 134" svg:d="M133 67c0 8-2 17-5 25s-8 15-14 21c-6 7-14 11-22 16-8 3-16 5-25 5s-17-2-25-5c-9-5-17-9-23-16-6-6-11-13-14-21-4-8-5-17-5-25 0-9 1-18 5-26 3-8 8-15 14-21s14-11 23-14c8-4 16-6 25-6s17 2 25 6c8 3 16 8 22 14s11 13 14 21 5 17 5 26z">
          <text:p/>
        </draw:path>
        <draw:frame draw:style-name="gr5" draw:text-style-name="P7" draw:layer="layout" svg:width="0.308cm" svg:height="0.277cm" svg:x="12.773cm" svg:y="20.673cm">
          <draw:text-box>
            <text:p text:style-name="P1"><text:span text:style-name="T9">[2]</text:span></text:p>
          </draw:text-box>
        </draw:frame>
        <draw:polygon draw:style-name="gr2" draw:text-style-name="P4" draw:layer="layout" svg:width="0.371cm" svg:height="0.027cm" svg:x="13.592cm" svg:y="21.642cm" svg:viewBox="0 0 372 28" draw:points="0,0 372,0 372,28 0,28">
          <text:p/>
        </draw:polygon>
        <draw:frame draw:style-name="gr1" draw:text-style-name="P2" draw:layer="layout" svg:width="9.604cm" svg:height="0.535cm" svg:x="3.096cm" svg:y="21.505cm">
          <draw:text-box>
            <text:p text:style-name="P1"><text:span text:style-name="T4">실행 순서 동기화</text:span><text:span text:style-name="T3">: </text:span><text:span text:style-name="T4">세마포어를 </text:span><text:span text:style-name="T3">0</text:span><text:span text:style-name="T4">으로 초기화하여 특정 순서 보장</text:span></text:p>
          </draw:text-box>
        </draw:frame>
        <draw:frame draw:style-name="gr5" draw:text-style-name="P7" draw:layer="layout" svg:width="0.308cm" svg:height="0.277cm" svg:x="13.593cm" svg:y="21.414cm">
          <draw:text-box>
            <text:p text:style-name="P1"><text:span text:style-name="T9">[2]</text:span></text:p>
          </draw:text-box>
        </draw:frame>
        <draw:path draw:style-name="gr2" draw:text-style-name="P4" draw:layer="layout" svg:width="1.187cm" svg:height="0.389cm" svg:x="3.179cm" svg:y="22.636cm" svg:viewBox="0 0 1188 390" svg:d="M48 38h277v178h-277zM278 83h-184v89h184zM163 221h35c10 0 14 5 14 14l-8 12h5v54h163v44h-372v-44h163zM438 40h35c10 0 14 4 14 12l-7 15h5v170c63 0 130-9 199-26 3 17 4 29 4 36v6c-7 5-28 10-63 15-56 10-119 15-187 15zM714 0h35c10 0 14 4 14 14l-8 11h5v365h-46zM854 39h201v46h-155v56h145v45h-145v66h22c34 0 84-7 148-21l19-3 3 45c-24 5-60 11-108 18-38 5-66 7-86 7h-44zM1138 0h36c9 0 14 4 14 13l-8 12h5v365h-47v-197h-82v-44h82z">
          <text:p/>
        </draw:path>
        <draw:frame draw:style-name="gr4" draw:text-style-name="P6" draw:layer="layout" svg:width="1.839cm" svg:height="0.603cm" svg:x="2.408cm" svg:y="22.662cm">
          <draw:text-box>
            <text:p text:style-name="P1"><text:span text:style-name="T8">2.7 </text:span><text:span text:style-name="T7">모니터</text:span></text:p>
          </draw:text-box>
        </draw:frame>
      </draw:page>
      <draw:page draw:name="page5" draw:style-name="dp1" draw:master-page-name="master-page44">
        <draw:frame draw:style-name="gr1" draw:text-style-name="P2" draw:layer="layout" svg:width="15.131cm" svg:height="0.535cm" svg:x="2.408cm" svg:y="2.138cm">
          <draw:text-box>
            <text:p text:style-name="P1"><text:span text:style-name="T4">프로세스 동기화를 위한 고수준 추상화 메커니즘으로</text:span><text:span text:style-name="T3">, </text:span><text:span text:style-name="T4">내부 변수는 프로시저 내에서만 접근 가능하며</text:span></text:p>
          </draw:text-box>
        </draw:frame>
        <draw:polygon draw:style-name="gr6" draw:text-style-name="P8" draw:layer="layout" svg:width="1.482cm" svg:height="0.423cm" svg:x="2.407cm" svg:y="4.63cm" svg:viewBox="0 0 1483 424" draw:points="0,0 1483,0 1483,424 0,424">
          <text:p/>
        </draw:polygon>
        <draw:frame draw:style-name="gr1" draw:text-style-name="P2" draw:layer="layout" svg:width="6.38cm" svg:height="0.535cm" svg:x="2.408cm" svg:y="2.693cm">
          <draw:text-box>
            <text:p text:style-name="P1"><text:span text:style-name="T4">한 번에 하나의 프로세스만 활성화됩니다</text:span><text:span text:style-name="T3"> </text:span><text:span text:style-name="T3">.</text:span></text:p>
          </draw:text-box>
        </draw:frame>
        <draw:frame draw:style-name="gr7" draw:text-style-name="P9" draw:layer="layout" svg:width="1.052cm" svg:height="0.327cm" svg:x="2.408cm" svg:y="4.738cm">
          <draw:text-box>
            <text:p text:style-name="P1"><text:span text:style-name="T11">x.wait()</text:span></text:p>
          </draw:text-box>
        </draw:frame>
        <draw:polygon draw:style-name="gr6" draw:text-style-name="P8" draw:layer="layout" svg:width="1.852cm" svg:height="0.423cm" svg:x="4.365cm" svg:y="4.63cm" svg:viewBox="0 0 1853 424" draw:points="0,0 1853,0 1853,424 0,424">
          <text:p/>
        </draw:polygon>
        <draw:frame draw:style-name="gr1" draw:text-style-name="P2" draw:layer="layout" svg:width="0.444cm" svg:height="0.535cm" svg:x="3.889cm" svg:y="4.704cm">
          <draw:text-box>
            <text:p text:style-name="P1"><text:span text:style-name="T4">와 </text:span></text:p>
          </draw:text-box>
        </draw:frame>
        <draw:frame draw:style-name="gr7" draw:text-style-name="P9" draw:layer="layout" svg:width="1.324cm" svg:height="0.327cm" svg:x="4.366cm" svg:y="4.738cm">
          <draw:text-box>
            <text:p text:style-name="P1"><text:span text:style-name="T11">x.signal()</text:span></text:p>
          </draw:text-box>
        </draw:frame>
        <draw:frame draw:style-name="gr1" draw:text-style-name="P2" draw:layer="layout" svg:width="11.197cm" svg:height="0.535cm" svg:x="6.218cm" svg:y="4.704cm">
          <draw:text-box>
            <text:p text:style-name="P1"><text:span text:style-name="T3"><text:s/></text:span><text:span text:style-name="T4">연산을 제공하여 프로세스의 중단과 재시작을 제어합니다</text:span><text:span text:style-name="T3"> </text:span><text:span text:style-name="T3">. </text:span><text:span text:style-name="T4">모니터와 함께</text:span></text:p>
          </draw:text-box>
        </draw:frame>
        <draw:frame draw:style-name="gr1" draw:text-style-name="P2" draw:layer="layout" svg:width="7.941cm" svg:height="0.535cm" svg:x="2.408cm" svg:y="5.26cm">
          <draw:text-box>
            <text:p text:style-name="P1"><text:span text:style-name="T4">사용되어 복잡한 동기화 문제를 해결할 수 있습니다</text:span><text:span text:style-name="T3"> </text:span><text:span text:style-name="T3">.</text:span></text:p>
          </draw:text-box>
        </draw:frame>
        <draw:polygon draw:style-name="gr6" draw:text-style-name="P8" draw:layer="layout" svg:width="0.926cm" svg:height="0.423cm" svg:x="11.773cm" svg:y="8.519cm" svg:viewBox="0 0 927 424" draw:points="0,0 927,0 927,424 0,424">
          <text:p/>
        </draw:polygon>
        <draw:frame draw:style-name="gr1" draw:text-style-name="P2" draw:layer="layout" svg:width="8.619cm" svg:height="0.535cm" svg:x="2.408cm" svg:y="8.594cm">
          <draw:text-box>
            <text:p text:style-name="P1"><text:span text:style-name="T4">프로듀서와 소비자가 고정 크기 버퍼를 공유하는 문제로</text:span><text:span text:style-name="T3">, </text:span></text:p>
          </draw:text-box>
        </draw:frame>
        <draw:frame draw:style-name="gr7" draw:text-style-name="P9" draw:layer="layout" svg:width="0.89cm" svg:height="0.327cm" svg:x="11.774cm" svg:y="8.627cm">
          <draw:text-box>
            <text:p text:style-name="P1"><text:span text:style-name="T11">mutex</text:span></text:p>
          </draw:text-box>
        </draw:frame>
        <draw:polygon draw:style-name="gr6" draw:text-style-name="P8" draw:layer="layout" svg:width="0.741cm" svg:height="0.423cm" svg:x="12.911cm" svg:y="8.519cm" svg:viewBox="0 0 742 424" draw:points="0,0 742,0 742,424 0,424">
          <text:p/>
        </draw:polygon>
        <draw:frame draw:style-name="gr1" draw:text-style-name="P2" draw:layer="layout" svg:width="0.369cm" svg:height="0.37cm" svg:x="12.7cm" svg:y="8.594cm">
          <draw:text-box>
            <text:p text:style-name="P1"><text:span text:style-name="T3">, </text:span></text:p>
          </draw:text-box>
        </draw:frame>
        <draw:frame draw:style-name="gr7" draw:text-style-name="P9" draw:layer="layout" svg:width="0.419cm" svg:height="0.327cm" svg:x="12.912cm" svg:y="8.627cm">
          <draw:text-box>
            <text:p text:style-name="P1"><text:span text:style-name="T11">full</text:span></text:p>
          </draw:text-box>
        </draw:frame>
        <draw:polygon draw:style-name="gr6" draw:text-style-name="P8" draw:layer="layout" svg:width="0.926cm" svg:height="0.423cm" svg:x="13.864cm" svg:y="8.519cm" svg:viewBox="0 0 927 424" draw:points="0,0 927,0 927,424 0,424">
          <text:p/>
        </draw:polygon>
        <draw:frame draw:style-name="gr1" draw:text-style-name="P2" draw:layer="layout" svg:width="0.369cm" svg:height="0.37cm" svg:x="13.652cm" svg:y="8.594cm">
          <draw:text-box>
            <text:p text:style-name="P1"><text:span text:style-name="T3">, </text:span></text:p>
          </draw:text-box>
        </draw:frame>
        <draw:frame draw:style-name="gr7" draw:text-style-name="P9" draw:layer="layout" svg:width="0.89cm" svg:height="0.327cm" svg:x="13.864cm" svg:y="8.627cm">
          <draw:text-box>
            <text:p text:style-name="P1"><text:span text:style-name="T11">empty</text:span></text:p>
          </draw:text-box>
        </draw:frame>
        <draw:frame draw:style-name="gr1" draw:text-style-name="P2" draw:layer="layout" svg:width="4.038cm" svg:height="0.535cm" svg:x="14.79cm" svg:y="8.594cm">
          <draw:text-box>
            <text:p text:style-name="P1"><text:span text:style-name="T3"><text:s/></text:span><text:span text:style-name="T4">세마포어를 사용하여 해결</text:span></text:p>
          </draw:text-box>
        </draw:frame>
        <draw:frame draw:style-name="gr1" draw:text-style-name="P2" draw:layer="layout" svg:width="1.224cm" svg:height="0.535cm" svg:x="2.408cm" svg:y="9.149cm">
          <draw:text-box>
            <text:p text:style-name="P1"><text:span text:style-name="T4">합니다</text:span><text:span text:style-name="T3"> </text:span><text:span text:style-name="T3">.</text:span></text:p>
          </draw:text-box>
        </draw:frame>
        <draw:frame draw:style-name="gr1" draw:text-style-name="P2" draw:layer="layout" svg:width="15.366cm" svg:height="0.535cm" svg:x="2.408cm" svg:y="11.16cm">
          <draw:text-box>
            <text:p text:style-name="P1"><text:span text:style-name="T4">다수의 읽기 프로세스와 쓰기 프로세스가 데이터베이스를 공유하는 문제로</text:span><text:span text:style-name="T3">, </text:span><text:span text:style-name="T4">읽기는 동시에 가능하지만</text:span></text:p>
          </draw:text-box>
        </draw:frame>
        <draw:frame draw:style-name="gr1" draw:text-style-name="P2" draw:layer="layout" svg:width="4.479cm" svg:height="0.535cm" svg:x="2.408cm" svg:y="11.716cm">
          <draw:text-box>
            <text:p text:style-name="P1"><text:span text:style-name="T4">쓰기는 독점적이어야 합니다</text:span><text:span text:style-name="T3"> </text:span><text:span text:style-name="T3">.</text:span></text:p>
          </draw:text-box>
        </draw:frame>
        <draw:frame draw:style-name="gr1" draw:text-style-name="P2" draw:layer="layout" svg:width="15.067cm" svg:height="0.535cm" svg:x="2.408cm" svg:y="13.753cm">
          <draw:text-box>
            <text:p text:style-name="P1"><text:span text:style-name="T3">5</text:span><text:span text:style-name="T4">명의 철학자가 </text:span><text:span text:style-name="T3">5</text:span><text:span text:style-name="T4">개의 젓가락을 공유하는 문제로</text:span><text:span text:style-name="T3">, </text:span><text:span text:style-name="T4">교착상태 방지를 위한 다양한 해결책이 있습니다</text:span><text:span text:style-name="T3"> </text:span><text:span text:style-name="T3">.</text:span></text:p>
          </draw:text-box>
        </draw:frame>
        <draw:frame draw:style-name="gr1" draw:text-style-name="P2" draw:layer="layout" svg:width="15.158cm" svg:height="0.535cm" svg:x="2.408cm" svg:y="18.727cm">
          <draw:text-box>
            <text:p text:style-name="P1"><text:span text:style-name="T4">시스템은 자원 유형 </text:span><text:span text:style-name="T3">R</text:span><text:span text:style-name="T12">₁</text:span><text:span text:style-name="T3">, R</text:span><text:span text:style-name="T12">₂</text:span><text:span text:style-name="T3">, ..., R</text:span><text:span text:style-name="T12">ₘ</text:span><text:span text:style-name="T4">으로 구성되며</text:span><text:span text:style-name="T3">, </text:span><text:span text:style-name="T4">각 자원 유형은 여러 인스턴스를 가집니다</text:span><text:span text:style-name="T3"> </text:span><text:span text:style-name="T3">. </text:span><text:span text:style-name="T4">프로세</text:span></text:p>
          </draw:text-box>
        </draw:frame>
        <draw:frame draw:style-name="gr1" draw:text-style-name="P2" draw:layer="layout" svg:width="8.145cm" svg:height="0.535cm" svg:x="2.408cm" svg:y="19.283cm">
          <draw:text-box>
            <text:p text:style-name="P1"><text:span text:style-name="T4">스는 자원을 요청</text:span><text:span text:style-name="T3">, </text:span><text:span text:style-name="T4">사용</text:span><text:span text:style-name="T3">, </text:span><text:span text:style-name="T4">해제하는 순서로 활용합니다</text:span><text:span text:style-name="T3"> </text:span><text:span text:style-name="T3">.</text:span></text:p>
          </draw:text-box>
        </draw:frame>
        <draw:path draw:style-name="gr2" draw:text-style-name="P4" draw:layer="layout" svg:width="1.187cm" svg:height="0.389cm" svg:x="2.438cm" svg:y="1.231cm" svg:viewBox="0 0 1188 390" svg:d="M48 38h277v178h-277zM278 83h-184v89h184zM163 221h35c10 0 14 5 14 14l-8 12h5v54h163v45h-372v-45h163zM438 40h35c10 0 15 4 15 12l-8 14h5v171c64 0 131-9 201-26 2 17 3 30 3 36v6c-7 5-28 10-63 16-56 9-119 14-188 14zM715 0h35c10 0 14 5 14 14l-7 11h5v365h-47zM855 40h201v44h-155v57h144v45h-144v66h22c34 0 83-7 148-20l18-4 3 45c-24 6-60 12-108 18-37 5-65 7-84 7h-45zM1138 0h36c9 0 14 5 14 13l-8 12h5v365h-47v-197h-81v-44h81z">
          <text:p/>
        </draw:path>
        <draw:frame draw:style-name="gr1" draw:text-style-name="P2" draw:layer="layout" svg:width="10.077cm" svg:height="0.535cm" svg:x="2.408cm" svg:y="21.294cm">
          <draw:text-box>
            <text:p text:style-name="P1"><text:span text:style-name="T4">교착상태가 발생하려면 다음 네 조건이 동시에 만족되어야 합니다</text:span><text:span text:style-name="T3"> </text:span><text:span text:style-name="T3">:</text:span></text:p>
          </draw:text-box>
        </draw:frame>
        <draw:path draw:style-name="gr2" draw:text-style-name="P4" draw:layer="layout" svg:width="0.785cm" svg:height="0.393cm" svg:x="3.793cm" svg:y="1.231cm" svg:viewBox="0 0 786 394" svg:d="M22 44h173c-5 82-27 150-68 201-8 10-16 19-25 28-17 17-32 31-47 42-4 3-9 5-15 7l-40-25c6-7 14-14 25-22 16-13 28-23 36-30 42-39 68-84 79-136 3-14 5-21 5-21h-123zM316 0h36l3 1h4c4 4 6 8 6 12l-8 12h5v365h-46v-182h-40v158h-46v-354h36c9 0 14 5 14 14l-10 12h6v126h40zM460 21h36c9 0 14 4 14 12l-8 15h5v128c54 0 115-7 182-20l2 43c-5 3-25 8-59 13-48 7-105 10-172 10zM498 244h284v150h-46v-13h-190v13h-48zM736 290h-190v46h190zM736 0h37c8 0 13 4 13 13l-9 13h5v216h-46v-85h-107v-46h107v-20h-107v-44h107z">
          <text:p/>
        </draw:path>
        <draw:polygon draw:style-name="gr2" draw:text-style-name="P4" draw:layer="layout" svg:width="0.37cm" svg:height="0.026cm" svg:x="9.174cm" svg:y="2.831cm" svg:viewBox="0 0 371 27" draw:points="0,0 371,0 371,27 0,27">
          <text:p/>
        </draw:polygon>
        <draw:frame draw:style-name="gr4" draw:text-style-name="P6" draw:layer="layout" svg:width="2.026cm" svg:height="0.603cm" svg:x="2.408cm" svg:y="1.257cm">
          <draw:text-box>
            <text:p text:style-name="P1"><text:span text:style-name="T7">모니터</text:span><text:span text:style-name="T8"> </text:span><text:span text:style-name="T7">개념</text:span></text:p>
          </draw:text-box>
        </draw:frame>
        <draw:path draw:style-name="gr2" draw:text-style-name="P4" draw:layer="layout" svg:width="0.775cm" svg:height="0.38cm" svg:x="2.437cm" svg:y="3.824cm" svg:viewBox="0 0 776 381" svg:d="M35 44h308v45h-130c0 18 18 39 54 64 21 15 40 25 60 32l44 14c-11 16-21 28-30 36l-5 4c-6 0-14-3-25-8-46-19-83-44-111-74-9-12-13-18-11-20-29 40-70 71-122 92-14 6-23 9-25 9-4 0-15-9-31-27-1 0-5-4-11-11l54-19c35-12 63-30 84-51 18-16 26-30 26-41h-129zM164 207h35c10 0 14 4 14 13l-8 13h5v68h164v45h-373v-45h163zM452 31h199l-5 37c-7 52-35 99-85 139-9 8-19 14-29 20-16 11-34 21-53 31l-13 4h-2c-3 0-16-11-40-35 102-36 159-87 171-151h-143zM486 255h37c7 0 11 4 12 11-2 10-3 15-3 16v54h244v45h-290zM716 0h36c9 0 14 4 14 13l-9 13h6v277h-47v-129h-105v-46h105z">
          <text:p/>
        </draw:path>
        <draw:frame draw:style-name="gr5" draw:text-style-name="P7" draw:layer="layout" svg:width="0.308cm" svg:height="0.277cm" svg:x="9.174cm" svg:y="2.602cm">
          <draw:text-box>
            <text:p text:style-name="P1"><text:span text:style-name="T9">[2]</text:span></text:p>
          </draw:text-box>
        </draw:frame>
        <draw:path draw:style-name="gr2" draw:text-style-name="P4" draw:layer="layout" svg:width="0.778cm" svg:height="0.389cm" svg:x="3.409cm" svg:y="3.824cm" svg:viewBox="0 0 779 390" svg:d="M0 25h37c9 0 14 4 14 13l-9 12h5v47h107v-72h36c10 0 14 5 14 14l-9 12h6v184h-201zM154 141h-107v49h107zM42 263h34c11 0 17 4 17 14l-11 12h7v47h245v45h-292zM273 0h37c9 0 13 4 13 13l-8 13h5v282h-47v-106h-80v-44h80v-47h-80v-45h80zM565 11h41c10 0 15 5 15 14l-10 12h6c0 7 8 17 26 31 25 20 61 37 108 52 5 1 15 4 28 8-4 10-13 21-28 33-5 4-8 6-11 6-4 0-9-2-17-5-36-13-66-29-91-48-10-7-22-17-35-29-4-11-5-14-5-9 0-4-2-1-5 9-27 31-68 56-124 75l-18 7c-4 0-14-7-30-21-3-4-8-10-13-18 101-24 156-57 162-99 0-3 1-9 1-18zM406 199h372v45h-163v146h-46v-146h-163z">
          <text:p/>
        </draw:path>
        <draw:polygon draw:style-name="gr2" draw:text-style-name="P4" draw:layer="layout" svg:width="0.37cm" svg:height="0.026cm" svg:x="15.789cm" svg:y="4.868cm" svg:viewBox="0 0 371 27" draw:points="0,0 371,0 371,27 0,27">
          <text:p/>
        </draw:polygon>
        <draw:frame draw:style-name="gr4" draw:text-style-name="P6" draw:layer="layout" svg:width="1.644cm" svg:height="0.603cm" svg:x="2.408cm" svg:y="3.85cm">
          <draw:text-box>
            <text:p text:style-name="P1"><text:span text:style-name="T7">조건</text:span><text:span text:style-name="T8"> </text:span><text:span text:style-name="T7">변수</text:span></text:p>
          </draw:text-box>
        </draw:frame>
        <draw:polygon draw:style-name="gr2" draw:text-style-name="P4" draw:layer="layout" svg:width="0.371cm" svg:height="0.027cm" svg:x="10.867cm" svg:y="5.423cm" svg:viewBox="0 0 372 28" draw:points="0,0 372,0 372,28 0,28">
          <text:p/>
        </draw:polygon>
        <draw:frame draw:style-name="gr5" draw:text-style-name="P7" draw:layer="layout" svg:width="0.308cm" svg:height="0.277cm" svg:x="15.789cm" svg:y="4.639cm">
          <draw:text-box>
            <text:p text:style-name="P1"><text:span text:style-name="T9">[2]</text:span></text:p>
          </draw:text-box>
        </draw:frame>
        <draw:frame draw:style-name="gr5" draw:text-style-name="P7" draw:layer="layout" svg:width="0.308cm" svg:height="0.277cm" svg:x="10.868cm" svg:y="5.195cm">
          <draw:text-box>
            <text:p text:style-name="P1"><text:span text:style-name="T9">[2]</text:span></text:p>
          </draw:text-box>
        </draw:frame>
        <draw:path draw:style-name="gr2" draw:text-style-name="P4" draw:layer="layout" svg:width="1.621cm" svg:height="0.393cm" svg:x="3.205cm" svg:y="6.39cm" svg:viewBox="0 0 1622 394" svg:d="M36 38h301c-4 93-9 158-15 197-1 11-3 23-6 38l-47-5c8-46 12-72 13-79 4-39 6-74 6-105h-252zM135 163h35 2c8 0 13 5 13 14l-8 12h5v112h190v45h-372v-45h135zM436 32h231v44h-90c0 51 21 90 65 120 15 11 28 19 40 24-7 12-16 22-28 32l-7 6c-45-25-77-56-94-93-3 7-20 26-49 54-19 19-37 33-54 42-13-12-24-21-32-27v-10c71-39 108-88 110-148 1-2 2-4 5-3l-97 3zM484 256h37c7 0 11 3 13 11-3 9-4 14-4 15v55h245v44h-291zM714 0h37c9 0 13 5 13 14l-8 13h5v279h-47v-150h-80v-44h80zM860 28h220v44h-86c0 39 17 70 50 93 0 0 3 2 8 5l42 25c-12 14-22 23-29 28-2 3-5 4-8 4s-9-3-17-9c-30-21-53-45-69-72-2-5-3-10 0-17h1c3 5 2 12-3 19-19 28-43 52-73 73-8 5-13 8-16 8-4 0-14-6-28-19-2-2-6-6-13-11 28-17 43-27 48-30 35-27 55-57 60-92 0-4 1-6 2-6l-89 1zM894 245h291v149h-46v-104h-245zM1139 0h36c9 0 14 5 14 14l-9 13h5v216h-46v-97h-83v-44h83zM1397 19c14 0 28 3 42 8 37 14 58 39 63 76 1 7 1 14 1 22 0 39-16 68-47 85-19 10-40 16-64 16-34 0-61-13-82-39-15-19-22-42-22-68 0-33 13-60 40-79 20-14 43-21 69-21zM1389 64c-10 0-20 3-29 9-16 11-24 28-24 52 0 20 8 35 23 46 10 7 21 10 34 10 29 0 49-11 58-33 3-8 4-18 4-29 0-19-7-34-23-45-10-7-21-10-34-10zM1332 256h37c7 0 11 3 12 11-2 9-3 14-3 15v55h244v44h-290zM1562 0h37c8 0 13 5 13 13l-9 13h6v274h-47z">
          <text:p/>
        </draw:path>
        <draw:path draw:style-name="gr2" draw:text-style-name="P4" draw:layer="layout" svg:width="1.239cm" svg:height="0.39cm" svg:x="5.005cm" svg:y="6.39cm" svg:viewBox="0 0 1240 391" svg:d="M40 13h291v46h-245v54h245v45h-291zM171 240h29c50 0 87 9 110 28 15 12 23 27 23 45 0 52-51 78-153 78-81 0-128-20-140-59-1-5-2-11-2-17 0-35 25-57 74-69 18-4 38-6 59-6zM169 285c-40 0-66 6-78 18-4 3-5 7-5 12 0 17 20 27 62 31 9 1 18 1 26 1 61 0 97-8 108-23 2-3 3-6 3-8 0-17-21-28-63-31-6 0-12 0-19 0zM163 132h46v52h162v44h-371v-44h163zM437 45h198c-1 16-3 33-6 52-11 64-38 117-81 157-21 22-49 42-83 62-5 3-9 5-12 5-4 0-13-7-28-23-1-1-5-4-11-10 57-31 97-60 120-88 21-26 35-56 45-90 4-15 6-22 7-21l-149 1zM714 0h36c9 0 14 5 14 14l-8 12h5v364h-47zM905 18h141v47h-141zM848 71h254v45h-254zM988 117c41 0 69 12 83 35 4 9 7 18 8 28 0 0 0 2 0 6 0 33-18 55-56 65-12 3-25 5-39 5-38 0-65-5-81-14-19-12-29-32-29-58 0-43 35-66 106-67 2 0 5 0 8 0zM966 161c-26 0-40 7-44 20v7c0 16 18 23 54 23 37 0 55-9 55-28 0-11-11-19-35-21-4-1-8-1-12-1zM1124 0h36c9 0 13 5 13 14l-8 13h5v147h70v45h-70v171h-46zM954 235h47v38l117-11v44c0 0-79 7-237 21-1 0-6 2-15 5-2 1-4 2-6 2-10 0-18-13-23-39 3-2 1-6-5-12l124-7c2 0 3 1 4 5z">
          <text:p/>
        </draw:path>
        <draw:path draw:style-name="gr2" draw:text-style-name="P4" draw:layer="layout" svg:width="0.768cm" svg:height="0.389cm" svg:x="6.38cm" svg:y="6.39cm" svg:viewBox="0 0 769 390" svg:d="M41 11h292v147h-292zM287 57h-200v57h200zM41 256h36c9 0 14 4 14 12l-9 14h5v55h254v44h-300zM0 184h373v44h-163v87h-46v-87h-164zM420 45h194v45h-75v11c0 51 16 97 48 136 5 7 14 16 25 27l11 11c0 0 3 3 8 8-20 15-33 25-40 29l-18-19c-22-25-42-56-58-92-3-5-2-9 1-10-9 34-30 69-63 106l-10 10-6 4-43-20c6-8 13-15 22-24 0 0 1 0 2-1 8-8 16-17 24-27 28-35 44-74 49-115 1-7 1-14 1-21v-22h8l-80 9zM719 0h37l3 2 4-1c4 4 6 8 6 14l-8 11h5v364h-47zM640 13h36c9 0 14 5 14 14l-9 12h6v328h-47v-176h-56v-45h56z">
          <text:p/>
        </draw:path>
        <draw:path draw:style-name="gr2" draw:text-style-name="P4" draw:layer="layout" svg:width="0.816cm" svg:height="0.389cm" svg:x="2.438cm" svg:y="7.687cm" svg:viewBox="0 0 817 390" svg:d="M184 13c99 0 149 26 149 79 0 15-2 28-8 38-17 32-68 48-150 48-54 0-92-11-116-33-14-13-21-30-21-50 0-48 38-75 113-81 10-1 21-1 33-1zM174 57c-38 0-64 7-79 20-6 5-9 12-9 19 0 20 21 32 64 36 9 1 19 2 30 2 70 0 105-13 105-38 0-22-21-34-63-38-7-1-13-1-21-1zM0 197h372v44h-90v149h-47v-149h-98v149h-47v-149h-90zM482 10h142v44h-142zM427 61h251v44h-251zM551 107c69 0 104 25 104 75 0 52-35 77-103 77-44 0-74-12-90-37-7-11-11-25-11-40 0-41 24-66 72-73 8-1 18-2 28-2zM499 182c0 20 15 31 45 32 2 1 5 1 8 1 36 0 54-11 54-32s-17-31-52-31c-34 0-53 8-55 26 0 2 0 3 0 4zM479 262h34c11 0 16 4 16 14l-9 13h6v47h244v45h-291zM709 0h37c9 0 13 4 13 13l-8 13h5v111h61v44h-61v134h-47z">
          <text:p/>
        </draw:path>
        <draw:frame draw:style-name="gr4" draw:text-style-name="P6" draw:layer="layout" svg:width="4.361cm" svg:height="0.603cm" svg:x="2.408cm" svg:y="6.417cm">
          <draw:text-box>
            <text:p text:style-name="P1"><text:span text:style-name="T8">2.8 </text:span><text:span text:style-name="T7">고전적인</text:span><text:span text:style-name="T8"> </text:span><text:span text:style-name="T7">동기화</text:span><text:span text:style-name="T8"> </text:span><text:span text:style-name="T7">문제</text:span></text:p>
          </draw:text-box>
        </draw:frame>
        <draw:path draw:style-name="gr2" draw:text-style-name="P4" draw:layer="layout" svg:width="0.753cm" svg:height="0.389cm" svg:x="3.401cm" svg:y="7.687cm" svg:viewBox="0 0 754 390" svg:d="M0 35h37c9 0 13 5 13 14l-9 12h6v63h104v-89h36c9 0 13 5 13 14l-8 12h5v233h-197zM151 169h-104v79h104zM280 0h36c9 0 14 4 14 13l-8 12h5v365h-47v-203h-82v-45h82zM423 44h231v44h-231zM457 109h42c9 0 13 4 13 14l-10 11h6c0 6 1 46 4 119 0 0-1 0-4 0l52-8c1-10 6-55 14-136h38c9 0 14 4 14 12 0 1-2 5-4 12-4-1-4-1 0-1l-3 18c0 2-3 33-10 91l61-5v46c-23 2-88 8-195 19-7 1-13 1-18 2-9-2-13-1-12 1l-14 6h-4c-5 0-9-2-12-5-3-5-7-20-13-48l68-4c1 4-1 6-5 4l-3-58zM704 0h36c9 0 14 4 14 13l-8 12h5v365h-47v-198h-82v-44h82z">
          <text:p/>
        </draw:path>
        <draw:path draw:style-name="gr2" draw:text-style-name="P4" draw:layer="layout" svg:width="0.768cm" svg:height="0.389cm" svg:x="4.343cm" svg:y="7.687cm" svg:viewBox="0 0 769 390" svg:d="M41 11h291v146h-291zM285 55h-198v58h198zM41 254h36c9 0 13 4 13 12l-8 15h5v55h253v45h-299zM0 183h372v44h-163v87h-46v-87h-163zM419 44h193v44h-75v11c0 52 16 97 49 137 5 6 13 15 25 27l11 12c0 0 3 3 8 8-20 15-33 24-40 29l-18-20c-23-26-42-57-59-93-2-5-2-8 2-10-9 35-30 70-64 107l-9 10-6 4-43-20c6-7 13-15 22-24 0 0 0-1 1-2 8-7 16-16 24-26 28-36 45-74 50-115 1-8 1-14 1-21v-22h8l-80 8zM719 0h37l3 2 4-2c4 5 6 9 6 13l-9 12h6v365h-47zM639 12h36c10 0 15 4 15 13l-9 13h5v328h-47v-176h-56v-45h56z">
          <text:p/>
        </draw:path>
        <draw:polygon draw:style-name="gr2" draw:text-style-name="P4" draw:layer="layout" svg:width="0.37cm" svg:height="0.027cm" svg:x="3.565cm" svg:y="9.286cm" svg:viewBox="0 0 371 28" draw:points="0,0 371,0 371,28 0,28">
          <text:p/>
        </draw:polygon>
        <draw:frame draw:style-name="gr4" draw:text-style-name="P6" draw:layer="layout" svg:width="2.523cm" svg:height="0.603cm" svg:x="2.408cm" svg:y="7.713cm">
          <draw:text-box>
            <text:p text:style-name="P1"><text:span text:style-name="T7">유한</text:span><text:span text:style-name="T8"> </text:span><text:span text:style-name="T7">버퍼</text:span><text:span text:style-name="T8"> </text:span><text:span text:style-name="T7">문제</text:span></text:p>
          </draw:text-box>
        </draw:frame>
        <draw:path draw:style-name="gr2" draw:text-style-name="P4" draw:layer="layout" svg:width="0.757cm" svg:height="0.389cm" svg:x="2.444cm" svg:y="10.28cm" svg:viewBox="0 0 758 390" svg:d="M111 14c39 0 68 15 86 44l8 15 6 18c1 10 2 18 2 26 0 36-17 62-49 78-18 8-37 13-59 13-36 0-63-12-84-37-14-17-21-39-21-64 0-34 16-60 48-77 19-11 40-16 63-16zM101 59c-18 0-33 7-43 21-7 9-10 19-10 31 0 19 8 33 23 43 10 6 21 9 34 9 32 0 51-12 57-37 2-6 3-12 3-18 0-18-8-32-24-41-9-6-19-8-30-8zM32 230h148v96h-102v15c49-2 84-4 104-7 1 0 5-1 13-3v45c-50 6-91 9-123 9h-40v-103h102v-9h-102zM186 230h146v158h-46v-114h-100zM286 0h36c9 0 14 5 14 14l-9 13h5v195h-46zM432 45h197c0 15-2 33-5 51-12 64-38 117-80 158-22 21-50 42-84 62-5 3-8 5-11 5-4 0-14-8-29-23-1-1-4-5-10-11 57-30 96-60 119-88 21-25 36-55 45-89 3-15 6-22 6-22l-148 1zM709 0h35c10 0 14 5 14 15l-7 11h5v364h-47z">
          <text:p/>
        </draw:path>
        <draw:frame draw:style-name="gr5" draw:text-style-name="P7" draw:layer="layout" svg:width="0.308cm" svg:height="0.277cm" svg:x="3.565cm" svg:y="9.058cm">
          <draw:text-box>
            <text:p text:style-name="P1"><text:span text:style-name="T9">[2]</text:span></text:p>
          </draw:text-box>
        </draw:frame>
        <draw:path draw:style-name="gr2" draw:text-style-name="P4" draw:layer="layout" svg:width="0.763cm" svg:height="0.389cm" svg:x="3.47cm" svg:y="10.28cm" svg:viewBox="0 0 764 390" svg:d="M85 30h34c7 0 12 3 16 9v5c-2 16-3 28-3 36 0 22 9 45 28 68l21 23c0 0 2 3 7 7l-36 34c-20-19-35-39-46-61-2-5-2-10 2-15h1c2 12-8 32-30 59-16 21-30 34-40 39l-39-21v-10c6-5 14-11 24-20 31-29 50-60 58-93 2-9 3-29 3-60zM232 30h22c13 0 20 1 23 4 4 2 5 6 5 11l-8 18h5c0 43 18 79 54 110l22 18 16 11 6 9-38 32c-29-25-48-44-60-59-7-10-14-26-21-48 4 2 3 8-3 18-19 35-41 64-66 86-5 6-10 9-15 10l-37-21v-11c50-37 81-79 92-125 0-3 1-5 1-7 2-9 2-27 2-56zM0 293h372v44h-372zM437 45h197c0 15-2 33-5 51-12 64-38 117-80 158-22 21-50 42-84 62-5 3-9 5-11 5-4 0-14-8-29-23-1-1-4-5-10-11 56-30 96-60 119-88 21-25 36-55 45-89 3-15 5-22 6-22l-148 1zM714 0h36c10 0 14 5 14 15l-8 11h6v364h-48z">
          <text:p/>
        </draw:path>
        <draw:path draw:style-name="gr2" draw:text-style-name="P4" draw:layer="layout" svg:width="0.767cm" svg:height="0.389cm" svg:x="4.423cm" svg:y="10.28cm" svg:viewBox="0 0 768 390" svg:d="M40 12h291v146h-291zM285 56h-199v58h199zM40 255h37c8 0 13 4 13 12l-9 14h5v55h254v45h-300zM0 184h371v44h-163v86h-46v-86h-162zM418 45h195v44h-76v11c0 52 16 97 49 137 5 6 14 15 25 26l12 12c0 0 2 2 7 8-20 15-33 24-40 29l-18-20c-23-25-43-56-59-92-3-5-2-8 1-10-9 35-30 70-63 106l-10 10-6 4-42-20c5-7 12-15 21-23 0 0 1-1 2-2 8-7 16-16 24-26 28-36 44-74 49-115 1-8 1-15 1-21v-22h8l-80 8zM718 0h37l3 3 4-3c4 5 6 10 6 14l-8 12h5v364h-47zM640 13h35c9 0 14 4 14 13l-9 13h6v327h-46v-175h-57v-45h57z">
          <text:p/>
        </draw:path>
        <draw:polygon draw:style-name="gr2" draw:text-style-name="P4" draw:layer="layout" svg:width="0.371cm" svg:height="0.027cm" svg:x="7.11cm" svg:y="11.879cm" svg:viewBox="0 0 372 28" draw:points="0,0 372,0 372,28 0,28">
          <text:p/>
        </draw:polygon>
        <draw:frame draw:style-name="gr4" draw:text-style-name="P6" draw:layer="layout" svg:width="2.545cm" svg:height="0.603cm" svg:x="2.408cm" svg:y="10.306cm">
          <draw:text-box>
            <text:p text:style-name="P1"><text:span text:style-name="T7">읽기</text:span><text:span text:style-name="T8">-</text:span><text:span text:style-name="T7">쓰기</text:span><text:span text:style-name="T8"> </text:span><text:span text:style-name="T7">문제</text:span></text:p>
          </draw:text-box>
        </draw:frame>
        <draw:path draw:style-name="gr2" draw:text-style-name="P4" draw:layer="layout" svg:width="1.656cm" svg:height="0.393cm" svg:x="2.424cm" svg:y="12.846cm" svg:viewBox="0 0 1657 394" svg:d="M108 15h36c11 0 17 5 17 14 0 3-2 9-5 20l-1 9c0 35 15 66 47 93 7 7 15 12 24 18l35 21c-12 14-22 24-30 30l-5 3c-5 0-11-3-19-10-24-16-46-36-64-62-9-11-13-22-12-34h1c1 15-11 37-37 64-21 21-39 35-52 41-6 0-17-7-33-20-1 0-4-4-10-9 36-24 60-41 71-52 19-19 31-41 35-67 2-9 3-29 2-59zM61 242h291v152h-46v-106h-245zM306 0h36c9 0 14 5 14 13l-9 13h5v209h-46zM525 31h30c6-1 12 0 17 4 2 3 3 6 3 9l-6 20h3c0 47 4 83 13 107 9 25 26 50 50 73 17 17 27 27 30 30 1 1 5 3 10 7-7 11-15 20-27 30l-4 4c-5 0-13-5-25-15-25-25-45-50-59-77-6-9-10-17-13-23-10 28-31 58-62 92 0 0-3 3-9 9-7 7-13 12-19 14l-38-25c5-7 12-15 21-24 0 0 1 0 2-2 10-9 21-21 31-34 26-34 42-70 48-108 3-19 4-50 4-91zM715 0h35c8 0 13 4 15 12-3 9-4 14-4 14v136h70v44h-70v184h-46zM907 24h145v45h-145zM847 84h265v44h-265zM985 134c42 0 70 16 85 46 7 14 10 30 10 49 0 34-15 59-47 74-14 7-30 11-47 12 0 0-3 0-8 0-33 0-59-11-78-33-14-16-22-35-22-59 0-27 11-49 32-66 13-12 29-19 46-21 11-1 21-2 29-2zM973 178c-17 0-30 7-39 20-6 7-8 16-8 25 0 17 7 30 22 39 8 5 18 8 28 8 34 0 53-14 56-41 1-2 1-5 1-8 0-24-15-38-44-42-5 0-10-1-16-1zM1139 0h35c7 0 12 4 14 12-2 9-4 14-4 14v136h70v44h-70v184h-45zM1329 13h35c9 0 14 5 14 14l-8 12h5v79h248v44h-294zM1326 255h36c9 0 13 4 13 12l-8 14h5v56h253v44h-299zM1285 198h372v45h-372z">
          <text:p/>
        </draw:path>
        <draw:frame draw:style-name="gr5" draw:text-style-name="P7" draw:layer="layout" svg:width="0.308cm" svg:height="0.277cm" svg:x="7.111cm" svg:y="11.651cm">
          <draw:text-box>
            <text:p text:style-name="P1"><text:span text:style-name="T9">[2]</text:span></text:p>
          </draw:text-box>
        </draw:frame>
        <draw:path draw:style-name="gr2" draw:text-style-name="P4" draw:layer="layout" svg:width="1.249cm" svg:height="0.393cm" svg:x="4.227cm" svg:y="12.846cm" svg:viewBox="0 0 1250 394" svg:d="M68 4h140v45h-140zM24 57h228v45h-90c0 22 19 45 56 68 9 4 24 13 47 24-11 13-21 23-29 30l-6 3c-3 0-8-2-16-6-24-13-48-34-72-62-6-8-8-14-4-16-17 32-44 57-78 75-9 4-15 7-18 7s-17-10-42-30c9-6 23-13 40-20 2 0 3-1 4-1 30-13 51-30 62-53 5-9 7-15 8-19h-90zM65 226h283v101h-237v10h249v44h-295v-100h237v-10h-237zM302 0h36c9 0 14 5 14 14l-9 12h5v202h-46v-69h-78v-44h78zM494 8h144v44h-144zM435 58h263v45h-263zM572 104c45 0 74 13 89 37l5 13c2 6 3 13 3 21 0 33-18 54-55 64-12 3-25 4-39 4-38 0-65-4-81-13-20-12-30-31-30-59 0-43 32-65 97-67 4 0 7 0 11 0zM554 149c-20 0-33 4-39 14-3 3-4 7-4 12 0 13 12 21 36 24 3 0 7 0 11 0 26 0 43-2 52-7 8-5 12-12 12-21 0-13-12-20-37-22-3 0-6 0-9 0zM475 253h291v141h-46v-95h-245zM720 0h36c9 0 13 5 13 14l-8 12h5v82h61v45h-61v95h-46zM868 44h231v44h-94c0 46 11 84 31 114 15 23 42 48 81 76-9 11-19 21-28 28-3 3-6 5-9 5s-10-5-22-15c-26-22-45-42-57-61-6-11-13-23-18-35-12 30-39 62-80 97-11 9-18 14-20 14-4 0-18-10-42-29 58-39 94-82 108-130 7-22 10-43 10-64h-91zM1135 0h35c7 0 12 4 14 12-2 9-4 14-4 14v136h70v44h-70v184h-45z">
          <text:p/>
        </draw:path>
        <draw:path draw:style-name="gr2" draw:text-style-name="P4" draw:layer="layout" svg:width="0.768cm" svg:height="0.389cm" svg:x="5.613cm" svg:y="12.846cm" svg:viewBox="0 0 769 390" svg:d="M41 11h292v147h-292zM286 55h-199v58h199zM41 256h36c9 0 13 4 13 12l-8 14h5v55h254v44h-300zM0 184h373v44h-163v86h-46v-86h-164zM420 44h193v44h-75v12c0 51 16 98 49 137 5 7 13 15 25 27l11 11c0 0 3 3 8 8-20 15-33 25-40 29l-18-20c-23-25-42-55-59-91-2-6-2-9 2-10-9 34-30 69-64 106l-9 9-6 4-43-20c6-7 13-15 22-23l1-2c8-7 16-16 24-26 28-36 45-74 50-116 1-7 1-14 1-21v-22h8l-80 8zM719 0h37l3 2 4-1c4 4 6 8 6 12l-9 12h6v365h-47zM640 12h35c10 0 15 5 15 13l-9 13h5v329h-46v-176h-56v-46h56z">
          <text:p/>
        </draw:path>
        <draw:polygon draw:style-name="gr2" draw:text-style-name="P4" draw:layer="layout" svg:width="0.371cm" svg:height="0.026cm" svg:x="18.593cm" svg:y="13.917cm" svg:viewBox="0 0 372 27" draw:points="0,0 372,0 372,27 0,27">
          <text:p/>
        </draw:polygon>
        <draw:frame draw:style-name="gr4" draw:text-style-name="P6" draw:layer="layout" svg:width="3.669cm" svg:height="0.603cm" svg:x="2.408cm" svg:y="12.872cm">
          <draw:text-box>
            <text:p text:style-name="P1"><text:span text:style-name="T7">식사하는</text:span><text:span text:style-name="T8"> </text:span><text:span text:style-name="T7">철학자</text:span><text:span text:style-name="T8"> </text:span><text:span text:style-name="T7">문제</text:span></text:p>
          </draw:text-box>
        </draw:frame>
        <draw:frame draw:style-name="gr5" draw:text-style-name="P7" draw:layer="layout" svg:width="0.308cm" svg:height="0.277cm" svg:x="18.594cm" svg:y="13.688cm">
          <draw:text-box>
            <text:p text:style-name="P1"><text:span text:style-name="T9">[2]</text:span></text:p>
          </draw:text-box>
        </draw:frame>
        <draw:path draw:style-name="gr2" draw:text-style-name="P4" draw:layer="layout" svg:width="1.614cm" svg:height="0.393cm" svg:x="2.941cm" svg:y="15.254cm" svg:viewBox="0 0 1615 394" svg:d="M35 38h301c-3 92-8 157-14 197-2 10-4 23-7 38l-47-5c8-47 13-74 13-81 4-39 6-74 6-105h-252zM88 181h34c10 0 15 4 15 14l-8 11h5v99h54v-124h33c11 0 16 4 16 13l-8 12h5v99h138v45h-372v-45h88zM484 4h139v44h-139zM440 59h227v45h-89c0 23 19 45 57 64 10 5 29 13 57 24-8 10-18 21-29 31-3 3-6 5-9 5-4 0-10-2-19-7-44-22-71-43-83-63-16 21-37 40-65 56-4 3-9 6-14 8-11 6-17 9-18 9-4 0-15-9-32-25l-12-11c51-17 86-37 104-60 9-13 14-23 14-31h-89zM463 244h292v150h-47v-104h-245zM708 0h36c9 0 14 4 14 13l-9 13h6v78h61v44h-61v94h-47zM934 17h22 15c10 1 15 7 15 16 0 2-1 8-4 19-1 3-1 6-1 8 0 39 16 71 48 96 5 4 10 7 15 11l41 24c-7 11-16 21-24 29-4 3-7 4-10 4-4 0-10-3-19-10-29-19-53-43-71-70-4-6-4-9-2-10-6 19-26 42-61 69-6 4-11 8-16 12-9 7-15 10-19 10s-13-7-27-21c-1-1-4-4-9-10 35-22 58-38 67-46 19-18 32-41 38-68 2-10 2-31 2-63zM1021 240h32c48 0 81 6 101 18 11 6 19 14 25 25 5 10 8 21 8 34 0 48-50 73-150 73-2 0-5 0-7 0-77 0-121-20-130-60-2-5-2-11-2-18 0-34 24-56 71-67 17-3 34-5 52-5zM1054 284l-18 1h-1c-28 0-47 2-57 4-22 4-33 13-33 26 0 20 30 30 89 30 40 0 68-4 84-10 14-5 21-13 21-23-1-18-29-28-85-28zM1132 0h37c9 0 13 4 13 13l-8 13h5v82h61v44h-61v96h-47zM1261 40h177v44h-131v56h117v45h-117v66c50-1 104-9 163-24l3 44c-9 6-27 10-54 15-53 9-105 13-158 13zM1565 0h36 4 4c4 5 6 9 6 13l-8 12h5v365h-47v-183h-39v159h-46v-354h36c9 0 13 4 13 14l-9 12h6v125h39z">
          <text:p/>
        </draw:path>
        <draw:frame draw:style-name="gr4" draw:text-style-name="P6" draw:layer="layout" svg:width="1.99cm" svg:height="0.603cm" svg:x="2.408cm" svg:y="15.28cm">
          <draw:text-box>
            <text:p text:style-name="P1"><text:span text:style-name="T8">3. </text:span><text:span text:style-name="T7">교착상태</text:span></text:p>
          </draw:text-box>
        </draw:frame>
        <draw:path draw:style-name="gr2" draw:text-style-name="P4" draw:layer="layout" svg:width="1.211cm" svg:height="0.393cm" svg:x="3.08cm" svg:y="16.524cm" svg:viewBox="0 0 1212 394" svg:d="M106 31h30c10-2 17 2 20 11l-6 22h3c0 44 4 79 12 102 9 23 24 48 47 74 15 17 30 31 44 42-5 8-13 18-25 28-4 4-7 5-10 5-4 0-12-5-22-17-23-25-39-45-47-58-4-7-8-14-11-20-11-22-14-34-10-36-8 38-32 76-71 114l-14 14c0 0-3 1-8 3l-38-27c5-7 13-15 22-23 1-1 2-1 2-1 12-12 23-23 33-35 24-30 40-67 47-110 1-11 2-22 2-33zM310 0h35c10 0 15 5 15 14l-8 11h5v365h-47zM602 29h42c10 0 15 4 15 13 0 2-1 7-4 15l-1 6c0 8 5 19 15 32 20 28 48 52 84 71 12 6 35 16 69 30l-38 39h-4c-4 0-19-7-44-20-36-20-64-42-83-66l-28-37c-1-1 0-4 4-7-19 48-60 88-123 120-14 6-21 9-24 9-4 0-15-8-32-25-2-2-6-7-13-13 50-21 83-37 100-48 33-21 54-46 62-74 2-7 3-22 3-45zM443 293h372v44h-372zM875 25h179v45h-133v27h117v45h-117v38c28 0 57-2 88-6 19-2 40-6 64-12l3 42c-5 4-23 8-52 13-44 6-93 9-149 9zM925 244h283v150h-46v-13h-191v13h-46zM1162 290h-191v46h191zM1162 0h37c9 0 13 5 13 14l-9 12h5v221h-46zM1086 9h37c8 0 12 4 12 12l-7 13h5v213h-47v-100h-53v-46h53z">
          <text:p/>
        </draw:path>
        <draw:path draw:style-name="gr2" draw:text-style-name="P4" draw:layer="layout" svg:width="1.24cm" svg:height="0.389cm" svg:x="4.475cm" svg:y="16.524cm" svg:viewBox="0 0 1241 390" svg:d="M48 38h277v177h-277zM278 82h-184v89h184zM163 220h36c9 0 14 5 14 14l-9 12h5v54h163v45h-372v-45h163zM435 27h162v45h-115l-2 99v-2c47-1 95-7 146-18 1 22 2 34 2 34v9c-6 5-23 9-48 12-42 6-90 9-145 9zM483 226h282v99h-236v10h247v46h-293v-100h235v-10h-235zM718 0h38 1c7 0 11 4 11 13l-8 13h5v202h-47zM639 9h36c9 0 14 4 14 12l-5 14h2v193h-47v-95h-87v-44h87zM861 40h227v41c0 55-6 105-17 150l-46-6c11-54 16-101 16-141h-180zM1125 0h35c8 0 12 4 15 11-3 10-4 15-4 15v147h70v44h-70v173h-46zM923 136h37c8 0 12 4 12 12l-7 14h4l1 90 149-13v45c-70 6-134 12-193 17-24 3-42 4-53 5 0-4-2-2-5 4-4 2-7 3-9 3-5 0-10-3-14-9l-11-43c47-2 77-4 89-5z">
          <text:p/>
        </draw:path>
        <draw:path draw:style-name="gr2" draw:text-style-name="P4" draw:layer="layout" svg:width="0.766cm" svg:height="0.393cm" svg:x="5.851cm" svg:y="16.524cm" svg:viewBox="0 0 767 394" svg:d="M41 13h291v44h-245v14h241v45h-241v15h245v46h-291zM37 253h295v141h-46v-96h-249zM0 191h372v45h-372zM515 17h23c10 5 15 8 14 8 10-4 15-1 15 7 0 2-1 9-4 21l-1 8c0 38 16 69 49 95 5 5 11 9 17 13l40 23c-8 11-17 20-26 29-4 3-7 4-10 4-2 0-8-3-17-9-32-20-58-47-79-81 0 0 1 0 3-2-5 19-23 41-55 68-6 6-13 11-19 16l-14 8c-6 0-20-9-44-27l48-33c27-18 45-42 55-72 3-12 5-24 5-35zM599 240h33c47 0 80 6 100 17 13 6 22 15 28 27 4 10 7 21 7 33 0 48-47 72-142 73-3 0-8 0-13 0-90 0-134-25-134-76 0-37 25-60 75-69 14-3 29-5 46-5zM595 285c-32 0-54 5-64 16-4 4-5 8-5 13 0 21 30 31 90 31h5c38 0 64-3 79-9 13-5 19-13 19-22 0-7-2-13-6-17-10-8-37-12-80-12zM715 0h36c9 0 14 4 14 13l-9 13h6v224h-47v-118h-91v-44h91z">
          <text:p/>
        </draw:path>
        <draw:path draw:style-name="gr2" draw:text-style-name="P4" draw:layer="layout" svg:width="1.212cm" svg:height="0.393cm" svg:x="2.418cm" svg:y="17.82cm" svg:viewBox="0 0 1213 394" svg:d="M107 32h29c11-1 17 2 20 12l-5 21h2c0 45 4 78 13 101 8 23 24 48 47 74 15 17 29 31 43 42-5 9-13 18-24 28-5 4-8 6-10 6-5 0-12-6-23-18-22-25-38-44-47-58-4-6-7-13-10-20-11-22-15-34-11-36-8 38-31 77-71 115l-13 13c0 0-3 1-8 3l-39-26c6-8 13-15 22-24 1 0 2-1 2-1 13-11 24-23 33-34 25-31 40-67 47-109 2-12 3-23 3-34zM311 0h35c9 0 14 5 14 14l-8 13h5v363h-46zM603 30h43c10 0 14 5 14 14 0 1-1 6-4 15l-1 5c0 8 5 19 15 33 20 28 49 51 85 69 11 6 34 16 68 31l-37 39h-4c-5 0-20-7-45-21-36-20-63-42-82-66l-28-35c-1-2 0-4 3-7-19 47-61 86-124 118-13 7-21 10-23 10-5 0-15-8-32-25-2-3-7-7-13-14 49-20 83-36 100-47 33-21 53-45 61-73 2-8 4-23 4-46zM443 293h373v44h-373zM876 26h179v45h-132v28h116v44h-116v38c28 0 57-2 87-6 19-2 41-7 65-12l3 42c-5 3-23 7-53 12-43 6-93 9-149 9zM926 245h283v149h-47v-13h-189v13h-47zM1162 290h-189v47h189zM1162 0h37c9 0 14 5 14 14l-10 13h6v220h-47zM1087 9h37c9 0 13 4 13 14l-8 12h5v212h-47v-100h-53v-44h53z">
          <text:p/>
        </draw:path>
        <draw:frame draw:style-name="gr4" draw:text-style-name="P6" draw:layer="layout" svg:width="3.979cm" svg:height="0.603cm" svg:x="2.408cm" svg:y="16.55cm">
          <draw:text-box>
            <text:p text:style-name="P1"><text:span text:style-name="T8">3.1 </text:span><text:span text:style-name="T7">시스템</text:span><text:span text:style-name="T8"> </text:span><text:span text:style-name="T7">모델과</text:span><text:span text:style-name="T8"> </text:span><text:span text:style-name="T7">특성</text:span></text:p>
          </draw:text-box>
        </draw:frame>
        <draw:path draw:style-name="gr2" draw:text-style-name="P4" draw:layer="layout" svg:width="0.762cm" svg:height="0.39cm" svg:x="3.817cm" svg:y="17.82cm" svg:viewBox="0 0 763 391" svg:d="M32 19h292c-1 54-8 103-20 147-5 17-10 28-14 32-12-2-25-3-40-6 5-5 4-7-1-7l11-37c6-21 11-49 14-84h-242zM0 174h365v44h-159v172h-46v-172h-160zM513 17h22c10 6 15 9 15 9 10-4 15-2 15 6 0 2-1 9-4 21l-1 9c0 37 16 68 48 94 6 4 12 9 18 13l39 23c-8 10-16 19-26 28-4 3-7 5-9 5s-8-3-18-10c-31-20-57-46-78-79 0 0 1-1 3-2-5 18-24 40-55 67-6 5-13 11-19 15l-14 9c-6 0-21-9-44-27l48-33c27-18 45-42 55-72 3-11 5-23 5-35zM596 240h34c46 0 79 5 99 16 12 7 22 17 27 29 5 9 7 20 7 32 0 48-47 73-140 74-4 0-8 0-14 0-89 0-134-26-134-77 0-36 25-60 75-70 15-3 30-4 46-4zM593 285c-33 0-54 6-65 17-3 3-5 8-5 13 0 20 30 30 90 30h5c38 0 64-3 79-9 12-5 19-12 19-21 0-8-2-13-7-17-10-8-36-13-78-13zM712 0h36c9 0 14 5 14 14l-9 13h5v223h-46v-117h-90v-45h90z">
          <text:p/>
        </draw:path>
        <draw:polygon draw:style-name="gr2" draw:text-style-name="P4" draw:layer="layout" svg:width="0.371cm" svg:height="0.027cm" svg:x="17.323cm" svg:y="18.864cm" svg:viewBox="0 0 372 28" draw:points="0,0 372,0 372,28 0,28">
          <text:p/>
        </draw:polygon>
        <draw:frame draw:style-name="gr4" draw:text-style-name="P6" draw:layer="layout" svg:width="2.026cm" svg:height="0.603cm" svg:x="2.408cm" svg:y="17.847cm">
          <draw:text-box>
            <text:p text:style-name="P1"><text:span text:style-name="T7">시스템</text:span><text:span text:style-name="T8"> </text:span><text:span text:style-name="T7">구성</text:span></text:p>
          </draw:text-box>
        </draw:frame>
        <draw:polygon draw:style-name="gr2" draw:text-style-name="P4" draw:layer="layout" svg:width="0.37cm" svg:height="0.026cm" svg:x="11.079cm" svg:y="19.42cm" svg:viewBox="0 0 371 27" draw:points="0,0 371,0 371,27 0,27">
          <text:p/>
        </draw:polygon>
        <draw:frame draw:style-name="gr5" draw:text-style-name="P7" draw:layer="layout" svg:width="0.308cm" svg:height="0.277cm" svg:x="17.324cm" svg:y="18.636cm">
          <draw:text-box>
            <text:p text:style-name="P1"><text:span text:style-name="T9">[3]</text:span></text:p>
          </draw:text-box>
        </draw:frame>
        <draw:path draw:style-name="gr2" draw:text-style-name="P4" draw:layer="layout" svg:width="2.034cm" svg:height="0.393cm" svg:x="2.438cm" svg:y="20.413cm" svg:viewBox="0 0 2035 394" svg:d="M36 38h300c-3 92-8 158-14 197-1 11-3 23-6 38l-48-5c9-46 13-72 14-79 4-40 5-75 5-106h-251zM88 182h34c10 0 15 5 15 14l-7 12h5v98h53v-124h34c10 0 16 5 16 14l-8 11h5v99h137v44h-372v-44h88zM484 4h140v45h-140zM440 60h228v44h-90c0 24 19 45 58 65 10 5 29 13 57 24-8 11-18 21-28 32-4 3-7 4-9 4-5 0-11-2-19-7-45-21-73-42-84-64-16 22-38 41-66 58-4 2-9 5-14 8-10 5-16 8-18 8-4 0-15-8-32-24l-11-12c51-17 85-38 103-61 10-13 14-23 14-31h-89zM463 245h293v149h-47v-104h-246zM709 0h37c9 0 13 5 13 14l-8 12h5v78h61v45h-61v94h-47zM935 17h22 15c11 2 16 7 16 16 0 2-2 9-5 19 0 3-1 6-1 8 0 39 16 71 48 96 5 4 10 8 16 12l41 25c-8 11-16 20-25 28-3 3-6 5-9 5-5 0-11-4-20-10-29-20-52-43-71-72-3-5-4-9-2-10-6 19-26 43-61 70-5 5-11 9-16 13-8 6-15 9-18 9-4 0-14-7-28-21 0-1-4-4-9-9 36-23 58-39 67-48 20-18 32-40 38-68 2-10 3-31 2-63zM1022 241h33c46 0 79 5 99 17 11 6 20 15 25 25s8 22 8 35c0 48-50 72-149 73-2 0-4 0-7 0-77 0-120-20-130-60-1-6-2-12-2-18 0-34 24-57 72-67 16-4 33-5 51-5zM1056 285h-19-1c-28 1-47 2-57 4-22 5-33 13-33 27 0 19 30 29 90 29 39 0 67-3 82-9 14-6 22-14 22-24-2-18-30-27-84-27zM1133 0h36c9 0 14 5 14 14l-9 12h5v82h61v45h-61v96h-46zM1261 40h177v44h-130v56h116v47h-116v65c49-2 104-10 162-24l4 44c-10 5-28 10-55 14-52 9-105 13-158 13zM1566 0h36l3 1h4c4 4 6 8 6 13l-8 11h5v365h-46v-181h-40v158h-46v-355h36c9 0 14 5 14 14l-10 12h6v125h40zM1831 26c31 0 56 10 75 29 17 17 25 37 25 61 0 43-17 74-52 90-16 7-34 11-54 11-37 0-65-12-84-37-13-18-20-39-20-64 0-26 11-48 34-66 15-13 31-20 50-22 8-2 17-2 26-2zM1820 70c-8 0-17 3-27 8-16 9-24 23-24 42 0 18 7 33 23 43 9 7 19 10 31 10 34 0 53-14 59-41 1-4 1-10 1-16 0-22-12-36-36-42-9-3-18-4-27-4zM1985 0h36c9 0 14 5 14 14l-9 11h6v365h-47zM1687 265c13-2 33-3 60-6l231-17v45c-32 2-112 9-242 21-1 0-6 2-15 5-3 1-6 2-7 2-10 0-18-13-23-37 0-2-1-6-4-13z">
          <text:p/>
        </draw:path>
        <draw:frame draw:style-name="gr5" draw:text-style-name="P7" draw:layer="layout" svg:width="0.308cm" svg:height="0.277cm" svg:x="11.079cm" svg:y="19.191cm">
          <draw:text-box>
            <text:p text:style-name="P1"><text:span text:style-name="T9">[3]</text:span></text:p>
          </draw:text-box>
        </draw:frame>
        <draw:path draw:style-name="gr2" draw:text-style-name="P4" draw:layer="layout" svg:width="0.775cm" svg:height="0.389cm" svg:x="4.94cm" svg:y="20.413cm" svg:viewBox="0 0 776 390" svg:d="M23 44h198c-2 80-22 143-62 191-11 12-22 23-34 33-3 2-5 4-7 6-12 10-31 22-54 35-12 7-20 11-23 11-4 0-18-11-41-33 87-42 142-93 162-154 5-17 8-32 9-44h-148zM289 0h36c7 0 12 4 14 12-2 10-4 14-4 15v135h70v45h-70v183h-46zM446 44h231v45h-93v9c0 52 19 96 58 134 10 11 20 20 29 26l13 10c1 1 4 5 7 10-18 19-30 29-34 29-2 0-9-5-19-13-26-21-45-41-58-61-7-11-14-22-19-34-13 34-38 66-75 96l-18 14c-4 0-15-6-32-19-1 0-6-3-14-7 9-7 18-14 28-22 12-9 22-18 30-26 29-31 47-67 53-110 2-13 4-25 4-36h-91zM727 0h35c9 0 14 5 14 14l-8 12h5v364h-46z">
          <text:p/>
        </draw:path>
        <draw:path draw:style-name="gr2" draw:text-style-name="P4" draw:layer="layout" svg:width="1.624cm" svg:height="0.38cm" svg:x="5.901cm" svg:y="20.413cm" svg:viewBox="0 0 1625 381" svg:d="M15 28h251v44h-251zM55 80h42c9 0 14 4 14 13l-10 13h6c0 1 1 22 3 63h-1 57c-2 0 1-30 11-89h39l2 7 5-6c3 5 4 9 4 11s-1 7-4 16c0 0-1 1-1 2l-11 50c25-2 48-4 70-5v43l-191 18c-21 3-38 4-49 5 0-3-2-2-6 4l-9 2-4-3-2 3c-7-5-12-17-16-37-1-2-2-6-4-13l62-4c-2-36-5-67-7-93zM58 226h282v101h-236v10h248v44h-294v-99h236v-10h-236zM294 0h36c9 0 14 5 14 13l-9 13h5v200h-46zM626 24c85 0 130 28 135 84 0 3 0 6 0 9 0 47-30 76-91 87-11 1-24 3-40 4l-6 1h-1c-45-1-78-5-99-12-40-14-60-41-60-81 0-44 27-72 79-84 13-4 30-6 51-8 0 0 10 0 32 0zM605 68c-56 0-86 14-92 40l-1 11c0 27 28 42 82 45 6 0 12 0 18 0 45 0 75-7 89-21 8-8 12-18 12-31 0-21-16-34-49-41-11-2-23-3-35-3zM509 220h38c9 0 13 4 13 13l-4 8h3c2 40 3 63 1 70-2 1-3-1-2-5h104c1-15 3-43 7-86h36c9 0 14 4 14 13l-4 13c0 1-1 2-1 4l-4 56h88v44h-371v-44h87zM884 45h307v44h-129c0 18 18 40 54 64 19 14 39 24 59 31l44 15c-12 15-22 27-30 36l-6 3c-5 0-14-2-24-8-45-19-82-44-110-74-10-10-13-17-11-19-29 40-70 70-123 91-14 6-22 9-24 9-5 0-15-9-31-26-1-1-5-5-12-11l54-20c36-12 64-29 85-49 17-17 26-31 26-42h-129zM1013 206h35c9 0 14 4 14 14l-9 12h6v69h163v45h-372v-45h163zM1299 32h201l-6 37c-6 51-35 97-84 138-10 7-20 14-30 20-16 11-34 22-54 31l-12 5h-2c-3 0-17-12-40-37 102-36 160-86 172-150h-145zM1333 256h38c6 0 11 3 12 11-2 9-3 14-3 15v55h245v44h-292zM1565 0h36c9 0 14 5 14 14l-9 13h5v277h-46v-131h-106v-45h106z">
          <text:p/>
        </draw:path>
        <draw:polygon draw:style-name="gr2" draw:text-style-name="P4" draw:layer="layout" svg:width="0.37cm" svg:height="0.027cm" svg:x="13.196cm" svg:y="21.457cm" svg:viewBox="0 0 371 28" draw:points="0,0 371,0 371,28 0,28">
          <text:p/>
        </draw:polygon>
        <draw:frame draw:style-name="gr4" draw:text-style-name="P6" draw:layer="layout" svg:width="4.663cm" svg:height="0.603cm" svg:x="2.408cm" svg:y="20.44cm">
          <draw:text-box>
            <text:p text:style-name="P1"><text:span text:style-name="T7">교착상태의</text:span><text:span text:style-name="T8"> </text:span><text:span text:style-name="T8">4</text:span><text:span text:style-name="T7">가지</text:span><text:span text:style-name="T8"> </text:span><text:span text:style-name="T7">필요조건</text:span></text:p>
          </draw:text-box>
        </draw:frame>
        <draw:path draw:style-name="gr2" draw:text-style-name="P4" draw:layer="layout" svg:width="0.718cm" svg:height="0.346cm" svg:x="3.105cm" svg:y="22.196cm" svg:viewBox="0 0 719 347" svg:d="M95 15h20 14c9 2 14 6 14 14 0 2-1 8-4 17-1 3-1 6-1 8 0 35 14 64 42 86 5 3 10 6 15 10l36 21c-7 10-14 18-22 26-3 2-6 4-8 4-4 0-10-3-18-9-25-18-46-38-64-63-3-5-4-8-2-9-5 17-23 37-53 61-6 4-11 8-15 12-8 5-13 8-16 8-4 0-12-6-25-19 0-1-3-3-8-8 32-20 51-34 60-41 17-16 28-36 33-61 2-9 3-28 2-57zM174 214h28c42 0 71 5 89 15 10 6 17 13 22 23 5 9 7 19 7 30 0 43-44 65-132 65-2 0-4 0-7 0-69 0-107-18-116-53-1-5-2-10-2-16 0-30 21-50 65-60 14-3 30-4 46-4zM203 253l-16 1h-1c-25 0-42 1-51 3-20 4-30 12-30 24 0 17 28 26 80 26 36 0 60-3 74-9 13-4 19-11 19-20-1-17-26-25-75-25zM272 0h32c8 0 12 4 12 12l-8 11h5v74h55v40h-55v84h-41zM473 17h161v41h-161zM405 64h296v40h-296zM552 105c40 0 69 4 87 13 15 7 26 17 31 31 3 7 4 15 4 23 0 31-23 51-70 60-13 2-28 3-43 3-58 0-96-9-115-29-10-10-15-23-15-38 0-37 31-57 92-62 9-1 18-1 29-1zM530 145c-31 0-49 6-55 18-1 2-2 4-2 7 0 17 28 26 83 26 50 0 75-9 75-26s-21-25-63-25zM534 214h41v58h144v39h-330v-39h145z">
          <text:p/>
        </draw:path>
        <draw:frame draw:style-name="gr5" draw:text-style-name="P7" draw:layer="layout" svg:width="0.308cm" svg:height="0.277cm" svg:x="13.196cm" svg:y="21.229cm">
          <draw:text-box>
            <text:p text:style-name="P1"><text:span text:style-name="T9">[3]</text:span></text:p>
          </draw:text-box>
        </draw:frame>
        <draw:path draw:style-name="gr2" draw:text-style-name="P4" draw:layer="layout" svg:width="0.682cm" svg:height="0.346cm" svg:x="3.937cm" svg:y="22.196cm" svg:viewBox="0 0 683 347" svg:d="M0 32h33c8 0 12 4 12 13l-7 10h4v56h73v-79h33c7 0 11 4 11 12l-7 11h4v207h-156zM115 151h-73v71h73zM268 0h32l3 1h3c4 3 6 7 6 11l-7 10h4v325h-41v-161h-36v140h-40v-315h31c9 0 13 4 13 12l-9 11h5v112h36zM372 39h173v41h-68v10c0 45 15 86 44 121 5 6 13 13 23 24l10 10c0 0 2 2 7 7-18 13-30 22-36 26l-16-18c-21-22-38-49-53-82-2-4-2-7 1-8-8 30-26 61-56 94l-9 8-5 4-38-18c5-6 11-13 19-21 0 0 1 0 2-1 7-7 14-14 21-23 25-32 40-66 44-103 1-6 1-12 1-18v-20h7l-71 8zM639 0h33l3 2 3-1c4 3 5 7 5 11l-7 10h5v325h-42zM569 11h31c9 0 13 4 13 12l-8 11h5v292h-41v-156h-50v-40h50z">
          <text:p/>
        </draw:path>
        <draw:polygon draw:style-name="gr2" draw:text-style-name="P4" draw:layer="layout" svg:width="0.371cm" svg:height="0.027cm" svg:x="11.846cm" svg:y="22.383cm" svg:viewBox="0 0 372 28" draw:points="0,0 372,0 372,28 0,28">
          <text:p/>
        </draw:polygon>
        <draw:frame draw:style-name="gr1" draw:text-style-name="P2" draw:layer="layout" svg:width="8.045cm" svg:height="0.535cm" svg:x="3.096cm" svg:y="22.22cm">
          <draw:text-box>
            <text:p text:style-name="P1"><text:span text:style-name="T4">상호</text:span><text:span text:style-name="T10"> </text:span><text:span text:style-name="T4">배제</text:span><text:span text:style-name="T3">: </text:span><text:span text:style-name="T4">한 번에 하나의 프로세스만 자원 사용 가능</text:span></text:p>
          </draw:text-box>
        </draw:frame>
        <draw:path draw:style-name="gr2" draw:text-style-name="P4" draw:layer="layout" svg:width="1.097cm" svg:height="0.349cm" svg:x="3.115cm" svg:y="22.937cm" svg:viewBox="0 0 1098 350" svg:d="M18 24h196v40h-77c0 33 15 61 45 81 0 0 2 2 7 5l37 22c-11 12-19 20-25 25-3 3-5 4-8 4s-8-3-15-8c-26-19-47-40-61-64-2-5-3-10 0-15 4 4 3 10-2 16-16 25-38 47-65 65-7 5-11 7-14 7-4 0-12-5-25-17-2-1-5-4-11-10 24-14 38-23 42-26 31-24 49-51 53-81 1-4 2-5 2-5l-79 1zM56 217h251v133h-41v-11h-169v11h-41zM266 258h-169v41h169zM266 0h32c8 0 12 4 12 12l-7 11h4v192h-41v-87h-74v-39h74zM541 11c89 0 133 24 133 71 0 14-2 25-7 34-16 28-60 42-134 42-48 0-82-9-102-29-13-11-19-26-19-44 0-43 33-67 100-73 9 0 19-1 29-1zM533 51c-34 0-57 6-71 17-5 5-7 11-7 18 0 17 18 28 56 32 9 1 18 1 27 1 62 0 94-11 94-34 0-19-19-30-57-33-6-1-12-1-18-1zM378 175h330v41h-79v131h-42v-131h-88v131h-41v-131h-80zM868 15c27 0 49 8 67 25 16 14 24 32 24 54 0 41-19 67-55 79-13 5-28 7-44 7-30 0-54-9-71-28-13-15-20-33-20-54 0-37 17-63 52-75 14-5 30-8 47-8zM858 55c-31 4-47 18-47 43 0 15 8 27 22 35 8 5 18 8 28 8 24 0 41-7 49-21 4-6 7-13 7-22 0-22-12-35-34-40-7-2-15-3-23-3zM995 0h33c7 0 11 4 11 12l-7 12h4v129h62v40h-62v154h-41zM844 175h33c8 0 12 4 12 12l-8 10h5v34l104-9v39c-5 0-31 2-79 7-1 0-2 0-4 0l-124 11c-5 0-7 1-8 1l-11 6h-3c-5 0-9-2-12-6-2-3-6-16-11-40l106-6z">
          <text:p/>
        </draw:path>
        <draw:frame draw:style-name="gr5" draw:text-style-name="P7" draw:layer="layout" svg:width="0.308cm" svg:height="0.277cm" svg:x="11.847cm" svg:y="22.155cm">
          <draw:text-box>
            <text:p text:style-name="P1"><text:span text:style-name="T9">[3]</text:span></text:p>
          </draw:text-box>
        </draw:frame>
        <draw:path draw:style-name="gr2" draw:text-style-name="P4" draw:layer="layout" svg:width="0.681cm" svg:height="0.346cm" svg:x="4.305cm" svg:y="22.937cm" svg:viewBox="0 0 682 347" svg:d="M0 40h147v39h-106v132l23-1c21-2 57-7 105-18 2 0 6-1 14-3l3 42c-69 14-127 22-173 22-2 0-7 0-13 0zM271 0h32 3 3c4 4 6 9 6 13l-7 10h5v324h-42v-162h-38v141h-41v-314h32c8 0 12 4 12 11l-8 11h5v112h38zM392 40h175c0 14-2 29-5 46-10 57-34 104-71 140-19 19-44 37-74 55-4 3-8 4-10 4-4 0-12-7-26-20-1-1-4-4-9-9 50-28 86-54 106-79 19-22 32-49 40-79 3-14 5-20 5-19h-131zM638 0h31c9 0 13 4 13 13l-7 11h4v323h-41z">
          <text:p/>
        </draw:path>
        <draw:polygon draw:style-name="gr2" draw:text-style-name="P4" draw:layer="layout" svg:width="0.37cm" svg:height="0.027cm" svg:x="11.37cm" svg:y="23.124cm" svg:viewBox="0 0 371 28" draw:points="0,0 371,0 371,28 0,28">
          <text:p/>
        </draw:polygon>
        <draw:frame draw:style-name="gr1" draw:text-style-name="P2" draw:layer="layout" svg:width="7.603cm" svg:height="0.535cm" svg:x="3.096cm" svg:y="22.96cm">
          <draw:text-box>
            <text:p text:style-name="P1"><text:span text:style-name="T4">점유와</text:span><text:span text:style-name="T10"> </text:span><text:span text:style-name="T4">대기</text:span><text:span text:style-name="T3">: </text:span><text:span text:style-name="T4">자원을 보유한 채로 다른 자원을 대기</text:span></text:p>
          </draw:text-box>
        </draw:frame>
        <draw:path draw:style-name="gr2" draw:text-style-name="P4" draw:layer="layout" svg:width="1.035cm" svg:height="0.349cm" svg:x="3.131cm" svg:y="23.678cm" svg:viewBox="0 0 1036 350" svg:d="M0 31h33c8 0 12 4 12 12l-8 11h5v56h96v-79h33c7 0 11 4 11 12l-8 12h5v207h-179zM138 150h-96v72h96zM250 0h31c9 0 13 4 13 12l-7 10h4v325h-41zM443 20h32c10 0 15 5 15 14 0 3-1 9-4 20l-1 9c0 37 17 70 48 101 12 11 27 21 47 31-8 11-16 21-24 28l-6 6c-44-30-73-64-86-105 4 3 4 9-1 17-14 26-32 48-54 67-9 8-20 15-31 21-12-10-23-20-32-29 8-5 18-12 28-20 37-29 59-60 66-94 2-10 3-28 3-54 0 0 0-4 0-12zM416 227h33c6 0 9 3 11 10-2 8-3 13-3 13v49h218v40h-259zM621 0h33c8 0 12 4 12 12l-8 11h5v249h-42v-134h-71v-40h71zM744 24h196v40h-77c0 33 15 60 45 81 0 0 2 2 7 5l37 23c-11 12-19 20-26 25-2 2-4 4-7 4s-8-3-15-8c-27-19-47-41-61-65-3-5-3-10-1-15h1c3 4 3 10-2 16-17 25-38 47-65 66-7 5-12 7-14 7-4 0-12-5-25-17-2-1-5-5-11-10 24-14 38-24 42-27 31-24 49-51 53-81 1-4 1-5 2-5l-79 1zM782 217h251v133h-41v-11h-169v11h-41zM992 258h-169v41h169zM992 0h32c8 0 12 4 12 12l-8 11h5v192h-41v-87h-74v-39h74z">
          <text:p/>
        </draw:path>
        <draw:frame draw:style-name="gr5" draw:text-style-name="P7" draw:layer="layout" svg:width="0.308cm" svg:height="0.277cm" svg:x="11.37cm" svg:y="22.896cm">
          <draw:text-box>
            <text:p text:style-name="P1"><text:span text:style-name="T9">[3]</text:span></text:p>
          </draw:text-box>
        </draw:frame>
        <draw:polygon draw:style-name="gr2" draw:text-style-name="P4" draw:layer="layout" svg:width="0.37cm" svg:height="0.026cm" svg:x="9.333cm" svg:y="23.865cm" svg:viewBox="0 0 371 27" draw:points="0,0 371,0 371,27 0,27">
          <text:p/>
        </draw:polygon>
        <draw:frame draw:style-name="gr1" draw:text-style-name="P2" draw:layer="layout" svg:width="5.703cm" svg:height="0.535cm" svg:x="3.096cm" svg:y="23.701cm">
          <draw:text-box>
            <text:p text:style-name="P1"><text:span text:style-name="T4">비선점</text:span><text:span text:style-name="T3">: </text:span><text:span text:style-name="T4">자원을 강제로 빼앗을 수 없음</text:span></text:p>
          </draw:text-box>
        </draw:frame>
        <draw:path draw:style-name="gr2" draw:text-style-name="P4" draw:layer="layout" svg:width="0.719cm" svg:height="0.337cm" svg:x="3.123cm" svg:y="24.419cm" svg:viewBox="0 0 720 338" svg:d="M144 3h32c8 0 13 4 13 13l-6 8h4c0 20 21 42 63 63 22 12 49 22 78 29l-29 37c-46-16-81-34-107-55-9-7-16-13-21-20l-9-11c0 0 1-1 4-3 2 5-2 12-10 19-30 30-71 53-121 70l-34-38c61-13 102-32 125-57 12-14 18-32 18-55zM36 227h32c8 0 12 3 12 11l-8 12h5v49h226v39h-267zM0 163h331v39h-145v77h-41v-77h-145zM435 2h125v40h-125zM383 43h227v39h-227zM496 81c32 0 56 4 69 11 17 9 25 23 25 42 0 32-27 49-80 50-4 0-9 0-16 0-32 0-54-3-67-10-15-9-23-23-23-42 0-34 30-51 92-51zM481 119c-20 0-32 4-34 12-1 0-1 1-1 3 0 9 16 13 48 13 23 0 38-1 45-4 5-2 8-5 8-9 0-9-12-14-37-15-3 0-6 0-8 0zM418 241h31c9 0 14 4 14 12l-8 11h5v35h217v39h-259zM624 0h32c8 0 12 4 12 12l-7 12h4v113h55v39h-55v109h-41zM476 165h41v26l104-4v38c-89 4-154 7-195 9l-19 1h-1l-14 6h-4c-6 0-10-3-13-9l-10-37 115-2c0 0 0 1 0 4z">
          <text:p/>
        </draw:path>
        <draw:frame draw:style-name="gr5" draw:text-style-name="P7" draw:layer="layout" svg:width="0.308cm" svg:height="0.277cm" svg:x="9.333cm" svg:y="23.636cm">
          <draw:text-box>
            <text:p text:style-name="P1"><text:span text:style-name="T9">[3]</text:span></text:p>
          </draw:text-box>
        </draw:frame>
        <draw:path draw:style-name="gr2" draw:text-style-name="P4" draw:layer="layout" svg:width="0.68cm" svg:height="0.345cm" svg:x="3.935cm" svg:y="24.419cm" svg:viewBox="0 0 681 346" svg:d="M0 39h145v39h-104v132l23-2c21-1 56-7 103-17 2 0 7-2 14-4l3 42c-68 15-126 23-172 24-2 0-6 0-12 0zM270 0h32 3 3c4 4 6 8 6 12l-7 10h4v324h-41v-162h-38v141h-42v-315h32c8 0 12 4 12 12l-7 11h5v111h38zM391 39h176c-1 14-2 29-5 46-11 57-34 103-71 140-21 19-45 38-76 55-4 3-7 5-10 5s-12-7-25-20c-1-1-4-4-9-9 50-29 85-55 106-80 19-23 32-49 40-80 4-13 5-19 6-19l-132 1zM638 0h31c8 0 12 4 12 12l-7 10h5v324h-41z">
          <text:p/>
        </draw:path>
        <draw:polygon draw:style-name="gr2" draw:text-style-name="P4" draw:layer="layout" svg:width="0.37cm" svg:height="0.026cm" svg:x="12.005cm" svg:y="24.606cm" svg:viewBox="0 0 371 27" draw:points="0,0 371,0 371,27 0,27">
          <text:p/>
        </draw:polygon>
        <draw:frame draw:style-name="gr1" draw:text-style-name="P2" draw:layer="layout" svg:width="8.178cm" svg:height="0.535cm" svg:x="3.096cm" svg:y="24.442cm">
          <draw:text-box>
            <text:p text:style-name="P1"><text:span text:style-name="T4">순환</text:span><text:span text:style-name="T10"> </text:span><text:span text:style-name="T4">대기</text:span><text:span text:style-name="T3">: </text:span><text:span text:style-name="T4">프로세스들이 원형으로 서로의 자원을 대기</text:span></text:p>
          </draw:text-box>
        </draw:frame>
        <draw:frame draw:style-name="gr5" draw:text-style-name="P7" draw:layer="layout" svg:width="0.308cm" svg:height="0.277cm" svg:x="12.005cm" svg:y="24.377cm">
          <draw:text-box>
            <text:p text:style-name="P1"><text:span text:style-name="T9">[3]</text:span></text:p>
          </draw:text-box>
        </draw:frame>
      </draw:page>
      <draw:page draw:name="page6" draw:style-name="dp1" draw:master-page-name="master-page44">
        <draw:frame draw:style-name="gr1" draw:text-style-name="P2" draw:layer="layout" svg:width="15.1cm" svg:height="0.535cm" svg:x="2.408cm" svg:y="2.138cm">
          <draw:text-box>
            <text:p text:style-name="P1"><text:span text:style-name="T4">프로세스와 자원 간의 관계를 나타내는 방향 그래프로</text:span><text:span text:style-name="T3">, </text:span><text:span text:style-name="T4">요청 간선과 할당 간선으로 구성됩니다</text:span><text:span text:style-name="T3"> </text:span><text:span text:style-name="T3">. </text:span><text:span text:style-name="T4">사이</text:span></text:p>
          </draw:text-box>
        </draw:frame>
        <draw:frame draw:style-name="gr1" draw:text-style-name="P2" draw:layer="layout" svg:width="11.637cm" svg:height="0.535cm" svg:x="2.408cm" svg:y="2.693cm">
          <draw:text-box>
            <text:p text:style-name="P1"><text:span text:style-name="T4">클이 없으면 교착상태가 없고</text:span><text:span text:style-name="T3">, </text:span><text:span text:style-name="T4">사이클이 있으면 교착상태 가능성이 있습니다</text:span><text:span text:style-name="T3"> </text:span><text:span text:style-name="T3">.</text:span></text:p>
          </draw:text-box>
        </draw:frame>
        <draw:frame draw:style-name="gr1" draw:text-style-name="P2" draw:layer="layout" svg:width="10.519cm" svg:height="0.535cm" svg:x="2.408cm" svg:y="6.001cm">
          <draw:text-box>
            <text:p text:style-name="P1"><text:span text:style-name="T4">네 가지 필요조건 중 하나를 무효화하여 교착상태를 원천 차단합니다</text:span><text:span text:style-name="T3"> </text:span><text:span text:style-name="T3">:</text:span></text:p>
          </draw:text-box>
        </draw:frame>
        <draw:frame draw:style-name="gr1" draw:text-style-name="P2" draw:layer="layout" svg:width="14.791cm" svg:height="0.535cm" svg:x="2.408cm" svg:y="10.446cm">
          <draw:text-box>
            <text:p text:style-name="P1"><text:span text:style-name="T4">시스템이 안전 상태를 유지하도록 동적으로 자원 할당을 제어합니다</text:span><text:span text:style-name="T3"> </text:span><text:span text:style-name="T3">. </text:span><text:span text:style-name="T4">은행가 알고리즘이 대표적인</text:span></text:p>
          </draw:text-box>
        </draw:frame>
        <draw:frame draw:style-name="gr1" draw:text-style-name="P2" draw:layer="layout" svg:width="2.682cm" svg:height="0.535cm" svg:x="2.408cm" svg:y="11.001cm">
          <draw:text-box>
            <text:p text:style-name="P1"><text:span text:style-name="T4">회피 기법입니다</text:span><text:span text:style-name="T3"> </text:span><text:span text:style-name="T3">.</text:span></text:p>
          </draw:text-box>
        </draw:frame>
        <draw:frame draw:style-name="gr1" draw:text-style-name="P2" draw:layer="layout" svg:width="15.44cm" svg:height="0.535cm" svg:x="2.408cm" svg:y="13.012cm">
          <draw:text-box>
            <text:p text:style-name="P1"><text:span text:style-name="T4">각 프로세스의 최대 자원 요구량을 미리 알고 있다고 가정하고</text:span><text:span text:style-name="T3">, </text:span><text:span text:style-name="T4">자원 할당 요청 시 안전성을 검사합니다</text:span></text:p>
          </draw:text-box>
        </draw:frame>
        <draw:frame draw:style-name="gr1" draw:text-style-name="P2" draw:layer="layout" svg:width="13.868cm" svg:height="0.535cm" svg:x="2.871cm" svg:y="13.568cm">
          <draw:text-box>
            <text:p text:style-name="P1"><text:span text:style-name="T3">. Available, Max, Allocation, Need </text:span><text:span text:style-name="T4">행렬을 사용하여 안전 순서의 존재 여부를 확인합니다</text:span><text:span text:style-name="T3"> </text:span><text:span text:style-name="T3">.</text:span></text:p>
          </draw:text-box>
        </draw:frame>
        <draw:frame draw:style-name="gr1" draw:text-style-name="P2" draw:layer="layout" svg:width="9.194cm" svg:height="0.535cm" svg:x="2.408cm" svg:y="15.605cm">
          <draw:text-box>
            <text:p text:style-name="P1"><text:span text:style-name="T4">교착상태 발생을 허용하되 주기적으로 탐지하여 복구합니다</text:span><text:span text:style-name="T3"> </text:span><text:span text:style-name="T3">:</text:span></text:p>
          </draw:text-box>
        </draw:frame>
        <draw:frame draw:style-name="gr1" draw:text-style-name="P2" draw:layer="layout" svg:width="15.485cm" svg:height="0.535cm" svg:x="2.408cm" svg:y="19.283cm">
          <draw:text-box>
            <text:p text:style-name="P1"><text:span text:style-name="T4">대부분의 현대 운영체제</text:span><text:span text:style-name="T3">(Windows, Linux, macOS)</text:span><text:span text:style-name="T4">는 성능상의 이유로 교착상태를 무시하는 접근법을</text:span></text:p>
          </draw:text-box>
        </draw:frame>
        <draw:frame draw:style-name="gr1" draw:text-style-name="P2" draw:layer="layout" svg:width="13.301cm" svg:height="0.535cm" svg:x="2.408cm" svg:y="19.838cm">
          <draw:text-box>
            <text:p text:style-name="P1"><text:span text:style-name="T4">사용합니다</text:span><text:span text:style-name="T3"> </text:span><text:span text:style-name="T3">. </text:span><text:span text:style-name="T4">교착상태 발생 빈도가 매우 낮고 예방</text:span><text:span text:style-name="T3">/</text:span><text:span text:style-name="T4">회피의 오버헤드가 크기 때문입니다</text:span><text:span text:style-name="T3"> </text:span><text:span text:style-name="T3">.</text:span></text:p>
          </draw:text-box>
        </draw:frame>
        <draw:frame draw:style-name="gr1" draw:text-style-name="P2" draw:layer="layout" svg:width="15.235cm" svg:height="0.535cm" svg:x="2.408cm" svg:y="23.542cm">
          <draw:text-box>
            <text:p text:style-name="P1"><text:span text:style-name="T4">주 메모리 관리는 한정된 메모리 자원을 효율적으로 관리하고 프로세스 간 메모리 보호를 제공하는 운</text:span></text:p>
          </draw:text-box>
        </draw:frame>
        <draw:frame draw:style-name="gr1" draw:text-style-name="P2" draw:layer="layout" svg:width="3.935cm" svg:height="0.535cm" svg:x="2.408cm" svg:y="24.098cm">
          <draw:text-box>
            <text:p text:style-name="P1"><text:span text:style-name="T4">영체제의 핵심 기능입니다</text:span></text:p>
          </draw:text-box>
        </draw:frame>
        <draw:frame draw:style-name="gr1" draw:text-style-name="P2" draw:layer="layout" svg:width="11.13cm" svg:height="0.535cm" svg:x="7.183cm" svg:y="24.098cm">
          <draw:text-box>
            <text:p text:style-name="P1"><text:span text:style-name="T3">. </text:span><text:span text:style-name="T4">메모리 계층은 </text:span><text:span text:style-name="T3">CPU </text:span><text:span text:style-name="T4">레지스터</text:span><text:span text:style-name="T3">, </text:span><text:span text:style-name="T4">캐시</text:span><text:span text:style-name="T3">, </text:span><text:span text:style-name="T4">주 메모리</text:span><text:span text:style-name="T3">, </text:span><text:span text:style-name="T4">보조 저장소 순으로 구성</text:span></text:p>
          </draw:text-box>
        </draw:frame>
        <draw:frame draw:style-name="gr1" draw:text-style-name="P2" draw:layer="layout" svg:width="6.617cm" svg:height="0.535cm" svg:x="2.408cm" svg:y="24.654cm">
          <draw:text-box>
            <text:p text:style-name="P1"><text:span text:style-name="T4">되며 속도와 용량이 반비례 관계를 가집니다</text:span></text:p>
          </draw:text-box>
        </draw:frame>
        <draw:frame draw:style-name="gr1" draw:text-style-name="P2" draw:layer="layout" svg:width="0.369cm" svg:height="0.37cm" svg:x="10.094cm" svg:y="24.654cm">
          <draw:text-box>
            <text:p text:style-name="P1"><text:span text:style-name="T3">.</text:span></text:p>
          </draw:text-box>
        </draw:frame>
        <draw:path draw:style-name="gr2" draw:text-style-name="P4" draw:layer="layout" svg:width="0.794cm" svg:height="0.389cm" svg:x="3.188cm" svg:y="1.231cm" svg:viewBox="0 0 795 390" svg:d="M27 44h232v44h-94c0 47 10 85 30 115 15 23 42 48 81 75-9 11-18 21-27 28-4 3-7 5-10 5-2 0-10-5-22-15-25-21-44-41-56-60-7-11-13-23-19-36-12 31-38 63-79 97-11 9-18 14-21 14-4 0-18-10-42-29 58-39 94-82 109-129 6-22 9-44 9-65h-91zM294 0h35c8 0 13 4 15 12-3 9-4 14-4 14v137h71v44h-71v183h-46zM597 9c44 0 76 12 93 37l8 12 4 15c1 6 2 12 2 18 0 33-19 56-56 67-15 5-31 7-48 7-56 0-93-10-111-32-10-14-15-29-15-48 0-37 24-61 73-71 15-4 32-5 50-5zM577 53c-21 0-37 5-47 15l-5 6-4 7c0 1 0 4 0 6 0 22 23 33 68 33 32 0 53-5 61-16 4-5 6-12 6-20 0-15-13-25-40-29-7-1-14-2-22-2zM498 258h36c9 0 13 5 13 14l-8 12h5v52h251v45h-297zM732 0h37c9 0 13 5 13 13l-8 13h5v296h-47v-50h-79v-45h79zM445 182l280-12v44l-118 6c-1 0-2-3-2-8l7 93h-47v-84l-74 6c0 0-4 1-11 4l-8 2c-14 0-23-17-27-51z">
          <text:p/>
        </draw:path>
        <draw:path draw:style-name="gr2" draw:text-style-name="P4" draw:layer="layout" svg:width="0.816cm" svg:height="0.389cm" svg:x="4.158cm" svg:y="1.231cm" svg:viewBox="0 0 817 390" svg:d="M60 7h144v44h-144zM0 53h263v44h-263zM127 97c39 0 67 5 83 16s25 29 25 53c0 28-18 47-52 58-13 3-27 5-41 5-40 0-68-5-85-16-19-11-28-30-28-54 0-40 30-61 92-62 0 0 2 0 6 0zM121 141c-22 0-36 4-42 14-2 3-2 6-2 10 0 12 13 19 39 21 4 0 7 0 11 0 28 0 47-4 55-11 3-4 5-8 5-13 0-12-11-19-33-21-4 0-7 0-11 0zM49 233h283v96h-237v7h249v45h-295v-96h236v-8h-236zM285 0h36c10 0 15 5 15 13l-9 13h5v74h61v45h-61v85h-47zM442 27h204v45h-157v100h25c50 0 110-8 180-23 2 21 4 34 4 40l-5 7-64 10c-50 9-112 13-187 13zM599 240h32c47 0 80 6 100 18 11 6 19 14 25 25 5 10 7 21 7 34 0 49-49 73-148 73-2 0-5 0-8 0-76 0-120-20-130-60-1-5-1-11-1-17 0-35 23-57 71-68 16-3 34-5 52-5zM632 285h-19c-29 1-48 2-57 4-22 4-33 13-33 26 0 20 30 30 89 30 40 0 67-3 83-10 14-5 21-13 21-23-1-18-29-27-84-27zM709 0h36c9 0 14 5 14 13l-9 13h6v82h61v46h-61v94h-47z">
          <text:p/>
        </draw:path>
        <draw:path draw:style-name="gr2" draw:text-style-name="P4" draw:layer="layout" svg:width="1.219cm" svg:height="0.389cm" svg:x="5.11cm" svg:y="1.231cm" svg:viewBox="0 0 1220 390" svg:d="M37 41h297c-3 78-9 144-19 196-3 21-7 40-13 59-1 5-3 8-4 9-2 2-5 3-9 3-1 0-14-1-39-3 22-70 34-142 35-219h-248zM0 293h373v44h-373zM418 40h169v147h-122v73c48 0 100-8 154-23l7 46-53 12c-42 8-94 13-155 13v-166h122v-58h-122zM719 0h36l4 1h4c4 4 6 8 6 12l-8 12h5v365h-47v-182h-39v158h-46v-354h35c10 0 14 5 14 14l-9 12h6v126h39zM875 40h319v44h-319zM937 97h40c9 0 14 4 14 13l-10 11 6-1v6 2c4 47 3 70-2 70l97-7 12-94h35c9 0 14 4 14 11 0 2-2 7-5 14-4-2-4-3 1-3 0 0 0 3-1 11-5 29-8 49-10 61h62v45h-312v-45h66zM848 293h372v44h-372z">
          <text:p/>
        </draw:path>
        <draw:polygon draw:style-name="gr2" draw:text-style-name="P4" draw:layer="layout" svg:width="0.371cm" svg:height="0.026cm" svg:x="17.799cm" svg:y="2.275cm" svg:viewBox="0 0 372 27" draw:points="0,0 372,0 372,27 0,27">
          <text:p/>
        </draw:polygon>
        <draw:frame draw:style-name="gr4" draw:text-style-name="P6" draw:layer="layout" svg:width="3.597cm" svg:height="0.603cm" svg:x="2.408cm" svg:y="1.257cm">
          <draw:text-box>
            <text:p text:style-name="P1"><text:span text:style-name="T8">3.2 </text:span><text:span text:style-name="T7">자원</text:span><text:span text:style-name="T8"> </text:span><text:span text:style-name="T7">할당</text:span><text:span text:style-name="T8"> </text:span><text:span text:style-name="T7">그래프</text:span></text:p>
          </draw:text-box>
        </draw:frame>
        <draw:polygon draw:style-name="gr2" draw:text-style-name="P4" draw:layer="layout" svg:width="0.37cm" svg:height="0.026cm" svg:x="14.889cm" svg:y="2.831cm" svg:viewBox="0 0 371 27" draw:points="0,0 371,0 371,27 0,27">
          <text:p/>
        </draw:polygon>
        <draw:frame draw:style-name="gr5" draw:text-style-name="P7" draw:layer="layout" svg:width="0.308cm" svg:height="0.277cm" svg:x="17.8cm" svg:y="2.046cm">
          <draw:text-box>
            <text:p text:style-name="P1"><text:span text:style-name="T9">[3]</text:span></text:p>
          </draw:text-box>
        </draw:frame>
        <draw:frame draw:style-name="gr5" draw:text-style-name="P7" draw:layer="layout" svg:width="0.308cm" svg:height="0.277cm" svg:x="14.889cm" svg:y="2.602cm">
          <draw:text-box>
            <text:p text:style-name="P1"><text:span text:style-name="T9">[3]</text:span></text:p>
          </draw:text-box>
        </draw:frame>
        <draw:path draw:style-name="gr2" draw:text-style-name="P4" draw:layer="layout" svg:width="1.615cm" svg:height="0.393cm" svg:x="3.205cm" svg:y="3.824cm" svg:viewBox="0 0 1616 394" svg:d="M36 38h301c-4 92-9 157-15 196-1 10-3 23-6 38l-47-5c8-46 12-73 13-80 4-39 6-74 6-105h-252zM88 181h34c11 0 16 4 16 14l-8 11h5v99h53v-124h34c11 0 16 4 16 13l-8 12h5v99h137v45h-372v-45h88zM484 4h140v44h-140zM440 59h227v45h-88c-1 23 18 45 57 64 10 5 28 13 56 24-8 10-17 21-28 31-3 3-6 5-9 5-5 0-11-2-19-7-44-22-72-43-83-63-16 21-38 40-65 56-5 3-9 6-14 8-11 6-17 8-19 8-4 0-14-8-32-24l-11-11c51-17 86-37 103-60 10-13 15-23 15-31h-90zM464 243h291v151h-46v-105h-245zM709 0h36c9 0 13 4 13 13l-8 13h5v78h61v44h-61v93h-46zM935 17h22 16c10 1 15 7 15 16 0 2-2 8-4 19-1 3-1 6-1 8 0 39 15 71 47 96 5 4 11 7 16 11l41 24c-8 11-16 21-25 29-3 3-6 4-9 4-4 0-11-3-19-10-29-19-53-43-72-70-3-6-4-9-2-10-6 19-26 42-60 69-6 4-12 8-17 12-8 7-14 10-18 10s-13-7-27-21c-1-1-4-4-11-10 37-22 59-38 68-46 20-18 33-41 38-68 2-10 3-31 2-63zM1023 239h32c47 0 80 6 99 18 12 6 20 14 25 25 6 11 8 22 8 35 0 48-49 73-148 73-3 0-5 0-8 0-77 0-120-20-130-60-1-5-2-11-2-18 0-35 24-57 72-68 16-3 34-5 52-5zM1056 283l-19 1c-29 0-48 2-58 4-21 5-32 14-32 27 0 20 29 30 89 30 39 0 67-4 83-10 14-5 21-13 21-23-2-18-30-29-84-29zM1133 0h36c9 0 14 4 14 13l-9 13h6v82h61v44h-61v95h-47zM1262 40h176v44h-130v56h116v45h-116v65c50-1 104-9 163-23l3 43c-10 6-28 10-55 15-52 10-105 14-157 14zM1566 0h36 3 4c4 5 7 9 7 13l-8 12h5v365h-47v-183h-40v159h-45v-354h35c9 0 14 4 14 14l-9 12h5v125h40z">
          <text:p/>
        </draw:path>
        <draw:path draw:style-name="gr2" draw:text-style-name="P4" draw:layer="layout" svg:width="0.775cm" svg:height="0.389cm" svg:x="4.993cm" svg:y="3.824cm" svg:viewBox="0 0 776 390" svg:d="M62 15h146v45h-146zM19 79h231v45h-92c0 43 16 82 49 117 0 0 4 3 11 11l42 34 4 8-30 26c0 0-1 0-3 2-6 0-13-5-22-13-33-29-59-63-77-101-2-3 0-5 4-7-10 36-35 73-75 110-6 6-12 10-18 13l-43-25c6-7 13-13 21-19 1-1 2-1 3-1l27-24c38-35 59-79 61-131h-93zM303 0h36c9 0 14 4 14 13l-8 12h5v365h-47v-184h-82v-45h82zM445 40h195v146h-148v73c55 0 102-3 143-10l46-8h1c2 0 5 0 11 0l3 34c0 3-1 6-3 11l-50 9c-46 8-112 13-198 13v-167h148v-57h-148zM726 0h36c9 0 14 5 14 14l-8 11h5v365h-47z">
          <text:p/>
        </draw:path>
        <draw:path draw:style-name="gr2" draw:text-style-name="P4" draw:layer="layout" svg:width="0.75cm" svg:height="0.393cm" svg:x="5.971cm" svg:y="3.824cm" svg:viewBox="0 0 751 394" svg:d="M0 19h37c9 0 13 4 13 13l-8 11h5v40h114v-64h36c9 0 14 4 14 13l-9 12h5v171h-207zM161 128h-114v43h114zM161 239h32c47 0 80 6 99 18 12 6 20 14 25 25 6 11 8 22 8 35 0 48-49 73-148 73-3 0-5 0-8 0-77 0-120-20-130-60-1-5-2-11-2-18 0-35 24-57 72-68 16-3 34-5 52-5zM194 283l-19 1c-29 0-48 2-58 4-21 5-32 14-32 27 0 20 29 30 89 30 39 0 67-4 83-10 14-5 21-13 21-23-2-18-30-29-84-29zM271 0h36c9 0 14 4 14 13l-9 13h6v82h61v44h-61v95h-47zM425 19h37c7 0 12 4 14 13l-9 12h5v37h110v-62h36c10 0 14 4 14 14l-9 11h6v172h-204zM582 124h-110v48h110zM465 228h35c10 0 14 5 14 14l-8 12h5v15h190v-41h35c10 0 15 5 15 13l-9 13h6v140h-47v-13h-190v13h-46zM701 315h-190v21h190zM701 0h36c9 0 14 4 14 13l-9 13h6v203h-47v-85h-81v-44h81z">
          <text:p/>
        </draw:path>
        <draw:path draw:style-name="gr2" draw:text-style-name="P4" draw:layer="layout" svg:width="0.823cm" svg:height="0.389cm" svg:x="2.431cm" svg:y="5.094cm" svg:viewBox="0 0 824 390" svg:d="M90 35c56 0 86 38 92 113v6c0 57-9 96-26 119-16 22-39 33-69 33-35 0-60-21-75-63-8-22-12-45-12-69 0-39 8-71 23-97 16-28 39-42 67-42zM48 168c0 33 5 58 16 76 7 11 15 16 25 16 22 0 36-16 42-48 2-11 3-21 3-33 0-38-3-64-10-78-7-13-17-20-31-20-30 0-45 29-45 87zM302 0h36l4 2 3-2c5 5 7 9 7 13l-9 12h5v365h-46zM223 12h35c9 0 14 4 14 13l-8 13h5v328h-46v-124h-57v-44h57v-63h-57v-45h57zM445 19h37c9 0 14 4 14 13l-8 11h5v40h113v-64h36c9 0 14 4 14 13l-9 12h6v172h-208zM606 128h-113v44h113zM606 240h32c47 0 80 6 100 18 11 6 19 14 25 25 5 10 8 21 8 34 0 48-50 73-149 73-2 0-5 0-7 0-77 0-121-20-130-60-2-5-2-11-2-18 0-34 24-56 71-67 17-3 34-5 52-5zM639 284l-19 1c-28 0-47 2-57 4-22 4-33 13-33 26 0 20 30 30 89 30 40 0 67-4 83-10 14-5 21-13 21-23-1-18-29-28-84-28zM716 0h37c9 0 13 4 13 13l-8 13h5v82h61v44h-61v96h-47z">
          <text:p/>
        </draw:path>
        <draw:frame draw:style-name="gr4" draw:text-style-name="P6" draw:layer="layout" svg:width="3.979cm" svg:height="0.603cm" svg:x="2.408cm" svg:y="3.85cm">
          <draw:text-box>
            <text:p text:style-name="P1"><text:span text:style-name="T8">3.3 </text:span><text:span text:style-name="T7">교착상태</text:span><text:span text:style-name="T8"> </text:span><text:span text:style-name="T7">처리</text:span><text:span text:style-name="T8"> </text:span><text:span text:style-name="T7">방법</text:span></text:p>
          </draw:text-box>
        </draw:frame>
        <draw:polygon draw:style-name="gr2" draw:text-style-name="P4" draw:layer="layout" svg:width="0.37cm" svg:height="0.027cm" svg:x="13.672cm" svg:y="6.164cm" svg:viewBox="0 0 371 28" draw:points="0,0 371,0 371,28 0,28">
          <text:p/>
        </draw:polygon>
        <draw:frame draw:style-name="gr4" draw:text-style-name="P6" draw:layer="layout" svg:width="3.301cm" svg:height="0.603cm" svg:x="2.408cm" svg:y="5.12cm">
          <draw:text-box>
            <text:p text:style-name="P1"><text:span text:style-name="T7">예방</text:span><text:span text:style-name="T8"> </text:span><text:span text:style-name="T8">(Prevention)</text:span></text:p>
          </draw:text-box>
        </draw:frame>
        <draw:path draw:style-name="gr2" draw:text-style-name="P4" draw:layer="layout" svg:width="0.132cm" svg:height="0.132cm" svg:x="2.672cm" svg:y="7.011cm" svg:viewBox="0 0 133 133" svg:d="M133 67c0 9-2 17-5 25-3 9-8 16-14 22s-14 11-22 14c-8 4-16 5-25 5s-17-1-25-5c-9-3-17-8-23-14s-11-13-14-22c-4-8-5-16-5-25s1-18 5-26c3-8 8-15 14-22 6-6 14-11 23-14 8-3 16-5 25-5s17 2 25 5 16 8 22 14c6 7 11 14 14 22s5 17 5 26z">
          <text:p/>
        </draw:path>
        <draw:path draw:style-name="gr2" draw:text-style-name="P4" draw:layer="layout" svg:width="1.097cm" svg:height="0.349cm" svg:x="3.115cm" svg:y="6.903cm" svg:viewBox="0 0 1098 350" svg:d="M18 25h196v39h-77c0 34 15 61 45 82 0 0 2 1 7 4l37 23c-11 11-19 20-25 25-3 2-5 3-8 3s-8-3-15-8c-26-19-47-40-61-64-2-4-3-9 0-15 4 4 3 10-2 17-16 24-38 46-65 64-7 5-11 8-14 8-4 0-12-6-25-18-2-1-5-4-11-9 24-15 38-24 42-27 31-24 49-51 53-81 1-3 2-5 2-5l-79 1zM56 217h251v133h-41v-11h-169v11h-41zM266 258h-169v41h169zM266 0h32c8 0 12 4 12 12l-7 12h4v191h-41v-86h-74v-40h74zM541 12c89 0 133 23 133 70 0 14-2 25-7 34-16 28-60 43-134 43-48 0-82-10-102-30-13-11-19-26-19-44 0-43 33-67 100-72 9-1 19-1 29-1zM533 51c-34 0-57 6-71 18-5 4-7 10-7 17 0 17 18 28 56 32 9 1 18 1 27 1 62 0 94-11 94-34 0-19-19-30-57-33-6-1-12-1-18-1zM378 175h330v40h-79v132h-42v-132h-88v132h-41v-132h-80zM868 16c27 0 49 8 67 24 16 15 24 32 24 54 0 41-19 67-55 80-13 4-28 7-44 7-30 0-54-10-71-29-13-14-20-32-20-54 0-37 17-62 52-75 14-5 30-7 47-7zM858 55c-31 4-47 18-47 43 0 16 8 28 22 36 8 5 18 7 28 7 24 0 41-7 49-20 4-7 7-14 7-23 0-21-12-35-34-40-7-2-15-3-23-3zM995 0h33c7 0 11 4 11 12l-7 12h4v130h62v39h-62v154h-41zM844 175h33c8 0 12 4 12 12l-8 11h5v32l104-9v40c-5 0-31 2-79 7-1 0-2 0-4 0l-124 11c-5 1-7 1-8 1l-11 6h-3c-5 0-9-2-12-6-2-3-6-16-11-40l106-6z">
          <text:p/>
        </draw:path>
        <draw:frame draw:style-name="gr5" draw:text-style-name="P7" draw:layer="layout" svg:width="0.308cm" svg:height="0.277cm" svg:x="13.672cm" svg:y="5.936cm">
          <draw:text-box>
            <text:p text:style-name="P1"><text:span text:style-name="T9">[3]</text:span></text:p>
          </draw:text-box>
        </draw:frame>
        <draw:path draw:style-name="gr2" draw:text-style-name="P4" draw:layer="layout" svg:width="0.681cm" svg:height="0.346cm" svg:x="4.305cm" svg:y="6.903cm" svg:viewBox="0 0 682 347" svg:d="M0 39h147v40h-106v132l23-1c21-1 57-7 105-18 2 0 6-1 14-3l3 42c-69 15-127 22-173 22-2 0-7 0-13 0zM271 0h32l3 1h3c4 3 6 7 6 11l-7 10h5v325h-42v-161h-38v140h-41v-315h32c8 0 12 4 12 12l-8 11h5v111h38zM392 39h175c0 14-2 30-5 46-10 57-34 105-71 141-19 19-44 37-74 55-4 3-8 4-10 4-4 0-12-6-26-20-1-1-4-4-9-9 50-27 86-54 106-79 19-23 32-50 40-80 3-13 5-20 5-19l-131 1zM638 0h31c9 0 13 4 13 13l-7 10h4v324h-41z">
          <text:p/>
        </draw:path>
        <draw:path draw:style-name="gr2" draw:text-style-name="P4" draw:layer="layout" svg:width="1.09cm" svg:height="0.346cm" svg:x="5.133cm" svg:y="6.903cm" svg:viewBox="0 0 1091 347" svg:d="M39 13h252v139h-252zM249 53h-169v59h169zM0 178h331v40h-145v129h-41v-129h-145zM452 13h165v40h-165zM387 58h296v39h-296zM516 101h34c71 0 106 21 106 64 0 40-43 60-129 60-75-1-113-22-114-64 0-31 23-51 69-57 11-2 22-3 34-3zM527 141c-7 0-19 0-34 2-20 1-32 5-36 12-1 2-2 5-2 8 0 14 19 21 57 22 4 0 8 0 12 0 9 0 27-1 54-3 24-1 35-8 35-20 0-13-18-21-56-21 0 0-2 0-6 0zM444 221h34c8 0 12 4 12 11l-1 14-2 35c0 0 0-2 0-5h97c0 2-1 1-3-3 0-1 0-2 0-3 2-19 4-35 5-49h34l2 3 2-2c5 3 7 6 7 9s-1 7-4 12c-1-1-1-1 0 0l-4 33h78v38h-330v-38h78zM793 16h126v41h-126zM742 63h227v40h-227zM867 103c37 0 61 11 74 31 4 8 6 16 7 25 0 0 0 2 0 5 0 31-16 50-49 59-11 3-23 5-35 5-35 0-59-5-73-13-17-11-26-28-26-53 0-38 31-58 95-59 2 0 5 0 7 0zM847 142c-23 0-36 6-39 18l-1 6c0 15 17 22 49 22 34 0 50-8 50-26 0-10-11-17-31-19-4 0-7-1-11-1zM988 0h33c7 0 11 4 11 12l-7 12h4v130h62v40h-62v153h-41zM836 209h43v33l104-9v39c0 0-70 6-212 19-1 0-5 1-13 4-2 1-4 2-5 2-9 0-16-12-21-35 3-1 1-5-5-10l111-7c2 0 3 2 3 5z">
          <text:p/>
        </draw:path>
        <draw:polygon draw:style-name="gr2" draw:text-style-name="P4" draw:layer="layout" svg:width="0.37cm" svg:height="0.027cm" svg:x="18.17cm" svg:y="7.09cm" svg:viewBox="0 0 371 28" draw:points="0,0 371,0 371,28 0,28">
          <text:p/>
        </draw:polygon>
        <draw:frame draw:style-name="gr1" draw:text-style-name="P2" draw:layer="layout" svg:width="13.879cm" svg:height="0.535cm" svg:x="3.096cm" svg:y="6.927cm">
          <draw:text-box>
            <text:p text:style-name="P1"><text:span text:style-name="T4">점유와</text:span><text:span text:style-name="T10"> </text:span><text:span text:style-name="T4">대기</text:span><text:span text:style-name="T10"> </text:span><text:span text:style-name="T4">무효화</text:span><text:span text:style-name="T3">: </text:span><text:span text:style-name="T4">모든 자원을 한 번에 요청하거나 자원을 보유하지 않은 상태에서만 요청</text:span></text:p>
          </draw:text-box>
        </draw:frame>
        <draw:path draw:style-name="gr2" draw:text-style-name="P4" draw:layer="layout" svg:width="0.132cm" svg:height="0.132cm" svg:x="2.672cm" svg:y="7.752cm" svg:viewBox="0 0 133 133" svg:d="M133 66c0 9-2 17-5 25s-8 17-14 23-14 11-22 14-16 5-25 5-17-2-25-5c-9-3-17-8-23-14s-11-15-14-23c-4-8-5-16-5-25s1-17 5-25c3-8 8-16 14-22s14-11 23-14c8-4 16-5 25-5s17 1 25 5c8 3 16 8 22 14s11 14 14 22 5 16 5 25z">
          <text:p/>
        </draw:path>
        <draw:path draw:style-name="gr2" draw:text-style-name="P4" draw:layer="layout" svg:width="1.035cm" svg:height="0.349cm" svg:x="3.131cm" svg:y="7.644cm" svg:viewBox="0 0 1036 350" svg:d="M0 32h33c8 0 12 4 12 12l-8 10h5v56h96v-78h33c7 0 11 4 11 11l-8 12h5v207h-179zM138 150h-96v72h96zM250 0h31c9 0 13 4 13 12l-7 11h4v324h-41zM443 20h32c10 0 15 5 15 14 0 3-1 10-4 20l-1 9c0 37 17 70 48 100 12 11 27 21 47 33-8 11-16 20-24 28l-6 6c-44-30-73-66-86-106 4 4 4 9-1 17-14 25-32 48-54 67-9 8-20 15-31 21-12-10-23-20-32-29 8-5 18-12 28-21 37-28 59-59 66-93 2-10 3-28 3-54 0 0 0-4 0-12zM416 227h33c6 0 9 3 11 10-2 8-3 13-3 14v48h218v40h-259zM621 0h33c8 0 12 4 12 12l-8 11h5v249h-42v-134h-71v-40h71zM744 24h196v40h-77c0 33 15 61 45 82 0 0 2 1 7 4l37 22c-11 12-19 22-26 26-2 3-4 4-7 4s-8-3-15-8c-27-20-47-41-61-65-3-5-3-10-1-15h1c3 4 3 10-2 16-17 25-38 47-65 66-7 5-12 8-14 8-4 0-12-6-25-19-2-1-5-4-11-10 24-14 38-23 42-26 31-24 49-51 53-81 1-4 1-5 2-5l-79 1zM782 217h251v133h-41v-11h-169v11h-41zM992 258h-169v41h169zM992 0h32c8 0 12 4 12 12l-8 11h5v193h-41v-88h-74v-39h74z">
          <text:p/>
        </draw:path>
        <draw:frame draw:style-name="gr5" draw:text-style-name="P7" draw:layer="layout" svg:width="0.308cm" svg:height="0.277cm" svg:x="18.17cm" svg:y="6.862cm">
          <draw:text-box>
            <text:p text:style-name="P1"><text:span text:style-name="T9">[3]</text:span></text:p>
          </draw:text-box>
        </draw:frame>
        <draw:path draw:style-name="gr2" draw:text-style-name="P4" draw:layer="layout" svg:width="1.09cm" svg:height="0.346cm" svg:x="4.313cm" svg:y="7.644cm" svg:viewBox="0 0 1091 347" svg:d="M39 13h252v140h-252zM249 53h-169v59h169zM0 178h331v40h-145v129h-41v-129h-145zM452 13h166v40h-166zM387 58h296v39h-296zM516 101h33c72 0 108 22 108 64 0 40-43 60-130 60-75-1-113-22-114-63 0-32 23-52 68-59 11-1 23-2 35-2zM526 141c-7 0-18 1-33 3-20 1-32 5-36 12-1 2-2 4-2 8 0 12 19 19 57 21 4 0 7 0 11 0 10 0 28-1 55-3 24-2 36-8 36-19 0-13-19-21-57-22 0 0-2 0-6 0zM444 221h34c8 0 12 4 12 11l-2 14-1 35c-1 0-1-2 0-6h97c0 3-1 2-4-3 0 0 0-1 0-2 3-19 5-35 6-49h34l3 3 2-3c4 3 7 7 7 10s-2 6-4 12c-1-1-1-1 0 0l-4 32h78v39h-331v-39h78zM793 16h125v40h-125zM742 62h227v40h-227zM867 103c37 0 61 10 74 32 4 8 6 16 7 25 0 0 0 2 0 5 0 29-16 49-49 58-11 3-23 4-36 4-33 0-57-4-71-12-18-11-26-28-26-52 0-38 31-59 94-60 2 0 5 0 7 0zM848 143c-23 0-36 6-39 18l-1 6c0 14 16 21 49 21 32 0 49-8 49-25 0-11-11-17-32-19-3-1-7-1-10-1zM988 0h32c8 0 12 4 12 12l-7 12h4v131h62v39h-62v153h-41zM837 208h42v34l103-9v39c0 0-70 6-210 18-1 1-5 2-13 5-2 1-4 2-6 2-9 0-15-12-20-35 3-1 1-5-5-11l110-6c2 0 4 1 4 5z">
          <text:p/>
        </draw:path>
        <draw:polygon draw:style-name="gr2" draw:text-style-name="P4" draw:layer="layout" svg:width="0.371cm" svg:height="0.027cm" svg:x="12.322cm" svg:y="7.831cm" svg:viewBox="0 0 372 28" draw:points="0,0 372,0 372,28 0,28">
          <text:p/>
        </draw:polygon>
        <draw:frame draw:style-name="gr1" draw:text-style-name="P2" draw:layer="layout" svg:width="8.487cm" svg:height="0.535cm" svg:x="3.096cm" svg:y="7.667cm">
          <draw:text-box>
            <text:p text:style-name="P1"><text:span text:style-name="T4">비선점</text:span><text:span text:style-name="T10"> </text:span><text:span text:style-name="T4">무효화</text:span><text:span text:style-name="T3">: </text:span><text:span text:style-name="T4">추가 자원 요청 시 현재 자원을 모두 해제</text:span></text:p>
          </draw:text-box>
        </draw:frame>
        <draw:path draw:style-name="gr2" draw:text-style-name="P4" draw:layer="layout" svg:width="0.132cm" svg:height="0.132cm" svg:x="2.672cm" svg:y="8.493cm" svg:viewBox="0 0 133 133" svg:d="M133 67c0 9-2 17-5 25s-8 15-14 22c-6 6-14 11-22 14s-16 5-25 5-17-2-25-5c-9-3-17-8-23-14-6-7-11-14-14-22-4-8-5-16-5-25s1-17 5-26c3-8 8-15 14-22 6-6 14-11 23-14 8-4 16-5 25-5s17 1 25 5c8 3 16 8 22 14 6 7 11 14 14 22 3 9 5 17 5 26z">
          <text:p/>
        </draw:path>
        <draw:path draw:style-name="gr2" draw:text-style-name="P4" draw:layer="layout" svg:width="0.719cm" svg:height="0.338cm" svg:x="3.123cm" svg:y="8.385cm" svg:viewBox="0 0 720 339" svg:d="M144 4h32c8 0 13 4 13 11l-6 8h4c0 21 21 42 63 64 22 11 49 21 78 28l-29 37c-46-15-81-34-107-55-9-6-16-13-21-19l-9-11c0 0 1-2 4-4 2 5-2 12-10 19-30 30-71 53-121 70l-34-38c61-13 102-32 125-57 12-13 18-31 18-53zM36 227h32c8 0 12 4 12 11l-8 12h5v49h226v40h-267zM0 162h331v40h-145v77h-41v-77h-145zM435 2h125v39h-125zM383 42h227v40h-227zM496 80c32 0 56 4 69 11 17 9 25 23 25 43 0 31-27 48-80 50-4 0-9 0-16 0-32 0-54-4-67-11-15-9-23-22-23-42 0-34 30-51 92-51zM481 118c-20 0-32 4-34 12-1 1-1 2-1 3 0 9 16 14 48 14 23 0 38-2 45-5 5-2 8-5 8-9 0-9-12-13-37-15-3 0-6 0-8 0zM418 241h31c9 0 14 4 14 12l-8 11h5v35h217v40h-259zM624 0h32c8 0 12 4 12 12l-7 11h4v113h55v40h-55v109h-41zM476 165h41v25l104-4v40c-89 3-154 6-195 8l-19 1h-1l-14 6-4 1c-6 0-10-3-13-9l-10-39 115-2c0 0 0 2 0 5z">
          <text:p/>
        </draw:path>
        <draw:frame draw:style-name="gr5" draw:text-style-name="P7" draw:layer="layout" svg:width="0.308cm" svg:height="0.277cm" svg:x="12.323cm" svg:y="7.603cm">
          <draw:text-box>
            <text:p text:style-name="P1"><text:span text:style-name="T9">[3]</text:span></text:p>
          </draw:text-box>
        </draw:frame>
        <draw:path draw:style-name="gr2" draw:text-style-name="P4" draw:layer="layout" svg:width="0.68cm" svg:height="0.346cm" svg:x="3.935cm" svg:y="8.385cm" svg:viewBox="0 0 681 347" svg:d="M0 39h145v40h-104v132l23-1c21-2 56-8 103-18 2 0 7-1 14-3l3 41c-68 15-126 23-172 23-2 0-6 0-12 0zM270 0h32 3 3c4 4 6 8 6 12l-7 10h4v325h-41v-162h-38v141h-42v-316h32c8 0 12 4 12 12l-7 11h5v113h38zM391 39h176c-1 14-2 30-5 47-11 57-34 103-71 140-21 19-45 37-76 55-4 3-7 4-10 4s-12-7-25-20c-1-1-4-4-9-9 50-28 85-54 106-79 19-22 32-49 40-79 4-14 5-20 6-19h-132zM638 0h31c8 0 12 4 12 12l-7 11h5v324h-41z">
          <text:p/>
        </draw:path>
        <draw:path draw:style-name="gr2" draw:text-style-name="P4" draw:layer="layout" svg:width="1.09cm" svg:height="0.346cm" svg:x="4.763cm" svg:y="8.385cm" svg:viewBox="0 0 1091 347" svg:d="M38 13h253v140h-253zM250 53h-171v60h171zM0 178h331v40h-144v129h-41v-129h-146zM453 13h165v40h-165zM387 58h296v40h-296zM517 102h33c71 0 107 21 107 63 0 40-43 60-129 60-75-2-113-23-114-63 0-32 23-51 68-58 11-2 23-2 35-2zM527 141c-7 0-18 1-33 2-20 2-32 6-36 13-1 2-2 4-2 8 0 12 19 19 57 21 3 0 7 0 11 0 9 0 28-1 55-3 23-2 35-8 35-19 0-14-19-21-56-22 0 0-2 0-6 0zM445 221h34c8 0 12 4 12 11l-2 13-1 36c-1 0-1-2 0-6h97c0 3-1 2-4-3 0 0 0-1 0-2 3-19 5-35 5-49h34l3 3 2-3c4 3 6 6 6 10 0 3-1 6-3 11-1 0-1 0 0 0l-4 33h78v39h-331v-39h78zM793 16h125v40h-125zM742 62h226v41h-226zM867 104c36 0 61 10 74 31 4 7 6 16 7 25 0 0 0 1 0 5 0 29-17 49-50 58-10 3-22 4-35 4-34 0-57-4-71-12-18-11-27-28-27-52 0-38 32-58 95-59 2 0 4 0 7 0zM848 143c-23 0-36 6-39 18l-1 6c0 14 16 21 49 21 32 0 48-9 48-25 0-11-10-17-31-19-3-1-7-1-10-1zM988 0h32c8 0 12 4 12 12l-8 12h5v130h62v40h-62v153h-41zM837 208h41v34l104-9v39c0 0-70 6-210 18-1 0-6 2-13 5-2 1-4 1-6 1-9 0-16-11-20-34 3-1 1-5-5-11l110-6c2 0 3 1 4 5z">
          <text:p/>
        </draw:path>
        <draw:polygon draw:style-name="gr2" draw:text-style-name="P4" draw:layer="layout" svg:width="0.37cm" svg:height="0.026cm" svg:x="13.566cm" svg:y="8.572cm" svg:viewBox="0 0 371 27" draw:points="0,0 371,0 371,27 0,27">
          <text:p/>
        </draw:polygon>
        <draw:frame draw:style-name="gr1" draw:text-style-name="P2" draw:layer="layout" svg:width="9.636cm" svg:height="0.535cm" svg:x="3.096cm" svg:y="8.408cm">
          <draw:text-box>
            <text:p text:style-name="P1"><text:span text:style-name="T4">순환</text:span><text:span text:style-name="T10"> </text:span><text:span text:style-name="T4">대기</text:span><text:span text:style-name="T10"> </text:span><text:span text:style-name="T4">무효화</text:span><text:span text:style-name="T3">: </text:span><text:span text:style-name="T4">자원에 순서를 부여하여 오름차순으로만 요청</text:span></text:p>
          </draw:text-box>
        </draw:frame>
        <draw:path draw:style-name="gr2" draw:text-style-name="P4" draw:layer="layout" svg:width="0.762cm" svg:height="0.389cm" svg:x="2.439cm" svg:y="9.539cm" svg:viewBox="0 0 763 390" svg:d="M70 18h141v45h-141zM13 66h256v44h-256zM141 109c68 0 104 22 104 66 0 38-22 61-63 70-10 2-21 3-33 3-41 0-70-6-87-19-16-12-24-30-24-54 0-40 30-62 89-66 4 0 9 0 14 0zM132 154c-21 0-35 4-42 13-3 3-4 7-4 11 0 15 12 24 38 26 3 0 7 0 10 0 28 0 46-3 54-10 5-5 8-10 8-18 0-12-12-20-35-22-3 0-7 0-11 0zM291 0h35c9 0 14 5 14 14l-8 11h5v365h-46zM118 228h47v35l120-9v45l-196 17c-22 3-38 4-49 5 0 0-2 1-5 3-3 3-7 4-10 4-8 0-13-4-14-11l-11-41 103-8c8-1 13-1 15-1zM433 44h247v44h-247zM468 109h41c9 0 14 4 14 14l-11 11h6c0 6 2 46 4 119 0 0-1 0-3 0l67-8c0 0 1 2 1 6l10-142h37c8 0 12 5 12 15l-3 10-3 16c-7 65-13 97-17 97l72-10v45l-212 19-28 2-14 6h-4c-9 0-17-13-21-38-1-1-2-5-5-13 36-2 57-4 64-4l-7-136zM714 0h35c10 0 14 5 14 14l-7 11h5v365h-47z">
          <text:p/>
        </draw:path>
        <draw:frame draw:style-name="gr5" draw:text-style-name="P7" draw:layer="layout" svg:width="0.308cm" svg:height="0.277cm" svg:x="13.567cm" svg:y="8.344cm">
          <draw:text-box>
            <text:p text:style-name="P1"><text:span text:style-name="T9">[3]</text:span></text:p>
          </draw:text-box>
        </draw:frame>
        <draw:polygon draw:style-name="gr2" draw:text-style-name="P4" draw:layer="layout" svg:width="0.37cm" svg:height="0.026cm" svg:x="13.566cm" svg:y="10.583cm" svg:viewBox="0 0 371 27" draw:points="0,0 371,0 371,27 0,27">
          <text:p/>
        </draw:polygon>
        <draw:frame draw:style-name="gr4" draw:text-style-name="P6" draw:layer="layout" svg:width="3.255cm" svg:height="0.603cm" svg:x="2.408cm" svg:y="9.565cm">
          <draw:text-box>
            <text:p text:style-name="P1"><text:span text:style-name="T7">회피</text:span><text:span text:style-name="T8"> </text:span><text:span text:style-name="T8">(Avoidance)</text:span></text:p>
          </draw:text-box>
        </draw:frame>
        <draw:polygon draw:style-name="gr2" draw:text-style-name="P4" draw:layer="layout" svg:width="0.371cm" svg:height="0.027cm" svg:x="5.152cm" svg:y="11.138cm" svg:viewBox="0 0 372 28" draw:points="0,0 372,0 372,28 0,28">
          <text:p/>
        </draw:polygon>
        <draw:frame draw:style-name="gr5" draw:text-style-name="P7" draw:layer="layout" svg:width="0.308cm" svg:height="0.277cm" svg:x="13.567cm" svg:y="10.354cm">
          <draw:text-box>
            <text:p text:style-name="P1"><text:span text:style-name="T9">[3]</text:span></text:p>
          </draw:text-box>
        </draw:frame>
        <draw:path draw:style-name="gr2" draw:text-style-name="P4" draw:layer="layout" svg:width="1.239cm" svg:height="0.389cm" svg:x="2.438cm" svg:y="12.132cm" svg:viewBox="0 0 1240 390" svg:d="M333 101c0 56-51 83-154 83-80 0-126-21-138-66-2-6-3-14-3-22 0-35 22-59 66-73 20-5 41-8 64-8 45 0 77 3 97 8 42 11 64 34 68 68 0 3 0 7 0 10zM170 59c-36 0-62 7-76 19-5 6-8 12-8 20 0 21 20 35 59 40 9 1 19 2 29 2 60 0 96-9 108-28 3-4 4-8 4-13 0-23-22-36-65-39-7-1-13-1-19-1zM41 255h36c9 0 13 4 13 12l-8 14h5v55h253v45h-299zM0 199h372v44h-372zM465 14h127v44h-127zM418 61h221v45h-221zM535 103c42 0 68 14 78 44 2 7 4 15 4 23 0 40-23 63-68 68-6 0-12 0-20 0-59 0-89-22-89-67 0-41 26-65 79-68 5 0 10 0 16 0zM522 148c-14 0-24 4-30 11-3 4-4 8-4 12 0 12 7 19 23 22 4 1 8 1 12 1 26 0 41-6 45-17 0-2 1-5 1-8 0-10-8-17-23-20-4-1-8-1-13-1zM633 246c7 0 24 1 49 3 58 6 87 28 87 67 0 38-27 61-82 69-9 2-22 3-40 4-12 1-24 1-36 1-57 0-96-10-118-31-13-11-19-24-19-41 0-32 22-55 66-66 16-4 34-6 52-6zM589 291c-36 0-57 6-64 19-1 2-2 5-2 8 0 15 23 24 69 27 7 0 14 1 21 1 73 0 109-10 109-29 0-13-12-20-35-23l-11-1c-18-1-33-2-46-2zM719 0h36c9 0 14 4 14 13l-8 13h5v230h-47v-92h-33v84h-47v-240h37c9 0 14 5 14 14l-9 11h5v85h33zM859 44h197c-1 80-22 144-62 191-10 12-22 23-34 34-3 2-5 4-7 5-12 10-30 22-53 36-12 7-20 10-23 10-4 0-18-11-41-33 87-41 141-92 161-153 5-18 8-33 9-46h-147zM1125 0h35c7 0 12 4 14 11-2 10-4 15-4 15v137h70v44h-70v183h-45z">
          <text:p/>
        </draw:path>
        <draw:frame draw:style-name="gr5" draw:text-style-name="P7" draw:layer="layout" svg:width="0.308cm" svg:height="0.277cm" svg:x="5.153cm" svg:y="10.91cm">
          <draw:text-box>
            <text:p text:style-name="P1"><text:span text:style-name="T9">[3]</text:span></text:p>
          </draw:text-box>
        </draw:frame>
        <draw:path draw:style-name="gr2" draw:text-style-name="P4" draw:layer="layout" svg:width="1.636cm" svg:height="0.392cm" svg:x="3.82cm" svg:y="12.132cm" svg:viewBox="0 0 1637 393" svg:d="M111 13c39 0 67 15 86 44l7 15 6 19c1 9 2 17 2 25 0 36-16 62-48 78-18 9-38 13-59 13-36 0-64-12-84-37-14-17-21-39-21-64 0-34 16-60 48-77 18-11 40-16 63-16zM101 58c-18 0-33 7-43 21-7 9-11 19-11 31 0 19 8 33 24 43 10 6 21 9 33 9 33 0 52-12 58-37 2-5 2-12 2-18 0-18-7-32-23-41-9-5-19-8-31-8zM43 227h283v99h-237v10h249v45h-295v-99h237v-10h-237zM280 0h36c9 0 14 4 14 13l-9 13h5v70h61v44h-61v85h-46zM454 38h301c-4 92-9 157-15 197-1 10-3 23-6 38l-47-6c8-45 12-73 13-80 4-39 6-74 6-105h-252zM553 162h35 2c8 0 12 4 12 13l-7 12h5v114h190v44h-372v-44h135zM851 39h194v147h-147v73c55 0 102-3 142-9l46-8h2c1 0 5 0 11 0l3 33c0 3-1 6-3 11l-51 9c-46 8-111 13-197 13v-167h148v-57h-148zM1132 0h35c10 0 15 5 15 14l-8 11h5v365h-47zM1299 19h308v44l-122 1c9 19 38 37 88 53 15 5 35 9 59 13-7 14-15 26-23 38l-6 5c-6 0-14-1-24-4-48-13-89-38-123-73 0 1-4 5-13 12-32 27-69 46-112 58-11 3-18 5-21 5-5 0-15-9-30-26-2-2-5-7-9-16 54-8 95-22 125-41 18-11 28-20 31-25l-128 1zM1305 246h291v147h-46v-12h-198v12h-47zM1550 291h-198v45h198zM1265 181h372v46h-372z">
          <text:p/>
        </draw:path>
        <draw:polygon draw:style-name="gr2" draw:text-style-name="P4" draw:layer="layout" svg:width="0.37cm" svg:height="0.027cm" svg:x="2.454cm" svg:y="13.731cm" svg:viewBox="0 0 371 28" draw:points="0,0 371,0 371,28 0,28">
          <text:p/>
        </draw:polygon>
        <draw:frame draw:style-name="gr4" draw:text-style-name="P6" draw:layer="layout" svg:width="2.79cm" svg:height="0.603cm" svg:x="2.408cm" svg:y="12.158cm">
          <draw:text-box>
            <text:p text:style-name="P1"><text:span text:style-name="T7">은행가</text:span><text:span text:style-name="T8"> </text:span><text:span text:style-name="T7">알고리즘</text:span></text:p>
          </draw:text-box>
        </draw:frame>
        <draw:polygon draw:style-name="gr2" draw:text-style-name="P4" draw:layer="layout" svg:width="0.371cm" svg:height="0.027cm" svg:x="17.627cm" svg:y="13.731cm" svg:viewBox="0 0 372 28" draw:points="0,0 372,0 372,28 0,28">
          <text:p/>
        </draw:polygon>
        <draw:frame draw:style-name="gr5" draw:text-style-name="P7" draw:layer="layout" svg:width="0.308cm" svg:height="0.277cm" svg:x="2.454cm" svg:y="13.503cm">
          <draw:text-box>
            <text:p text:style-name="P1"><text:span text:style-name="T9">[3]</text:span></text:p>
          </draw:text-box>
        </draw:frame>
        <draw:path draw:style-name="gr2" draw:text-style-name="P4" draw:layer="layout" svg:width="0.748cm" svg:height="0.393cm" svg:x="2.453cm" svg:y="14.698cm" svg:viewBox="0 0 749 394" svg:d="M0 26h207v45h-160v28h151v44h-151v37h17c48 0 112-8 190-24 2 22 3 35 3 40l-4 7c-84 15-169 23-253 23zM34 245h284v149h-47v-13h-191v13h-46zM271 290h-191v47h191zM271 0h36c9 0 14 6 14 15l-9 12h6v78h61v45h-61v93h-47zM419 45h232v45h-94v9c0 52 19 96 58 134 11 11 21 20 30 26l12 10c2 1 4 5 8 10-19 19-30 29-34 29-3 0-9-5-20-13-26-21-45-41-57-61-8-11-14-22-20-34-13 34-38 66-75 96l-17 14c-5 0-16-6-32-19-1 0-6-3-14-7 8-7 17-14 27-22 12-9 22-18 30-26 30-31 48-67 54-110 2-13 3-25 3-36h-91zM700 0h35c10 0 14 6 14 15l-7 12h5v363h-47z">
          <text:p/>
        </draw:path>
        <draw:frame draw:style-name="gr5" draw:text-style-name="P7" draw:layer="layout" svg:width="0.308cm" svg:height="0.277cm" svg:x="17.628cm" svg:y="13.503cm">
          <draw:text-box>
            <text:p text:style-name="P1"><text:span text:style-name="T9">[3]</text:span></text:p>
          </draw:text-box>
        </draw:frame>
        <draw:path draw:style-name="gr2" draw:text-style-name="P4" draw:layer="layout" svg:width="0.367cm" svg:height="0.395cm" svg:x="3.404cm" svg:y="14.698cm" svg:viewBox="0 0 368 396" svg:d="M0 28h203v173h-203zM156 72h-109v85h109zM105 215h154v44h-154zM40 266h292v44h-116c5 12 31 23 77 34 10 2 19 4 29 5l46 5-27 37c-3 4-6 5-9 5-2 0-10-1-26-3-32-5-61-15-86-29l-34-22 1-1-35 22c-23 11-53 21-91 29-10 3-16 4-19 4-5 0-14-9-27-27-2-2-5-7-9-15 11-2 26-4 46-6 44-6 75-17 96-33 8-5 11-7 11-6l-119 1zM278 0h37c9 0 13 5 13 13l-8 13h5v197h-47z">
          <text:p/>
        </draw:path>
        <draw:path draw:style-name="gr2" draw:text-style-name="P4" draw:layer="layout" svg:width="0.792cm" svg:height="0.386cm" svg:x="3.92cm" svg:y="14.705cm" svg:viewBox="0 0 793 387" svg:d="M40 0h36c9 0 14 4 14 13l-9 13h6v21h198v-47h36c9 0 14 4 14 13l-9 13h5v139h-291zM285 92h-198v27h198zM36 247h295v140h-46v-96h-249zM163 142h46v43h163v44h-372v-44h163zM459 12h292c-1 54-7 103-20 148-5 17-10 27-14 31-11-1-25-2-40-5 5-5 5-7-1-8l11-37c6-21 11-49 14-84h-242zM426 168h367v44h-160v171h-46v-171h-161z">
          <text:p/>
        </draw:path>
        <draw:polygon draw:style-name="gr2" draw:text-style-name="P4" draw:layer="layout" svg:width="0.371cm" svg:height="0.026cm" svg:x="12.243cm" svg:y="15.769cm" svg:viewBox="0 0 372 27" draw:points="0,0 372,0 372,27 0,27">
          <text:p/>
        </draw:polygon>
        <draw:frame draw:style-name="gr4" draw:text-style-name="P6" draw:layer="layout" svg:width="6.822cm" svg:height="0.603cm" svg:x="2.408cm" svg:y="14.725cm">
          <draw:text-box>
            <text:p text:style-name="P1"><text:span text:style-name="T7">탐지</text:span><text:span text:style-name="T8"> </text:span><text:span text:style-name="T7">및</text:span><text:span text:style-name="T8"> </text:span><text:span text:style-name="T7">복구</text:span><text:span text:style-name="T8"> </text:span><text:span text:style-name="T8">(Detection &amp; Recovery)</text:span></text:p>
          </draw:text-box>
        </draw:frame>
        <draw:path draw:style-name="gr2" draw:text-style-name="P4" draw:layer="layout" svg:width="0.132cm" svg:height="0.133cm" svg:x="2.672cm" svg:y="16.615cm" svg:viewBox="0 0 133 134" svg:d="M133 66c0 9-2 19-5 27s-8 15-14 21-14 11-22 15c-8 3-16 5-25 5s-17-2-25-5c-9-4-17-9-23-15s-11-13-14-21c-4-8-5-18-5-27 0-8 1-17 5-25 3-8 8-15 14-21s14-11 23-15c8-3 16-5 25-5s17 2 25 5c8 4 16 9 22 15s11 13 14 21 5 17 5 25z">
          <text:p/>
        </draw:path>
        <draw:path draw:style-name="gr2" draw:text-style-name="P4" draw:layer="layout" svg:width="0.659cm" svg:height="0.349cm" svg:x="3.136cm" svg:y="16.508cm" svg:viewBox="0 0 660 350" svg:d="M0 23h182v40h-140v25h133v38h-133v34h15c43 0 99-8 168-22 1 19 2 31 2 35l-3 7c-75 13-149 20-224 20zM30 217h251v133h-41v-12h-169v12h-41zM240 257h-169v42h169zM240 0h32c8 0 12 4 12 12l-8 12h5v69h55v40h-55v82h-41zM366 40h206v39h-84v9c0 45 18 85 53 119 9 10 18 17 26 23l11 8c2 2 4 5 7 9-17 17-27 26-30 26s-8-4-18-11c-23-19-40-37-52-54-6-10-12-20-17-30-12 29-34 58-67 84l-15 13c-4 0-14-6-29-16-1-1-5-3-12-7 7-6 15-13 24-20 11-8 20-16 27-23 26-27 42-60 48-98 1-11 2-22 3-32h-81zM616 0h32c8 0 12 4 12 12l-7 11h5v323h-42z">
          <text:p/>
        </draw:path>
        <draw:frame draw:style-name="gr5" draw:text-style-name="P7" draw:layer="layout" svg:width="0.308cm" svg:height="0.277cm" svg:x="12.244cm" svg:y="15.54cm">
          <draw:text-box>
            <text:p text:style-name="P1"><text:span text:style-name="T9">[3]</text:span></text:p>
          </draw:text-box>
        </draw:frame>
        <draw:polygon draw:style-name="gr2" draw:text-style-name="P4" draw:layer="layout" svg:width="0.371cm" svg:height="0.026cm" svg:x="15.418cm" svg:y="16.695cm" svg:viewBox="0 0 372 27" draw:points="0,0 372,0 372,27 0,27">
          <text:p/>
        </draw:polygon>
        <draw:frame draw:style-name="gr1" draw:text-style-name="P2" draw:layer="layout" svg:width="11.301cm" svg:height="0.535cm" svg:x="3.096cm" svg:y="16.531cm">
          <draw:text-box>
            <text:p text:style-name="P1"><text:span text:style-name="T4">탐지</text:span><text:span text:style-name="T3">: </text:span><text:span text:style-name="T4">대기 그래프의 사이클 검사 또는 다중 인스턴스용 탐지 알고리즘 사용</text:span></text:p>
          </draw:text-box>
        </draw:frame>
        <draw:path draw:style-name="gr2" draw:text-style-name="P4" draw:layer="layout" svg:width="0.132cm" svg:height="0.132cm" svg:x="2.672cm" svg:y="17.356cm" svg:viewBox="0 0 133 133" svg:d="M133 67c0 9-2 18-5 26s-8 15-14 21-14 11-22 14c-8 4-16 5-25 5s-17-1-25-5c-9-3-17-8-23-14s-11-13-14-21c-4-8-5-17-5-26 0-8 1-17 5-25 3-8 8-15 14-21 6-7 14-11 23-15 8-3 16-6 25-6s17 3 25 6c8 4 16 8 22 15 6 6 11 13 14 21s5 17 5 25z">
          <text:p/>
        </draw:path>
        <draw:path draw:style-name="gr2" draw:text-style-name="P4" draw:layer="layout" svg:width="0.698cm" svg:height="0.343cm" svg:x="3.123cm" svg:y="17.254cm" svg:viewBox="0 0 699 344" svg:d="M37 0h31c9 0 13 4 13 12l-8 12h5v18h176v-42h32c8 0 12 4 12 12l-7 12h4v123h-258zM254 83h-176v24h176zM33 220h262v124h-41v-85h-221zM145 127h41v38h145v39h-331v-39h145zM402 11h260c-1 48-7 92-18 132-5 15-9 24-12 28-11-1-23-3-36-5 4-4 4-7-1-7l10-32c5-19 9-44 12-76h-215zM374 150h325v39h-142v152h-41v-152h-142z">
          <text:p/>
        </draw:path>
        <draw:frame draw:style-name="gr5" draw:text-style-name="P7" draw:layer="layout" svg:width="0.308cm" svg:height="0.277cm" svg:x="15.419cm" svg:y="16.466cm">
          <draw:text-box>
            <text:p text:style-name="P1"><text:span text:style-name="T9">[3]</text:span></text:p>
          </draw:text-box>
        </draw:frame>
        <draw:polygon draw:style-name="gr2" draw:text-style-name="P4" draw:layer="layout" svg:width="0.37cm" svg:height="0.026cm" svg:x="12.614cm" svg:y="17.436cm" svg:viewBox="0 0 371 27" draw:points="0,0 371,0 371,27 0,27">
          <text:p/>
        </draw:polygon>
        <draw:frame draw:style-name="gr1" draw:text-style-name="P2" draw:layer="layout" svg:width="8.722cm" svg:height="0.535cm" svg:x="3.096cm" svg:y="17.272cm">
          <draw:text-box>
            <text:p text:style-name="P1"><text:span text:style-name="T4">복구</text:span><text:span text:style-name="T3">: </text:span><text:span text:style-name="T4">프로세스 종료 또는 자원 선점을 통해 교착상태 해결</text:span></text:p>
          </draw:text-box>
        </draw:frame>
        <draw:frame draw:style-name="gr5" draw:text-style-name="P7" draw:layer="layout" svg:width="0.308cm" svg:height="0.277cm" svg:x="12.614cm" svg:y="17.207cm">
          <draw:text-box>
            <text:p text:style-name="P1"><text:span text:style-name="T9">[3]</text:span></text:p>
          </draw:text-box>
        </draw:frame>
        <draw:path draw:style-name="gr2" draw:text-style-name="P4" draw:layer="layout" svg:width="0.781cm" svg:height="0.388cm" svg:x="3.219cm" svg:y="18.403cm" svg:viewBox="0 0 782 389" svg:d="M108 16h36c10 0 15 5 16 16 0 2-1 8-4 20-1 3-1 5-1 7 0 7 1 14 4 23 8 27 26 51 53 70 9 6 25 16 47 30-8 9-16 19-26 28l-6 4c-4 0-11-3-21-9-26-16-48-37-66-62-7-9-10-19-9-30h1c4 5 3 11-2 19-18 28-43 53-77 75l-13 8c-5 0-15-7-31-23 0 0-4-4-9-9 27-16 44-26 49-30 34-25 53-54 58-86 1-4 1-9 1-14zM67 221h284v102h-237v13h248v44h-295v-102h237v-13h-237zM304 0h37c9 0 13 4 13 12l-8 13h5v197h-47zM433 45h193v44h-75v11c0 51 16 97 48 137 6 6 14 15 26 26l11 12c0 0 3 2 8 7-20 15-34 25-40 29l-18-19c-23-25-43-56-59-92-2-5-2-9 1-10-8 34-29 70-63 106l-10 10-6 4-42-20c5-8 12-15 21-24 0 0 1 0 2-1 8-8 16-17 24-27 28-35 45-74 50-115 0-7 1-14 1-20l-1-22 9-1-80 9zM732 0h36l4 1 3-1c5 4 7 8 7 13l-9 11h5v365h-46zM653 11h35c10 0 14 5 14 14l-8 14h5v327h-46v-176h-57v-45h57z">
          <text:p/>
        </draw:path>
        <draw:path draw:style-name="gr2" draw:text-style-name="P4" draw:layer="layout" svg:width="2.477cm" svg:height="0.392cm" svg:x="4.164cm" svg:y="18.403cm" svg:viewBox="0 0 2478 393" svg:d="M107 30h30c10-1 17 3 20 12l-6 22h3c0 44 4 77 12 100 8 24 24 48 47 76 15 16 30 30 43 41-4 9-13 18-24 28-4 4-8 6-10 6-5 0-12-6-22-18-23-25-39-44-47-57-4-7-8-14-11-21-11-23-14-35-11-37-7 40-31 78-70 116l-14 13c0 0-3 1-8 3l-39-26c6-7 13-15 23-23 1-1 1-2 2-2 12-11 23-23 32-34 25-32 41-68 47-110 2-11 3-23 3-33zM311 0h35c10 0 14 4 14 13l-8 12h6v364h-47zM603 28h42c10 0 15 5 15 14 0 2-2 7-4 15l-1 5c0 8 5 19 14 33 21 28 49 51 85 69 12 6 34 16 69 31l-38 40h-4c-5 0-20-7-45-22-35-20-63-42-82-66l-28-35c-1-2 0-4 4-7-19 47-60 86-123 119-14 7-22 10-24 10-4 0-15-8-32-26-2-3-7-7-13-14 50-20 83-36 100-47 33-21 53-45 61-73 3-8 4-23 4-46zM444 292h371v45h-371zM876 24h178v45h-132v28h117v44h-117v38c28 0 57-2 88-6 18-2 40-7 64-12l3 42c-5 3-23 8-53 12-43 7-92 10-148 10zM926 244h282v149h-46v-13h-190v13h-46zM1162 289h-190v47h190zM1162 0h36c9 0 14 4 14 13l-9 12h5v222h-46zM1086 8h38c8 0 12 4 12 13l-7 12h4v214h-47v-102h-53v-44h53zM1373 35c56 0 87 37 92 112l1 6v1c-1 55-10 96-27 119-16 22-39 33-69 33-35 0-60-21-75-63-8-22-12-46-12-71 0-38 8-70 24-96 16-28 38-41 66-41zM1331 167c0 33 6 59 16 77 7 10 16 15 26 15 21 0 35-16 42-49 1-10 2-21 2-32 0-37-3-63-10-77s-17-21-31-21c-30 0-45 29-45 87zM1585 0h36l4 1 4-1c4 4 6 8 6 13l-9 11h6v365h-47zM1506 11h35c10 0 15 5 15 14l-9 13h5v328h-46v-180h-65v-45h65zM1800 30h30c8-1 14 1 18 6l2 6-5 22h2c0 51 6 90 19 119 9 21 23 42 41 60 18 17 29 28 33 31 1 1 5 3 10 7-5 9-14 18-26 29l-5 4c-6 0-13-4-21-12-37-34-62-68-75-102-13 35-36 67-68 98-11 10-17 15-21 15-2 0-15-8-38-24 5-7 12-15 21-23 2 1 2 1 1-1 11-10 23-22 33-36 25-33 41-68 46-106 2-18 3-48 3-93zM2004 0h38c9 0 13 4 13 13l-8 13h5v363h-48v-204h-92v-45h92zM2275 25c30 0 55 10 75 30 16 16 25 36 25 60 0 44-18 73-52 89-16 8-34 11-55 11-36 0-64-12-83-37-14-17-20-38-20-62 0-27 11-49 34-67 14-12 31-20 49-22 8-1 17-2 27-2zM2263 69c-8 0-17 3-26 8-17 9-25 23-25 42 0 18 8 33 23 43 9 6 20 9 32 9 33 0 53-13 58-40 1-4 2-9 2-15 0-23-12-37-37-43-8-3-17-4-27-4zM2429 0h36c9 0 13 4 13 13l-8 11h5v365h-46zM2131 264c13-2 32-3 59-5l231-18v45c-31 2-112 9-242 21 0 0-5 2-15 6-3 0-5 1-7 1-10 0-17-12-22-37 0-2-2-6-4-13z">
          <text:p/>
        </draw:path>
        <draw:path draw:style-name="gr2" draw:text-style-name="P4" draw:layer="layout" svg:width="0.803cm" svg:height="0.392cm" svg:x="6.822cm" svg:y="18.403cm" svg:viewBox="0 0 804 393" svg:d="M21 27h220v44h-86c0 38 17 69 50 92 0 0 3 2 8 5l42 25c-12 14-22 23-29 29-2 3-5 4-8 4s-9-3-17-10c-30-21-53-45-69-72-2-5-3-10 0-16l1-1c3 5 2 12-3 19-18 28-43 52-73 74-8 5-13 8-16 8-4 0-13-6-28-20-2-2-6-5-13-11 28-17 44-27 48-30 35-27 55-57 60-91 1-4 1-6 2-6l-89 1zM55 244h291v149h-46v-104h-245zM300 0h36c9 0 14 4 14 13l-9 13h5v216h-46v-98h-83v-44h83zM631 4c37 0 69 6 94 18 16 8 27 18 34 30 4 9 6 20 6 33 0 44-38 69-114 75-10 1-22 1-34 1-97 0-145-27-145-81 0-17 7-32 21-44 22-21 61-31 117-32 5 0 12 0 21 0zM604 49c-36 0-62 5-76 16l-5 5c-2 3-4 7-4 11 0 17 19 29 57 34 11 2 22 3 33 3 60 0 95-9 106-25 2-3 3-6 3-10 0-20-22-32-66-34h-17zM604 239h28c51 0 88 9 111 28 15 12 23 27 23 45 0 52-51 78-153 78-82 0-128-20-140-59-1-5-2-11-2-17 0-35 25-57 74-69 18-4 38-6 59-6zM602 284c-40 0-66 6-78 18-4 3-5 7-5 12 0 17 20 27 62 31 9 1 18 1 26 1 61 0 97-8 108-23 2-3 3-5 3-8 0-17-21-27-63-31-6 0-12 0-19 0zM520 188l-2-29 3-9c16-2 28-4 35-4 8 0 13 5 14 13-2 5-3 8-3 10 0 0 1 6 2 19h99l3-42 42 3c6 3 9 7 9 14l-4 12-1 13h87v45h-371v-45z">
          <text:p/>
        </draw:path>
        <draw:polygon draw:style-name="gr2" draw:text-style-name="P4" draw:layer="layout" svg:width="0.37cm" svg:height="0.026cm" svg:x="4.306cm" svg:y="20.002cm" svg:viewBox="0 0 371 27" draw:points="0,0 371,0 371,27 0,27">
          <text:p/>
        </draw:polygon>
        <draw:frame draw:style-name="gr4" draw:text-style-name="P6" draw:layer="layout" svg:width="4.742cm" svg:height="0.603cm" svg:x="2.408cm" svg:y="18.429cm">
          <draw:text-box>
            <text:p text:style-name="P1"><text:span text:style-name="T8">3.4 </text:span><text:span text:style-name="T7">실제</text:span><text:span text:style-name="T8"> </text:span><text:span text:style-name="T7">시스템에서의</text:span><text:span text:style-name="T8"> </text:span><text:span text:style-name="T7">적용</text:span></text:p>
          </draw:text-box>
        </draw:frame>
        <draw:polygon draw:style-name="gr2" draw:text-style-name="P4" draw:layer="layout" svg:width="0.37cm" svg:height="0.026cm" svg:x="17.072cm" svg:y="20.002cm" svg:viewBox="0 0 371 27" draw:points="0,0 371,0 371,27 0,27">
          <text:p/>
        </draw:polygon>
        <draw:frame draw:style-name="gr5" draw:text-style-name="P7" draw:layer="layout" svg:width="0.308cm" svg:height="0.277cm" svg:x="4.306cm" svg:y="19.774cm">
          <draw:text-box>
            <text:p text:style-name="P1"><text:span text:style-name="T9">[3]</text:span></text:p>
          </draw:text-box>
        </draw:frame>
        <draw:frame draw:style-name="gr5" draw:text-style-name="P7" draw:layer="layout" svg:width="0.308cm" svg:height="0.277cm" svg:x="17.072cm" svg:y="19.774cm">
          <draw:text-box>
            <text:p text:style-name="P1"><text:span text:style-name="T9">[3]</text:span></text:p>
          </draw:text-box>
        </draw:frame>
        <draw:path draw:style-name="gr2" draw:text-style-name="P4" draw:layer="layout" svg:width="0.374cm" svg:height="0.368cm" svg:x="2.939cm" svg:y="21.36cm" svg:viewBox="0 0 375 369" svg:d="M36 0h308v45h-129c2 15 24 32 65 51 18 8 36 15 53 19l24 6c1 0 6 0 16 0-6 13-15 26-28 40l-7 6-19-5c-38-11-73-28-104-52-21-18-30-29-26-33l-25 34c-21 20-54 36-99 49-10 4-16 5-19 5-4 0-14-8-29-26-2-2-8-8-17-18 17-1 32-3 44-6 39-11 71-26 95-44 16-12 24-20 25-26h-128zM2 179h373v45h-164v145h-46v-145h-163z">
          <text:p/>
        </draw:path>
        <draw:path draw:style-name="gr2" draw:text-style-name="P4" draw:layer="layout" svg:width="1.193cm" svg:height="0.389cm" svg:x="3.464cm" svg:y="21.339cm" svg:viewBox="0 0 1194 390" svg:d="M0 44h173v240h-173zM126 89h-79v151h79zM301 0h36l4 2 3-1c4 4 6 8 6 12l-8 12h5v365h-46zM222 12h35c9 0 14 5 14 14l-8 12h5v329h-46v-177h-57v-45h57zM477 38h278v179h-278zM707 83h-184v88h184zM592 222h36c9 0 14 4 14 13l-9 13h5v53h164v45h-373v-45h163zM863 40h194v147h-147v73c55 0 102-3 142-10l46-7h2c1 0 5 0 11 0l3 32c0 3-1 7-3 11l-51 9c-46 9-111 13-197 13v-166h148v-58h-148zM1144 0h35c10 0 15 5 15 14l-8 12h5v364h-47z">
          <text:p/>
        </draw:path>
        <draw:path draw:style-name="gr2" draw:text-style-name="P4" draw:layer="layout" svg:width="0.77cm" svg:height="0.389cm" svg:x="4.839cm" svg:y="21.339cm" svg:viewBox="0 0 771 390" svg:d="M30 28h236v34c0 31-5 71-16 120l-46-6c8-37 13-71 14-104h-188zM57 256h37c9 0 13 4 13 12l-9 13h5v56h249v44h-295zM293 0h36c9 0 14 5 14 14l-9 12h5v113h62v45h-62v128h-46zM99 110h36c9 0 14 4 14 14l-9 11h5v58c57-3 105-5 144-7v44l-199 14c-21 1-38 3-51 4 0-2-2-1-4 3-4 2-7 3-10 3-8 0-13-3-15-11l-10-40 99-5zM441 40h194v147h-147v73c54 0 101-3 142-10l46-7h1c2 0 6 0 11 0l3 32c0 3-1 7-3 11l-50 9c-46 9-112 13-197 13v-166h148v-58h-148zM722 0h35c9 0 14 5 14 14l-8 12h5v364h-46z">
          <text:p/>
        </draw:path>
        <draw:frame draw:style-name="gr4" draw:text-style-name="P6" draw:layer="layout" svg:width="2.985cm" svg:height="0.603cm" svg:x="2.408cm" svg:y="21.366cm">
          <draw:text-box>
            <text:p text:style-name="P1"><text:span text:style-name="T8">4. </text:span><text:span text:style-name="T7">주</text:span><text:span text:style-name="T8"> </text:span><text:span text:style-name="T7">메모리</text:span><text:span text:style-name="T8"> </text:span><text:span text:style-name="T7">관리</text:span></text:p>
          </draw:text-box>
        </draw:frame>
        <draw:path draw:style-name="gr2" draw:text-style-name="P4" draw:layer="layout" svg:width="1.26cm" svg:height="0.389cm" svg:x="3.079cm" svg:y="22.636cm" svg:viewBox="0 0 1261 390" svg:d="M21 44h175c-5 83-28 150-68 201-8 10-16 19-25 28-17 17-34 31-48 41-4 4-10 6-16 8l-39-25c6-7 14-15 24-22 17-13 29-23 37-30 43-39 69-84 80-135 3-15 4-22 4-21h-124zM316 0h36 3 4c5 5 7 9 7 13l-8 12h5v365h-47v-182h-39v158h-46v-354h35c10 0 14 4 14 14l-9 12h6v126h39zM644 23c85 0 130 28 135 85 1 3 1 7 1 10 0 47-31 75-91 86-11 2-25 4-41 5h-6-1c-45 0-78-4-99-12-39-13-59-40-59-80 0-44 26-73 79-86 13-3 29-6 50-8 0 0 11 0 32 0zM624 69c-56 0-87 13-92 40l-1 11c0 27 27 41 82 44 5 0 11 1 17 1 46 0 75-7 89-21 9-8 13-19 13-31 0-21-17-35-49-41-12-2-24-3-36-3zM528 221h38c8 0 13 4 13 13l-5 8 3-1c3 40 3 63 2 70-2 0-3-2-3-6h104c1-15 4-43 7-84h37c9 0 13 4 13 13l-4 11c0 1 0 3 0 5l-5 55h89v44h-372v-44h88zM1002 17c30 0 55 9 75 27 18 17 27 38 27 62 0 46-21 76-62 90-14 5-31 8-50 8-33 0-60-11-80-32-14-17-22-37-22-61 0-42 20-71 59-86 16-5 33-8 53-8zM991 63c-35 4-53 20-53 48 0 17 8 31 24 40 10 5 20 8 32 8 27 0 45-7 55-23 5-7 7-15 7-25 0-24-12-39-37-45-8-2-17-3-27-3zM1145 0h36c9 0 13 4 13 13l-8 13h5v147h70v45h-70v172h-46zM975 197h37c8 0 13 5 13 14l-8 12h5v36l117-9v43c-6 0-36 3-89 8-1 0-3 0-4 0l-140 13c-5 0-8 0-9 1l-13 6h-3c-5 0-9-2-13-6-2-3-6-19-12-45l119-7z">
          <text:p/>
        </draw:path>
        <draw:path draw:style-name="gr2" draw:text-style-name="P4" draw:layer="layout" svg:width="1.193cm" svg:height="0.389cm" svg:x="4.469cm" svg:y="22.636cm" svg:viewBox="0 0 1194 390" svg:d="M0 44h173v240h-173zM127 89h-80v150h80zM301 0h36l4 2 4-2c4 5 6 9 6 13l-9 12h6v365h-47zM222 12h35c10 0 15 4 15 13l-9 13h5v328h-46v-175h-56v-45h56zM477 38h277v178h-277zM708 83h-184v89h184zM593 221h35c9 0 14 5 14 14l-9 12h6v54h163v44h-372v-44h163zM862 39h196v148h-148v72c55 0 102-3 143-9l46-8h1c2 0 6 0 11 0l3 32c0 3-1 7-3 11l-50 10c-46 8-112 13-199 13v-166h150v-57h-150zM1145 0h35c9 0 14 4 14 14l-8 11h5v365h-46z">
          <text:p/>
        </draw:path>
        <draw:path draw:style-name="gr2" draw:text-style-name="P4" draw:layer="layout" svg:width="0.816cm" svg:height="0.39cm" svg:x="5.83cm" svg:y="22.636cm" svg:viewBox="0 0 817 391" svg:d="M22 44h174c-5 82-28 150-69 201-7 10-16 19-25 28-16 17-32 31-47 41-4 4-9 6-15 8l-40-25c6-7 15-15 25-22 17-13 29-23 36-30 42-39 69-85 80-136 3-15 4-22 4-21h-123zM317 0h35c10 0 14 4 14 13l-8 12h5v365h-46zM237 12h35c10 0 14 4 14 13l-8 13h5v328h-46v-107h-76v-45h76v-69h-59v-44h59zM553 2h157v45h-157zM486 54h291v45h-109c13 17 43 29 90 37l49 6c-7 14-16 26-25 35-4 6-8 9-12 9-5 0-11-1-18-3-44-10-81-26-111-50l-7-15c0 0-1 5-5 14-8 5-17 11-27 17-21 12-47 22-76 31-13 4-24 5-32 5-4 0-13-9-26-25-3-3-6-9-11-18 11 0 26-2 44-5 59-10 92-23 102-38h-117zM617 243h29c49 0 85 8 108 25 17 12 25 28 25 46 0 16-4 28-12 38-17 21-51 34-102 38-9 1-18 1-26 1-7 0-27-1-58-4-65-6-98-29-98-71 0-33 25-55 73-67 20-4 40-6 61-6zM621 288c-3 0-18 1-45 3-29 4-44 13-45 27 0 15 23 24 68 28 8 0 16 0 24 0 62 0 98-8 107-24 1-1 1-3 1-5 0-15-18-24-55-28-7-1-15-1-24-1zM446 191h371v45h-371z">
          <text:p/>
        </draw:path>
        <draw:path draw:style-name="gr2" draw:text-style-name="P4" draw:layer="layout" svg:width="0.792cm" svg:height="0.37cm" svg:x="6.807cm" svg:y="22.655cm" svg:viewBox="0 0 793 371" svg:d="M31 0h293c-1 53-8 103-20 148-6 17-10 27-14 31-12-1-25-3-40-5 4-5 4-8-1-8l11-36c6-21 10-50 13-85h-242zM0 155h365v45h-159v171h-46v-171h-160zM454 25h308v44h-130c0 19 18 41 54 66 20 13 40 24 60 31l44 14c-11 16-21 28-30 36l-5 4c-6 0-14-3-25-8-46-19-83-44-111-74-9-11-13-17-11-19-29 39-70 70-122 91-14 6-23 9-25 9-5 0-15-9-31-27-1 0-5-4-11-11l54-19c35-12 63-29 84-50 18-17 26-31 26-43h-129zM583 187h35c10 0 14 5 14 14l-8 13h5v68h164v44h-373v-44h163z">
          <text:p/>
        </draw:path>
        <draw:polygon draw:style-name="gr2" draw:text-style-name="P4" draw:layer="layout" svg:width="0.397cm" svg:height="0.027cm" svg:x="6.74cm" svg:y="24.235cm" svg:viewBox="0 0 398 28" draw:points="0,0 398,0 398,28 0,28">
          <text:p/>
        </draw:polygon>
        <draw:frame draw:style-name="gr4" draw:text-style-name="P6" draw:layer="layout" svg:width="4.858cm" svg:height="0.603cm" svg:x="2.408cm" svg:y="22.662cm">
          <draw:text-box>
            <text:p text:style-name="P1"><text:span text:style-name="T8">4.1 </text:span><text:span text:style-name="T7">개요와</text:span><text:span text:style-name="T8"> </text:span><text:span text:style-name="T7">메모리</text:span><text:span text:style-name="T8"> </text:span><text:span text:style-name="T7">계층</text:span><text:span text:style-name="T8"> </text:span><text:span text:style-name="T7">구조</text:span></text:p>
          </draw:text-box>
        </draw:frame>
        <draw:polygon draw:style-name="gr2" draw:text-style-name="P4" draw:layer="layout" svg:width="0.397cm" svg:height="0.026cm" svg:x="9.65cm" svg:y="24.791cm" svg:viewBox="0 0 398 27" draw:points="0,0 398,0 398,27 0,27">
          <text:p/>
        </draw:polygon>
        <draw:frame draw:style-name="gr5" draw:text-style-name="P7" draw:layer="layout" svg:width="0.308cm" svg:height="0.277cm" svg:x="6.74cm" svg:y="24.007cm">
          <draw:text-box>
            <text:p text:style-name="P1"><text:span text:style-name="T9">[4]</text:span></text:p>
          </draw:text-box>
        </draw:frame>
        <draw:frame draw:style-name="gr5" draw:text-style-name="P7" draw:layer="layout" svg:width="0.308cm" svg:height="0.277cm" svg:x="9.651cm" svg:y="24.562cm">
          <draw:text-box>
            <text:p text:style-name="P1"><text:span text:style-name="T9">[4]</text:span></text:p>
          </draw:text-box>
        </draw:frame>
      </draw:page>
      <draw:page draw:name="page7" draw:style-name="dp1" draw:master-page-name="master-page44">
        <draw:frame draw:style-name="gr1" draw:text-style-name="P2" draw:layer="layout" svg:width="15.131cm" svg:height="0.535cm" svg:x="2.408cm" svg:y="3.408cm">
          <draw:text-box>
            <text:p text:style-name="P1"><text:span text:style-name="T4">베이스 레지스터는 프로세스의 시작 주소를</text:span><text:span text:style-name="T3">, </text:span><text:span text:style-name="T4">리밋 레지스터는 프로세스 크기를 저장하여 메모리 접근</text:span></text:p>
          </draw:text-box>
        </draw:frame>
        <draw:frame draw:style-name="gr1" draw:text-style-name="P2" draw:layer="layout" svg:width="2.138cm" svg:height="0.535cm" svg:x="2.408cm" svg:y="3.963cm">
          <draw:text-box>
            <text:p text:style-name="P1"><text:span text:style-name="T4">을 제한합니다</text:span></text:p>
          </draw:text-box>
        </draw:frame>
        <draw:frame draw:style-name="gr1" draw:text-style-name="P2" draw:layer="layout" svg:width="11.163cm" svg:height="0.535cm" svg:x="5.226cm" svg:y="3.963cm">
          <draw:text-box>
            <text:p text:style-name="P1"><text:span text:style-name="T3">. MMU</text:span><text:span text:style-name="T4">가 모든 메모리 접근을 검사하여 보호 위반 시 트랩을 발생시킵니다</text:span></text:p>
          </draw:text-box>
        </draw:frame>
        <draw:frame draw:style-name="gr1" draw:text-style-name="P2" draw:layer="layout" svg:width="0.369cm" svg:height="0.37cm" svg:x="17.833cm" svg:y="3.963cm">
          <draw:text-box>
            <text:p text:style-name="P1"><text:span text:style-name="T3">.</text:span></text:p>
          </draw:text-box>
        </draw:frame>
        <draw:frame draw:style-name="gr1" draw:text-style-name="P2" draw:layer="layout" svg:width="13.57cm" svg:height="0.535cm" svg:x="2.408cm" svg:y="15.579cm">
          <draw:text-box>
            <text:p text:style-name="P1"><text:span text:style-name="T4">프로그램 실행 중 필요한 루틴만 메모리에 로드하여 메모리 공간을 효율적으로 활용합니다</text:span></text:p>
          </draw:text-box>
        </draw:frame>
        <draw:frame draw:style-name="gr1" draw:text-style-name="P2" draw:layer="layout" svg:width="1.224cm" svg:height="0.535cm" svg:x="17.661cm" svg:y="15.579cm">
          <draw:text-box>
            <text:p text:style-name="P1"><text:span text:style-name="T3">. </text:span><text:span text:style-name="T4">사용되</text:span></text:p>
          </draw:text-box>
        </draw:frame>
        <draw:frame draw:style-name="gr1" draw:text-style-name="P2" draw:layer="layout" svg:width="8.517cm" svg:height="0.535cm" svg:x="2.408cm" svg:y="16.134cm">
          <draw:text-box>
            <text:p text:style-name="P1"><text:span text:style-name="T4">지 않는 루틴은 로드되지 않아 큰 프로그램에 적합합니다</text:span></text:p>
          </draw:text-box>
        </draw:frame>
        <draw:frame draw:style-name="gr1" draw:text-style-name="P2" draw:layer="layout" svg:width="0.369cm" svg:height="0.37cm" svg:x="12.158cm" svg:y="16.134cm">
          <draw:text-box>
            <text:p text:style-name="P1"><text:span text:style-name="T3">.</text:span></text:p>
          </draw:text-box>
        </draw:frame>
        <draw:frame draw:style-name="gr1" draw:text-style-name="P2" draw:layer="layout" svg:width="15.132cm" svg:height="0.535cm" svg:x="2.408cm" svg:y="18.171cm">
          <draw:text-box>
            <text:p text:style-name="P1"><text:span text:style-name="T4">실행 시점에 라이브러리와 연결하여 실행 파일 크기를 줄이고 공유 라이브러리를 사용할 수 있습니다</text:span></text:p>
          </draw:text-box>
        </draw:frame>
        <draw:frame draw:style-name="gr1" draw:text-style-name="P2" draw:layer="layout" svg:width="9.4cm" svg:height="0.535cm" svg:x="2.897cm" svg:y="18.727cm">
          <draw:text-box>
            <text:p text:style-name="P1"><text:span text:style-name="T3">. </text:span><text:span text:style-name="T4">스텁 메커니즘을 통해 실제 라이브러리 루틴 위치를 찾습니다</text:span></text:p>
          </draw:text-box>
        </draw:frame>
        <draw:frame draw:style-name="gr1" draw:text-style-name="P2" draw:layer="layout" svg:width="0.369cm" svg:height="0.37cm" svg:x="13.6cm" svg:y="18.727cm">
          <draw:text-box>
            <text:p text:style-name="P1"><text:span text:style-name="T3">.</text:span></text:p>
          </draw:text-box>
        </draw:frame>
        <draw:frame draw:style-name="gr1" draw:text-style-name="P2" draw:layer="layout" svg:width="10.211cm" svg:height="0.535cm" svg:x="2.408cm" svg:y="22.034cm">
          <draw:text-box>
            <text:p text:style-name="P1"><text:span text:style-name="T4">주 메모리는 운영체제 영역과 사용자 프로세스 영역으로 분할됩니다</text:span></text:p>
          </draw:text-box>
        </draw:frame>
        <draw:frame draw:style-name="gr1" draw:text-style-name="P2" draw:layer="layout" svg:width="4.367cm" svg:height="0.535cm" svg:x="14.01cm" svg:y="22.034cm">
          <draw:text-box>
            <text:p text:style-name="P1"><text:span text:style-name="T3">. </text:span><text:span text:style-name="T4">가변 분할 방식에서는 홀</text:span><text:span text:style-name="T3">(</text:span><text:span text:style-name="T4">빈</text:span></text:p>
          </draw:text-box>
        </draw:frame>
        <draw:frame draw:style-name="gr1" draw:text-style-name="P2" draw:layer="layout" svg:width="6.637cm" svg:height="0.535cm" svg:x="2.408cm" svg:y="22.59cm">
          <draw:text-box>
            <text:p text:style-name="P1"><text:span text:style-name="T4">공간</text:span><text:span text:style-name="T3">)</text:span><text:span text:style-name="T4">과 할당된 영역이 동적으로 변화합니다</text:span></text:p>
          </draw:text-box>
        </draw:frame>
        <draw:frame draw:style-name="gr1" draw:text-style-name="P2" draw:layer="layout" svg:width="0.369cm" svg:height="0.37cm" svg:x="10.12cm" svg:y="22.59cm">
          <draw:text-box>
            <text:p text:style-name="P1"><text:span text:style-name="T3">.</text:span></text:p>
          </draw:text-box>
        </draw:frame>
        <draw:path draw:style-name="gr2" draw:text-style-name="P4" draw:layer="layout" svg:width="1.193cm" svg:height="0.389cm" svg:x="3.199cm" svg:y="1.231cm" svg:viewBox="0 0 1194 390" svg:d="M0 44h173v240h-173zM127 88h-80v152h80zM301 0h36l4 2 4-1c4 4 6 8 6 12l-9 12h6v365h-47zM222 12h35c10 0 15 4 15 13l-9 13h5v328h-46v-175h-56v-45h56zM477 38h277v178h-277zM708 83h-184v89h184zM593 221h35c9 0 14 5 14 14l-9 12h6v54h163v45h-372v-45h163zM862 40h196v147h-149v73c55 0 103-4 144-10l46-8h1c2 0 6 0 11 0l3 33c0 3-1 6-3 11l-50 9c-46 9-113 13-199 13v-166h150v-58h-150zM1145 0h35c9 0 14 5 14 14l-8 11h5v365h-46z">
          <text:p/>
        </draw:path>
        <draw:path draw:style-name="gr2" draw:text-style-name="P4" draw:layer="layout" svg:width="0.795cm" svg:height="0.33cm" svg:x="4.581cm" svg:y="1.25cm" svg:viewBox="0 0 796 331" svg:d="M47 8h36c9 0 14 5 14 13l-9 14h5v38h186v-65h36c9 0 14 5 14 14l-9 13h6v177h-279zM279 118h-186v50h186zM163 213h36c9 0 13 5 13 14l-8 14h5v41h163v45h-372v-45h163zM518 0h182v45h-182zM442 52h333v44h-333zM607 98c46 0 79 5 98 14 18 8 30 20 36 35 3 8 4 17 4 27 0 35-26 58-78 67-16 3-32 5-49 5-66 0-109-11-130-34-11-12-17-26-17-44 0-40 35-64 103-69 10-1 22-1 33-1zM582 142c-34 0-55 7-61 21-2 2-2 5-2 8 0 19 30 29 93 29 57 0 85-10 85-29s-23-29-71-29zM586 220h48v67h162v44h-372v-44h162z">
          <text:p/>
        </draw:path>
        <draw:path draw:style-name="gr2" draw:text-style-name="P4" draw:layer="layout" svg:width="1.232cm" svg:height="0.388cm" svg:x="2.432cm" svg:y="2.528cm" svg:viewBox="0 0 1233 389" svg:d="M0 35h37c9 0 13 5 13 15l-8 11h5v62h82v-88h37c9 0 13 5 13 14l-9 12h6v232h-176zM129 168h-82v80h82zM301 0h36l4 1 3-1c5 4 7 8 7 13l-9 11h5v365h-46zM222 11h35c9 0 14 5 14 14l-8 13h5v327h-46v-176h-57v-45h57zM546 33c7 0 15 2 24 4 45 13 70 48 75 107l3 29c0 47-15 83-41 106-18 15-40 23-67 23-39 0-67-20-85-59-10-22-16-47-16-74 0-46 12-82 35-106 19-20 42-30 72-30zM487 170c0 27 6 48 17 65 9 14 21 21 35 21 35 0 54-23 58-70 1-6 1-12 1-19 0-37-8-63-24-77-8-8-18-11-30-11-38 0-57 30-57 91zM721 0h35c10 0 14 4 14 13l-7 12h5v364h-47zM1013 28h42c10 0 15 5 15 14 0 2-2 7-4 15l-1 5c0 8 5 19 14 33 21 28 49 51 85 69 12 6 35 16 69 31l-38 39h-4c-4 0-19-7-45-21-35-20-63-42-82-66l-28-35c-1-2 0-4 4-7-19 47-60 86-123 118-14 7-22 10-24 10-4 0-15-8-32-25-2-3-6-7-13-14 50-20 83-36 100-47 33-21 53-45 62-73 2-8 3-23 3-46zM854 291h372v45h-372z">
          <text:p/>
        </draw:path>
        <draw:frame draw:style-name="gr4" draw:text-style-name="P6" draw:layer="layout" svg:width="2.718cm" svg:height="0.603cm" svg:x="2.408cm" svg:y="1.257cm">
          <draw:text-box>
            <text:p text:style-name="P1"><text:span text:style-name="T8">4.2 </text:span><text:span text:style-name="T7">메모리</text:span><text:span text:style-name="T8"> </text:span><text:span text:style-name="T7">보호</text:span></text:p>
          </draw:text-box>
        </draw:frame>
        <draw:path draw:style-name="gr2" draw:text-style-name="P4" draw:layer="layout" svg:width="0.783cm" svg:height="0.388cm" svg:x="3.903cm" svg:y="2.528cm" svg:viewBox="0 0 784 389" svg:d="M0 39h194v147h-147v72c54 0 102-3 142-10l46-7h1c2 0 6 0 11 0l4 32c0 3-1 7-4 11l-50 9c-46 9-112 13-197 13v-165h148v-57h-148zM281 0h35c10 0 14 4 14 13l-8 12h6v364h-47zM429 27h202v184h-202zM584 71h-108v96h108zM590 226h35c10 0 15 5 15 14l-6 11h4c0 24 25 48 76 73 12 6 25 12 39 17 10 4 20 7 31 9-7 11-16 21-27 31-4 5-8 7-10 7-1 0-8-2-21-8-38-15-69-34-92-56-4-4-7-8-11-12-8-9-10-14-7-17-20 28-38 47-53 57-14 9-32 19-56 28-11 6-18 8-22 8s-13-8-26-21c-3-4-6-10-9-18 13-3 32-8 55-17 45-17 72-41 81-72 3-8 4-19 4-34zM705 0h37c9 0 13 4 13 12l-8 13h5v242h-47z">
          <text:p/>
        </draw:path>
        <draw:path draw:style-name="gr2" draw:text-style-name="P4" draw:layer="layout" svg:width="1.617cm" svg:height="0.388cm" svg:x="4.839cm" svg:y="2.528cm" svg:viewBox="0 0 1618 389" svg:d="M0 39h169v147h-122v72c48 0 100-7 154-22l7 46-53 11c-42 9-94 13-155 13v-165h122v-57h-122zM301 0h36c9 0 14 4 14 13l-9 11h6v365h-47zM223 11h35c9 0 14 5 14 14l-9 13h6v327h-46v-167h-65v-45h65zM440 44h231v44h-93v9c0 52 19 97 58 135 11 10 20 19 29 26l13 9c2 2 4 5 8 10-19 19-31 29-34 29s-10-4-20-13c-26-21-45-41-58-60-7-12-14-23-19-35-13 34-38 66-75 96l-18 14c-4 0-15-6-31-18-2-1-6-4-15-8 9-7 18-14 28-22 12-9 22-18 30-26 30-31 48-67 54-110 2-13 3-25 3-36h-91zM721 0h35c9 0 14 4 14 13l-8 12h5v364h-46zM1014 28h42c10 0 14 5 14 14 0 2-1 7-3 15l-1 5c0 8 4 19 14 33 21 28 49 51 85 69 11 6 34 16 68 31l-37 39h-4c-5 0-20-7-45-21-36-20-63-42-82-66l-28-35c-1-2 0-4 3-7-19 47-60 86-123 118-13 7-21 10-23 10-5 0-15-8-32-25-2-3-7-7-13-14 49-20 83-36 100-47 33-21 53-45 61-73 3-8 4-23 4-46zM855 291h371v45h-371zM1285 39h201v45h-155v56h144v45h-144v65h22c34 0 83-6 148-20l18-3 3 45c-24 5-60 11-108 18-37 4-65 6-84 6h-45zM1568 0h36c9 0 14 4 14 13l-8 11h5v365h-47v-197h-81v-45h81z">
          <text:p/>
        </draw:path>
        <draw:polygon draw:style-name="gr2" draw:text-style-name="P4" draw:layer="layout" svg:width="0.397cm" svg:height="0.026cm" svg:x="4.782cm" svg:y="4.127cm" svg:viewBox="0 0 398 27" draw:points="0,0 398,0 398,27 0,27">
          <text:p/>
        </draw:polygon>
        <draw:frame draw:style-name="gr4" draw:text-style-name="P6" draw:layer="layout" svg:width="3.691cm" svg:height="0.603cm" svg:x="2.408cm" svg:y="2.554cm">
          <draw:text-box>
            <text:p text:style-name="P1"><text:span text:style-name="T7">베이스</text:span><text:span text:style-name="T8">-</text:span><text:span text:style-name="T7">리밋</text:span><text:span text:style-name="T8"> </text:span><text:span text:style-name="T7">레지스터</text:span></text:p>
          </draw:text-box>
        </draw:frame>
        <draw:polygon draw:style-name="gr2" draw:text-style-name="P4" draw:layer="layout" svg:width="0.397cm" svg:height="0.026cm" svg:x="17.389cm" svg:y="4.127cm" svg:viewBox="0 0 398 27" draw:points="0,0 398,0 398,27 0,27">
          <text:p/>
        </draw:polygon>
        <draw:frame draw:style-name="gr5" draw:text-style-name="P7" draw:layer="layout" svg:width="0.308cm" svg:height="0.277cm" svg:x="4.782cm" svg:y="3.899cm">
          <draw:text-box>
            <text:p text:style-name="P1"><text:span text:style-name="T9">[4]</text:span></text:p>
          </draw:text-box>
        </draw:frame>
        <draw:frame draw:style-name="gr5" draw:text-style-name="P7" draw:layer="layout" svg:width="0.308cm" svg:height="0.277cm" svg:x="17.39cm" svg:y="3.899cm">
          <draw:text-box>
            <text:p text:style-name="P1"><text:span text:style-name="T9">[4]</text:span></text:p>
          </draw:text-box>
        </draw:frame>
        <draw:path draw:style-name="gr2" draw:text-style-name="P4" draw:layer="layout" svg:width="0.805cm" svg:height="0.368cm" svg:x="3.203cm" svg:y="5.115cm" svg:viewBox="0 0 806 369" svg:d="M37 0h307v45h-129c2 15 24 32 65 51 18 8 35 14 53 19l24 5c1 1 6 1 16 1-6 13-15 26-28 39l-7 7-19-5c-39-11-73-29-103-52-21-18-30-29-26-33l-25 34c-22 19-55 36-99 49-10 3-17 5-20 5-4 0-13-9-28-26-2-3-8-9-18-18 18-1 32-3 45-7 39-10 70-25 94-43 16-12 24-21 25-26h-127zM2 178h372v46h-163v145h-46v-145h-163zM586 8h42c10 0 15 4 15 12 0 2-2 7-4 15l-1 6c0 7 5 17 16 31 31 38 81 69 152 92-15 18-27 31-36 39-5 0-14-3-27-10-49-23-90-53-121-90-9-11-12-17-9-19-20 32-40 56-61 71-15 12-36 24-62 37-16 7-26 11-27 11-4 0-18-13-43-38 105-35 160-80 165-138 1-3 1-10 1-19zM590 185h35c9 0 14 4 14 13l-9 13h6v69h163v45h-372v-45h163z">
          <text:p/>
        </draw:path>
        <draw:path draw:style-name="gr2" draw:text-style-name="P4" draw:layer="layout" svg:width="1.183cm" svg:height="0.389cm" svg:x="4.164cm" svg:y="5.094cm" svg:viewBox="0 0 1184 390" svg:d="M0 35h37c9 0 13 5 13 14l-8 12h5v63h108v-89h37c9 0 13 5 13 14l-9 13h6v232h-202zM155 170h-108v79h108zM271 0h35c7 0 12 4 14 11-2 10-4 15-4 15v137h70v44h-70v183h-45zM543 18c14 0 28 3 42 9 36 13 57 38 63 74 1 7 1 15 1 22 0 41-16 69-47 87-19 10-40 15-64 15-34 0-61-13-82-38-15-19-22-43-22-70 0-32 13-58 40-77 20-15 43-22 69-22zM535 64c-10 0-20 3-29 8-16 10-24 27-24 52 0 20 8 36 23 47 10 6 21 9 34 9 29 0 48-10 58-33 3-9 4-18 4-29 0-19-8-34-23-45-10-6-21-9-34-9zM477 255h38c7 0 11 4 12 11-2 10-3 15-3 16v54h244v45h-291zM708 0h37c8 0 13 4 13 13l-9 13h5v274h-46zM857 27h212v45h-165v100h25c54 0 116-8 188-25l4 38c0 2-1 5-4 10-77 16-163 24-260 24zM1016 240h33c46 0 79 6 99 17 14 6 23 15 29 27 4 10 7 21 7 33 0 48-48 72-142 73-3 0-8 0-13 0-90 0-134-25-134-76 0-37 25-60 75-69 14-3 29-5 46-5zM1012 285c-32 0-54 5-64 16-4 4-5 8-5 13 0 21 30 31 90 31h5c37 0 63-3 78-9 13-5 19-13 19-22 0-7-2-13-6-17-10-8-37-12-79-12zM1131 0h38c9 0 13 4 13 13l-9 13h6v223h-48z">
          <text:p/>
        </draw:path>
        <draw:path draw:style-name="gr2" draw:text-style-name="P4" draw:layer="layout" svg:width="1.183cm" svg:height="0.39cm" svg:x="2.444cm" svg:y="6.39cm" svg:viewBox="0 0 1184 391" svg:d="M0 37h37c9 0 13 4 13 13l-8 12h5v63h108v-88h37c9 0 13 4 13 13l-8 13h5v232h-202zM155 170h-108v80h108zM271 0h35c8 0 12 4 15 12-3 10-4 15-4 15v136h70v45h-70v182h-46zM544 19c14 0 28 3 42 8 37 15 58 40 63 76 1 7 1 14 1 22 0 39-16 68-47 85-18 10-40 16-64 16-35 0-62-13-83-39-15-19-22-42-22-68 0-33 13-59 40-78 20-15 44-22 70-22zM536 65c-10 0-20 3-30 9-16 10-24 27-24 51 0 20 8 35 23 46 11 7 22 10 35 10 29 0 49-11 58-33 3-8 4-18 4-29 0-19-7-34-23-44-10-7-21-10-34-10zM478 256h38c7 0 11 3 12 11-2 9-3 14-3 15v55h244v44h-291zM709 0h37c9 0 13 5 13 13l-9 13h6v274h-47zM858 28h212v45h-165v100h25c54 0 117-8 189-24l3 36c0 2-1 6-4 11-76 15-163 23-260 23zM1017 241h34c46 0 78 5 98 16 13 7 22 16 28 28 5 9 7 20 7 32 0 48-47 73-141 74-3 0-8 0-13 0-89 0-134-26-134-77 0-36 25-59 75-69 14-3 29-4 46-4zM1014 285c-33 0-55 6-65 17-4 3-5 8-5 13 0 20 30 30 90 30h5c38 0 64-3 78-9 13-5 19-12 19-21 0-8-2-13-6-17-10-8-36-13-79-13zM1132 0h37c9 0 13 5 13 13l-8 13h5v224h-47z">
          <text:p/>
        </draw:path>
        <draw:frame draw:style-name="gr4" draw:text-style-name="P6" draw:layer="layout" svg:width="2.718cm" svg:height="0.603cm" svg:x="2.408cm" svg:y="5.12cm">
          <draw:text-box>
            <text:p text:style-name="P1"><text:span text:style-name="T8">4.3 </text:span><text:span text:style-name="T7">주소</text:span><text:span text:style-name="T8"> </text:span><text:span text:style-name="T7">바인딩</text:span></text:p>
          </draw:text-box>
        </draw:frame>
        <draw:path draw:style-name="gr2" draw:text-style-name="P4" draw:layer="layout" svg:width="0.784cm" svg:height="0.393cm" svg:x="3.794cm" svg:y="6.39cm" svg:viewBox="0 0 785 394" svg:d="M107 31h29c11-1 17 2 20 12l-5 21h2c0 46 4 79 12 102 9 23 25 48 48 74 15 17 29 31 43 42-5 9-13 18-25 28-4 4-7 6-9 6-5 0-12-6-23-18-23-25-38-44-47-58-4-6-7-13-11-20-10-22-14-34-10-36-8 38-31 77-71 115l-14 13c0 0-2 1-8 3l-38-26c6-8 13-15 22-24 1 0 2-1 2-1 13-11 23-23 33-34 24-31 40-67 47-109 2-12 3-23 3-34zM311 0h35c9 0 14 5 14 14l-8 12h5v364h-46zM456 28h220v44h-86c0 39 17 70 51 93 0 0 2 2 7 5l42 25c-12 14-22 23-29 28-2 3-5 4-8 4s-9-3-17-9c-30-21-53-45-68-72-3-5-3-10-1-17h1c3 5 3 12-3 19-18 28-43 52-73 73-8 5-14 8-17 8-4 0-13-6-28-19-2-2-6-6-12-11 27-17 43-27 47-30 36-27 56-57 61-92 1-4 1-6 2-6l-89 1zM497 245h284v149h-46v-13h-190v13h-48zM735 290h-190v47h190zM735 0h36c9 0 14 5 14 14l-9 13h5v216h-46v-97h-83v-44h83z">
          <text:p/>
        </draw:path>
        <draw:path draw:style-name="gr2" draw:text-style-name="P4" draw:layer="layout" svg:width="1.05cm" svg:height="0.349cm" svg:x="3.123cm" svg:y="7.274cm" svg:viewBox="0 0 1051 350" svg:d="M22 24h172l-7 48c-10 64-60 116-149 159-4-1-17-12-38-31 56-22 95-47 117-75-26 2-49 4-67 5l-19 5h-2c-8 0-15-10-21-30 0-1-1-5-3-12l73-3c0 0 1 0 3 0l48-2c7 0 10 0 10 0 2-1 5-11 8-29 1-2 3-2 7-2l-132 7zM48 217h251v133h-41v-12h-169v12h-41zM258 257h-169v42h169zM258 0h32c8 0 12 4 12 12l-7 11h4v192h-41v-76h-94v-39h94zM379 39h210v39h-210zM410 96h36c8 0 12 5 12 13l-9 10h5c0 6 2 41 4 107 0 0-1 0-3 0l47-8c2-12 7-52 15-122h33c9 0 13 5 13 13l-4 9-2 15-10 82 48-3h8v39l-181 17c-15 1-22 2-23 2l-14 5h-3c-8 0-15-11-19-34 0 0-1-4-4-11 32-2 51-3 57-4l-6-121zM617 0h31c7 0 11 3 13 10-2 9-3 13-3 13v120h62v40h-62v163h-41zM846 12c34 0 59 13 76 38l6 14 5 16c1 8 2 16 2 23 0 32-14 55-43 69-15 8-33 12-52 12-32 0-56-11-74-33-13-15-19-34-19-57 0-31 14-54 42-69 17-9 36-13 57-13zM837 51c-17 0-30 7-39 19-6 8-9 17-9 28 0 16 7 29 21 38 9 5 18 8 30 8 29 0 46-11 51-33 1-5 2-10 2-16 0-16-7-29-21-37-8-4-17-7-27-7zM790 196h251v91h-210v12h220v39h-261v-91h210v-11h-210zM1000 0h32c8 0 12 4 12 11l-8 12h5v174h-41z">
          <text:p/>
        </draw:path>
        <draw:frame draw:style-name="gr4" draw:text-style-name="P6" draw:layer="layout" svg:width="2.026cm" svg:height="0.603cm" svg:x="2.408cm" svg:y="6.417cm">
          <draw:text-box>
            <text:p text:style-name="P1"><text:span text:style-name="T7">바인딩</text:span><text:span text:style-name="T8"> </text:span><text:span text:style-name="T7">시점</text:span></text:p>
          </draw:text-box>
        </draw:frame>
        <draw:path draw:style-name="gr2" draw:text-style-name="P4" draw:layer="layout" svg:width="0.737cm" svg:height="0.345cm" svg:x="4.296cm" svg:y="7.274cm" svg:viewBox="0 0 738 346" svg:d="M94 27h27c9-1 15 2 17 10l-5 20h3c0 39 3 69 10 90 8 21 22 43 42 66 14 15 27 27 39 37-4 8-12 16-22 25-4 4-6 5-9 5-4 0-10-5-19-15-21-23-35-40-42-52-4-6-7-12-10-18-9-20-12-30-9-32-7 34-28 68-63 102l-12 12c0 0-3 1-7 3l-34-24c4-6 11-13 19-21 1 0 2-1 2-1 11-10 21-20 29-30 22-28 36-61 42-98 1-10 2-20 2-30zM276 0h31c8 0 12 4 12 12l-7 10h5v324h-41zM407 28h181c-4 57-24 103-60 138-12 12-26 23-44 35-12 8-28 17-49 26-8 4-14 6-17 6s-14-11-34-33c50-19 84-37 104-52 30-24 47-50 52-81h-133zM436 227h33c7 0 11 4 11 11l-7 11h5v50h218v39h-260zM642 0h32c8 0 12 4 12 12l-7 11h4v98h55v41h-55v111h-41z">
          <text:p/>
        </draw:path>
        <draw:polygon draw:style-name="gr2" draw:text-style-name="P4" draw:layer="layout" svg:width="0.397cm" svg:height="0.027cm" svg:x="10.894cm" svg:y="7.434cm" svg:viewBox="0 0 398 28" draw:points="0,0 398,0 398,28 0,28">
          <text:p/>
        </draw:polygon>
        <draw:frame draw:style-name="gr1" draw:text-style-name="P2" draw:layer="layout" svg:width="7.161cm" svg:height="0.535cm" svg:x="3.096cm" svg:y="7.297cm">
          <draw:text-box>
            <text:p text:style-name="P1"><text:span text:style-name="T4">컴파일</text:span><text:span text:style-name="T10"> </text:span><text:span text:style-name="T4">시간</text:span><text:span text:style-name="T3">: </text:span><text:span text:style-name="T4">메모리 위치가 컴파일 시점에 확정</text:span></text:p>
          </draw:text-box>
        </draw:frame>
        <draw:path draw:style-name="gr2" draw:text-style-name="P4" draw:layer="layout" svg:width="0.7cm" svg:height="0.277cm" svg:x="3.123cm" svg:y="8.044cm" svg:viewBox="0 0 701 278" svg:d="M40 0h252v111h-210v31h214v40h-256v-112h211v-30h-211zM145 178h32c8 0 12 4 12 12l-7 12h4v36h145v40h-331v-40h145zM411 7h257v40h-216v82h216v40h-257zM371 231h330v39h-330z">
          <text:p/>
        </draw:path>
        <draw:frame draw:style-name="gr5" draw:text-style-name="P7" draw:layer="layout" svg:width="0.308cm" svg:height="0.277cm" svg:x="10.894cm" svg:y="7.206cm">
          <draw:text-box>
            <text:p text:style-name="P1"><text:span text:style-name="T9">[4]</text:span></text:p>
          </draw:text-box>
        </draw:frame>
        <draw:path draw:style-name="gr2" draw:text-style-name="P4" draw:layer="layout" svg:width="0.737cm" svg:height="0.345cm" svg:x="3.925cm" svg:y="8.015cm" svg:viewBox="0 0 738 346" svg:d="M95 27h26c10-2 16 2 19 10l-5 19h2c0 41 4 71 11 91 8 21 22 43 42 66 13 15 26 27 39 37-5 8-12 16-22 25-4 3-7 5-9 5-4 0-11-5-20-16-20-22-34-39-42-51-3-6-6-12-10-18-10-20-13-30-10-32-7 34-27 68-62 102l-13 12c0 0-2 1-7 3l-34-24c5-7 12-13 20-21 1 0 1-1 2-1 11-10 20-20 29-31 21-27 35-59 41-97 2-9 3-20 3-30zM277 0h31c9 0 13 4 13 12l-7 10h5v324h-42zM409 27h180c-5 58-25 105-60 139-12 12-27 23-44 35-12 8-28 17-48 26-9 4-14 6-17 6s-15-11-34-33c49-19 84-37 103-52 29-23 47-49 52-81h-132zM438 227h32c8 0 12 3 12 11l-7 11h4v50h217v39h-258zM642 0h33c8 0 12 4 12 11l-8 12h5v99h54v40h-54v111h-42z">
          <text:p/>
        </draw:path>
        <draw:polygon draw:style-name="gr2" draw:text-style-name="P4" draw:layer="layout" svg:width="0.397cm" svg:height="0.027cm" svg:x="11.74cm" svg:y="8.175cm" svg:viewBox="0 0 398 28" draw:points="0,0 398,0 398,28 0,28">
          <text:p/>
        </draw:polygon>
        <draw:frame draw:style-name="gr1" draw:text-style-name="P2" draw:layer="layout" svg:width="7.942cm" svg:height="0.535cm" svg:x="3.096cm" svg:y="8.038cm">
          <draw:text-box>
            <text:p text:style-name="P1"><text:span text:style-name="T4">로드</text:span><text:span text:style-name="T10"> </text:span><text:span text:style-name="T4">시간</text:span><text:span text:style-name="T3">: </text:span><text:span text:style-name="T4">프로그램이 메모리에 로드될 때 주소 결정</text:span></text:p>
          </draw:text-box>
        </draw:frame>
        <draw:path draw:style-name="gr2" draw:text-style-name="P4" draw:layer="layout" svg:width="0.689cm" svg:height="0.346cm" svg:x="3.111cm" svg:y="8.755cm" svg:viewBox="0 0 690 347" svg:d="M96 15h32c9 0 14 5 14 13 0 2-1 8-3 19-1 3-1 5-1 7 0 5 1 12 3 20 8 24 24 45 48 62 7 5 21 14 42 26-7 9-15 17-23 25l-6 4c-4 0-10-2-18-7-24-15-44-34-60-56-5-8-8-17-7-26h1c3 4 3 9-2 17-16 24-39 46-68 66l-12 7c-5 0-14-7-28-20 0-1-3-4-8-9 24-14 39-22 44-26 30-23 47-48 51-76 1-4 1-9 1-13zM60 197h251v91h-209v11h219v40h-261v-91h210v-11h-210zM270 0h33c7 0 11 4 11 12l-7 11h4v175h-41zM419 13h113v40h-113zM377 56h196v39h-196zM481 93c37 0 61 12 70 38 2 7 3 13 3 21 0 35-20 55-60 60-5 0-11 0-18 0-53 0-79-20-79-60 0-36 23-56 70-59 4 0 9 0 14 0zM470 132c-13 0-22 3-27 10-3 3-4 7-4 11 0 10 7 17 21 19 3 1 7 1 10 1 24 0 37-5 40-15 1-2 1-4 1-7 0-9-6-15-20-18-4-1-7-1-11-1zM568 220c7 0 21 0 43 2 52 5 79 25 79 59 0 35-26 55-75 62-8 1-19 2-34 3-11 1-21 1-32 1-51 0-86-9-106-27-10-10-16-22-16-36 0-30 20-49 58-59 15-4 30-5 47-5zM529 259c-32 0-51 6-57 17-1 2-2 4-2 7 0 14 21 22 62 24 6 1 12 1 18 1 64 0 96-9 96-26 0-11-10-18-30-20l-11-1c-14-1-28-2-39-2zM644 0h33c8 0 12 4 12 12l-7 11h4v205h-42v-82h-29v75h-41v-213h31c9 0 13 4 13 12l-8 10h5v77h29z">
          <text:p/>
        </draw:path>
        <draw:frame draw:style-name="gr5" draw:text-style-name="P7" draw:layer="layout" svg:width="0.308cm" svg:height="0.277cm" svg:x="11.741cm" svg:y="7.947cm">
          <draw:text-box>
            <text:p text:style-name="P1"><text:span text:style-name="T9">[4]</text:span></text:p>
          </draw:text-box>
        </draw:frame>
        <draw:path draw:style-name="gr2" draw:text-style-name="P4" draw:layer="layout" svg:width="0.737cm" svg:height="0.346cm" svg:x="3.925cm" svg:y="8.755cm" svg:viewBox="0 0 738 347" svg:d="M95 28h26c10-2 16 2 19 10l-5 20h2c0 40 4 70 11 90 8 20 22 42 42 66 13 15 26 27 39 37-5 7-12 16-22 25-4 3-7 5-9 5-4 0-11-5-20-16-20-22-34-39-42-51-3-6-6-12-10-18-10-20-13-31-10-32-7 34-27 68-62 102l-13 12c0 0-2 1-7 2l-34-23c5-7 12-14 20-21 1-1 1-1 2-1 11-10 20-20 29-31 21-27 35-59 41-97 2-10 3-19 3-29zM277 0h31c9 0 13 4 13 13l-7 10h5v324h-42zM409 28h180c-5 59-25 105-60 139-12 12-27 23-44 34-12 9-28 17-48 27-9 4-14 6-17 6s-15-11-34-33c49-20 84-37 103-53 29-22 47-48 52-79h-132zM438 228h32c8 0 12 3 12 11l-7 11h4v49h217v40h-258zM642 0h33c8 0 12 4 12 12l-8 12h5v99h54v40h-54v111h-42z">
          <text:p/>
        </draw:path>
        <draw:polygon draw:style-name="gr2" draw:text-style-name="P4" draw:layer="layout" svg:width="0.397cm" svg:height="0.026cm" svg:x="11.582cm" svg:y="8.916cm" svg:viewBox="0 0 398 27" draw:points="0,0 398,0 398,27 0,27">
          <text:p/>
        </draw:polygon>
        <draw:frame draw:style-name="gr1" draw:text-style-name="P2" draw:layer="layout" svg:width="7.815cm" svg:height="0.535cm" svg:x="3.096cm" svg:y="8.779cm">
          <draw:text-box>
            <text:p text:style-name="P1"><text:span text:style-name="T4">실행</text:span><text:span text:style-name="T10"> </text:span><text:span text:style-name="T4">시간</text:span><text:span text:style-name="T3">: </text:span><text:span text:style-name="T4">실행 중 동적으로 주소 변환 </text:span><text:span text:style-name="T3">(MMU </text:span><text:span text:style-name="T4">필요</text:span><text:span text:style-name="T3">)</text:span></text:p>
          </draw:text-box>
        </draw:frame>
        <draw:path draw:style-name="gr2" draw:text-style-name="P4" draw:layer="layout" svg:width="0.763cm" svg:height="0.389cm" svg:x="2.438cm" svg:y="9.909cm" svg:viewBox="0 0 764 390" svg:d="M44 5h35c9 0 14 4 14 14l-9 11h6v79h249v45h-295zM41 255h36c9 0 13 4 13 12l-8 14h5v55h254v45h-300zM163 135h47v58h163v45h-373v-45h163zM434 40h194v147h-147v72c54 0 102-3 142-10l46-7h1c2 0 6 0 11 0l4 32c0 3-1 7-4 11l-50 9c-46 9-112 13-197 13v-165h148v-58h-148zM715 0h35c10 0 14 5 14 14l-7 12h5v364h-47z">
          <text:p/>
        </draw:path>
        <draw:frame draw:style-name="gr5" draw:text-style-name="P7" draw:layer="layout" svg:width="0.308cm" svg:height="0.277cm" svg:x="11.582cm" svg:y="8.687cm">
          <draw:text-box>
            <text:p text:style-name="P1"><text:span text:style-name="T9">[4]</text:span></text:p>
          </draw:text-box>
        </draw:frame>
        <draw:path draw:style-name="gr2" draw:text-style-name="P4" draw:layer="layout" svg:width="1.242cm" svg:height="0.389cm" svg:x="3.388cm" svg:y="9.909cm" svg:viewBox="0 0 1243 390" svg:d="M37 21h307v45h-128c2 15 23 32 64 51 18 8 36 15 53 19l24 6c1 0 6 0 16 0-6 13-15 26-28 40l-7 6-19-5c-38-11-73-28-103-52-21-18-30-29-26-33l-25 34c-21 20-54 36-99 49-10 4-17 5-19 5-5 0-14-8-29-26-2-2-8-8-18-18 18-1 33-3 45-6 39-11 71-26 95-44 15-12 24-20 24-26h-127zM3 199h371v45h-162v146h-47v-146h-162zM585 29h42c10 0 15 4 15 13 0 2-1 7-4 15l-1 5c0 7 5 18 16 32 31 38 82 69 152 92-15 17-27 30-36 38-4 0-13-3-27-9-49-24-89-54-121-91-9-10-12-17-9-19-20 33-40 56-61 71-15 12-35 24-62 37-16 7-25 11-27 11-3 0-18-13-43-38 105-34 160-80 166-138 0-3 0-9 0-19zM589 206h35c10 0 14 5 14 14l-8 12h5v68h163v45h-372v-45h163zM984 18c30 0 55 9 75 27 18 16 27 37 27 61 0 46-21 76-62 89-14 6-31 8-50 8-34 0-61-10-81-32-14-16-22-36-22-60 0-42 20-71 59-85 16-6 34-8 54-8zM973 62c-36 4-54 20-54 48 0 18 8 31 24 41 10 5 21 8 33 8 27 0 45-8 55-23 5-7 7-16 7-26 0-24-12-39-37-45-8-2-17-3-26-3zM1127 0h36c9 0 13 5 13 14l-8 13h5v146h70v45h-70v172h-46zM957 197h37c8 0 13 5 13 14l-8 11h5v37l117-10v44c-6 0-36 2-89 7-1 0-3 0-4 0l-141 13c-5 1-8 1-9 1l-13 7h-3c-5 0-9-3-13-7-2-3-6-18-12-45l120-7z">
          <text:p/>
        </draw:path>
        <draw:path draw:style-name="gr2" draw:text-style-name="P4" draw:layer="layout" svg:width="0.764cm" svg:height="0.389cm" svg:x="4.766cm" svg:y="9.909cm" svg:viewBox="0 0 765 390" svg:d="M41 9h292v142h-292zM287 53h-200v54h200zM41 227h292v98h-246v11h254v45h-300v-100h246v-9h-246zM0 166h373v45h-163v47h-47v-47h-163zM434 40h194v147h-147v72c55 0 102-3 142-10l47-7h1c2 0 5 0 11 0l3 32c0 3-1 7-3 11l-50 9c-47 9-112 13-198 13v-165h148v-58h-148zM715 0h35c10 0 15 5 15 14l-8 12h5v364h-47z">
          <text:p/>
        </draw:path>
        <draw:path draw:style-name="gr2" draw:text-style-name="P4" draw:layer="layout" svg:width="0.804cm" svg:height="0.368cm" svg:x="5.717cm" svg:y="9.93cm" svg:viewBox="0 0 805 369" svg:d="M36 0h308v45h-129c2 15 23 32 64 51 18 8 37 15 54 19l24 6c1 0 7 0 16 0-6 13-15 26-27 40l-8 6-19-5c-39-11-74-28-104-52-21-18-29-29-26-33l-25 34c-21 20-54 36-99 49-10 4-16 5-19 5-4 0-14-8-29-26-2-2-8-8-17-18 17-1 32-3 44-6 39-11 71-26 95-44 16-12 24-20 25-26h-128zM2 178h373v46h-164v145h-46v-145h-163zM585 8h42c10 0 15 4 15 13 0 2-1 7-4 15l-1 5c0 7 6 18 17 32 30 38 81 69 151 92-15 17-27 31-36 39-4 0-13-3-27-9-49-25-89-55-121-92-8-10-11-17-9-19-19 33-40 56-60 71-15 12-36 24-63 38-16 7-25 11-27 11-3 0-17-13-42-39 104-34 159-80 165-138 0-3 0-9 0-19zM589 185h36c9 0 14 6 14 15l-9 12h5v68h163v45h-372v-45h163z">
          <text:p/>
        </draw:path>
        <draw:path draw:style-name="gr2" draw:text-style-name="P4" draw:layer="layout" svg:width="0.132cm" svg:height="0.132cm" svg:x="2.672cm" svg:y="10.874cm" svg:viewBox="0 0 133 133" svg:d="M133 67c0 9-2 17-5 25s-8 16-14 22-14 11-22 14-16 5-25 5-17-2-25-5c-9-3-17-8-23-14s-11-14-14-22c-4-8-5-16-5-25s1-17 5-25c3-8 8-16 14-22 6-7 14-12 23-15 8-3 16-5 25-5s17 2 25 5 16 8 22 15c6 6 11 14 14 22s5 16 5 25z">
          <text:p/>
        </draw:path>
        <draw:path draw:style-name="gr2" draw:text-style-name="P4" draw:layer="layout" svg:width="0.672cm" svg:height="0.346cm" svg:x="3.123cm" svg:y="10.766cm" svg:viewBox="0 0 673 347" svg:d="M38 4h32c8 0 12 4 12 13l-8 10h5v70h221v40h-262zM36 227h32c8 0 12 4 12 11l-8 13h5v48h225v40h-266zM145 121h41v51h144v40h-330v-40h145zM378 35h173v132h-131v64c49 0 91-3 127-9l42-6h1c1 0 5 0 9 0l3 28c0 3-1 6-3 10l-45 9c-41 7-100 11-176 11v-147h132v-52h-132zM629 0h32c8 0 12 4 12 12l-7 11h5v324h-42z">
          <text:p/>
        </draw:path>
        <draw:frame draw:style-name="gr4" draw:text-style-name="P6" draw:layer="layout" svg:width="3.784cm" svg:height="0.603cm" svg:x="2.408cm" svg:y="9.936cm">
          <draw:text-box>
            <text:p text:style-name="P1"><text:span text:style-name="T7">논리</text:span><text:span text:style-name="T8"> </text:span><text:span text:style-name="T7">주소와</text:span><text:span text:style-name="T8"> </text:span><text:span text:style-name="T7">물리</text:span><text:span text:style-name="T8"> </text:span><text:span text:style-name="T7">주소</text:span></text:p>
          </draw:text-box>
        </draw:frame>
        <draw:path draw:style-name="gr2" draw:text-style-name="P4" draw:layer="layout" svg:width="0.709cm" svg:height="0.327cm" svg:x="3.941cm" svg:y="10.785cm" svg:viewBox="0 0 710 328" svg:d="M32 0h273v40h-114c2 13 21 28 57 45 16 7 32 13 47 17l22 5c1 0 5 0 14 0-5 12-14 24-25 35l-6 6-17-4c-34-10-65-25-92-46-18-17-26-26-23-30l-22 30c-19 18-48 32-88 44-9 3-15 4-17 4-4 0-12-7-26-23-2-2-7-7-15-16 15 0 28-2 39-5 35-10 63-23 85-39 14-11 21-18 22-23h-114zM2 158h330v41h-144v129h-41v-129h-145zM514 7h37c9 0 13 4 13 11 0 2-1 6-3 13l-1 5c0 6 5 16 14 28 28 34 73 61 136 82-13 16-24 28-32 35-4 0-13-3-25-8-43-22-79-49-107-82-8-9-11-15-8-17-18 29-36 50-54 64-14 10-32 21-56 33-14 7-22 10-24 10-3 0-15-12-38-35 93-30 142-71 147-122 1-3 1-9 1-17zM517 164h31c9 0 13 4 13 13l-8 11h5v61h146v39h-332v-39h145z">
          <text:p/>
        </draw:path>
        <draw:polygon draw:style-name="gr2" draw:text-style-name="P4" draw:layer="layout" svg:width="0.397cm" svg:height="0.027cm" svg:x="10.047cm" svg:y="10.953cm" svg:viewBox="0 0 398 28" draw:points="0,0 398,0 398,28 0,28">
          <text:p/>
        </draw:polygon>
        <draw:frame draw:style-name="gr1" draw:text-style-name="P2" draw:layer="layout" svg:width="6.38cm" svg:height="0.535cm" svg:x="3.096cm" svg:y="10.79cm">
          <draw:text-box>
            <text:p text:style-name="P1"><text:span text:style-name="T4">논리</text:span><text:span text:style-name="T10"> </text:span><text:span text:style-name="T4">주소</text:span><text:span text:style-name="T3">: </text:span><text:span text:style-name="T4">프로그램이 생성하는 가상 주소</text:span></text:p>
          </draw:text-box>
        </draw:frame>
        <draw:path draw:style-name="gr2" draw:text-style-name="P4" draw:layer="layout" svg:width="0.132cm" svg:height="0.132cm" svg:x="2.672cm" svg:y="11.615cm" svg:viewBox="0 0 133 133" svg:d="M133 66c0 10-2 18-5 26s-8 15-14 22c-6 6-14 11-22 14s-16 5-25 5-17-2-25-5c-9-3-17-8-23-14-6-7-11-14-14-22-4-8-5-16-5-26 0-9 1-17 5-25 3-9 8-16 14-22s14-11 23-14c8-4 16-5 25-5s17 1 25 5c8 3 16 8 22 14s11 13 14 22c3 8 5 16 5 25z">
          <text:p/>
        </draw:path>
        <draw:path draw:style-name="gr2" draw:text-style-name="P4" draw:layer="layout" svg:width="0.672cm" svg:height="0.346cm" svg:x="3.123cm" svg:y="11.507cm" svg:viewBox="0 0 673 347" svg:d="M36 8h258v127h-258zM253 47h-176v49h176zM36 202h258v88h-217v9h225v40h-266v-89h217v-8h-217zM0 149h330v39h-145v42h-41v-42h-144zM378 35h173v132h-131v64c49 0 91-3 127-9l42-6h1c1 0 5 0 9 0l3 28c0 3-1 6-3 10l-45 8c-41 8-100 12-176 12v-147h132v-51h-132zM629 0h32c8 0 12 4 12 12l-7 11h5v324h-42z">
          <text:p/>
        </draw:path>
        <draw:frame draw:style-name="gr5" draw:text-style-name="P7" draw:layer="layout" svg:width="0.308cm" svg:height="0.277cm" svg:x="10.048cm" svg:y="10.725cm">
          <draw:text-box>
            <text:p text:style-name="P1"><text:span text:style-name="T9">[4]</text:span></text:p>
          </draw:text-box>
        </draw:frame>
        <draw:path draw:style-name="gr2" draw:text-style-name="P4" draw:layer="layout" svg:width="0.709cm" svg:height="0.327cm" svg:x="3.941cm" svg:y="11.526cm" svg:viewBox="0 0 710 328" svg:d="M32 0h273v40h-114c2 13 21 28 57 46 16 7 32 13 47 17l22 5c1 0 5 0 14 0-5 12-14 23-25 35l-6 6-17-4c-34-10-65-26-92-47-18-17-26-26-23-30l-22 31c-19 18-48 32-88 44-9 3-15 4-17 4-4 0-12-8-26-23-2-2-7-7-15-16 15-1 28-3 39-6 35-9 63-23 85-39 14-11 21-19 22-23h-114zM2 159h330v40h-144v129h-41v-129h-145zM514 7h37c9 0 13 3 13 11 0 1-1 6-3 13l-1 5c0 6 5 16 14 28 28 35 73 62 136 83-13 15-24 27-32 34-4 0-13-3-25-8-43-21-79-48-107-81-8-10-11-16-8-18-18 30-36 51-54 64-14 11-32 22-56 33-14 7-22 10-24 10-3 0-15-11-38-34 93-30 142-72 147-123 1-3 1-9 1-17zM517 165h31c9 0 13 4 13 12l-8 11h5v61h146v39h-332v-39h145z">
          <text:p/>
        </draw:path>
        <draw:polygon draw:style-name="gr2" draw:text-style-name="P4" draw:layer="layout" svg:width="0.397cm" svg:height="0.027cm" svg:x="9.677cm" svg:y="11.694cm" svg:viewBox="0 0 398 28" draw:points="0,0 398,0 398,28 0,28">
          <text:p/>
        </draw:polygon>
        <draw:frame draw:style-name="gr1" draw:text-style-name="P2" draw:layer="layout" svg:width="6.041cm" svg:height="0.535cm" svg:x="3.096cm" svg:y="11.53cm">
          <draw:text-box>
            <text:p text:style-name="P1"><text:span text:style-name="T4">물리</text:span><text:span text:style-name="T10"> </text:span><text:span text:style-name="T4">주소</text:span><text:span text:style-name="T3">: </text:span><text:span text:style-name="T4">실제 메모리 하드웨어의 주소</text:span></text:p>
          </draw:text-box>
        </draw:frame>
        <draw:path draw:style-name="gr2" draw:text-style-name="P4" draw:layer="layout" svg:width="0.132cm" svg:height="0.132cm" svg:x="2.672cm" svg:y="12.356cm" svg:viewBox="0 0 133 133" svg:d="M133 66c0 8-2 17-5 25s-8 15-14 21c-6 8-14 12-22 16-8 3-16 5-25 5s-17-2-25-5c-9-4-17-8-23-16-6-6-11-13-14-21-4-8-5-17-5-25 0-9 1-18 5-26 3-8 8-15 14-21s14-11 23-14c8-4 16-5 25-5s17 1 25 5c8 3 16 8 22 14s11 13 14 21 5 17 5 26z">
          <text:p/>
        </draw:path>
        <draw:frame draw:style-name="gr5" draw:text-style-name="P7" draw:layer="layout" svg:width="0.308cm" svg:height="0.277cm" svg:x="9.677cm" svg:y="11.466cm">
          <draw:text-box>
            <text:p text:style-name="P1"><text:span text:style-name="T9">[4]</text:span></text:p>
          </draw:text-box>
        </draw:frame>
        <draw:polygon draw:style-name="gr2" draw:text-style-name="P4" draw:layer="layout" svg:width="0.397cm" svg:height="0.026cm" svg:x="11.502cm" svg:y="12.435cm" svg:viewBox="0 0 398 27" draw:points="0,0 398,0 398,27 0,27">
          <text:p/>
        </draw:polygon>
        <draw:frame draw:style-name="gr1" draw:text-style-name="P2" draw:layer="layout" svg:width="7.702cm" svg:height="0.535cm" svg:x="3.096cm" svg:y="12.271cm">
          <draw:text-box>
            <text:p text:style-name="P1"><text:span text:style-name="T10">MMU</text:span><text:span text:style-name="T3">: </text:span><text:span text:style-name="T4">논리 주소를 물리 주소로 변환하는 하드웨어</text:span></text:p>
          </draw:text-box>
        </draw:frame>
        <draw:frame draw:style-name="gr5" draw:text-style-name="P7" draw:layer="layout" svg:width="0.308cm" svg:height="0.277cm" svg:x="11.503cm" svg:y="12.206cm">
          <draw:text-box>
            <text:p text:style-name="P1"><text:span text:style-name="T9">[4]</text:span></text:p>
          </draw:text-box>
        </draw:frame>
        <draw:path draw:style-name="gr2" draw:text-style-name="P4" draw:layer="layout" svg:width="0.764cm" svg:height="0.392cm" svg:x="3.232cm" svg:y="13.402cm" svg:viewBox="0 0 765 393" svg:d="M41 13h291v44h-245v55h245v45h-291zM171 239h29c51 0 88 10 112 28 15 12 22 27 22 45 0 52-51 78-153 78-82 0-129-19-141-58-1-6-2-12-2-18 0-34 25-57 74-68 19-4 38-7 59-7zM169 284c-39 0-65 6-78 18-3 4-5 8-5 13 0 16 21 26 62 30 9 1 18 1 27 1 61 0 97-7 109-23 2-2 3-5 3-8 0-17-21-27-63-30-7-1-13-1-20-1zM163 131h47v52h163v44h-373v-44h163zM436 27h220v45h-86c0 37 17 69 50 92 0 0 3 2 8 6l42 25c-12 13-22 22-29 28-2 2-5 4-8 4s-9-3-17-9c-30-21-53-45-69-72-2-5-3-11 0-17h1c3 5 2 11-3 19-18 27-43 52-73 72-8 6-13 9-16 9-4 0-13-7-28-20-2-1-6-5-12-11 27-16 43-26 47-29 35-28 55-59 60-93 1-4 1-6 2-5l-89 1zM470 244h291v149h-46v-103h-245zM715 0h36c9 0 14 4 14 13l-9 13h5v216h-46v-97h-83v-45h83z">
          <text:p/>
        </draw:path>
        <draw:path draw:style-name="gr2" draw:text-style-name="P4" draw:layer="layout" svg:width="1.24cm" svg:height="0.389cm" svg:x="4.184cm" svg:y="13.402cm" svg:viewBox="0 0 1241 390" svg:d="M45 34h284v123h-237v36h242v45h-289v-125h238v-34h-238zM164 233h36c9 0 14 5 14 14l-9 13h5v41h163v44h-373v-44h164zM441 28h212v45h-165v99h25c54 0 117-8 189-24l3 37c0 2-1 5-4 10-77 16-163 23-260 23zM600 240h34c46 0 78 6 98 17 13 6 22 15 28 27 4 10 7 21 7 33 0 48-47 72-141 73-3 0-8 0-13 0-89 0-134-25-134-76 0-37 25-60 75-69 14-3 29-5 46-5zM597 285c-33 0-55 5-65 16-4 4-5 8-5 13 0 20 30 30 90 30h5c37 0 64-3 78-8 13-5 19-13 19-22 0-7-2-13-6-17-10-8-36-12-79-12zM715 0h37c9 0 13 4 13 13l-8 14h5v222h-47zM862 40h227v42c0 55-6 105-17 150l-46-6c11-55 16-101 16-141h-180zM1125 0h35c7 0 12 4 15 11-3 11-4 16-4 16v146h70v45h-70v172h-46zM924 136h36c9 0 13 5 13 13l-7 14h4l1 90 147-13v45c-68 6-132 12-191 17-24 3-42 4-53 5 0-4-2-2-5 4-4 2-7 3-9 3-5 0-10-3-14-9l-11-43c47-3 77-4 89-5z">
          <text:p/>
        </draw:path>
        <draw:path draw:style-name="gr2" draw:text-style-name="P4" draw:layer="layout" svg:width="0.764cm" svg:height="0.38cm" svg:x="5.568cm" svg:y="13.402cm" svg:viewBox="0 0 765 381" svg:d="M107 23c46 0 78 15 96 47l7 15c4 10 6 21 7 34 0 0 0 2 0 7 0 43-17 74-50 92-18 9-37 13-60 13-40 0-70-15-90-45-11-17-17-39-17-63 0-32 13-57 39-77 20-16 43-23 68-23zM103 68c-18 0-32 8-44 23-7 10-11 21-11 34 0 23 8 40 23 51 10 7 21 11 34 11 35 0 56-15 62-46 1-6 2-12 2-19 0-28-15-45-43-51-7-2-15-3-23-3zM52 263h35c10 0 15 4 15 13l-9 13h6v47h245v45h-292zM284 0h36c9 0 14 4 14 13l-9 13h5v282h-46v-109h-78v-44h78v-58h-78v-45h78zM439 27h203c-10 63-37 113-80 149-11 10-24 19-38 28-23 14-41 25-54 30-4 2-6 3-9 3s-14-8-32-25l-11-10 52-23c50-21 86-52 107-93 4-8 6-12 7-13h-145zM471 222h283v101h-236v13h247v45h-294v-103h236v-12h-236zM707 0h36c9 0 14 4 14 13l-9 13h6v199h-47v-37h-98v-45h98v-32h-85v-45h85z">
          <text:p/>
        </draw:path>
        <draw:path draw:style-name="gr2" draw:text-style-name="P4" draw:layer="layout" svg:width="0.764cm" svg:height="0.393cm" svg:x="2.438cm" svg:y="14.698cm" svg:viewBox="0 0 765 394" svg:d="M41 14h292v45h-246v54h246v45h-292zM171 240h29c52 0 89 9 112 27 15 12 22 28 22 46 0 52-51 78-153 78-82 0-129-20-140-59-2-5-3-11-3-18 0-34 25-56 75-68 18-4 37-6 58-6zM170 284c-40 0-66 7-79 19-3 3-5 7-5 12 0 16 21 27 62 31 9 1 18 1 27 1 62 0 98-8 109-23 2-3 3-6 3-8 0-17-21-28-64-31-6 0-13-1-20-1zM163 132h47v52h163v44h-373v-44h163zM437 29h220v44h-87c0 38 17 68 51 92 0 0 2 2 7 5l42 25c-12 13-21 23-29 28-2 3-5 4-8 4s-9-3-17-9c-30-21-52-45-68-72-3-5-3-10-1-17h1c3 5 3 12-2 19-19 28-43 52-73 73-8 5-14 8-17 8-4 0-13-6-28-19-2-2-6-6-12-12 27-16 43-26 47-29 35-27 56-58 60-91 1-4 1-6 2-6l-88 1zM470 245h292v149h-47v-104h-245zM715 0h36c9 0 14 6 14 15l-9 13h6v215h-47v-97h-83v-44h83z">
          <text:p/>
        </draw:path>
        <draw:frame draw:style-name="gr4" draw:text-style-name="P6" draw:layer="layout" svg:width="3.597cm" svg:height="0.603cm" svg:x="2.408cm" svg:y="13.428cm">
          <draw:text-box>
            <text:p text:style-name="P1"><text:span text:style-name="T8">4.4 </text:span><text:span text:style-name="T7">동적</text:span><text:span text:style-name="T8"> </text:span><text:span text:style-name="T7">로딩과</text:span><text:span text:style-name="T8"> </text:span><text:span text:style-name="T7">연결</text:span></text:p>
          </draw:text-box>
        </draw:frame>
        <draw:path draw:style-name="gr2" draw:text-style-name="P4" draw:layer="layout" svg:width="0.765cm" svg:height="0.39cm" svg:x="3.391cm" svg:y="14.698cm" svg:viewBox="0 0 766 391" svg:d="M44 34h284v123h-236v35h241v45h-289v-125h238v-33h-238zM163 233h36c9 0 14 4 14 13l-8 14h5v41h162v45h-372v-45h163zM440 28h212v44h-165v100h25c54 0 117-8 189-24l3 36c0 2-1 6-3 11-77 15-164 23-261 23zM599 240h34c46 0 79 5 98 16 13 7 22 16 28 29 5 9 7 20 7 32 0 48-47 72-141 74-3 0-7 0-13 0-89 0-134-26-134-77 0-37 25-60 75-70 14-3 30-4 46-4zM596 285c-33 0-55 6-65 17-3 3-5 8-5 13 0 20 30 30 90 30h5c38 0 64-3 78-9 13-5 20-12 20-22 0-7-3-12-7-16-10-9-36-13-78-13zM715 0h36c9 0 13 5 13 13l-8 13h5v223h-46z">
          <text:p/>
        </draw:path>
        <draw:polygon draw:style-name="gr2" draw:text-style-name="P4" draw:layer="layout" svg:width="0.397cm" svg:height="0.028cm" svg:x="17.217cm" svg:y="15.742cm" svg:viewBox="0 0 398 29" draw:points="0,0 398,0 398,29 0,29">
          <text:p/>
        </draw:polygon>
        <draw:frame draw:style-name="gr4" draw:text-style-name="P6" draw:layer="layout" svg:width="1.644cm" svg:height="0.603cm" svg:x="2.408cm" svg:y="14.725cm">
          <draw:text-box>
            <text:p text:style-name="P1"><text:span text:style-name="T7">동적</text:span><text:span text:style-name="T8"> </text:span><text:span text:style-name="T7">로딩</text:span></text:p>
          </draw:text-box>
        </draw:frame>
        <draw:polygon draw:style-name="gr2" draw:text-style-name="P4" draw:layer="layout" svg:width="0.397cm" svg:height="0.026cm" svg:x="11.714cm" svg:y="16.298cm" svg:viewBox="0 0 398 27" draw:points="0,0 398,0 398,27 0,27">
          <text:p/>
        </draw:polygon>
        <draw:frame draw:style-name="gr5" draw:text-style-name="P7" draw:layer="layout" svg:width="0.308cm" svg:height="0.277cm" svg:x="17.218cm" svg:y="15.514cm">
          <draw:text-box>
            <text:p text:style-name="P1"><text:span text:style-name="T9">[4]</text:span></text:p>
          </draw:text-box>
        </draw:frame>
        <draw:path draw:style-name="gr2" draw:text-style-name="P4" draw:layer="layout" svg:width="0.764cm" svg:height="0.392cm" svg:x="2.438cm" svg:y="17.265cm" svg:viewBox="0 0 765 393" svg:d="M41 12h292v45h-246v55h246v44h-292zM171 239h29c52 0 89 10 112 28 15 12 22 27 22 45 0 52-51 78-153 78-82 0-129-19-140-58-2-6-3-12-3-18 0-34 25-57 75-68 18-5 37-7 58-7zM170 284c-40 0-66 6-79 18-3 4-5 8-5 13 0 16 21 26 62 30 9 1 18 1 27 1 62 0 98-7 109-23 2-3 3-5 3-8 0-17-21-27-64-30-6-1-13-1-20-1zM163 130h47v53h163v44h-373v-44h163zM437 27h220v45h-87c0 37 17 68 51 91 0 0 2 2 7 6l42 26c-12 13-21 22-29 28-2 2-5 4-8 4s-9-3-17-9c-30-21-52-46-68-73-3-5-3-11-1-17h1c3 5 3 11-2 18-19 28-43 53-73 74-8 6-14 9-17 9-4 0-13-7-28-20-2-1-6-5-12-11 27-16 43-27 47-30 35-28 56-58 60-92 1-4 1-6 2-5l-88 1zM470 244h292v149h-47v-103h-245zM715 0h36c9 0 14 4 14 13l-9 13h6v216h-47v-98h-83v-44h83z">
          <text:p/>
        </draw:path>
        <draw:frame draw:style-name="gr5" draw:text-style-name="P7" draw:layer="layout" svg:width="0.308cm" svg:height="0.277cm" svg:x="11.714cm" svg:y="16.069cm">
          <draw:text-box>
            <text:p text:style-name="P1"><text:span text:style-name="T9">[4]</text:span></text:p>
          </draw:text-box>
        </draw:frame>
        <draw:path draw:style-name="gr2" draw:text-style-name="P4" draw:layer="layout" svg:width="0.764cm" svg:height="0.38cm" svg:x="3.399cm" svg:y="17.265cm" svg:viewBox="0 0 765 381" svg:d="M108 23c45 0 77 15 95 46l6 15c4 10 7 21 7 34 0 0 0 2 0 6 0 44-16 75-49 93-17 9-37 13-60 13-40 0-70-15-90-45-12-17-17-39-17-63 0-32 13-57 40-76 20-16 42-23 68-23zM103 67c-18 0-32 8-43 23-8 10-11 21-11 34 0 22 7 39 23 51 9 7 20 11 34 11 35 0 55-16 61-46 1-6 1-12 1-19 0-28-14-45-41-52-7-1-15-2-24-2zM53 262h34c11 0 16 4 16 13l-10 13h6v47h245v46h-291zM283 0h37c9 0 13 4 13 13l-8 13h5v281h-47v-109h-77v-44h77v-58h-77v-44h77zM438 27h204c-11 62-37 111-80 148-11 9-24 19-38 28-23 14-41 24-55 30-3 2-6 3-8 3-4 0-15-9-33-25l-10-11 51-22c50-21 86-52 108-93 4-8 6-12 6-13h-145zM471 220h282v102h-236v13h248v46h-294v-104h236v-12h-236zM707 0h36c9 0 13 4 13 13l-8 13h5v198h-46v-37h-99v-45h99v-32h-86v-45h86z">
          <text:p/>
        </draw:path>
        <draw:polygon draw:style-name="gr2" draw:text-style-name="P4" draw:layer="layout" svg:width="0.396cm" svg:height="0.026cm" svg:x="2.454cm" svg:y="18.891cm" svg:viewBox="0 0 397 27" draw:points="0,0 397,0 397,27 0,27">
          <text:p/>
        </draw:polygon>
        <draw:frame draw:style-name="gr4" draw:text-style-name="P6" draw:layer="layout" svg:width="1.644cm" svg:height="0.603cm" svg:x="2.408cm" svg:y="17.291cm">
          <draw:text-box>
            <text:p text:style-name="P1"><text:span text:style-name="T7">동적</text:span><text:span text:style-name="T8"> </text:span><text:span text:style-name="T7">연결</text:span></text:p>
          </draw:text-box>
        </draw:frame>
        <draw:polygon draw:style-name="gr2" draw:text-style-name="P4" draw:layer="layout" svg:width="0.397cm" svg:height="0.026cm" svg:x="13.156cm" svg:y="18.891cm" svg:viewBox="0 0 398 27" draw:points="0,0 398,0 398,27 0,27">
          <text:p/>
        </draw:polygon>
        <draw:frame draw:style-name="gr5" draw:text-style-name="P7" draw:layer="layout" svg:width="0.308cm" svg:height="0.277cm" svg:x="2.454cm" svg:y="18.662cm">
          <draw:text-box>
            <text:p text:style-name="P1"><text:span text:style-name="T9">[4]</text:span></text:p>
          </draw:text-box>
        </draw:frame>
        <draw:frame draw:style-name="gr5" draw:text-style-name="P7" draw:layer="layout" svg:width="0.308cm" svg:height="0.277cm" svg:x="13.156cm" svg:y="18.662cm">
          <draw:text-box>
            <text:p text:style-name="P1"><text:span text:style-name="T9">[4]</text:span></text:p>
          </draw:text-box>
        </draw:frame>
        <draw:path draw:style-name="gr2" draw:text-style-name="P4" draw:layer="layout" svg:width="0.787cm" svg:height="0.392cm" svg:x="3.214cm" svg:y="19.858cm" svg:viewBox="0 0 788 393" svg:d="M107 23c45 0 76 15 95 46l6 15c4 10 6 21 7 34 0 0 0 2 0 6 0 44-17 75-50 93-16 9-36 13-59 13-40 0-70-15-90-45-11-17-16-39-16-63 0-32 13-57 38-77 20-15 43-22 69-22zM102 67c-18 0-32 8-43 23-8 10-12 21-12 34 0 22 8 39 23 51 10 7 21 11 35 11 34 0 55-16 60-46 1-6 2-12 2-19 0-28-14-45-41-52-8-1-15-2-24-2zM52 261h34c10 0 16 5 16 14l-10 13h6v48h245v45h-291zM282 0h36c10 0 15 4 15 13l-9 13h6v280h-48v-108h-77v-44h77v-58h-77v-45h77zM577 2h37c9 0 13 4 13 13l-7 8h5c0 11 11 24 32 40 22 17 50 30 84 38 7 2 22 5 44 10-7 11-17 25-30 42-45-12-77-23-96-35-15-9-30-20-44-33-11-10-16-16-14-18l-19 24c0 0-1 1-4 4-26 20-61 38-106 51-4 2-12 4-21 6l-34-40c51-13 85-23 102-31 39-18 58-45 58-79zM452 252h295v141h-46v-96h-249zM579 127h35c10 0 14 5 14 14l-8 11h5v26h163v44h-372v-44h163z">
          <text:p/>
        </draw:path>
        <draw:path draw:style-name="gr2" draw:text-style-name="P4" draw:layer="layout" svg:width="1.193cm" svg:height="0.389cm" svg:x="4.152cm" svg:y="19.858cm" svg:viewBox="0 0 1194 390" svg:d="M0 44h174v240h-174zM127 88h-79v151h79zM302 0h36l4 2 3-2c4 4 6 9 6 13l-8 12h5v365h-46zM223 12h35c9 0 14 4 14 13l-8 13h5v328h-46v-175h-57v-45h57zM478 38h277v178h-277zM708 82h-184v90h184zM593 221h36c9 0 13 5 13 14l-8 12h5v54h163v44h-372v-44h163zM863 39h194v148h-147v72c54 0 102-3 142-9l46-8h1c2 0 6 0 12 0l3 32c0 3-1 7-3 11l-51 10c-46 8-112 12-197 12v-165h148v-58h-148zM1144 0h35c10 0 15 4 15 14l-8 11h5v365h-47z">
          <text:p/>
        </draw:path>
        <draw:path draw:style-name="gr2" draw:text-style-name="P4" draw:layer="layout" svg:width="0.816cm" svg:height="0.389cm" svg:x="5.534cm" svg:y="19.858cm" svg:viewBox="0 0 817 390" svg:d="M60 7h143v43h-143zM0 53h263v43h-263zM127 96c39 0 67 6 82 16 17 12 25 29 25 52 0 30-17 49-52 59-12 4-26 5-41 5-39 0-68-5-84-15-19-12-28-30-28-55 0-40 30-60 92-62 0 0 2 0 6 0zM121 139c-22 0-36 5-42 15-2 2-3 6-3 9 0 12 14 21 40 23 3 0 7 0 10 0 29 0 48-4 55-12 4-4 6-8 6-14 0-12-11-18-34-20-3-1-7-1-10-1zM49 232h282v97h-236v7h248v45h-294v-97h236v-7h-236zM285 0h36c9 0 13 4 13 13l-8 13h5v73h61v45h-61v85h-46zM441 27h205v45h-158v99h25c50 0 111-8 181-24 2 22 3 36 3 41l-5 7-63 11c-51 8-113 12-188 12zM599 240h32c47 0 80 6 99 17 12 7 20 15 25 26 6 9 8 21 8 34 0 48-49 72-148 73-3 0-5 0-8 0-78 0-121-20-131-60-1-6-2-11-2-18 0-34 24-56 72-67 16-3 35-5 53-5zM632 284l-19 1c-29 0-49 1-59 3-21 5-32 14-32 27 0 20 29 29 90 29 39 0 67-3 83-9 14-5 21-13 21-23-2-19-30-28-84-28zM709 0h36c9 0 14 4 14 13l-9 13h6v82h61v44h-61v96h-47z">
          <text:p/>
        </draw:path>
        <draw:path draw:style-name="gr2" draw:text-style-name="P4" draw:layer="layout" svg:width="1.193cm" svg:height="0.389cm" svg:x="2.432cm" svg:y="21.154cm" svg:viewBox="0 0 1194 390" svg:d="M0 44h173v239h-173zM127 88h-80v151h80zM301 0h36l4 2 3-1c5 4 7 8 7 12l-9 12h5v365h-46zM222 12h35c9 0 14 4 14 13l-8 13h5v327h-46v-175h-57v-45h57zM477 38h278v177h-278zM708 83h-185v88h185zM593 220h36c9 0 14 5 14 14l-9 13h5v53h163v45h-373v-45h164zM863 40h194v146h-147v73c55 0 102-4 142-10l47-7h1c2 0 5 0 11 0l3 32c0 3-1 6-3 11l-50 9c-47 9-112 13-198 13v-166h148v-57h-148zM1144 0h35c10 0 15 5 15 14l-8 12h5v364h-47z">
          <text:p/>
        </draw:path>
        <draw:frame draw:style-name="gr4" draw:text-style-name="P6" draw:layer="layout" svg:width="3.597cm" svg:height="0.603cm" svg:x="2.408cm" svg:y="19.884cm">
          <draw:text-box>
            <text:p text:style-name="P1"><text:span text:style-name="T8">4.5 </text:span><text:span text:style-name="T7">연속</text:span><text:span text:style-name="T8"> </text:span><text:span text:style-name="T7">메모리</text:span><text:span text:style-name="T8"> </text:span><text:span text:style-name="T7">할당</text:span></text:p>
          </draw:text-box>
        </draw:frame>
        <draw:path draw:style-name="gr2" draw:text-style-name="P4" draw:layer="layout" svg:width="0.816cm" svg:height="0.38cm" svg:x="3.814cm" svg:y="21.154cm" svg:viewBox="0 0 817 381" svg:d="M41 9h35c9 0 14 4 14 13l-8 14h5v21h198v-48h36c9 0 14 4 14 13l-9 14h5v137h-290zM285 101h-198v27h198zM41 265h34c10 0 16 5 16 15l-5 12h1v45h253v44h-299zM0 191h372v45h-163v82h-46v-82h-163zM483 8h144v43h-144zM424 54h263v43h-263zM551 97c39 0 66 5 82 16 17 11 25 29 25 52 0 28-17 48-52 58-13 3-26 5-41 5-40 0-68-5-85-16-18-11-28-29-28-54 0-39 31-60 92-61 0 0 2 0 7 0zM545 140c-22 0-36 5-43 14-1 3-2 6-2 10 0 12 13 19 40 21 3 0 6 0 10 0 29 0 47-3 55-11 4-3 6-8 6-13 0-12-12-19-34-21-4 0-7 0-10 0zM473 232h283v97h-237v8h249v44h-295v-96h236v-8h-236zM709 0h36c10 0 14 5 14 14l-9 12h6v74h61v44h-61v85h-47z">
          <text:p/>
        </draw:path>
        <draw:polygon draw:style-name="gr2" draw:text-style-name="P4" draw:layer="layout" svg:width="0.397cm" svg:height="0.026cm" svg:x="13.566cm" svg:y="22.198cm" svg:viewBox="0 0 398 27" draw:points="0,0 398,0 398,27 0,27">
          <text:p/>
        </draw:polygon>
        <draw:frame draw:style-name="gr4" draw:text-style-name="P6" draw:layer="layout" svg:width="2.026cm" svg:height="0.603cm" svg:x="2.408cm" svg:y="21.18cm">
          <draw:text-box>
            <text:p text:style-name="P1"><text:span text:style-name="T7">메모리</text:span><text:span text:style-name="T8"> </text:span><text:span text:style-name="T7">분할</text:span></text:p>
          </draw:text-box>
        </draw:frame>
        <draw:polygon draw:style-name="gr2" draw:text-style-name="P4" draw:layer="layout" svg:width="0.397cm" svg:height="0.026cm" svg:x="9.677cm" svg:y="22.754cm" svg:viewBox="0 0 398 27" draw:points="0,0 398,0 398,27 0,27">
          <text:p/>
        </draw:polygon>
        <draw:frame draw:style-name="gr5" draw:text-style-name="P7" draw:layer="layout" svg:width="0.308cm" svg:height="0.277cm" svg:x="13.567cm" svg:y="21.97cm">
          <draw:text-box>
            <text:p text:style-name="P1"><text:span text:style-name="T9">[4]</text:span></text:p>
          </draw:text-box>
        </draw:frame>
        <draw:path draw:style-name="gr2" draw:text-style-name="P4" draw:layer="layout" svg:width="0.764cm" svg:height="0.392cm" svg:x="2.438cm" svg:y="23.721cm" svg:viewBox="0 0 765 393" svg:d="M41 12h292v45h-246v55h246v44h-292zM171 238h29c52 0 89 9 112 28 15 12 22 27 22 45 0 52-51 79-153 79-82 0-129-21-140-59-2-6-3-12-3-18 0-34 25-57 75-69 18-4 37-6 58-6zM170 283c-40 0-66 6-79 18-3 3-5 8-5 13 0 16 21 26 62 30 9 1 18 1 27 1 62 0 98-8 109-23 2-3 3-5 3-8 0-17-21-27-64-30-6-1-13-1-20-1zM163 130h47v52h163v44h-373v-44h163zM437 27h220v45h-87c0 37 17 68 51 91 0 0 2 2 7 5l42 26c-12 13-21 22-29 28-2 2-5 3-8 3s-9-3-17-9c-30-21-52-45-68-72-3-5-3-10-1-16l1-1c3 6 3 12-2 19-19 28-43 52-73 73-8 6-14 8-17 8-4 0-13-6-28-19-2-2-6-5-12-11 27-17 43-26 47-30 35-27 56-57 60-91 1-4 1-6 2-5l-88 1zM470 243h292v150h-47v-105h-245zM715 0h36c9 0 14 4 14 13l-9 13h6v215h-47v-97h-83v-44h83z">
          <text:p/>
        </draw:path>
        <draw:frame draw:style-name="gr5" draw:text-style-name="P7" draw:layer="layout" svg:width="0.308cm" svg:height="0.277cm" svg:x="9.677cm" svg:y="22.525cm">
          <draw:text-box>
            <text:p text:style-name="P1"><text:span text:style-name="T9">[4]</text:span></text:p>
          </draw:text-box>
        </draw:frame>
        <draw:path draw:style-name="gr2" draw:text-style-name="P4" draw:layer="layout" svg:width="1.237cm" svg:height="0.389cm" svg:x="3.379cm" svg:y="23.721cm" svg:viewBox="0 0 1238 390" svg:d="M25 44h222v44h-89c0 54 17 100 52 139 1 1 2 2 2 2 11 11 21 21 30 28 10 7 17 14 22 21-15 15-25 24-32 29-5 0-12-5-22-14-25-22-44-44-56-66-6-10-11-21-16-32-11 35-36 68-74 99l-19 15c-4 0-19-8-45-26 8-5 16-12 26-20 15-13 26-23 33-30 31-34 48-76 52-126 0-9 1-15 1-19h-87zM302 0h37c9 0 13 4 13 13l-8 13h5v364h-47v-205h-92v-44h92zM453 27h221v45h-86c0 33 16 61 48 85 4 3 9 6 14 9 19 11 35 19 48 24-9 11-18 22-28 31-4 3-7 5-10 5-4 0-9-3-16-8-30-20-56-43-77-72-6-8-7-13-3-15-14 30-33 54-56 74-6 4-13 9-21 14l-17 10c-6 0-16-6-31-19-2-1-5-5-11-12 45-26 75-50 90-70 16-19 23-38 23-56h-88zM610 240h32c46 0 80 6 99 17 12 7 20 15 25 26 6 9 8 21 8 34 0 48-49 72-148 73-3 0-5 0-8 0-77 0-120-20-130-60-1-6-2-12-2-18 0-34 24-56 72-67 16-3 33-5 52-5zM643 284l-19 1c-29 0-48 1-58 3-21 5-32 14-32 27 0 19 29 29 89 29 39 0 67-3 82-9 15-5 22-13 22-23-2-19-30-28-84-28zM720 0h36c9 0 14 4 14 13l-9 12h5v83h61v44h-61v96h-46zM1018 29h42c10 0 15 4 15 12 0 2-1 7-4 15l-1 5c0 7 6 18 17 32 30 38 81 69 151 92-15 19-27 31-36 39-4 0-13-3-27-9-49-25-89-55-121-92-8-10-11-16-9-19-19 33-40 56-60 72-15 11-37 24-64 37-16 8-25 11-27 11-3 0-17-12-42-39 105-34 160-80 166-137 0-4 0-10 0-19zM1022 206h36c9 0 14 5 14 14l-9 12h5v69h163v44h-373v-44h164z">
          <text:p/>
        </draw:path>
        <draw:path draw:style-name="gr2" draw:text-style-name="P4" draw:layer="layout" svg:width="0.815cm" svg:height="0.389cm" svg:x="4.767cm" svg:y="23.721cm" svg:viewBox="0 0 816 390" svg:d="M59 7h144v43h-144zM0 53h263v43h-263zM127 96c39 0 66 6 82 16 17 12 25 29 25 52 0 29-17 49-52 59-13 4-26 5-41 5-40 0-68-5-85-15-18-13-28-31-28-55 0-40 31-60 92-62 0 0 3 0 7 0zM121 139c-22 0-36 5-42 15-2 2-3 6-3 9 0 12 13 19 40 21 3 1 7 1 10 1 29 0 47-4 55-12 4-3 6-7 6-13 0-12-12-19-34-21-3 0-7 0-10 0zM49 232h282v97h-236v7h248v45h-294v-97h235v-7h-235zM284 0h37c9 0 13 4 13 13l-8 12h5v74h61v45h-61v85h-47zM440 27h205v45h-157v99h24c52 0 112-8 182-24 2 21 3 35 3 40l-5 7-64 12c-49 8-113 12-188 12zM598 240h33c46 0 79 6 99 17 11 7 20 15 25 26 5 9 8 21 8 34 0 48-50 72-149 73-2 0-4 0-7 0-78 0-121-20-131-60-1-6-2-12-2-18 0-34 24-56 73-67 16-3 33-5 51-5zM632 284l-19 1h-1c-28 0-47 1-57 3-22 5-34 14-34 27 0 19 31 29 91 29 39 0 67-3 82-9 14-5 22-13 22-23-2-19-30-28-84-28zM709 0h36c9 0 14 4 14 13l-9 12h5v83h61v44h-61v96h-46z">
          <text:p/>
        </draw:path>
        <draw:path draw:style-name="gr2" draw:text-style-name="P4" draw:layer="layout" svg:width="1.636cm" svg:height="0.392cm" svg:x="5.725cm" svg:y="23.721cm" svg:viewBox="0 0 1637 393" svg:d="M112 13c39 0 67 15 86 44l7 15 6 18c1 9 2 18 2 26 0 36-16 62-48 78-18 8-38 13-59 13-36 0-64-13-84-37-14-18-22-39-22-64 0-35 17-61 49-78 18-10 40-15 63-15zM102 58c-18 0-33 7-43 21-7 9-11 19-11 31 0 19 8 33 24 43 10 6 21 9 33 9 33 0 52-12 58-37 2-6 2-12 2-18 0-19-7-32-23-41-9-6-19-8-31-8zM44 226h282v99h-236v10h248v45h-294v-100h236v-9h-236zM280 0h36c9 0 14 4 14 13l-9 12h5v70h61v44h-61v85h-46zM454 38h301c-4 91-9 157-15 195-1 11-3 23-6 38l-47-5c8-46 12-72 13-79 4-39 6-74 6-105h-252zM553 161h35 2c8 0 12 5 12 14l-7 12h5v113h190v44h-372v-44h135zM851 39h194v147h-147v72c55 0 102-3 142-10l46-7h2c1 0 5 0 11 0l3 32c0 3-1 7-3 11l-51 10c-46 8-111 12-197 12v-165h148v-57h-148zM1132 0h35c10 0 15 4 15 13l-8 12h5v365h-47zM1299 18h308v45h-122c9 20 38 37 88 53 15 6 35 10 59 14-7 13-15 26-23 37l-6 6c-6 0-14-2-24-5-48-13-89-37-123-72 0 1-4 5-13 12-32 26-69 46-112 58-11 3-18 5-21 5-5 0-15-9-30-26-2-2-5-8-9-16 54-9 95-22 125-41 18-11 28-20 31-25h-128zM1305 245h291v148h-46v-13h-198v13h-47zM1550 290h-198v45h198zM1265 181h372v44h-372z">
          <text:p/>
        </draw:path>
        <draw:frame draw:style-name="gr4" draw:text-style-name="P6" draw:layer="layout" svg:width="4.548cm" svg:height="0.603cm" svg:x="2.408cm" svg:y="23.747cm">
          <draw:text-box>
            <text:p text:style-name="P1"><text:span text:style-name="T7">동적</text:span><text:span text:style-name="T8"> </text:span><text:span text:style-name="T7">저장소</text:span><text:span text:style-name="T8"> </text:span><text:span text:style-name="T7">할당</text:span><text:span text:style-name="T8"> </text:span><text:span text:style-name="T7">알고리즘</text:span></text:p>
          </draw:text-box>
        </draw:frame>
        <draw:polygon draw:style-name="gr2" draw:text-style-name="P4" draw:layer="layout" svg:width="0.397cm" svg:height="0.026cm" svg:x="9.941cm" svg:y="24.791cm" svg:viewBox="0 0 398 27" draw:points="0,0 398,0 398,27 0,27">
          <text:p/>
        </draw:polygon>
        <draw:frame draw:style-name="gr1" draw:text-style-name="P2" draw:layer="layout" svg:width="6.386cm" svg:height="0.535cm" svg:x="3.096cm" svg:y="24.627cm">
          <draw:text-box>
            <text:p text:style-name="P1"><text:span text:style-name="T10">First Fit</text:span><text:span text:style-name="T3">: </text:span><text:span text:style-name="T4">첫 번째 적합한 홀에 할당 </text:span><text:span text:style-name="T3">(</text:span><text:span text:style-name="T4">빠름</text:span><text:span text:style-name="T3">)</text:span></text:p>
          </draw:text-box>
        </draw:frame>
        <draw:frame draw:style-name="gr5" draw:text-style-name="P7" draw:layer="layout" svg:width="0.308cm" svg:height="0.277cm" svg:x="9.942cm" svg:y="24.562cm">
          <draw:text-box>
            <text:p text:style-name="P1"><text:span text:style-name="T9">[4]</text:span></text:p>
          </draw:text-box>
        </draw:frame>
        <draw:polygon draw:style-name="gr2" draw:text-style-name="P4" draw:layer="layout" svg:width="0.396cm" svg:height="0.026cm" svg:x="10.656cm" svg:y="25.532cm" svg:viewBox="0 0 397 27" draw:points="0,0 397,0 397,27 0,27">
          <text:p/>
        </draw:polygon>
        <draw:frame draw:style-name="gr1" draw:text-style-name="P2" draw:layer="layout" svg:width="7.063cm" svg:height="0.535cm" svg:x="3.096cm" svg:y="25.368cm">
          <draw:text-box>
            <text:p text:style-name="P1"><text:span text:style-name="T10">Best Fit</text:span><text:span text:style-name="T3">: </text:span><text:span text:style-name="T4">가장 적합한 홀에 할당 </text:span><text:span text:style-name="T3">(</text:span><text:span text:style-name="T4">공간 효율적</text:span><text:span text:style-name="T3">)</text:span></text:p>
          </draw:text-box>
        </draw:frame>
        <draw:frame draw:style-name="gr5" draw:text-style-name="P7" draw:layer="layout" svg:width="0.308cm" svg:height="0.277cm" svg:x="10.656cm" svg:y="25.303cm">
          <draw:text-box>
            <text:p text:style-name="P1"><text:span text:style-name="T9">[4]</text:span></text:p>
          </draw:text-box>
        </draw:frame>
        <draw:polygon draw:style-name="gr2" draw:text-style-name="P4" draw:layer="layout" svg:width="0.397cm" svg:height="0.026cm" svg:x="9.756cm" svg:y="26.273cm" svg:viewBox="0 0 398 27" draw:points="0,0 398,0 398,27 0,27">
          <text:p/>
        </draw:polygon>
        <draw:frame draw:style-name="gr1" draw:text-style-name="P2" draw:layer="layout" svg:width="6.188cm" svg:height="0.535cm" svg:x="3.096cm" svg:y="26.109cm">
          <draw:text-box>
            <text:p text:style-name="P1"><text:span text:style-name="T10">Worst Fit</text:span><text:span text:style-name="T3">: </text:span><text:span text:style-name="T4">가장 큰 홀에 할당 </text:span><text:span text:style-name="T3">(</text:span><text:span text:style-name="T4">비효율적</text:span><text:span text:style-name="T3">)</text:span></text:p>
          </draw:text-box>
        </draw:frame>
        <draw:frame draw:style-name="gr5" draw:text-style-name="P7" draw:layer="layout" svg:width="0.308cm" svg:height="0.277cm" svg:x="9.757cm" svg:y="26.044cm">
          <draw:text-box>
            <text:p text:style-name="P1"><text:span text:style-name="T9">[4]</text:span></text:p>
          </draw:text-box>
        </draw:frame>
      </draw:page>
      <draw:page draw:name="page8" draw:style-name="dp1" draw:master-page-name="master-page44">
        <draw:frame draw:style-name="gr1" draw:text-style-name="P2" draw:layer="layout" svg:width="15.337cm" svg:height="0.535cm" svg:x="2.408cm" svg:y="6.927cm">
          <draw:text-box>
            <text:p text:style-name="P1"><text:span text:style-name="T4">물리 메모리를 고정 크기 프레임으로</text:span><text:span text:style-name="T3">, </text:span><text:span text:style-name="T4">논리 메모리를 같은 크기의 페이지로 나누어 외부 단편화를 해결</text:span></text:p>
          </draw:text-box>
        </draw:frame>
        <draw:frame draw:style-name="gr1" draw:text-style-name="P2" draw:layer="layout" svg:width="1.019cm" svg:height="0.535cm" svg:x="2.408cm" svg:y="7.482cm">
          <draw:text-box>
            <text:p text:style-name="P1"><text:span text:style-name="T4">합니다</text:span></text:p>
          </draw:text-box>
        </draw:frame>
        <draw:frame draw:style-name="gr1" draw:text-style-name="P2" draw:layer="layout" svg:width="9.061cm" svg:height="0.535cm" svg:x="4.008cm" svg:y="7.482cm">
          <draw:text-box>
            <text:p text:style-name="P1"><text:span text:style-name="T3">. </text:span><text:span text:style-name="T4">페이지 테이블을 통해 논리 주소를 물리 주소로 변환합니다</text:span></text:p>
          </draw:text-box>
        </draw:frame>
        <draw:frame draw:style-name="gr1" draw:text-style-name="P2" draw:layer="layout" svg:width="0.369cm" svg:height="0.37cm" svg:x="14.34cm" svg:y="7.482cm">
          <draw:text-box>
            <text:p text:style-name="P1"><text:span text:style-name="T3">.</text:span></text:p>
          </draw:text-box>
        </draw:frame>
        <draw:frame draw:style-name="gr1" draw:text-style-name="P2" draw:layer="layout" svg:width="15.353cm" svg:height="0.535cm" svg:x="2.408cm" svg:y="9.52cm">
          <draw:text-box>
            <text:p text:style-name="P1"><text:span text:style-name="T4">논리 주소는 페이지 번호</text:span><text:span text:style-name="T3">(p)</text:span><text:span text:style-name="T4">와 페이지 오프셋</text:span><text:span text:style-name="T3">(d)</text:span><text:span text:style-name="T4">으로 구성되며</text:span><text:span text:style-name="T3">, </text:span><text:span text:style-name="T4">페이지 테이블에서 해당 프레임 번호를</text:span></text:p>
          </draw:text-box>
        </draw:frame>
        <draw:frame draw:style-name="gr1" draw:text-style-name="P2" draw:layer="layout" svg:width="4.377cm" svg:height="0.535cm" svg:x="2.408cm" svg:y="10.075cm">
          <draw:text-box>
            <text:p text:style-name="P1"><text:span text:style-name="T4">찾아 물리 주소를 계산합니다</text:span></text:p>
          </draw:text-box>
        </draw:frame>
        <draw:frame draw:style-name="gr1" draw:text-style-name="P2" draw:layer="layout" svg:width="0.369cm" svg:height="0.37cm" svg:x="7.66cm" svg:y="10.075cm">
          <draw:text-box>
            <text:p text:style-name="P1"><text:span text:style-name="T3">.</text:span></text:p>
          </draw:text-box>
        </draw:frame>
        <draw:frame draw:style-name="gr1" draw:text-style-name="P2" draw:layer="layout" svg:width="14.659cm" svg:height="0.535cm" svg:x="2.408cm" svg:y="12.086cm">
          <draw:text-box>
            <text:p text:style-name="P1"><text:span text:style-name="T4">페이지 테이블 접근 횟수를 줄이기 위한 고속 캐시로</text:span><text:span text:style-name="T3">, </text:span><text:span text:style-name="T4">최근 사용된 페이지 변환 정보를 저장합니다</text:span></text:p>
          </draw:text-box>
        </draw:frame>
        <draw:frame draw:style-name="gr1" draw:text-style-name="P2" draw:layer="layout" svg:width="0.369cm" svg:height="0.37cm" svg:x="18.825cm" svg:y="12.086cm">
          <draw:text-box>
            <text:p text:style-name="P1"><text:span text:style-name="T3">.</text:span></text:p>
          </draw:text-box>
        </draw:frame>
        <draw:frame draw:style-name="gr1" draw:text-style-name="P2" draw:layer="layout" svg:width="6.275cm" svg:height="0.535cm" svg:x="2.408cm" svg:y="12.642cm">
          <draw:text-box>
            <text:p text:style-name="P1"><text:span text:style-name="T3">TLB </text:span><text:span text:style-name="T4">히트율이 성능에 큰 영향을 미칩니다</text:span></text:p>
          </draw:text-box>
        </draw:frame>
        <draw:frame draw:style-name="gr1" draw:text-style-name="P2" draw:layer="layout" svg:width="0.369cm" svg:height="0.37cm" svg:x="9.671cm" svg:y="12.642cm">
          <draw:text-box>
            <text:p text:style-name="P1"><text:span text:style-name="T3">.</text:span></text:p>
          </draw:text-box>
        </draw:frame>
        <draw:frame draw:style-name="gr1" draw:text-style-name="P2" draw:layer="layout" svg:width="14.474cm" svg:height="0.535cm" svg:x="2.408cm" svg:y="14.679cm">
          <draw:text-box>
            <text:p text:style-name="P1"><text:span text:style-name="T4">페이지 테이블 항목에 유효</text:span><text:span text:style-name="T3">-</text:span><text:span text:style-name="T4">무효 비트와 보호 비트를 포함하여 페이지별 접근 권한을 제어합니다</text:span></text:p>
          </draw:text-box>
        </draw:frame>
        <draw:frame draw:style-name="gr1" draw:text-style-name="P2" draw:layer="layout" svg:width="0.369cm" svg:height="0.37cm" svg:x="18.666cm" svg:y="14.679cm">
          <draw:text-box>
            <text:p text:style-name="P1"><text:span text:style-name="T3">.</text:span></text:p>
          </draw:text-box>
        </draw:frame>
        <draw:frame draw:style-name="gr1" draw:text-style-name="P2" draw:layer="layout" svg:width="8.178cm" svg:height="0.535cm" svg:x="2.408cm" svg:y="15.235cm">
          <draw:text-box>
            <text:p text:style-name="P1"><text:span text:style-name="T4">공유 페이지를 통해 메모리 효율성을 높일 수 있습니다</text:span></text:p>
          </draw:text-box>
        </draw:frame>
        <draw:frame draw:style-name="gr1" draw:text-style-name="P2" draw:layer="layout" svg:width="0.369cm" svg:height="0.37cm" svg:x="11.787cm" svg:y="15.235cm">
          <draw:text-box>
            <text:p text:style-name="P1"><text:span text:style-name="T3">.</text:span></text:p>
          </draw:text-box>
        </draw:frame>
        <draw:frame draw:style-name="gr1" draw:text-style-name="P2" draw:layer="layout" svg:width="11.773cm" svg:height="0.535cm" svg:x="2.408cm" svg:y="18.542cm">
          <draw:text-box>
            <text:p text:style-name="P1"><text:span text:style-name="T4">페이지 테이블 크기 문제를 해결하기 위해 다단계 페이지 테이블을 사용합니다</text:span></text:p>
          </draw:text-box>
        </draw:frame>
        <draw:frame draw:style-name="gr1" draw:text-style-name="P2" draw:layer="layout" svg:width="3.091cm" svg:height="0.535cm" svg:x="15.703cm" svg:y="18.542cm">
          <draw:text-box>
            <text:p text:style-name="P1"><text:span text:style-name="T3">. 64</text:span><text:span text:style-name="T4">비트 시스템에서</text:span></text:p>
          </draw:text-box>
        </draw:frame>
        <draw:frame draw:style-name="gr1" draw:text-style-name="P2" draw:layer="layout" svg:width="6.925cm" svg:height="0.535cm" svg:x="2.408cm" svg:y="19.097cm">
          <draw:text-box>
            <text:p text:style-name="P1"><text:span text:style-name="T4">는 </text:span><text:span text:style-name="T3">3</text:span><text:span text:style-name="T4">단계 이상의 페이징이 필요할 수 있습니다</text:span></text:p>
          </draw:text-box>
        </draw:frame>
        <draw:frame draw:style-name="gr1" draw:text-style-name="P2" draw:layer="layout" svg:width="0.369cm" svg:height="0.37cm" svg:x="10.438cm" svg:y="19.097cm">
          <draw:text-box>
            <text:p text:style-name="P1"><text:span text:style-name="T3">.</text:span></text:p>
          </draw:text-box>
        </draw:frame>
        <draw:frame draw:style-name="gr1" draw:text-style-name="P2" draw:layer="layout" svg:width="14.114cm" svg:height="0.535cm" svg:x="2.408cm" svg:y="21.135cm">
          <draw:text-box>
            <text:p text:style-name="P1"><text:span text:style-name="T4">희소 주소 공간에서 효과적인 방법으로</text:span><text:span text:style-name="T3">, </text:span><text:span text:style-name="T4">가상 페이지 번호를 해시하여 물리 프레임을 찾습니다</text:span></text:p>
          </draw:text-box>
        </draw:frame>
        <draw:frame draw:style-name="gr1" draw:text-style-name="P2" draw:layer="layout" svg:width="0.546cm" svg:height="0.535cm" svg:x="18.243cm" svg:y="21.135cm">
          <draw:text-box>
            <text:p text:style-name="P1"><text:span text:style-name="T3">. </text:span><text:span text:style-name="T4">클</text:span></text:p>
          </draw:text-box>
        </draw:frame>
        <draw:frame draw:style-name="gr1" draw:text-style-name="P2" draw:layer="layout" svg:width="10.314cm" svg:height="0.535cm" svg:x="2.408cm" svg:y="21.69cm">
          <draw:text-box>
            <text:p text:style-name="P1"><text:span text:style-name="T4">러스터 페이지 테이블로 연속된 페이지 접근을 최적화할 수 있습니다</text:span></text:p>
          </draw:text-box>
        </draw:frame>
        <draw:frame draw:style-name="gr1" draw:text-style-name="P2" draw:layer="layout" svg:width="0.369cm" svg:height="0.37cm" svg:x="14.116cm" svg:y="21.69cm">
          <draw:text-box>
            <text:p text:style-name="P1"><text:span text:style-name="T3">.</text:span></text:p>
          </draw:text-box>
        </draw:frame>
        <draw:frame draw:style-name="gr1" draw:text-style-name="P2" draw:layer="layout" svg:width="12.347cm" svg:height="0.535cm" svg:x="2.408cm" svg:y="23.701cm">
          <draw:text-box>
            <text:p text:style-name="P1"><text:span text:style-name="T4">물리 메모리 기준으로 구성되어 시스템당 하나만 존재하므로 메모리를 절약합니다</text:span></text:p>
          </draw:text-box>
        </draw:frame>
        <draw:frame draw:style-name="gr1" draw:text-style-name="P2" draw:layer="layout" svg:width="2.446cm" svg:height="0.535cm" svg:x="16.338cm" svg:y="23.701cm">
          <draw:text-box>
            <text:p text:style-name="P1"><text:span text:style-name="T3">. </text:span><text:span text:style-name="T4">각 프레임이 어</text:span></text:p>
          </draw:text-box>
        </draw:frame>
        <draw:frame draw:style-name="gr1" draw:text-style-name="P2" draw:layer="layout" svg:width="8.311cm" svg:height="0.535cm" svg:x="2.408cm" svg:y="24.257cm">
          <draw:text-box>
            <text:p text:style-name="P1"><text:span text:style-name="T4">떤 프로세스의 어떤 페이지에 할당되었는지 기록합니다</text:span></text:p>
          </draw:text-box>
        </draw:frame>
        <draw:path draw:style-name="gr2" draw:text-style-name="P4" draw:layer="layout" svg:width="1.226cm" svg:height="0.389cm" svg:x="2.451cm" svg:y="1.231cm" svg:viewBox="0 0 1227 390" svg:d="M0 31h204v45h-157v114h25c43 0 103-8 180-24 3 20 4 31 4 35 0 2-1 6-3 11l-65 11c-50 9-113 13-188 13zM42 255h36c9 0 13 5 13 13l-8 13h5v55h244v45h-290zM272 0h36c9 0 14 5 14 13l-9 13h6v112h61v44h-61v126h-47zM414 29h226v45h-226zM451 86h41c9 0 13 4 13 13 0 1-1 5-4 11v2c0 4 1 36 3 94 0 0-1 0-4 0l47-10c1-3 6-40 15-110h35c9 0 13 4 13 13l-5 22-10 71c4-1 21-2 47-5v44l-190 22c-6 1-10 1-12 2l-12 5h-4c-9 0-16-13-21-38 1-1-1-5-6-12l63-3c-2 0-3 0-3-1 0-11-2-46-5-107-1-1-1-6-1-13zM471 263h34c10 0 16 4 16 14l-10 12h6v47h245v45h-291zM702 0h36c9 0 14 5 14 13l-9 13h6v282h-47v-104h-75v-45h75v-42h-75v-44h75zM893 18h140v45h-140zM835 70h255v45h-255zM975 116c42 0 69 12 84 36 4 8 7 17 8 28 0 0 0 2 0 5 0 34-19 55-56 65-12 4-25 6-40 6-38 0-65-5-80-15-20-12-30-31-30-57 0-44 36-67 106-68 3 0 6 0 8 0zM954 161c-26 0-41 6-44 20l-1 7c0 15 18 23 55 23 36 0 55-9 55-28 0-12-12-19-35-21-4-1-8-1-12-1zM1112 0h36c9 0 13 5 13 13l-8 14h5v147h69v44h-69v172h-46zM941 234h47v38l117-10v44c0 0-79 7-236 20-2 1-7 2-15 6-2 1-5 1-6 1-11 0-18-13-23-38 3-2 1-6-6-12l124-8c3 0 4 2 4 6z">
          <text:p/>
        </draw:path>
        <draw:frame draw:style-name="gr1" draw:text-style-name="P2" draw:layer="layout" svg:width="0.369cm" svg:height="0.37cm" svg:x="11.946cm" svg:y="24.257cm">
          <draw:text-box>
            <text:p text:style-name="P1"><text:span text:style-name="T3">.</text:span></text:p>
          </draw:text-box>
        </draw:frame>
        <draw:path draw:style-name="gr2" draw:text-style-name="P4" draw:layer="layout" svg:width="0.768cm" svg:height="0.389cm" svg:x="3.814cm" svg:y="1.231cm" svg:viewBox="0 0 769 390" svg:d="M41 11h290v147h-290zM285 55h-198v58h198zM41 255h36c9 0 13 4 13 12l-8 15h5v54h253v45h-299zM0 184h372v44h-163v86h-46v-86h-163zM420 44h193v44h-75v12c0 52 16 97 49 137 5 6 13 15 25 27l11 11c0 0 3 3 8 8-20 15-34 25-40 29l-18-20c-23-25-42-55-59-92-2-5-2-8 1-9-8 34-29 69-63 106l-9 9-6 4-44-20c5-7 14-15 23-23 0 0 0-1 1-2 8-7 16-16 24-26 28-36 45-74 50-116 0-7 1-14 1-21l-1-22h9l-80 8zM719 0h36l4 2 3-1c5 4 7 8 7 12l-9 12h6v365h-47zM640 12h35c10 0 14 4 14 13l-8 13h5v328h-46v-175h-57v-45h57z">
          <text:p/>
        </draw:path>
        <draw:path draw:style-name="gr2" draw:text-style-name="P4" draw:layer="layout" svg:width="0.132cm" svg:height="0.132cm" svg:x="2.672cm" svg:y="2.222cm" svg:viewBox="0 0 133 133" svg:d="M133 66c0 9-2 17-5 26s-8 16-14 22-14 11-22 14c-8 4-16 5-25 5s-17-1-25-5c-9-3-17-8-23-14s-11-13-14-22c-4-9-5-17-5-26s1-17 5-25c3-8 8-15 14-22 6-6 14-11 23-14 8-3 16-5 25-5s17 2 25 5 16 8 22 14c6 7 11 14 14 22s5 16 5 25z">
          <text:p/>
        </draw:path>
        <draw:path draw:style-name="gr2" draw:text-style-name="P4" draw:layer="layout" svg:width="0.7cm" svg:height="0.346cm" svg:x="3.123cm" svg:y="2.114cm" svg:viewBox="0 0 701 347" svg:d="M133 16c26 0 48 8 66 24l9 9c10 13 15 28 15 45 0 42-18 69-55 81-13 5-27 7-44 7-30 0-54-10-72-30-12-14-19-33-19-54 0-28 11-50 34-66 12-8 26-13 42-15 8-1 16-1 24-1zM122 55c-16 0-29 6-38 17-5 8-8 16-8 26 0 16 8 29 23 38 8 4 17 6 28 6 26 0 42-8 50-26 2-6 3-13 3-20 0-15-7-27-22-34-8-5-18-7-27-7zM259 0h31c9 0 13 4 13 13l-7 10h4v324h-41zM106 175h32c8 0 12 4 12 11l-6 12h4v30c0 0 31-3 93-7 1-1 6-1 13-1v39c-20 2-76 7-169 16-1 0-3 0-5 0-19 2-33 3-43 4 0 0-2 1-4 3-3 2-7 3-11 3-7 0-11-3-12-10l-10-36c76-6 113-6 113-1zM410 10h33c8 0 12 4 12 12l-8 11h5v26h169v-49h33c7 0 11 4 11 11l-8 12h5v137h-252zM621 98h-169v32h169zM371 189h330v39h-144v119h-41v-119h-145z">
          <text:p/>
        </draw:path>
        <draw:frame draw:style-name="gr4" draw:text-style-name="P6" draw:layer="layout" svg:width="2.026cm" svg:height="0.603cm" svg:x="2.408cm" svg:y="1.257cm">
          <draw:text-box>
            <text:p text:style-name="P1"><text:span text:style-name="T7">단편화</text:span><text:span text:style-name="T8"> </text:span><text:span text:style-name="T7">문제</text:span></text:p>
          </draw:text-box>
        </draw:frame>
        <draw:path draw:style-name="gr2" draw:text-style-name="P4" draw:layer="layout" svg:width="1.079cm" svg:height="0.346cm" svg:x="3.954cm" svg:y="2.114cm" svg:viewBox="0 0 1080 347" svg:d="M0 28h181v40h-139v101h22c38 0 92-7 161-21 1 18 2 28 2 31 0 2 0 6-2 10l-58 10c-44 7-100 11-167 11zM37 227h33c7 0 11 4 11 12l-7 11h5v49h217v40h-259zM242 0h32c8 0 12 4 12 12l-7 12h4v98h55v41h-55v111h-41zM362 26h200v40h-200zM395 77h36c8 0 12 3 12 11 0 2-1 5-3 10l-1 2c0 4 1 32 4 83 0 0-2 0-4 0l42-8c0-3 5-36 13-98h31c8 0 12 4 12 11l-5 20-9 63c4-1 18-2 42-4v39l-168 19c-6 1-9 1-11 2l-11 5h-4c-8 0-14-12-19-34 1-1-1-5-5-11l56-3c-1 0-2 0-2-1 0-9-2-40-5-94 0-2-1-6-1-12zM413 234h30c9 0 14 4 14 12l-8 12h5v41h217v40h-258zM618 0h32c8 0 12 4 12 12l-8 12h5v250h-41v-93h-67v-39h67v-38h-67v-39h67zM781 16h126v41h-126zM730 63h227v40h-227zM855 103c36 0 62 11 75 32 3 8 6 16 7 25 0 0 0 2 0 5 0 30-17 49-51 58-11 3-22 5-35 5-34 0-58-5-72-13-17-11-26-28-26-51 0-40 32-60 95-61 2 0 4 0 7 0zM835 143c-22 0-35 6-39 18v7c0 13 16 20 48 20 33 0 49-8 49-25 0-10-10-17-31-19-3 0-7-1-11-1zM977 0h32c8 0 12 4 12 12l-8 12h5v131h62v39h-62v153h-41zM824 209h42v33l105-9v39c0 0-70 6-211 19-2 0-6 1-13 4-2 1-4 2-6 2-9 0-16-12-20-35 2-1 1-5-5-10l110-7c2 0 3 2 4 5z">
          <text:p/>
        </draw:path>
        <draw:polygon draw:style-name="gr2" draw:text-style-name="P4" draw:layer="layout" svg:width="0.397cm" svg:height="0.026cm" svg:x="13.804cm" svg:y="2.275cm" svg:viewBox="0 0 398 27" draw:points="0,0 398,0 398,27 0,27">
          <text:p/>
        </draw:polygon>
        <draw:frame draw:style-name="gr1" draw:text-style-name="P2" draw:layer="layout" svg:width="9.842cm" svg:height="0.535cm" svg:x="3.096cm" svg:y="2.138cm">
          <draw:text-box>
            <text:p text:style-name="P1"><text:span text:style-name="T4">외부</text:span><text:span text:style-name="T10"> </text:span><text:span text:style-name="T4">단편화</text:span><text:span text:style-name="T3">: </text:span><text:span text:style-name="T4">총 여유 공간은 충분하지만 연속되지 않아 할당 불가</text:span></text:p>
          </draw:text-box>
        </draw:frame>
        <draw:path draw:style-name="gr2" draw:text-style-name="P4" draw:layer="layout" svg:width="0.132cm" svg:height="0.132cm" svg:x="2.672cm" svg:y="2.963cm" svg:viewBox="0 0 133 133" svg:d="M133 67c0 9-2 17-5 25s-8 16-14 22-14 11-22 14-16 5-25 5-17-2-25-5c-9-3-17-8-23-14s-11-14-14-22c-4-8-5-16-5-25s1-17 5-25c3-8 8-16 14-22s14-11 23-15c8-3 16-5 25-5s17 2 25 5c8 4 16 9 22 15s11 14 14 22 5 16 5 25z">
          <text:p/>
        </draw:path>
        <draw:path draw:style-name="gr2" draw:text-style-name="P4" draw:layer="layout" svg:width="0.703cm" svg:height="0.346cm" svg:x="3.12cm" svg:y="2.855cm" svg:viewBox="0 0 704 347" svg:d="M0 36h32c8 0 13 3 13 11l-7 12h4v151l44-4 1 2c17-3 47-10 89-20l3 39c-64 16-116 24-156 25-5 0-13 0-23 0zM266 0h32l2 1h4c4 3 5 7 5 11l-7 10h5v325h-41v-161h-39v140h-41v-315h32c8 0 12 4 12 12l-7 11h4v112h39zM413 10h33c8 0 12 4 12 11l-8 12h5v25h169v-48h33c7 0 11 4 11 11l-8 12h5v137h-252zM624 99h-169v31h169zM374 189h330v39h-144v119h-41v-119h-145z">
          <text:p/>
        </draw:path>
        <draw:frame draw:style-name="gr5" draw:text-style-name="P7" draw:layer="layout" svg:width="0.308cm" svg:height="0.277cm" svg:x="13.805cm" svg:y="2.046cm">
          <draw:text-box>
            <text:p text:style-name="P1"><text:span text:style-name="T9">[4]</text:span></text:p>
          </draw:text-box>
        </draw:frame>
        <draw:path draw:style-name="gr2" draw:text-style-name="P4" draw:layer="layout" svg:width="1.079cm" svg:height="0.346cm" svg:x="3.954cm" svg:y="2.855cm" svg:viewBox="0 0 1080 347" svg:d="M0 28h181v40h-139v101h22c38 0 92-7 161-21 1 17 2 28 2 31 0 2 0 6-2 10l-58 10c-44 7-100 11-167 11zM37 227h33c7 0 11 4 11 11l-7 12h5v49h217v40h-259zM242 0h32c8 0 12 4 12 12l-7 11h4v100h55v39h-55v112h-41zM362 26h200v40h-200zM395 77h36c8 0 12 4 12 12 0 1-1 5-3 10l-1 2c0 4 1 31 4 82 0 0-2 0-4 0l42-8c0-3 5-36 13-98h31c8 0 12 4 12 12l-5 20-9 62c4-1 18-2 42-4v39l-168 19c-6 1-9 1-11 2l-11 4h-4c-8 0-14-11-19-34 1 0-1-4-5-10l56-3c-1 0-2 0-2-1 0-9-2-40-5-94 0-1-1-5-1-12zM413 234h30c9 0 14 4 14 12l-8 11h5v42h217v40h-258zM618 0h32c8 0 12 4 12 12l-8 11h5v251h-41v-93h-67v-39h67v-37h-67v-40h67zM781 16h126v40h-126zM730 62h227v41h-227zM855 104c36 0 62 10 75 31 3 8 6 16 7 25 0 0 0 2 0 5 0 30-17 49-51 58-11 3-22 4-35 4-34 0-58-4-72-12-17-11-26-28-26-52 0-38 32-58 95-59 2 0 4 0 7 0zM835 143c-22 0-35 6-39 18v6c0 14 16 21 48 21 33 0 49-8 49-25 0-11-10-17-31-19-3-1-7-1-11-1zM977 0h32c8 0 12 4 12 12l-8 12h5v131h62v39h-62v153h-41zM824 208h42v34l105-9v39c0 0-70 6-211 18-2 1-6 2-13 5-2 1-4 2-6 2-9 0-16-12-20-35 2-1 1-5-5-10l110-7c2 0 3 1 4 5z">
          <text:p/>
        </draw:path>
        <draw:polygon draw:style-name="gr2" draw:text-style-name="P4" draw:layer="layout" svg:width="0.397cm" svg:height="0.026cm" svg:x="12.481cm" svg:y="3.016cm" svg:viewBox="0 0 398 27" draw:points="0,0 398,0 398,27 0,27">
          <text:p/>
        </draw:polygon>
        <draw:frame draw:style-name="gr1" draw:text-style-name="P2" draw:layer="layout" svg:width="8.62cm" svg:height="0.535cm" svg:x="3.096cm" svg:y="2.879cm">
          <draw:text-box>
            <text:p text:style-name="P1"><text:span text:style-name="T4">내부</text:span><text:span text:style-name="T10"> </text:span><text:span text:style-name="T4">단편화</text:span><text:span text:style-name="T3">: </text:span><text:span text:style-name="T4">할당된 공간이 요청보다 커서 일부가 낭비됨</text:span></text:p>
          </draw:text-box>
        </draw:frame>
        <draw:path draw:style-name="gr2" draw:text-style-name="P4" draw:layer="layout" svg:width="0.132cm" svg:height="0.132cm" svg:x="2.672cm" svg:y="3.704cm" svg:viewBox="0 0 133 133" svg:d="M133 67c0 9-2 17-5 25s-8 15-14 22c-6 6-14 11-22 14s-16 5-25 5-17-2-25-5c-9-3-17-8-23-14-6-7-11-14-14-22-4-8-5-16-5-25 0-10 1-18 5-27 3-8 8-15 14-21s14-11 23-14c8-4 16-5 25-5s17 1 25 5c8 3 16 8 22 14s11 13 14 21c3 9 5 17 5 27z">
          <text:p/>
        </draw:path>
        <draw:path draw:style-name="gr2" draw:text-style-name="P4" draw:layer="layout" svg:width="0.695cm" svg:height="0.358cm" svg:x="3.128cm" svg:y="3.587cm" svg:viewBox="0 0 696 359" svg:d="M98 24c36 0 62 14 77 42 8 15 12 32 12 52 0 31-14 56-41 71-16 9-35 14-56 14-30 0-54-11-72-34-12-18-18-37-18-60 0-24 9-44 28-62 14-12 29-19 47-22 7-1 14-1 23-1zM90 63c-16 0-29 7-38 19-6 9-9 18-9 28 0 19 6 33 19 43 8 6 18 10 30 10 22 0 38-8 46-23 4-8 6-17 6-27 0-23-9-38-29-46-7-2-16-4-25-4zM38 213h33c7 0 11 4 11 12l-8 11h5v14h169v-37h32c8 0 12 4 12 11l-7 12h4v123h-41v-11h-169v11h-41zM248 289h-169v19h169zM248 9h32c8 0 12 4 12 12l-8 11h5v62h55v39h-55v77h-41zM461 0h139v40h-139zM401 45h258v40h-96c13 14 38 25 74 33 1 0 3 1 4 1l45 7-28 38c-39-8-68-18-88-29-12-6-26-16-43-28 3-3 5-1 4 5-1-1-2 0-1 1-9 7-18 13-26 17-23 13-47 22-72 27l-27 6-34-38c53-6 90-15 110-26 13-7 20-12 22-14h-102zM398 234h262v125h-41v-85h-221zM365 169h331v39h-145v47h-41v-47h-145z">
          <text:p/>
        </draw:path>
        <draw:frame draw:style-name="gr5" draw:text-style-name="P7" draw:layer="layout" svg:width="0.308cm" svg:height="0.277cm" svg:x="12.482cm" svg:y="2.787cm">
          <draw:text-box>
            <text:p text:style-name="P1"><text:span text:style-name="T9">[4]</text:span></text:p>
          </draw:text-box>
        </draw:frame>
        <draw:polygon draw:style-name="gr2" draw:text-style-name="P4" draw:layer="layout" svg:width="0.397cm" svg:height="0.026cm" svg:x="12.508cm" svg:y="3.757cm" svg:viewBox="0 0 398 27" draw:points="0,0 398,0 398,27 0,27">
          <text:p/>
        </draw:polygon>
        <draw:frame draw:style-name="gr1" draw:text-style-name="P2" draw:layer="layout" svg:width="8.629cm" svg:height="0.535cm" svg:x="3.096cm" svg:y="3.619cm">
          <draw:text-box>
            <text:p text:style-name="P1"><text:span text:style-name="T4">압축</text:span><text:span text:style-name="T3">: </text:span><text:span text:style-name="T4">외부 단편화 해결을 위해 메모리 재배치 </text:span><text:span text:style-name="T3">(</text:span><text:span text:style-name="T4">비용 높음</text:span><text:span text:style-name="T3">)</text:span></text:p>
          </draw:text-box>
        </draw:frame>
        <draw:frame draw:style-name="gr5" draw:text-style-name="P7" draw:layer="layout" svg:width="0.308cm" svg:height="0.277cm" svg:x="12.508cm" svg:y="3.528cm">
          <draw:text-box>
            <text:p text:style-name="P1"><text:span text:style-name="T9">[4]</text:span></text:p>
          </draw:text-box>
        </draw:frame>
        <draw:path draw:style-name="gr2" draw:text-style-name="P4" draw:layer="layout" svg:width="1.207cm" svg:height="0.389cm" svg:x="3.187cm" svg:y="4.75cm" svg:viewBox="0 0 1208 390" svg:d="M14 44h202v44h-202zM40 109h42c8 0 13 6 13 15l-11 11h7c0 2 1 39 3 111 0 5-1 7-3 7l39-6c4-42 8-87 12-137h38c9 0 13 5 13 13 0 2-1 6-4 11v2l-2 16-9 85c0 5-1 8-2 8 14-3 30-6 48-8v45c0 0-58 7-173 21-5 0-9 1-12 2l-12 5h-2c-5 0-10-2-13-5s-7-18-12-46l44-4c23-3 26 0 10 8-1-2-3-3-7-3 0-15-2-56-5-125-1-5-1-14-2-26zM313 0h36l4 2 4-2c4 5 6 9 6 13l-9 12h6v365h-47zM238 12h37c8 0 13 4 13 13l-8 13h5v328h-47v-158h-56v-44h56zM558 34c8 0 16 1 24 3 45 13 70 49 76 108l1 30c0 47-13 82-40 105-17 16-40 23-67 23-38 0-66-19-85-58-10-22-15-47-15-75 0-46 11-82 34-107 19-19 43-29 72-29zM500 172c0 26 5 48 17 65 9 14 20 20 35 20 34 0 53-23 57-69 1-6 1-13 1-20 0-36-8-63-23-78-8-7-19-11-31-11-37 0-56 31-56 93zM732 0h35c10 0 15 5 15 14l-8 11h5v365h-47zM881 27h231v45h-92c0 33 17 63 53 87 5 4 11 8 18 11l39 21c-8 11-18 20-27 29-5 4-9 6-11 6-4 0-10-3-18-9-35-24-62-49-77-75-8 15-31 38-69 68-3 2-7 4-9 7-10 6-16 10-18 10-5 0-15-7-31-20-2-1-5-5-11-11 40-25 66-43 79-56 23-23 35-46 35-68h-92zM1041 240h34c46 0 79 6 98 17 13 6 22 16 28 27 5 10 7 21 7 33 0 48-47 72-141 73-3 0-7 0-13 0-90 0-135-25-135-76 0-37 25-60 75-69 14-3 30-5 47-5zM1037 285c-33 0-55 5-65 16-3 4-5 8-5 14 0 20 30 30 91 30h5c38 0 64-3 78-9 13-5 20-13 20-22 0-7-2-13-7-16-10-9-36-13-78-13zM1157 0h36c9 0 14 4 14 13l-9 13h5v224h-46z">
          <text:p/>
        </draw:path>
        <draw:path draw:style-name="gr2" draw:text-style-name="P4" draw:layer="layout" svg:width="1.208cm" svg:height="0.389cm" svg:x="2.419cm" svg:y="6.02cm" svg:viewBox="0 0 1209 390" svg:d="M15 45h201v44h-201zM41 110h41c9 0 13 5 13 14l-10 11h6c0 2 1 39 3 111 0 5 0 7-2 7l38-6c5-42 9-87 13-136h38c8 0 13 4 13 12 0 2-2 6-4 11l-1 2-2 16-8 85c0 5-1 8-3 8 15-3 31-6 49-8v45c0 0-58 7-173 21-6 0-9 1-12 2l-12 5h-3c-5 0-9-2-12-5s-7-18-13-46l45-4c23-3 26 0 10 8-1-2-4-3-7-3 0-15-2-56-6-125 0-5 0-14-1-25zM314 0h36l4 2 3-2c5 5 7 9 7 14l-9 12h5v364h-46zM238 13h38c8 0 12 4 12 13l-7 13h4v327h-47v-158h-55v-44h55zM559 35c7 0 15 1 24 3 46 13 71 49 76 107l2 30c0 47-14 82-40 105-18 16-41 23-68 23-39 0-67-19-85-58-10-22-16-47-16-75 0-46 12-81 35-106 19-19 42-29 72-29zM500 172c0 26 6 48 17 65 9 14 21 20 35 20 35 0 55-23 59-69 1-6 1-13 1-20 0-36-8-62-25-77-8-7-18-11-30-11-38 0-57 31-57 92zM734 0h35c10 0 14 5 14 15l-7 11h5v364h-47zM882 28h231v45h-92c0 33 18 62 52 86 6 4 12 8 18 11l40 21c-9 11-18 20-28 29-4 4-8 6-11 6s-9-3-17-9c-35-24-61-49-77-75-7 15-30 38-68 68-4 2-7 4-10 7-9 6-15 10-18 10-4 0-14-7-30-20-2-1-6-5-12-11 40-25 67-43 80-56 23-23 34-45 34-67h-92zM1042 240h34c46 0 78 6 98 17 13 6 22 16 28 27 5 10 7 21 7 33 0 48-47 72-141 73-3 0-8 0-13 0-89 0-134-25-134-76 0-37 25-60 75-69 14-3 29-5 46-5zM1039 285c-33 0-55 5-65 16-4 4-5 8-5 14 0 20 30 30 90 30h5c38 0 64-3 78-9 13-5 19-13 19-22 0-7-2-13-6-16-10-9-36-13-79-13zM1157 0h37c9 0 13 4 13 14l-8 13h5v223h-47z">
          <text:p/>
        </draw:path>
        <draw:frame draw:style-name="gr4" draw:text-style-name="P6" draw:layer="layout" svg:width="1.839cm" svg:height="0.603cm" svg:x="2.408cm" svg:y="4.776cm">
          <draw:text-box>
            <text:p text:style-name="P1"><text:span text:style-name="T8">4.6 </text:span><text:span text:style-name="T7">페이징</text:span></text:p>
          </draw:text-box>
        </draw:frame>
        <draw:path draw:style-name="gr2" draw:text-style-name="P4" draw:layer="layout" svg:width="0.785cm" svg:height="0.393cm" svg:x="3.793cm" svg:y="6.02cm" svg:viewBox="0 0 786 394" svg:d="M22 44h173c-5 83-27 150-68 201-8 10-16 19-25 28-17 17-32 31-47 42-4 3-9 5-15 7l-40-25c6-7 14-14 25-22 16-13 28-23 36-30 42-39 68-84 79-135 3-14 5-21 5-21h-123zM316 0h36 3 4c4 5 6 9 6 13l-8 12h5v365h-46v-182h-40v158h-46v-354h36c9 0 14 5 14 14l-10 12h6v126h40zM460 21h36c9 0 14 4 14 12l-8 15h5v128c54 0 115-7 182-20l2 43c-5 3-25 8-59 13-48 7-105 10-172 10zM498 244h284v150h-46v-13h-190v13h-48zM736 290h-190v46h190zM736 0h37c8 0 13 4 13 13l-9 13h5v216h-46v-85h-107v-45h107v-20h-107v-45h107z">
          <text:p/>
        </draw:path>
        <draw:polygon draw:style-name="gr2" draw:text-style-name="P4" draw:layer="layout" svg:width="0.397cm" svg:height="0.026cm" svg:x="3.565cm" svg:y="7.646cm" svg:viewBox="0 0 398 27" draw:points="0,0 398,0 398,27 0,27">
          <text:p/>
        </draw:polygon>
        <draw:frame draw:style-name="gr4" draw:text-style-name="P6" draw:layer="layout" svg:width="2.026cm" svg:height="0.603cm" svg:x="2.408cm" svg:y="6.046cm">
          <draw:text-box>
            <text:p text:style-name="P1"><text:span text:style-name="T7">페이징</text:span><text:span text:style-name="T8"> </text:span><text:span text:style-name="T7">개념</text:span></text:p>
          </draw:text-box>
        </draw:frame>
        <draw:polygon draw:style-name="gr2" draw:text-style-name="P4" draw:layer="layout" svg:width="0.397cm" svg:height="0.026cm" svg:x="13.897cm" svg:y="7.646cm" svg:viewBox="0 0 398 27" draw:points="0,0 398,0 398,27 0,27">
          <text:p/>
        </draw:polygon>
        <draw:frame draw:style-name="gr5" draw:text-style-name="P7" draw:layer="layout" svg:width="0.308cm" svg:height="0.277cm" svg:x="3.565cm" svg:y="7.417cm">
          <draw:text-box>
            <text:p text:style-name="P1"><text:span text:style-name="T9">[4]</text:span></text:p>
          </draw:text-box>
        </draw:frame>
        <draw:path draw:style-name="gr2" draw:text-style-name="P4" draw:layer="layout" svg:width="0.804cm" svg:height="0.368cm" svg:x="2.436cm" svg:y="8.634cm" svg:viewBox="0 0 805 369" svg:d="M36 0h307v46h-128c2 15 24 32 64 51 19 8 36 14 53 19l24 5c1 1 7 1 17 1-6 13-16 26-28 39l-8 7-18-5c-39-11-73-29-104-52-21-18-29-29-26-33l-25 34c-21 19-54 36-99 49-10 3-16 5-19 5-4 0-14-9-29-26-2-3-8-9-17-18 17-1 32-3 44-7 40-10 71-25 95-43 16-12 24-21 25-26h-128zM2 179h372v45h-163v145h-46v-145h-163zM586 8h42c9 0 14 4 14 13 0 2-1 7-4 15l-1 6c0 7 6 17 17 31 31 38 81 69 151 92-15 18-27 31-36 39-4 0-13-4-27-10-49-23-89-54-121-90-8-11-11-17-8-19-20 32-41 56-61 71-15 12-36 24-62 37-17 7-26 11-28 11-3 0-17-13-42-39 105-34 160-79 165-137 0-3 1-10 1-20zM589 185h36c9 0 14 5 14 14l-9 13h5v68h163v44h-372v-44h163z">
          <text:p/>
        </draw:path>
        <draw:frame draw:style-name="gr5" draw:text-style-name="P7" draw:layer="layout" svg:width="0.308cm" svg:height="0.277cm" svg:x="13.897cm" svg:y="7.417cm">
          <draw:text-box>
            <text:p text:style-name="P1"><text:span text:style-name="T9">[4]</text:span></text:p>
          </draw:text-box>
        </draw:frame>
        <draw:path draw:style-name="gr2" draw:text-style-name="P4" draw:layer="layout" svg:width="0.797cm" svg:height="0.38cm" svg:x="3.409cm" svg:y="8.613cm" svg:viewBox="0 0 798 381" svg:d="M0 25h37c9 0 14 4 14 13l-9 12h5v47h106v-72h37c10 0 14 5 14 14l-9 12h6v184h-201zM153 141h-106v49h106zM42 262h34c11 0 16 4 16 13l-10 13h6v48h246v45h-292zM273 0h37c9 0 13 4 13 13l-8 13h5v282h-47v-106h-80v-44h80v-48h-80v-44h80zM478 2h141v45h-141zM419 48h256v44h-256zM546 90c37 0 63 4 79 13 18 10 27 26 27 47 0 36-30 55-90 57-4 0-10 0-18 0-35 0-60-4-75-12-17-10-26-26-26-48 0-38 34-57 103-57zM530 133c-23 0-36 4-39 13 0 1-1 2-1 3 0 11 19 16 55 16 25 0 42-2 49-5s10-6 10-11c0-9-14-14-42-16-3 0-6 0-9 0zM459 270h35c10 0 15 5 15 14l-8 13h5v39h244v45h-291zM691 0h36c9 0 13 4 13 13l-8 13h5v127h61v45h-61v123h-46zM524 185h46v29l117-5v44c-100 4-173 7-219 9l-21 1h-1l-17 7-4 1c-7 0-12-4-14-11l-12-41 129-3c0 0 0 2 1 5z">
          <text:p/>
        </draw:path>
        <draw:polygon draw:style-name="gr2" draw:text-style-name="P4" draw:layer="layout" svg:width="0.397cm" svg:height="0.027cm" svg:x="7.216cm" svg:y="10.212cm" svg:viewBox="0 0 398 28" draw:points="0,0 398,0 398,28 0,28">
          <text:p/>
        </draw:polygon>
        <draw:frame draw:style-name="gr4" draw:text-style-name="P6" draw:layer="layout" svg:width="1.644cm" svg:height="0.603cm" svg:x="2.408cm" svg:y="8.639cm">
          <draw:text-box>
            <text:p text:style-name="P1"><text:span text:style-name="T7">주소</text:span><text:span text:style-name="T8"> </text:span><text:span text:style-name="T7">변환</text:span></text:p>
          </draw:text-box>
        </draw:frame>
        <draw:frame draw:style-name="gr5" draw:text-style-name="P7" draw:layer="layout" svg:width="0.308cm" svg:height="0.277cm" svg:x="7.217cm" svg:y="9.984cm">
          <draw:text-box>
            <text:p text:style-name="P1"><text:span text:style-name="T9">[4]</text:span></text:p>
          </draw:text-box>
        </draw:frame>
        <draw:frame draw:style-name="gr4" draw:text-style-name="P6" draw:layer="layout" svg:width="0.924cm" svg:height="0.416cm" svg:x="2.408cm" svg:y="11.232cm">
          <draw:text-box>
            <text:p text:style-name="P1"><text:span text:style-name="T8">TLB </text:span></text:p>
          </draw:text-box>
        </draw:frame>
        <draw:polygon draw:style-name="gr2" draw:text-style-name="P4" draw:layer="layout" svg:width="0.397cm" svg:height="0.026cm" svg:x="18.381cm" svg:y="12.25cm" svg:viewBox="0 0 398 27" draw:points="0,0 398,0 398,27 0,27">
          <text:p/>
        </draw:polygon>
        <draw:frame draw:style-name="gr4" draw:text-style-name="P6" draw:layer="layout" svg:width="5.88cm" svg:height="0.416cm" svg:x="3.44cm" svg:y="11.232cm">
          <draw:text-box>
            <text:p text:style-name="P1"><text:span text:style-name="T8">Translation Lookaside Buffer)</text:span></text:p>
          </draw:text-box>
        </draw:frame>
        <draw:polygon draw:style-name="gr2" draw:text-style-name="P4" draw:layer="layout" svg:width="0.397cm" svg:height="0.027cm" svg:x="9.227cm" svg:y="12.805cm" svg:viewBox="0 0 398 28" draw:points="0,0 398,0 398,28 0,28">
          <text:p/>
        </draw:polygon>
        <draw:frame draw:style-name="gr5" draw:text-style-name="P7" draw:layer="layout" svg:width="0.308cm" svg:height="0.277cm" svg:x="18.382cm" svg:y="12.021cm">
          <draw:text-box>
            <text:p text:style-name="P1"><text:span text:style-name="T9">[4]</text:span></text:p>
          </draw:text-box>
        </draw:frame>
        <draw:path draw:style-name="gr2" draw:text-style-name="P4" draw:layer="layout" svg:width="1.193cm" svg:height="0.389cm" svg:x="2.432cm" svg:y="13.772cm" svg:viewBox="0 0 1194 390" svg:d="M0 45h173v239h-173zM127 89h-80v151h80zM301 0h36l4 3 3-2c5 5 7 9 7 13l-9 12h5v364h-46zM222 13h35c9 0 14 5 14 13l-8 13h5v328h-46v-176h-57v-45h57zM477 39h278v177h-278zM708 84h-185v88h185zM593 222h36c9 0 14 4 14 13l-9 13h5v53h163v45h-373v-45h164zM863 41h194v147h-147v72c55 0 102-3 142-10l47-7h1c2 0 5 0 11 0l3 32c0 3-1 7-3 11l-50 9c-47 9-112 13-198 13v-165h148v-58h-148zM1144 0h35c10 0 15 6 15 15l-8 12h5v363h-47z">
          <text:p/>
        </draw:path>
        <draw:frame draw:style-name="gr5" draw:text-style-name="P7" draw:layer="layout" svg:width="0.308cm" svg:height="0.277cm" svg:x="9.227cm" svg:y="12.577cm">
          <draw:text-box>
            <text:p text:style-name="P1"><text:span text:style-name="T9">[4]</text:span></text:p>
          </draw:text-box>
        </draw:frame>
        <draw:path draw:style-name="gr2" draw:text-style-name="P4" draw:layer="layout" svg:width="0.795cm" svg:height="0.33cm" svg:x="3.814cm" svg:y="13.791cm" svg:viewBox="0 0 796 331" svg:d="M46 9h36c10 0 14 4 14 13l-8 13h5v39h186v-65h36c9 0 14 4 14 13l-9 13h5v178h-279zM279 118h-186v50h186zM163 215h35c10 0 14 4 14 13l-8 14h5v40h163v45h-372v-45h163zM518 0h182v45h-182zM441 52h334v45h-334zM607 98c46 0 78 5 98 14 18 8 29 20 36 35 3 8 4 17 4 27 0 36-26 58-79 68-15 2-31 4-49 4-65 0-108-11-129-33-12-11-17-27-17-44 0-41 34-64 104-70 10 0 21-1 32-1zM583 143c-36 0-56 7-63 20-1 3-2 5-2 9 0 19 31 29 94 29 57 0 85-10 85-30 0-19-24-28-71-28zM587 222h46v65h163v44h-373v-44h164z">
          <text:p/>
        </draw:path>
        <draw:polygon draw:style-name="gr2" draw:text-style-name="P4" draw:layer="layout" svg:width="0.397cm" svg:height="0.026cm" svg:x="18.223cm" svg:y="14.843cm" svg:viewBox="0 0 398 27" draw:points="0,0 398,0 398,27 0,27">
          <text:p/>
        </draw:polygon>
        <draw:frame draw:style-name="gr4" draw:text-style-name="P6" draw:layer="layout" svg:width="2.026cm" svg:height="0.603cm" svg:x="2.408cm" svg:y="13.799cm">
          <draw:text-box>
            <text:p text:style-name="P1"><text:span text:style-name="T7">메모리</text:span><text:span text:style-name="T8"> </text:span><text:span text:style-name="T7">보호</text:span></text:p>
          </draw:text-box>
        </draw:frame>
        <draw:polygon draw:style-name="gr2" draw:text-style-name="P4" draw:layer="layout" svg:width="0.396cm" svg:height="0.027cm" svg:x="11.344cm" svg:y="15.398cm" svg:viewBox="0 0 397 28" draw:points="0,0 397,0 397,28 0,28">
          <text:p/>
        </draw:polygon>
        <draw:frame draw:style-name="gr5" draw:text-style-name="P7" draw:layer="layout" svg:width="0.308cm" svg:height="0.277cm" svg:x="18.223cm" svg:y="14.614cm">
          <draw:text-box>
            <text:p text:style-name="P1"><text:span text:style-name="T9">[4]</text:span></text:p>
          </draw:text-box>
        </draw:frame>
        <draw:frame draw:style-name="gr5" draw:text-style-name="P7" draw:layer="layout" svg:width="0.308cm" svg:height="0.277cm" svg:x="11.344cm" svg:y="15.17cm">
          <draw:text-box>
            <text:p text:style-name="P1"><text:span text:style-name="T9">[4]</text:span></text:p>
          </draw:text-box>
        </draw:frame>
        <draw:path draw:style-name="gr2" draw:text-style-name="P4" draw:layer="layout" svg:width="1.206cm" svg:height="0.389cm" svg:x="3.16cm" svg:y="16.365cm" svg:viewBox="0 0 1207 390" svg:d="M14 44h202v44h-202zM41 109h41c9 0 13 5 13 14l-10 12h6c0 2 1 39 3 111 0 5 0 8-2 8l38-7c4-42 9-87 13-137h38c8 0 12 4 12 12 0 4-1 7-3 13l-1 1-2 16-8 85c-1 6-1 9-3 8 14-3 31-5 49-7v44c0 0-58 7-173 21-6 1-10 1-12 2l-12 5h-3c-5 0-9-1-12-5-3-2-7-18-13-46l45-3c23-4 26-1 10 7-2-2-4-3-8-3 0-15-1-56-5-124 0-6-1-16-1-27zM314 0h36l4 2 3-1c4 4 6 8 6 12l-8 12h5v365h-46zM238 12h37c9 0 13 4 13 13l-7 13h4v329h-47v-158h-55v-45h55zM558 34c8 0 16 1 24 4 46 12 71 48 76 108l1 29c0 47-13 82-39 106-18 15-40 22-67 22-39 0-67-19-85-58-11-22-16-47-16-75 0-47 12-82 35-106 18-20 42-30 71-30zM500 172c0 26 6 48 17 65 9 14 21 21 35 21 35 0 54-24 58-70 1-6 1-13 1-19 0-37-8-64-24-79-8-7-18-11-30-11-38 0-57 31-57 93zM733 0h35c10 0 14 5 14 14l-8 12h5v364h-46zM875 44h233v44h-95v10c0 53 20 97 59 135 11 11 21 20 30 26l13 10c1 1 4 5 7 10-19 19-30 29-34 29-3 0-9-5-20-13-27-21-46-41-58-61-8-11-14-22-19-34-14 34-39 65-76 95l-17 15c-5 0-15-7-32-19-1 0-6-3-14-7 8-7 17-14 27-22 12-9 22-18 30-27 30-30 48-67 54-109 2-14 3-26 3-38h-91zM1157 0h35c10 0 15 5 15 14l-8 12h5v364h-47z">
          <text:p/>
        </draw:path>
        <draw:path draw:style-name="gr2" draw:text-style-name="P4" draw:layer="layout" svg:width="1.228cm" svg:height="0.389cm" svg:x="4.545cm" svg:y="16.365cm" svg:viewBox="0 0 1229 390" svg:d="M0 40h177v44h-131v57h117v46h-117v65c50-2 104-10 163-24l3 44c-9 5-27 10-54 14-53 9-105 13-158 13zM304 0h37l3 2 4-1c4 4 6 8 6 12l-8 12h5v365h-47zM225 12h36c9 0 14 5 14 13l-9 13h6v329h-47v-176h-56v-45h56zM549 34c8 0 16 1 24 4 45 12 71 48 76 108l1 29c0 47-13 82-39 106-18 15-40 22-67 22-39 0-67-19-85-58-11-22-16-47-16-75 0-47 12-82 35-106 18-20 42-30 71-30zM491 172c0 26 6 48 17 65 9 14 21 21 35 21 34 0 54-24 58-70 0-6 1-13 1-19 0-37-8-64-24-79-8-7-18-11-30-11-38 0-57 31-57 93zM724 0h35c9 0 14 5 14 14l-8 12h5v364h-46zM897 2h36c9 0 14 5 14 14l-9 12h5v22h200v-48h35c10 0 15 5 15 14l-10 12h6v134h-292zM1143 94h-200v23h200zM897 228h292v98h-246v11h254v44h-300v-99h246v-9h-246zM856 176h373v45h-373z">
          <text:p/>
        </draw:path>
        <draw:path draw:style-name="gr2" draw:text-style-name="P4" draw:layer="layout" svg:width="0.793cm" svg:height="0.37cm" svg:x="5.933cm" svg:y="16.384cm" svg:viewBox="0 0 794 371" svg:d="M33 0h293c-1 54-8 104-21 148-5 17-9 27-13 31-12-1-25-3-40-5 4-5 4-7-1-8l10-36c7-21 11-50 14-85h-242zM0 156h367v44h-159v171h-47v-171h-161zM456 26h307v44h-129c0 19 18 40 54 65 20 14 39 24 59 31l44 15c-12 15-22 27-30 36l-5 3c-6 0-15-3-25-8-45-19-82-44-110-74-10-11-13-17-11-19-29 40-70 70-122 91-14 6-23 9-25 9-5 0-15-9-31-26-1-1-5-5-11-12l54-19c35-12 63-29 84-49 18-17 26-31 26-43h-129zM585 188h35c10 0 14 4 14 14l-8 12h5v68h163v45h-372v-45h163z">
          <text:p/>
        </draw:path>
        <draw:path draw:style-name="gr2" draw:text-style-name="P4" draw:layer="layout" svg:width="1.208cm" svg:height="0.393cm" svg:x="2.417cm" svg:y="17.635cm" svg:viewBox="0 0 1209 394" svg:d="M22 44h174c-5 82-28 149-69 201-7 10-16 19-25 29-16 16-32 30-47 41-4 3-9 6-15 8l-40-26c6-7 14-14 25-21 16-13 29-24 36-31 42-39 69-85 80-136 2-14 4-21 4-21h-123zM316 0h35c10 0 14 5 14 14l-9 11h6v365h-46zM237 12h35c9 0 14 5 14 13l-8 13h5v329h-46v-108h-76v-44h76v-70h-59v-44h59zM552 2h157v45h-157zM485 55h292v44h-109c13 17 43 30 90 37l49 6c-8 15-16 26-25 36-4 5-8 7-12 7-5 0-11-1-18-2-44-9-81-26-112-50l-6-15c0 0-1 5-5 14-8 6-17 11-28 18-22 12-47 21-76 29-13 4-24 6-32 6-4 0-13-8-27-25-2-2-5-9-10-18 11 0 25-2 44-4 58-11 92-24 101-39h-116zM616 243h29c49 0 86 9 109 26 16 12 25 27 25 46 0 15-4 28-12 38-17 21-51 33-102 37-9 1-18 2-27 2-7 0-26-2-58-5-66-5-98-29-98-71 0-32 24-55 73-66 19-4 40-7 61-7zM621 288c-3 0-19 1-46 4-29 4-44 13-45 26 0 16 22 25 68 28 9 1 17 1 25 1 62 0 98-8 107-24 1-2 1-4 1-6 0-15-18-24-55-27-8-1-16-2-24-2zM444 191h373v45h-373zM881 28h220v44h-86c0 38 16 68 50 92 0 0 3 2 8 5l41 25c-12 14-21 24-28 29-3 3-5 4-8 4-4 0-9-3-17-9-30-22-53-46-69-73-3-5-3-11-1-17h1c4 5 3 11-2 19-19 28-43 52-73 74-8 5-13 8-16 8-4 0-14-7-29-20-2-1-5-5-11-12 27-16 42-26 46-29 36-27 56-58 60-91 1-4 2-6 2-6l-88 1zM914 245h292v149h-47v-104h-245zM1159 0h37c9 0 13 5 13 14l-8 12h5v216h-47v-97h-82v-45h82z">
          <text:p/>
        </draw:path>
        <draw:frame draw:style-name="gr4" draw:text-style-name="P6" draw:layer="layout" svg:width="3.979cm" svg:height="0.603cm" svg:x="2.408cm" svg:y="16.391cm">
          <draw:text-box>
            <text:p text:style-name="P1"><text:span text:style-name="T8">4.7 </text:span><text:span text:style-name="T7">페이지</text:span><text:span text:style-name="T8"> </text:span><text:span text:style-name="T7">테이블</text:span><text:span text:style-name="T8"> </text:span><text:span text:style-name="T7">구조</text:span></text:p>
          </draw:text-box>
        </draw:frame>
        <draw:path draw:style-name="gr2" draw:text-style-name="P4" draw:layer="layout" svg:width="1.206cm" svg:height="0.389cm" svg:x="3.795cm" svg:y="17.635cm" svg:viewBox="0 0 1207 390" svg:d="M14 45h202v44h-202zM41 110h41c9 0 13 5 13 14l-10 11h6c0 2 1 39 3 111 0 5 0 8-2 8l38-7c4-42 9-87 13-136h38c8 0 12 4 12 12 0 3-1 6-3 12l-1 1-2 16-8 85c-1 6-1 9-3 8 14-3 31-5 49-7v44c0 0-58 7-173 21-6 1-10 1-12 2l-12 5h-3c-5 0-9-1-12-5-3-2-7-18-13-46l45-3c23-4 26-1 10 7-2-2-4-3-8-3 0-15-1-56-5-124 0-6-1-15-1-26zM314 0h36l4 2 3-1c4 4 6 8 6 12l-8 13h5v364h-46zM238 12h37c9 0 13 4 13 14l-7 13h4v328h-47v-158h-55v-45h55zM559 35c8 0 16 1 24 4 46 12 71 48 76 107l1 29c0 47-13 82-39 106-18 15-40 22-67 22-39 0-67-19-85-58-11-22-16-47-16-75 0-46 12-81 35-105 18-20 42-30 71-30zM501 172c0 26 6 48 17 65 9 14 21 21 35 21 35 0 54-24 58-70 1-6 1-13 1-19 0-37-8-63-24-78-8-7-18-11-30-11-38 0-57 31-57 92zM734 0h35c10 0 14 5 14 14l-8 13h5v363h-46zM876 45h232v44h-94v10c0 52 20 96 58 134 11 11 21 20 30 26l13 10c1 1 4 5 7 10-19 19-30 29-34 29-3 0-9-5-20-13-26-21-45-41-57-61-8-11-14-22-19-34-14 34-39 65-76 95l-17 15c-5 0-15-7-32-19-1 0-6-3-14-7 8-7 17-14 27-22 12-9 22-18 30-27 30-30 48-67 54-109 2-13 3-25 3-37h-91zM1157 0h35c10 0 15 5 15 14l-8 13h5v363h-47z">
          <text:p/>
        </draw:path>
        <draw:path draw:style-name="gr2" draw:text-style-name="P4" draw:layer="layout" svg:width="1.228cm" svg:height="0.389cm" svg:x="5.18cm" svg:y="17.635cm" svg:viewBox="0 0 1229 390" svg:d="M0 41h177v44h-131v56h117v46h-117v65c50-2 104-10 163-24l3 44c-9 5-27 10-54 14-53 9-105 13-158 13zM304 0h37l3 2 5-1c4 4 6 8 6 12l-9 13h6v364h-48zM225 12h36c9 0 14 5 14 14l-9 13h6v328h-47v-176h-56v-45h56zM550 35c8 0 16 1 24 4 45 12 71 48 76 107l1 29c0 47-13 82-39 106-18 15-40 22-67 22-39 0-67-19-85-58-11-22-16-47-16-75 0-46 12-81 35-105 18-20 42-30 71-30zM492 172c0 26 6 48 17 65 9 14 21 21 35 21 34 0 54-24 58-70 0-6 1-13 1-19 0-37-8-63-24-78-8-7-18-11-30-11-38 0-57 31-57 92zM725 0h35c9 0 14 5 14 14l-8 13h5v363h-46zM898 2h36c9 0 14 5 14 14l-9 13h5v22h199v-49h35c10 0 15 5 15 14l-10 13h6v133h-291zM1143 95h-199v23h199zM898 228h291v98h-245v11h253v44h-299v-99h245v-9h-245zM857 176h372v45h-372z">
          <text:p/>
        </draw:path>
        <draw:polygon draw:style-name="gr2" draw:text-style-name="P4" draw:layer="layout" svg:width="0.397cm" svg:height="0.026cm" svg:x="15.259cm" svg:y="18.706cm" svg:viewBox="0 0 398 27" draw:points="0,0 398,0 398,27 0,27">
          <text:p/>
        </draw:polygon>
        <draw:frame draw:style-name="gr4" draw:text-style-name="P6" draw:layer="layout" svg:width="3.669cm" svg:height="0.603cm" svg:x="2.408cm" svg:y="17.661cm">
          <draw:text-box>
            <text:p text:style-name="P1"><text:span text:style-name="T7">계층적</text:span><text:span text:style-name="T8"> </text:span><text:span text:style-name="T7">페이지</text:span><text:span text:style-name="T8"> </text:span><text:span text:style-name="T7">테이블</text:span></text:p>
          </draw:text-box>
        </draw:frame>
        <draw:polygon draw:style-name="gr2" draw:text-style-name="P4" draw:layer="layout" svg:width="0.397cm" svg:height="0.027cm" svg:x="9.994cm" svg:y="19.261cm" svg:viewBox="0 0 398 28" draw:points="0,0 398,0 398,28 0,28">
          <text:p/>
        </draw:polygon>
        <draw:frame draw:style-name="gr5" draw:text-style-name="P7" draw:layer="layout" svg:width="0.308cm" svg:height="0.277cm" svg:x="15.26cm" svg:y="18.477cm">
          <draw:text-box>
            <text:p text:style-name="P1"><text:span text:style-name="T9">[4]</text:span></text:p>
          </draw:text-box>
        </draw:frame>
        <draw:path draw:style-name="gr2" draw:text-style-name="P4" draw:layer="layout" svg:width="0.78cm" svg:height="0.389cm" svg:x="2.421cm" svg:y="20.228cm" svg:viewBox="0 0 781 390" svg:d="M51 26h124v45h-124zM0 86h225v45h-225zM117 137c29 0 52 12 69 32 12 14 18 32 18 51 0 50-21 80-63 91-9 2-20 3-31 3-29 0-52-11-69-32-13-16-19-34-19-55 0-25 8-47 26-65 12-13 27-21 44-23 7-1 16-2 25-2zM69 228c0 15 7 26 19 34 8 6 16 8 25 8 19 0 32-8 39-24 3-6 4-14 4-22 0-18-7-31-21-38-6-2-13-4-21-4-27 0-42 13-44 37 0 3-1 6-1 9zM313 0h35c10 0 14 5 14 14l-9 11h6v365h-46v-181h-36v157h-47v-354h37c8 0 13 4 13 13l-9 14h6v125h36zM528 31h30c10-2 17 2 20 11l-6 22h3c0 44 4 79 12 102s24 48 47 74c15 17 30 31 43 42-4 8-13 18-24 28-4 4-8 6-10 6-4 0-12-6-22-18-23-25-39-45-47-58-4-7-8-13-11-20-11-22-14-34-11-36-7 38-31 76-70 114l-14 14c0 0-3 1-8 3l-38-26c5-8 13-16 22-24 1 0 1-1 2-1 12-12 23-23 32-35 25-30 41-66 47-110 2-11 3-22 3-33zM732 0h35c10 0 14 5 14 14l-7 12h5v364h-47z">
          <text:p/>
        </draw:path>
        <draw:frame draw:style-name="gr5" draw:text-style-name="P7" draw:layer="layout" svg:width="0.308cm" svg:height="0.277cm" svg:x="9.995cm" svg:y="19.033cm">
          <draw:text-box>
            <text:p text:style-name="P1"><text:span text:style-name="T9">[4]</text:span></text:p>
          </draw:text-box>
        </draw:frame>
        <draw:path draw:style-name="gr2" draw:text-style-name="P4" draw:layer="layout" svg:width="1.205cm" svg:height="0.389cm" svg:x="3.372cm" svg:y="20.228cm" svg:viewBox="0 0 1206 390" svg:d="M14 44h202v44h-202zM41 109h41c9 0 13 5 13 14l-10 11h6c0 2 1 40 3 112 0 5-1 7-3 8l39-7c4-42 8-87 12-137h38c9 0 13 4 13 12 0 2-1 6-4 12v1l-2 17-9 85c0 6-1 8-2 8 14-3 30-5 48-8v45c0 0-57 7-173 21-5 0-9 1-11 2l-13 5h-2c-5 0-9-1-13-5-3-3-7-18-12-46l45-3c22-4 25-1 9 7-1-2-3-3-7-3 0-15-2-56-5-125 0-6-1-15-1-26zM313 0h37l3 2 4-1c4 4 6 8 6 12l-9 12h6v365h-47zM238 12h37c9 0 13 4 13 13l-8 13h5v328h-47v-157h-56v-45h56zM558 34c8 0 16 1 24 4 45 12 71 48 76 108l1 29c0 47-13 82-39 105-18 16-41 23-68 23-38 0-66-19-84-58-11-22-16-47-16-75 0-47 11-82 35-106 18-20 42-30 71-30zM500 172c0 26 6 48 17 65 9 14 21 21 35 21 34 0 53-24 58-70 0-6 0-13 0-19 0-38-7-64-23-79-8-7-18-11-31-11-37 0-56 31-56 93zM733 0h35c9 0 14 5 14 14l-8 12h5v364h-46zM876 44h231v44h-93v10c0 53 19 97 58 135 11 11 21 20 29 26l13 10c2 1 4 4 8 10-19 19-30 28-34 28-3 0-10-4-20-12-26-21-45-42-57-61-8-11-14-23-20-34-13 34-38 65-75 95l-18 14c-4 0-15-6-31-18-2-1-6-3-15-7 9-7 18-14 28-22 12-9 22-18 30-27 30-30 48-67 54-110 2-13 3-26 3-37h-91zM1157 0h35c10 0 14 5 14 14l-8 12h5v364h-46z">
          <text:p/>
        </draw:path>
        <draw:path draw:style-name="gr2" draw:text-style-name="P4" draw:layer="layout" svg:width="1.228cm" svg:height="0.389cm" svg:x="4.757cm" svg:y="20.228cm" svg:viewBox="0 0 1229 390" svg:d="M0 40h177v44h-131v56h116v47h-116v65c50-2 104-10 163-24l3 44c-10 5-28 10-55 14-52 9-105 13-157 13zM304 0h37l3 2 4-1c4 4 6 8 6 12l-9 12h6v365h-47zM225 12h35c10 0 15 4 15 13l-9 13h5v328h-46v-175h-56v-45h56zM549 34c8 0 16 1 24 4 45 12 70 48 76 108l1 29c0 47-13 82-40 105-17 16-40 23-67 23-38 0-66-19-85-58-10-22-15-47-15-75 0-47 11-82 34-106 19-20 43-30 72-30zM491 172c0 26 5 48 17 65 9 14 20 21 35 21 34 0 53-24 57-70 1-6 1-13 1-19 0-38-8-64-23-79-8-7-19-11-31-11-37 0-56 31-56 93zM723 0h35c10 0 16 5 16 14l-9 12h6v364h-48zM898 2h35c10 0 15 5 15 14l-10 12h6v22h198v-48h36c9 0 14 5 14 14l-9 12h6v134h-291zM1142 94h-198v23h198zM898 227h291v99h-245v11h253v44h-299v-99h244v-10h-244zM857 176h372v45h-372z">
          <text:p/>
        </draw:path>
        <draw:polygon draw:style-name="gr2" draw:text-style-name="P4" draw:layer="layout" svg:width="0.397cm" svg:height="0.026cm" svg:x="17.799cm" svg:y="21.272cm" svg:viewBox="0 0 398 27" draw:points="0,0 398,0 398,27 0,27">
          <text:p/>
        </draw:polygon>
        <draw:frame draw:style-name="gr4" draw:text-style-name="P6" draw:layer="layout" svg:width="3.287cm" svg:height="0.603cm" svg:x="2.408cm" svg:y="20.254cm">
          <draw:text-box>
            <text:p text:style-name="P1"><text:span text:style-name="T7">해시</text:span><text:span text:style-name="T8"> </text:span><text:span text:style-name="T7">페이지</text:span><text:span text:style-name="T8"> </text:span><text:span text:style-name="T7">테이블</text:span></text:p>
          </draw:text-box>
        </draw:frame>
        <draw:polygon draw:style-name="gr2" draw:text-style-name="P4" draw:layer="layout" svg:width="0.397cm" svg:height="0.026cm" svg:x="13.672cm" svg:y="21.828cm" svg:viewBox="0 0 398 27" draw:points="0,0 398,0 398,27 0,27">
          <text:p/>
        </draw:polygon>
        <draw:frame draw:style-name="gr5" draw:text-style-name="P7" draw:layer="layout" svg:width="0.308cm" svg:height="0.277cm" svg:x="17.8cm" svg:y="21.044cm">
          <draw:text-box>
            <text:p text:style-name="P1"><text:span text:style-name="T9">[4]</text:span></text:p>
          </draw:text-box>
        </draw:frame>
        <draw:path draw:style-name="gr2" draw:text-style-name="P4" draw:layer="layout" svg:width="0.336cm" svg:height="0.393cm" svg:x="2.443cm" svg:y="22.821cm" svg:viewBox="0 0 337 394" svg:d="M111 17c35 0 62 13 81 39l8 14c8 14 11 31 11 50 0 42-17 70-50 86-16 8-35 12-56 12-38 0-67-13-86-40-13-18-19-39-19-64 0-28 10-51 31-71 6-6 14-10 21-14 15-8 35-12 59-12zM102 61c-10 0-19 3-28 8-18 9-26 26-26 52 0 17 7 31 21 41 11 8 22 12 34 12 26 0 44-9 53-27 5-8 7-18 7-29 0-26-10-43-31-52-9-3-19-5-30-5zM41 244h292v150h-46v-104h-246zM287 0h36c9 0 14 4 14 13l-9 13h5v216h-46v-56h-75v-45h75v-45h-75v-45h75z">
          <text:p/>
        </draw:path>
        <draw:frame draw:style-name="gr5" draw:text-style-name="P7" draw:layer="layout" svg:width="0.308cm" svg:height="0.277cm" svg:x="13.672cm" svg:y="21.599cm">
          <draw:text-box>
            <text:p text:style-name="P1"><text:span text:style-name="T9">[4]</text:span></text:p>
          </draw:text-box>
        </draw:frame>
        <draw:path draw:style-name="gr2" draw:text-style-name="P4" draw:layer="layout" svg:width="1.205cm" svg:height="0.389cm" svg:x="2.949cm" svg:y="22.821cm" svg:viewBox="0 0 1206 390" svg:d="M14 44h202v44h-202zM40 109h42c9 0 14 5 14 14l-11 11h7c0 2 0 39 2 111 1 5 0 7-2 8l38-7c5-42 9-87 13-136h38c8 0 13 4 13 12 0 2-2 6-4 11v2l-3 16-8 85c0 5-1 8-3 8 15-3 31-6 49-8v46c0 0-58 7-174 21-5 0-9 1-12 2l-12 5h-2c-6 0-10-1-13-5-3-3-7-18-12-47l44-4c24-3 27 0 10 8-1-2-4-3-7-3 0-15-2-56-6-124 0-6 0-15-1-26zM314 0h36l4 2 3-1c5 4 7 8 7 12l-9 12h6v365h-47zM239 12h37c8 0 13 4 13 13l-8 13h5v328h-47v-159h-56v-44h56zM559 34c8 0 16 1 24 3 45 13 70 49 76 107l1 30c0 47-13 82-40 106-17 16-40 23-67 23-38 0-67-19-85-59-10-22-16-47-16-75 0-46 12-81 35-106 19-19 43-29 72-29zM501 171c0 26 5 48 17 65 9 14 20 20 35 20 34 0 53-23 57-69 1-6 1-13 1-20 0-36-8-62-23-77-9-7-19-11-31-11-38 0-56 31-56 92zM733 0h35c10 0 15 5 15 14l-8 11h5v365h-47zM876 44h231v44h-94v10c0 51 20 96 59 134 10 11 20 20 29 26l13 10c1 2 4 5 7 11-18 19-30 28-34 28-2 0-9-4-19-12-26-21-45-43-58-62-7-11-14-23-19-34-13 34-38 65-75 96l-18 14c-4 0-15-6-32-18-1-1-6-3-14-7 9-7 18-14 28-23 12-9 22-18 30-27 29-30 47-67 53-109 2-14 4-26 4-37h-91zM1157 0h35c9 0 14 5 14 14l-8 11h5v365h-46z">
          <text:p/>
        </draw:path>
        <draw:path draw:style-name="gr2" draw:text-style-name="P4" draw:layer="layout" svg:width="1.229cm" svg:height="0.389cm" svg:x="4.333cm" svg:y="22.821cm" svg:viewBox="0 0 1230 390" svg:d="M0 40h177v44h-130v56h116v45h-116v65c49-1 104-9 162-23l4 44c-10 6-28 10-55 15-52 9-105 13-158 13zM305 0h36l4 2 3-1c5 4 7 8 7 12l-9 12h5v365h-46zM226 12h35c9 0 14 4 14 13l-8 13h5v328h-46v-176h-57v-45h57zM550 34c7 0 15 1 24 3 45 13 70 49 75 107l2 30c0 47-14 82-40 106-18 16-40 23-67 23-39 0-67-19-85-59-10-22-16-47-16-75 0-46 12-81 35-106 19-19 42-29 72-29zM491 171c0 26 6 48 17 65 9 14 21 20 35 20 35 0 54-23 58-69 1-6 1-13 1-20 0-36-8-62-24-77-8-7-18-11-30-11-38 0-57 31-57 92zM724 0h35c10 0 14 5 14 14l-7 11h5v365h-47zM897 2h36c10 0 14 5 14 14l-9 11h6v23h198v-48h36c9 0 14 5 14 14l-9 12h5v133h-291zM1142 94h-198v23h198zM897 226h291v100h-244v10h254v45h-301v-99h245v-10h-245zM857 175h373v45h-373z">
          <text:p/>
        </draw:path>
        <draw:polygon draw:style-name="gr2" draw:text-style-name="P4" draw:layer="layout" svg:width="0.397cm" svg:height="0.026cm" svg:x="15.894cm" svg:y="23.865cm" svg:viewBox="0 0 398 27" draw:points="0,0 398,0 398,27 0,27">
          <text:p/>
        </draw:polygon>
        <draw:frame draw:style-name="gr4" draw:text-style-name="P6" draw:layer="layout" svg:width="2.906cm" svg:height="0.603cm" svg:x="2.408cm" svg:y="22.847cm">
          <draw:text-box>
            <text:p text:style-name="P1"><text:span text:style-name="T7">역</text:span><text:span text:style-name="T8"> </text:span><text:span text:style-name="T7">페이지</text:span><text:span text:style-name="T8"> </text:span><text:span text:style-name="T7">테이블</text:span></text:p>
          </draw:text-box>
        </draw:frame>
        <draw:polygon draw:style-name="gr2" draw:text-style-name="P4" draw:layer="layout" svg:width="0.397cm" svg:height="0.026cm" svg:x="11.502cm" svg:y="24.421cm" svg:viewBox="0 0 398 27" draw:points="0,0 398,0 398,27 0,27">
          <text:p/>
        </draw:polygon>
        <draw:frame draw:style-name="gr5" draw:text-style-name="P7" draw:layer="layout" svg:width="0.308cm" svg:height="0.277cm" svg:x="15.895cm" svg:y="23.636cm">
          <draw:text-box>
            <text:p text:style-name="P1"><text:span text:style-name="T9">[4]</text:span></text:p>
          </draw:text-box>
        </draw:frame>
        <draw:frame draw:style-name="gr5" draw:text-style-name="P7" draw:layer="layout" svg:width="0.308cm" svg:height="0.277cm" svg:x="11.503cm" svg:y="24.192cm">
          <draw:text-box>
            <text:p text:style-name="P1"><text:span text:style-name="T9">[4]</text:span></text:p>
          </draw:text-box>
        </draw:frame>
      </draw:page>
      <draw:page draw:name="page9" draw:style-name="dp1" draw:master-page-name="master-page55">
        <draw:frame draw:style-name="gr1" draw:text-style-name="P2" draw:layer="layout" svg:width="11.67cm" svg:height="0.535cm" svg:x="2.408cm" svg:y="2.138cm">
          <draw:text-box>
            <text:p text:style-name="P1"><text:span text:style-name="T4">메모리 부족 시 프로세스를 일시적으로 보조 저장소로 이동시키는 기법입니다</text:span></text:p>
          </draw:text-box>
        </draw:frame>
        <draw:frame draw:style-name="gr1" draw:text-style-name="P2" draw:layer="layout" svg:width="3.124cm" svg:height="0.535cm" svg:x="15.597cm" svg:y="2.138cm">
          <draw:text-box>
            <text:p text:style-name="P1"><text:span text:style-name="T3">. </text:span><text:span text:style-name="T4">스와핑 시간은 전송</text:span></text:p>
          </draw:text-box>
        </draw:frame>
        <draw:frame draw:style-name="gr1" draw:text-style-name="P2" draw:layer="layout" svg:width="14.011cm" svg:height="0.535cm" svg:x="2.408cm" svg:y="2.693cm">
          <draw:text-box>
            <text:p text:style-name="P1"><text:span text:style-name="T4">률과 프로세스 크기에 따라 결정되며</text:span><text:span text:style-name="T3">, </text:span><text:span text:style-name="T4">현대 시스템에서는 페이지 단위 스와핑이 일반적입니다</text:span></text:p>
          </draw:text-box>
        </draw:frame>
        <draw:frame draw:style-name="gr1" draw:text-style-name="P2" draw:layer="layout" svg:width="0.369cm" svg:height="0.37cm" svg:x="18.137cm" svg:y="2.693cm">
          <draw:text-box>
            <text:p text:style-name="P1"><text:span text:style-name="T3">.</text:span></text:p>
          </draw:text-box>
        </draw:frame>
        <draw:frame draw:style-name="gr1" draw:text-style-name="P2" draw:layer="layout" svg:width="15.403cm" svg:height="0.535cm" svg:x="2.408cm" svg:y="5.075cm">
          <draw:text-box>
            <text:p text:style-name="P1"><text:span text:style-name="T4">이 통합 문서는 운영체제의 핵심 개념인 </text:span><text:span text:style-name="T3">CPU </text:span><text:span text:style-name="T4">스케줄링</text:span><text:span text:style-name="T3">, </text:span><text:span text:style-name="T4">동기화 도구</text:span><text:span text:style-name="T3">, </text:span><text:span text:style-name="T4">교착상태</text:span><text:span text:style-name="T3">, </text:span><text:span text:style-name="T4">주 메모리 관리를 포괄</text:span></text:p>
          </draw:text-box>
        </draw:frame>
        <draw:frame draw:style-name="gr1" draw:text-style-name="P2" draw:layer="layout" svg:width="15.336cm" svg:height="0.535cm" svg:x="2.408cm" svg:y="5.63cm">
          <draw:text-box>
            <text:p text:style-name="P1"><text:span text:style-name="T4">적으로 다루었습니다</text:span><text:span text:style-name="T3">. </text:span><text:span text:style-name="T4">각 영역은 서로 밀접하게 연관되어 있으며</text:span><text:span text:style-name="T3">, </text:span><text:span text:style-name="T4">현대 운영체제의 효율적인 동작을 위</text:span></text:p>
          </draw:text-box>
        </draw:frame>
        <draw:frame draw:style-name="gr1" draw:text-style-name="P2" draw:layer="layout" svg:width="15.44cm" svg:height="0.535cm" svg:x="2.408cm" svg:y="6.186cm">
          <draw:text-box>
            <text:p text:style-name="P1"><text:span text:style-name="T4">해 모두 중요한 역할을 합니다</text:span><text:span text:style-name="T3">. </text:span><text:span text:style-name="T4">이러한 개념들의 깊이 있는 이해는 시스템 성능 최적화와 안정성 보장에</text:span></text:p>
          </draw:text-box>
        </draw:frame>
        <draw:frame draw:style-name="gr1" draw:text-style-name="P2" draw:layer="layout" svg:width="2.137cm" svg:height="0.535cm" svg:x="2.408cm" svg:y="6.741cm">
          <draw:text-box>
            <text:p text:style-name="P1"><text:span text:style-name="T4">필수적입니다</text:span><text:span text:style-name="T3">.</text:span></text:p>
          </draw:text-box>
        </draw:frame>
        <draw:frame draw:style-name="gr1" draw:text-style-name="P2" draw:layer="layout" svg:width="0.37cm" svg:height="0.535cm" svg:x="10.61cm" svg:y="7.667cm">
          <draw:text-box>
            <text:p text:style-name="P1"><text:span text:style-name="T12">⁂</text:span></text:p>
          </draw:text-box>
        </draw:frame>
        <draw:path draw:style-name="gr2" draw:text-style-name="P4" draw:layer="layout" svg:width="1.194cm" svg:height="0.389cm" svg:x="3.2cm" svg:y="1.231cm" svg:viewBox="0 0 1195 390" svg:d="M165 29h42c10 0 14 4 14 13 0 2-1 7-4 15l-1 6c0 8 5 19 15 32 20 28 49 53 85 71 11 6 34 16 68 30l-37 39h-4c-5 0-20-7-45-20-36-20-63-42-82-66l-28-37c-2-1 0-4 3-7-19 48-60 88-123 120-13 6-21 10-23 10-5 0-15-9-32-26-3-2-7-7-13-13 49-21 83-37 100-47 33-22 53-47 61-75 2-7 4-22 4-45zM5 293h372v44h-372zM562 17c30 0 55 9 75 28 18 16 27 36 27 60 0 47-20 77-62 91-14 5-31 8-49 8-34 0-60-11-80-32-15-16-22-37-22-62 0-42 19-70 59-85 15-5 33-8 52-8zM551 62c-35 4-52 20-52 48 0 18 7 32 23 41 10 6 21 8 33 8 27 0 45-7 55-23 4-8 7-16 7-26 0-24-13-39-38-45-8-2-17-3-26-3zM705 0h37c9 0 13 5 13 13l-9 14h6v147h69v44h-69v172h-47zM535 198h37c9 0 13 4 13 13l-8 12h5v36l117-9v44c-6 0-35 2-88 7-2 0-3 0-5 0l-139 13c-6 0-9 1-10 1l-12 6h-4c-5 0-9-2-12-6-3-3-7-18-13-45l120-7h-1zM862 27h248v45h-248zM902 77h42c9 0 13 5 13 15l-10 10h6c0 5 1 32 4 81 0 2-2 3-7 3l58-13c4-16 9-49 17-96h36c9 0 14 5 14 13 0 2-2 8-5 18 0 1 0 2-1 2l-10 60c39-3 63-5 70-5v43l-193 19-45 4-16 7h-3c-7 0-12-4-14-11l-11-41c34-2 54-3 62-4-2-28-4-64-7-105zM1028 240h34c46 0 79 6 98 17 13 6 22 16 28 27 5 10 7 21 7 33 0 48-47 72-141 73-3 0-7 0-13 0-90 0-135-25-135-76 0-37 25-60 76-69 14-3 30-5 46-5zM1025 285c-33 0-56 5-66 16-3 4-5 8-5 14 0 20 31 30 91 30h5c38 0 64-3 78-9 13-5 20-12 20-22 0-7-2-13-7-16-10-9-36-13-78-13zM1144 0h36c9 0 14 4 14 13l-9 13h5v224h-46z">
          <text:p/>
        </draw:path>
        <draw:polygon draw:style-name="gr2" draw:text-style-name="P4" draw:layer="layout" svg:width="0.396cm" svg:height="0.026cm" svg:x="15.154cm" svg:y="2.275cm" svg:viewBox="0 0 397 27" draw:points="0,0 397,0 397,27 0,27">
          <text:p/>
        </draw:polygon>
        <draw:frame draw:style-name="gr4" draw:text-style-name="P6" draw:layer="layout" svg:width="1.839cm" svg:height="0.603cm" svg:x="2.408cm" svg:y="1.257cm">
          <draw:text-box>
            <text:p text:style-name="P1"><text:span text:style-name="T8">4.8 </text:span><text:span text:style-name="T7">스와핑</text:span></text:p>
          </draw:text-box>
        </draw:frame>
        <draw:polygon draw:style-name="gr2" draw:text-style-name="P4" draw:layer="layout" svg:width="0.396cm" svg:height="0.026cm" svg:x="17.694cm" svg:y="2.831cm" svg:viewBox="0 0 397 27" draw:points="0,0 397,0 397,27 0,27">
          <text:p/>
        </draw:polygon>
        <draw:frame draw:style-name="gr5" draw:text-style-name="P7" draw:layer="layout" svg:width="0.308cm" svg:height="0.277cm" svg:x="15.154cm" svg:y="2.046cm">
          <draw:text-box>
            <text:p text:style-name="P1"><text:span text:style-name="T9">[4]</text:span></text:p>
          </draw:text-box>
        </draw:frame>
        <draw:path draw:style-name="gr2" draw:text-style-name="P4" draw:layer="layout" svg:width="0.793cm" svg:height="0.38cm" svg:x="2.44cm" svg:y="4.194cm" svg:viewBox="0 0 794 381" svg:d="M21 28h203c-11 62-37 111-80 149-11 9-24 18-38 28-23 14-41 24-55 30-3 1-6 2-8 2-4 0-15-8-33-25l-10-10 51-22c51-22 86-54 108-94 4-8 6-13 6-14h-144zM53 222h282v102h-236v13h249v44h-295v-102h236v-13h-236zM289 0h36c9 0 15 5 15 14l-10 13h5v198h-46v-36h-99v-46h99v-33h-86v-44h86zM463 9h291v105h-245v17h245v46h-291v-108h245v-16h-245zM463 256h36c9 0 14 4 14 12l-9 14h5v55h253v44h-299zM585 151h46v47h163v45h-372v-45h163z">
          <text:p/>
        </draw:path>
        <draw:frame draw:style-name="gr5" draw:text-style-name="P7" draw:layer="layout" svg:width="0.308cm" svg:height="0.277cm" svg:x="17.694cm" svg:y="2.602cm">
          <draw:text-box>
            <text:p text:style-name="P1"><text:span text:style-name="T9">[4]</text:span></text:p>
          </draw:text-box>
        </draw:frame>
        <draw:polygon draw:style-name="gr2" draw:text-style-name="P4" draw:layer="layout" svg:width="4.763cm" svg:height="0.027cm" svg:x="3.095cm" svg:y="9.048cm" svg:viewBox="0 0 4764 28" draw:points="0,0 4764,0 4764,28 0,28">
          <text:p/>
        </draw:polygon>
        <draw:frame draw:style-name="gr4" draw:text-style-name="P6" draw:layer="layout" svg:width="0.765cm" svg:height="0.603cm" svg:x="2.408cm" svg:y="4.221cm">
          <draw:text-box>
            <text:p text:style-name="P1"><text:span text:style-name="T7">결론</text:span></text:p>
          </draw:text-box>
        </draw:frame>
        <draw:polygon draw:style-name="gr2" draw:text-style-name="P4" draw:layer="layout" svg:width="5.662cm" svg:height="0.028cm" svg:x="3.095cm" svg:y="9.736cm" svg:viewBox="0 0 5663 29" draw:points="0,0 5663,0 5663,29 0,29">
          <text:p/>
        </draw:polygon>
        <draw:frame draw:style-name="gr7" draw:text-style-name="P9" draw:layer="layout" svg:width="4.296cm" svg:height="0.327cm" svg:x="3.096cm" svg:y="8.786cm">
          <draw:text-box>
            <text:p text:style-name="P1"><text:span text:style-name="T13">chapter05-cpu-scheduling.md</text:span></text:p>
          </draw:text-box>
        </draw:frame>
        <draw:polygon draw:style-name="gr2" draw:text-style-name="P4" draw:layer="layout" svg:width="3.969cm" svg:height="0.026cm" svg:x="3.095cm" svg:y="10.398cm" svg:viewBox="0 0 3970 27" draw:points="0,0 3970,0 3970,27 0,27">
          <text:p/>
        </draw:polygon>
        <draw:frame draw:style-name="gr7" draw:text-style-name="P9" draw:layer="layout" svg:width="5.165cm" svg:height="0.327cm" svg:x="3.096cm" svg:y="9.474cm">
          <draw:text-box>
            <text:p text:style-name="P1"><text:span text:style-name="T13">chapter06-synchronization-tools.md</text:span></text:p>
          </draw:text-box>
        </draw:frame>
        <draw:polygon draw:style-name="gr2" draw:text-style-name="P4" draw:layer="layout" svg:width="4.524cm" svg:height="0.027cm" svg:x="3.095cm" svg:y="11.059cm" svg:viewBox="0 0 4525 28" draw:points="0,0 4525,0 4525,28 0,28">
          <text:p/>
        </draw:polygon>
        <draw:frame draw:style-name="gr7" draw:text-style-name="P9" draw:layer="layout" svg:width="3.571cm" svg:height="0.327cm" svg:x="3.096cm" svg:y="10.135cm">
          <draw:text-box>
            <text:p text:style-name="P1"><text:span text:style-name="T13">chapter08-deadlocks.md</text:span></text:p>
          </draw:text-box>
        </draw:frame>
        <draw:frame draw:style-name="gr7" draw:text-style-name="P9" draw:layer="layout" svg:width="4.095cm" svg:height="0.327cm" svg:x="3.096cm" svg:y="10.797cm">
          <draw:text-box>
            <text:p text:style-name="P1"><text:span text:style-name="T13">chapter09-main-memory.m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Sans" svg:font-family="DejaVuSans"/>
    <style:font-face style:name="FreeSans" svg:font-family="FreeSans" style:font-family-generic="system" style:font-pitch="variable"/>
    <style:font-face style:name="IBMPlexMono" svg:font-family="IBMPlexMono"/>
    <style:font-face style:name="Inter" svg:font-family="Inter"/>
    <style:font-face style:name="Inter_15.75opsz_700wght" svg:font-family="Inter_15.75opsz_700wght"/>
    <style:font-face style:name="Inter_26.25opsz_700wght" svg:font-family="Inter_26.25opsz_700wght"/>
    <style:font-face style:name="Inter_700wght" svg:font-family="Inter_700wght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WenQuanYiZenHei" svg:font-family="WenQuanYiZenHei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HK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2cm" fo:margin-bottom="1cm" fo:margin-left="2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8T17:38:17.381976486</dc:date>
    <meta:editing-duration>PT8S</meta:editing-duration>
    <meta:editing-cycles>1</meta:editing-cycles>
    <meta:generator>LibreOffice/24.8.7.2$Linux_X86_64 LibreOffice_project/480$Build-2</meta:generator>
    <meta:document-statistic meta:object-count="797"/>
  </office:meta>
</office:document-meta>
</file>